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eta.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F Pro Text" svg:font-family="'SF Pro Text', 'Helvetica Neue', Helvetica, Arial, sans-serif"/>
    <style:font-face style:name="Songti SC" svg:font-family="'Songti SC'" style:font-family-generic="system" style:font-pitch="variable"/>
    <style:font-face style:name="sans-serif" svg:font-family="sans-serif"/>
  </office:font-face-decls>
  <office:automatic-styles>
    <style:style style:name="Table2" style:family="table">
      <style:table-properties style:width="17.59cm" table:align="left"/>
    </style:style>
    <style:style style:name="Table2.A" style:family="table-column">
      <style:table-column-properties style:column-width="3.209cm"/>
    </style:style>
    <style:style style:name="Table2.B" style:family="table-column">
      <style:table-column-properties style:column-width="2.983cm"/>
    </style:style>
    <style:style style:name="Table2.C" style:family="table-column">
      <style:table-column-properties style:column-width="11.398cm"/>
    </style:style>
    <style:style style:name="Table2.A1" style:family="table-cell">
      <style:table-cell-properties fo:padding="0.097cm" fo:border-left="none" fo:border-right="none" fo:border-top="0.5pt solid #000000" fo:border-bottom="0.5pt solid #000000"/>
    </style:style>
    <style:style style:name="Table2.A2" style:family="table-cell">
      <style:table-cell-properties fo:padding="0cm" fo:border="none"/>
    </style:style>
    <style:style style:name="Table2.B2" style:family="table-cell">
      <style:table-cell-properties fo:padding="0.049cm" fo:border="none"/>
    </style:style>
    <style:style style:name="Table2.4" style:family="table-row">
      <style:table-row-properties style:min-row-height="1.201cm"/>
    </style:style>
    <style:style style:name="Table2.A4" style:family="table-cell">
      <style:table-cell-properties fo:padding="0.097cm" fo:border-left="none" fo:border-right="none" fo:border-top="none" fo:border-bottom="0.5pt solid #000000"/>
    </style:style>
    <style:style style:name="P1" style:family="paragraph" style:parent-style-name="Table_20_Contents">
      <style:text-properties style:font-name="sans-serif" fo:font-size="10pt" fo:language="es" fo:country="MX" officeooo:paragraph-rsid="00750d64"/>
    </style:style>
    <style:style style:name="P2" style:family="paragraph" style:parent-style-name="Footer">
      <style:paragraph-properties fo:text-align="end" style:justify-single-word="false"/>
      <style:text-properties style:font-name="Liberation Sans1" fo:font-size="10pt" style:font-size-asian="10pt" style:font-size-complex="10pt"/>
    </style:style>
    <style:style style:name="P3" style:family="paragraph" style:parent-style-name="Contents_20_Heading">
      <style:text-properties style:font-name="Liberation Sans1" fo:font-size="10pt" style:font-size-asian="10pt" style:font-size-complex="10pt"/>
    </style:style>
    <style:style style:name="P4" style:family="paragraph" style:parent-style-name="Table_20_Contents">
      <style:text-properties style:font-name="Liberation Sans1" fo:font-size="10pt" fo:language="es" fo:country="MX" officeooo:rsid="0047dc01" officeooo:paragraph-rsid="0047dc01" style:font-size-asian="10pt" style:font-size-complex="10pt"/>
    </style:style>
    <style:style style:name="P5" style:family="paragraph" style:parent-style-name="Table_20_Contents">
      <style:paragraph-properties fo:margin-top="0cm" fo:margin-bottom="0cm" style:contextual-spacing="false"/>
      <style:text-properties style:font-name="Liberation Sans1" fo:font-size="10pt" fo:language="es" fo:country="MX" officeooo:rsid="0047dc01" officeooo:paragraph-rsid="0047dc01" style:font-size-asian="10pt" style:font-size-complex="10pt"/>
    </style:style>
    <style:style style:name="P6" style:family="paragraph" style:parent-style-name="Table_20_Contents">
      <style:paragraph-properties fo:margin-top="0cm" fo:margin-bottom="0cm" style:contextual-spacing="false"/>
      <style:text-properties style:font-name="Liberation Sans1" fo:font-size="10pt" fo:language="es" fo:country="MX" officeooo:rsid="0011b52e" officeooo:paragraph-rsid="00407023" style:font-size-asian="10pt" style:font-size-complex="10pt"/>
    </style:style>
    <style:style style:name="P7" style:family="paragraph" style:parent-style-name="Table_20_Contents">
      <style:paragraph-properties fo:margin-top="0cm" fo:margin-bottom="0cm" style:contextual-spacing="false"/>
      <style:text-properties style:font-name="Liberation Sans1" fo:font-size="10pt" fo:language="es" fo:country="MX" officeooo:rsid="0011b52e" officeooo:paragraph-rsid="007b3959" style:font-size-asian="10pt" style:font-size-complex="10pt"/>
    </style:style>
    <style:style style:name="P8" style:family="paragraph" style:parent-style-name="Table_20_Contents">
      <style:paragraph-properties fo:margin-top="0cm" fo:margin-bottom="0cm" style:contextual-spacing="false"/>
      <style:text-properties style:font-name="Liberation Sans1" fo:font-size="10pt" fo:language="es" fo:country="MX" officeooo:rsid="00174d15" officeooo:paragraph-rsid="000dcd2c" style:font-size-asian="10pt" style:font-size-complex="10pt"/>
    </style:style>
    <style:style style:name="P9" style:family="paragraph" style:parent-style-name="Table_20_Contents">
      <style:paragraph-properties fo:margin-top="0cm" fo:margin-bottom="0cm" style:contextual-spacing="false"/>
      <style:text-properties style:font-name="Liberation Sans1" fo:font-size="10pt" fo:language="es" fo:country="MX" officeooo:paragraph-rsid="00407023"/>
    </style:style>
    <style:style style:name="P10" style:family="paragraph" style:parent-style-name="Text_20_body">
      <style:paragraph-properties fo:margin-left="0cm" fo:margin-right="0cm" fo:orphans="2" fo:widows="2" fo:text-indent="0cm" style:auto-text-indent="false"/>
      <style:text-properties style:font-name="Liberation Sans1" fo:font-size="11pt" fo:language="es" fo:country="MX" officeooo:rsid="00247672" officeooo:paragraph-rsid="005a1370" style:font-size-asian="11pt" style:font-size-complex="11pt"/>
    </style:style>
    <style:style style:name="P11" style:family="paragraph" style:parent-style-name="Table">
      <style:paragraph-properties fo:keep-with-next="always"/>
      <style:text-properties style:font-name="Liberation Sans1" fo:font-size="11pt" fo:language="es" fo:country="MX" style:font-size-asian="11pt" style:font-size-complex="11pt"/>
    </style:style>
    <style:style style:name="P12" style:family="paragraph" style:parent-style-name="Standard" style:master-page-name="">
      <loext:graphic-properties draw:fill="none"/>
      <style:paragraph-properties fo:margin-left="1cm" fo:margin-right="0cm" fo:margin-top="0cm" fo:margin-bottom="0cm" style:contextual-spacing="false" fo:line-height="115%" fo:orphans="2" fo:widows="2" fo:text-indent="-1cm" style:auto-text-indent="false" style:page-number="auto" fo:background-color="transparent"/>
      <style:text-properties style:font-name="Liberation Sans1" fo:font-size="11pt" fo:language="es" fo:country="MX" officeooo:paragraph-rsid="017aede3" style:font-size-asian="11pt" style:font-size-complex="11pt"/>
    </style:style>
    <style:style style:name="P13" style:family="paragraph" style:parent-style-name="Standard">
      <style:paragraph-properties fo:line-height="115%"/>
      <style:text-properties style:font-name="Liberation Sans1" fo:font-size="11pt" fo:language="es" fo:country="MX" officeooo:rsid="015f0275" officeooo:paragraph-rsid="01b87a4d" style:font-size-asian="11pt" style:font-size-complex="11pt"/>
    </style:style>
    <style:style style:name="P14" style:family="paragraph" style:parent-style-name="Text_20_body">
      <style:paragraph-properties fo:margin-left="0cm" fo:margin-right="0cm" fo:line-height="115%" fo:orphans="2" fo:widows="2" fo:text-indent="0cm" style:auto-text-indent="false"/>
      <style:text-properties style:font-name="Liberation Sans1" fo:font-size="11pt" officeooo:paragraph-rsid="018a9832" style:font-size-asian="11pt" style:font-size-complex="11pt"/>
    </style:style>
    <style:style style:name="P15" style:family="paragraph" style:parent-style-name="Table_20_Contents">
      <style:text-properties officeooo:paragraph-rsid="002878d2"/>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master-page-name="">
      <style:paragraph-properties fo:margin-left="0cm" fo:margin-right="0cm" fo:orphans="2" fo:widows="2" fo:text-indent="0cm" style:auto-text-indent="false" style:page-number="auto"/>
    </style:style>
    <style:style style:name="P18" style:family="paragraph" style:parent-style-name="Text_20_body">
      <style:paragraph-properties fo:margin-left="0cm" fo:margin-right="0cm" fo:orphans="2" fo:widows="2" fo:text-indent="0cm" style:auto-text-indent="false"/>
      <style:text-properties officeooo:paragraph-rsid="001da194"/>
    </style:style>
    <style:style style:name="P19" style:family="paragraph" style:parent-style-name="Text_20_body">
      <style:paragraph-properties fo:margin-left="0cm" fo:margin-right="0cm" fo:orphans="2" fo:widows="2" fo:text-indent="0cm" style:auto-text-indent="false"/>
      <style:text-properties officeooo:paragraph-rsid="005a1370"/>
    </style:style>
    <style:style style:name="P20" style:family="paragraph" style:parent-style-name="Text_20_body">
      <style:paragraph-properties fo:margin-left="0cm" fo:margin-right="0cm" fo:orphans="2" fo:widows="2" fo:text-indent="0cm" style:auto-text-indent="false"/>
      <style:text-properties officeooo:paragraph-rsid="0093e883"/>
    </style:style>
    <style:style style:name="P21" style:family="paragraph" style:parent-style-name="Text_20_body">
      <style:paragraph-properties fo:margin-left="0cm" fo:margin-right="0cm" fo:orphans="2" fo:widows="2" fo:text-indent="0cm" style:auto-text-indent="false"/>
      <style:text-properties officeooo:paragraph-rsid="00d1fe01"/>
    </style:style>
    <style:style style:name="P22" style:family="paragraph" style:parent-style-name="Text_20_body">
      <style:paragraph-properties fo:margin-left="0cm" fo:margin-right="0cm" fo:orphans="2" fo:widows="2" fo:text-indent="0cm" style:auto-text-indent="false"/>
      <style:text-properties officeooo:paragraph-rsid="010fdf3c"/>
    </style:style>
    <style:style style:name="P23" style:family="paragraph" style:parent-style-name="Text_20_body">
      <style:paragraph-properties fo:margin-left="0cm" fo:margin-right="0cm" fo:orphans="2" fo:widows="2" fo:text-indent="0cm" style:auto-text-indent="false"/>
      <style:text-properties officeooo:paragraph-rsid="01204244"/>
    </style:style>
    <style:style style:name="P24" style:family="paragraph" style:parent-style-name="Text_20_body">
      <style:paragraph-properties fo:margin-left="0cm" fo:margin-right="0cm" fo:orphans="2" fo:widows="2" fo:text-indent="0cm" style:auto-text-indent="false"/>
      <style:text-properties officeooo:paragraph-rsid="0140a4e9"/>
    </style:style>
    <style:style style:name="P25" style:family="paragraph" style:parent-style-name="Text_20_body">
      <style:paragraph-properties fo:margin-left="0cm" fo:margin-right="0cm" fo:orphans="2" fo:widows="2" fo:text-indent="0cm" style:auto-text-indent="false"/>
      <style:text-properties officeooo:paragraph-rsid="014b8572"/>
    </style:style>
    <style:style style:name="P26" style:family="paragraph" style:parent-style-name="Text_20_body">
      <style:paragraph-properties fo:margin-left="0cm" fo:margin-right="0cm" fo:orphans="2" fo:widows="2" fo:text-indent="0cm" style:auto-text-indent="false"/>
      <style:text-properties officeooo:paragraph-rsid="007cb5bc"/>
    </style:style>
    <style:style style:name="P27" style:family="paragraph" style:parent-style-name="Text_20_body">
      <style:paragraph-properties fo:margin-left="0cm" fo:margin-right="0cm" fo:orphans="2" fo:widows="2" fo:text-indent="0cm" style:auto-text-indent="false"/>
      <style:text-properties officeooo:paragraph-rsid="019325d3"/>
    </style:style>
    <style:style style:name="P28" style:family="paragraph" style:parent-style-name="Text_20_body">
      <style:paragraph-properties fo:margin-left="0cm" fo:margin-right="0cm" fo:orphans="2" fo:widows="2" fo:text-indent="0cm" style:auto-text-indent="false"/>
      <style:text-properties officeooo:paragraph-rsid="01a50f4e"/>
    </style:style>
    <style:style style:name="P29" style:family="paragraph" style:parent-style-name="Standard">
      <loext:graphic-properties draw:fill="none"/>
      <style:paragraph-properties fo:margin-left="1.199cm" fo:margin-right="0cm" fo:margin-top="0cm" fo:margin-bottom="0cm" style:contextual-spacing="false" fo:orphans="2" fo:widows="2" fo:text-indent="-1.199cm" style:auto-text-indent="false" fo:background-color="transparent"/>
      <style:text-properties officeooo:paragraph-rsid="00701f3d"/>
    </style:style>
    <style:style style:name="P30" style:family="paragraph" style:parent-style-name="Text_20_body">
      <loext:graphic-properties draw:fill="none"/>
      <style:paragraph-properties fo:margin-left="1.199cm" fo:margin-right="0cm" fo:margin-top="0cm" fo:margin-bottom="0cm" style:contextual-spacing="false" fo:orphans="2" fo:widows="2" fo:text-indent="-1.199cm" style:auto-text-indent="false" fo:background-color="transparent"/>
      <style:text-properties officeooo:paragraph-rsid="00701f3d"/>
    </style:style>
    <style:style style:name="P31" style:family="paragraph" style:parent-style-name="Standard">
      <loext:graphic-properties draw:fill="none"/>
      <style:paragraph-properties fo:margin-left="1.199cm" fo:margin-right="0cm" fo:margin-top="0cm" fo:margin-bottom="0cm" style:contextual-spacing="false" fo:orphans="2" fo:widows="2" fo:text-indent="-1.199cm" style:auto-text-indent="false" fo:background-color="transparent"/>
      <style:text-properties officeooo:paragraph-rsid="002611b9"/>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paragraph-rsid="003da318" style:font-size-asian="11pt" style:font-size-complex="11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paragraph-rsid="00c51309" style:font-size-asian="11pt" style:font-size-complex="11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paragraph-rsid="010cc679" style:font-size-asian="11pt" style:font-size-complex="11pt"/>
    </style:style>
    <style:style style:name="P35"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Liberation Mono1" fo:font-size="9pt" fo:letter-spacing="normal" fo:language="es" fo:country="MX" fo:font-style="normal" fo:font-weight="normal" style:font-size-asian="9pt" style:font-size-complex="9pt"/>
    </style:style>
    <style:style style:name="P36" style:family="paragraph" style:parent-style-name="Preformatted_20_Text">
      <style:paragraph-properties fo:margin-top="0cm" fo:margin-bottom="0.499cm" style:contextual-spacing="false" fo:orphans="2" fo:widows="2"/>
      <style:text-properties fo:font-variant="normal" fo:text-transform="none" fo:color="#000000" loext:opacity="100%" style:font-name="Liberation Mono1" fo:font-size="9pt" fo:letter-spacing="normal" fo:language="es" fo:country="MX" fo:font-style="normal" fo:font-weight="normal" style:font-size-asian="9pt" style:font-size-complex="9pt"/>
    </style:style>
    <style:style style:name="P37" style:family="paragraph" style:parent-style-name="Preformatted_20_Text">
      <style:paragraph-properties fo:orphans="2" fo:widows="2"/>
      <style:text-properties fo:font-variant="normal" fo:text-transform="none" fo:color="#000000" loext:opacity="100%" style:font-name="Liberation Mono1" fo:font-size="9pt" fo:letter-spacing="normal" fo:language="es" fo:country="MX" fo:font-style="normal" fo:font-weight="normal" style:font-size-asian="9pt" style:font-size-complex="9pt"/>
    </style:style>
    <style:style style:name="P38"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9pt" fo:letter-spacing="normal" fo:language="es" fo:country="MX" fo:font-style="normal" fo:font-weight="normal" style:font-size-asian="9pt" style:font-size-complex="9pt"/>
    </style:style>
    <style:style style:name="P39" style:family="paragraph" style:parent-style-name="Preformatted_20_Text">
      <style:paragraph-properties fo:margin-top="0cm" fo:margin-bottom="0.499cm" style:contextual-spacing="false" fo:orphans="2" fo:widows="2"/>
      <style:text-properties fo:font-variant="normal" fo:text-transform="none" fo:color="#000000" loext:opacity="100%" fo:font-size="9pt" fo:letter-spacing="normal" fo:language="es" fo:country="MX" fo:font-style="normal" fo:font-weight="normal" style:font-size-asian="9pt" style:font-size-complex="9pt"/>
    </style:style>
    <style:style style:name="P40" style:family="paragraph" style:parent-style-name="Standard">
      <style:paragraph-properties fo:margin-left="0cm" fo:margin-right="0cm" fo:line-height="115%" fo:text-align="start" style:justify-single-word="false" fo:orphans="2" fo:widows="2" fo:text-indent="0cm" style:auto-text-indent="false"/>
      <style:text-properties fo:font-variant="normal" fo:text-transform="none" style:use-window-font-color="true" loext:opacity="0%" style:font-name="Liberation Sans1" fo:font-size="11pt" fo:letter-spacing="normal" fo:language="es" fo:country="MX" fo:font-style="normal" fo:font-weight="normal" officeooo:paragraph-rsid="0103dbd7" style:font-size-asian="11pt" style:font-size-complex="11pt"/>
    </style:style>
    <style:style style:name="P41" style:family="paragraph" style:parent-style-name="Text_20_body">
      <style:paragraph-properties fo:text-align="center" style:justify-single-word="false"/>
      <style:text-properties fo:font-variant="normal" fo:text-transform="none" style:use-window-font-color="true" loext:opacity="0%" style:font-name="sans-serif" fo:font-size="11pt" fo:letter-spacing="normal" fo:language="es" fo:country="MX" fo:font-style="normal" fo:font-weight="normal" officeooo:rsid="00db27d7" officeooo:paragraph-rsid="01825cad" style:font-name-asian="Songti SC" style:font-size-asian="11pt" style:font-weight-asian="bold" style:font-name-complex="Arial Unicode MS1" style:font-size-complex="11pt" style:font-weight-complex="bold"/>
    </style:style>
    <style:style style:name="P42" style:family="paragraph" style:parent-style-name="Heading_20_2">
      <style:text-properties fo:font-variant="normal" fo:text-transform="none" fo:color="#808080" loext:opacity="100%" style:font-name="Liberation Sans1" fo:font-size="14pt" fo:letter-spacing="normal" fo:language="es" fo:country="MX" fo:font-style="normal" fo:font-weight="normal" officeooo:rsid="007b053a" style:font-name-asian="Songti SC" style:font-size-asian="14pt" style:font-weight-asian="bold" style:font-name-complex="Arial Unicode MS1" style:font-size-complex="14pt" style:font-weight-complex="bold"/>
    </style:style>
    <style:style style:name="P43" style:family="paragraph" style:parent-style-name="Heading_20_2">
      <style:text-properties fo:font-variant="normal" fo:text-transform="none" fo:color="#808080" loext:opacity="100%" style:font-name="Liberation Sans1" fo:font-size="14pt" fo:letter-spacing="normal" fo:language="es" fo:country="MX" fo:font-style="normal" fo:font-weight="normal" officeooo:rsid="007b053a" style:font-name-asian="Songti SC" style:font-size-asian="14pt" style:font-weight-asian="normal" style:font-name-complex="Arial Unicode MS1" style:font-size-complex="14pt" style:font-weight-complex="normal"/>
    </style:style>
    <style:style style:name="P44" style:family="paragraph" style:parent-style-name="Heading_20_2">
      <style:text-properties fo:font-variant="normal" fo:text-transform="none" fo:color="#808080" loext:opacity="100%" style:font-name="Liberation Sans1" fo:font-size="14pt" fo:letter-spacing="normal" fo:language="es" fo:country="MX" fo:font-style="normal" fo:font-weight="normal" officeooo:rsid="007b053a" officeooo:paragraph-rsid="015f0275" style:font-name-asian="Songti SC" style:font-size-asian="14pt" style:font-weight-asian="normal" style:font-name-complex="Arial Unicode MS1" style:font-size-complex="14pt" style:font-weight-complex="normal"/>
    </style:style>
    <style:style style:name="P45" style:family="paragraph" style:parent-style-name="Heading_20_2">
      <style:text-properties fo:font-variant="normal" fo:text-transform="none" fo:color="#808080" loext:opacity="100%" style:font-name="Liberation Sans1" fo:font-size="14pt" fo:letter-spacing="normal" fo:language="es" fo:country="MX" fo:font-style="normal" fo:font-weight="normal" officeooo:rsid="007b053a" style:font-name-asian="Songti SC" style:font-size-asian="14pt" style:font-style-asian="normal" style:font-weight-asian="normal" style:font-name-complex="Arial Unicode MS1" style:font-size-complex="14pt" style:font-style-complex="normal" style:font-weight-complex="normal"/>
    </style:style>
    <style:style style:name="P46" style:family="paragraph" style:parent-style-name="Text_20_body">
      <style:paragraph-properties fo:margin-left="0cm" fo:margin-right="0cm" fo:orphans="2" fo:widows="2" fo:text-indent="0cm" style:auto-text-indent="false"/>
      <style:text-properties fo:language="es" fo:country="MX" officeooo:paragraph-rsid="00eb013e"/>
    </style:style>
    <style:style style:name="P47" style:family="paragraph" style:parent-style-name="Text_20_body">
      <style:paragraph-properties fo:margin-left="0cm" fo:margin-right="0cm" fo:orphans="2" fo:widows="2" fo:text-indent="0cm" style:auto-text-indent="false"/>
      <style:text-properties fo:language="es" fo:country="MX" officeooo:paragraph-rsid="001cb62c"/>
    </style:style>
    <style:style style:name="P48" style:family="paragraph" style:parent-style-name="Text_20_body">
      <style:paragraph-properties fo:margin-left="0cm" fo:margin-right="0cm" fo:orphans="2" fo:widows="2" fo:text-indent="0cm" style:auto-text-indent="false"/>
      <style:text-properties fo:language="es" fo:country="MX" officeooo:paragraph-rsid="013da1da"/>
    </style:style>
    <style:style style:name="P49" style:family="paragraph" style:parent-style-name="Text_20_body">
      <style:paragraph-properties fo:margin-left="0cm" fo:margin-right="0cm" fo:orphans="2" fo:widows="2" fo:text-indent="0cm" style:auto-text-indent="false"/>
      <style:text-properties fo:language="es" fo:country="MX" officeooo:paragraph-rsid="00eda13d"/>
    </style:style>
    <style:style style:name="P50" style:family="paragraph" style:parent-style-name="Text_20_body">
      <style:paragraph-properties fo:margin-left="0cm" fo:margin-right="0cm" fo:orphans="2" fo:widows="2" fo:text-indent="0cm" style:auto-text-indent="false"/>
      <style:text-properties fo:language="es" fo:country="MX" officeooo:paragraph-rsid="018e939c"/>
    </style:style>
    <style:style style:name="P51" style:family="paragraph" style:parent-style-name="Table_20_Contents">
      <style:paragraph-properties fo:margin-top="0cm" fo:margin-bottom="0cm" style:contextual-spacing="false"/>
      <style:text-properties fo:language="es" fo:country="MX" officeooo:paragraph-rsid="00407023"/>
    </style:style>
    <style:style style:name="P52" style:family="paragraph" style:parent-style-name="Text_20_body">
      <style:paragraph-properties fo:margin-top="0cm" fo:margin-bottom="0cm" style:contextual-spacing="false" fo:line-height="100%"/>
      <style:text-properties fo:language="es" fo:country="MX" officeooo:paragraph-rsid="0100597a"/>
    </style:style>
    <style:style style:name="P53" style:family="paragraph" style:parent-style-name="Heading_20_3">
      <style:text-properties fo:language="es" fo:country="MX" officeooo:rsid="00d53ba5" officeooo:paragraph-rsid="01002edd"/>
    </style:style>
    <style:style style:name="P54" style:family="paragraph" style:parent-style-name="Heading_20_3">
      <style:text-properties fo:language="es" fo:country="MX" officeooo:rsid="00d53ba5" officeooo:paragraph-rsid="0100597a"/>
    </style:style>
    <style:style style:name="P55" style:family="paragraph" style:parent-style-name="Heading_20_3">
      <style:text-properties fo:language="es" fo:country="MX" officeooo:paragraph-rsid="01002edd"/>
    </style:style>
    <style:style style:name="P56" style:family="paragraph" style:parent-style-name="Heading_20_3">
      <style:text-properties fo:language="es" fo:country="MX" officeooo:paragraph-rsid="0100597a"/>
    </style:style>
    <style:style style:name="P57" style:family="paragraph" style:parent-style-name="Text_20_body">
      <style:text-properties fo:language="es" fo:country="MX"/>
    </style:style>
    <style:style style:name="P58" style:family="paragraph" style:parent-style-name="Text_20_body">
      <style:text-properties fo:language="es" fo:country="MX" officeooo:paragraph-rsid="01825cad"/>
    </style:style>
    <style:style style:name="P59" style:family="paragraph" style:parent-style-name="Text_20_body">
      <style:text-properties fo:language="es" fo:country="MX" officeooo:paragraph-rsid="018a9ff9"/>
    </style:style>
    <style:style style:name="P60" style:family="paragraph" style:parent-style-name="Text_20_body">
      <style:paragraph-properties fo:margin-top="0cm" fo:margin-bottom="0cm" style:contextual-spacing="false"/>
      <style:text-properties style:font-name="Liberation Mono1" fo:font-size="9pt" fo:language="es" fo:country="MX" officeooo:rsid="00d53ba5" officeooo:paragraph-rsid="01002edd" style:font-size-asian="9pt" style:font-size-complex="9pt"/>
    </style:style>
    <style:style style:name="P61" style:family="paragraph" style:parent-style-name="Text_20_body">
      <style:paragraph-properties fo:margin-top="0cm" fo:margin-bottom="0cm" style:contextual-spacing="false"/>
      <style:text-properties style:font-name="Liberation Mono1" fo:font-size="9pt" fo:language="es" fo:country="MX" officeooo:rsid="00d53ba5" officeooo:paragraph-rsid="0100597a" style:font-size-asian="9pt" style:font-size-complex="9pt"/>
    </style:style>
    <style:style style:name="P62" style:family="paragraph" style:parent-style-name="Preformatted_20_Text">
      <style:paragraph-properties fo:orphans="2" fo:widows="2"/>
      <style:text-properties style:font-name="Liberation Mono1" fo:font-size="9pt" fo:language="es" fo:country="MX" style:font-size-asian="9pt" style:font-size-complex="9pt"/>
    </style:style>
    <style:style style:name="P63" style:family="paragraph" style:parent-style-name="Text_20_body">
      <style:text-properties style:font-name="Liberation Mono1" fo:font-size="9pt" fo:language="es" fo:country="MX" fo:font-weight="normal" officeooo:paragraph-rsid="01002edd" style:font-size-asian="9pt" style:font-weight-asian="normal" style:font-size-complex="9pt" style:font-weight-complex="normal"/>
    </style:style>
    <style:style style:name="P64" style:family="paragraph" style:parent-style-name="Text_20_body">
      <style:paragraph-properties fo:margin-top="0cm" fo:margin-bottom="0cm" style:contextual-spacing="true" fo:line-height="100%"/>
      <style:text-properties style:font-name="Liberation Mono1" fo:font-size="9pt" fo:language="es" fo:country="MX" fo:font-weight="normal" officeooo:paragraph-rsid="0100597a" style:font-size-asian="9pt" style:font-weight-asian="normal" style:font-size-complex="9pt" style:font-weight-complex="normal"/>
    </style:style>
    <style:style style:name="P65" style:family="paragraph" style:parent-style-name="Text_20_body">
      <loext:graphic-properties draw:fill="none"/>
      <style:paragraph-properties fo:margin-left="1.199cm" fo:margin-right="0cm" fo:margin-top="0cm" fo:margin-bottom="0cm" style:contextual-spacing="false" fo:orphans="2" fo:widows="2" fo:text-indent="-1.199cm" style:auto-text-indent="false" fo:background-color="transparent"/>
      <style:text-properties officeooo:rsid="0160e2ac" officeooo:paragraph-rsid="0160e2ac"/>
    </style:style>
    <style:style style:name="P66" style:family="paragraph" style:parent-style-name="Heading_20_2">
      <style:text-properties fo:color="#808080" loext:opacity="100%" style:font-name="Liberation Sans1" fo:font-size="14pt" fo:language="es" fo:country="MX" style:font-size-asian="14pt" style:font-size-complex="14pt"/>
    </style:style>
    <style:style style:name="P67" style:family="paragraph" style:parent-style-name="Heading_20_2">
      <style:text-properties fo:color="#808080" loext:opacity="100%" style:font-name="Liberation Sans1" fo:font-size="14pt" fo:font-weight="normal" style:font-size-asian="14pt" style:font-weight-asian="normal" style:font-size-complex="14pt" style:font-weight-complex="normal"/>
    </style:style>
    <style:style style:name="P68" style:family="paragraph" style:parent-style-name="Heading_20_2">
      <style:text-properties fo:color="#808080" loext:opacity="100%" style:font-name="Liberation Sans1" fo:font-size="14pt" fo:font-weight="normal" style:font-name-asian="Songti SC" style:font-size-asian="14pt" style:font-weight-asian="normal" style:font-name-complex="Arial Unicode MS1" style:font-size-complex="14pt" style:font-weight-complex="normal"/>
    </style:style>
    <style:style style:name="P69" style:family="paragraph" style:parent-style-name="Contents_20_1">
      <style:paragraph-properties>
        <style:tab-stops>
          <style:tab-stop style:position="17.59cm" style:type="right" style:leader-style="dotted" style:leader-text="."/>
        </style:tab-stops>
      </style:paragraph-properties>
    </style:style>
    <style:style style:name="P70" style:family="paragraph" style:parent-style-name="Contents_20_2">
      <style:paragraph-properties>
        <style:tab-stops>
          <style:tab-stop style:position="17.09cm" style:type="right" style:leader-style="dotted" style:leader-text="."/>
        </style:tab-stops>
      </style:paragraph-properties>
    </style:style>
    <style:style style:name="P71" style:family="paragraph" style:parent-style-name="Contents_20_3">
      <style:paragraph-properties>
        <style:tab-stops>
          <style:tab-stop style:position="16.591cm" style:type="right" style:leader-style="dotted" style:leader-text="."/>
        </style:tab-stops>
      </style:paragraph-properties>
    </style:style>
    <style:style style:name="P72" style:family="paragraph" style:parent-style-name="Heading_20_1">
      <style:paragraph-properties fo:margin-left="0cm" fo:margin-right="0cm" fo:orphans="2" fo:widows="2" fo:text-indent="0cm" style:auto-text-indent="false"/>
      <style:text-properties fo:language="es" fo:country="MX" fo:font-style="normal" fo:font-weight="bold" officeooo:paragraph-rsid="0033ff02" style:font-style-asian="normal" style:font-weight-asian="bold" style:font-style-complex="normal" style:font-weight-complex="bold"/>
    </style:style>
    <style:style style:name="T1" style:family="text">
      <style:text-properties style:font-name="Liberation Mono1"/>
    </style:style>
    <style:style style:name="T2" style:family="text">
      <style:text-properties style:font-name="Liberation Mono1" fo:font-style="italic" style:font-style-asian="italic" style:font-style-complex="italic"/>
    </style:style>
    <style:style style:name="T3" style:family="text">
      <style:text-properties style:font-name="Liberation Mono1" fo:font-size="10pt" fo:language="es" fo:country="MX"/>
    </style:style>
    <style:style style:name="T4" style:family="text">
      <style:text-properties style:font-name="Liberation Mono1" fo:language="es" fo:country="MX" officeooo:rsid="0035cc01"/>
    </style:style>
    <style:style style:name="T5" style:family="text">
      <style:text-properties style:font-name="Liberation Mono1" fo:language="es" fo:country="MX" officeooo:rsid="0016ed69"/>
    </style:style>
    <style:style style:name="T6" style:family="text">
      <style:text-properties style:font-name="Liberation Mono1" fo:language="es" fo:country="MX" officeooo:rsid="0037b228" style:font-name-asian="Liberation Mono" style:font-style-asian="normal" style:font-name-complex="Liberation Mono" style:font-style-complex="normal"/>
    </style:style>
    <style:style style:name="T7" style:family="text">
      <style:text-properties style:font-name="Liberation Mono1" fo:language="es" fo:country="MX" officeooo:rsid="0037e951" style:font-name-asian="Liberation Mono" style:font-style-asian="normal" style:font-name-complex="Liberation Mono" style:font-style-complex="normal"/>
    </style:style>
    <style:style style:name="T8" style:family="text">
      <style:text-properties style:font-name="Liberation Mono1" fo:language="es" fo:country="MX" officeooo:rsid="00236e14" style:font-style-asian="normal" style:font-style-complex="normal"/>
    </style:style>
    <style:style style:name="T9" style:family="text">
      <style:text-properties style:font-name="Liberation Mono1" fo:language="es" fo:country="MX" officeooo:rsid="002aa532" style:font-style-asian="normal" style:font-style-complex="normal"/>
    </style:style>
    <style:style style:name="T10" style:family="text">
      <style:text-properties style:font-name="Liberation Mono1" fo:language="es" fo:country="MX" officeooo:rsid="0016ed69" style:font-style-asian="normal" style:font-style-complex="normal"/>
    </style:style>
    <style:style style:name="T11" style:family="text">
      <style:text-properties style:font-name="Liberation Mono1" fo:font-weight="normal" style:font-weight-asian="normal" style:font-weight-complex="normal"/>
    </style:style>
    <style:style style:name="T12" style:family="text">
      <style:text-properties style:font-name="Liberation Mono1" fo:font-weight="normal" officeooo:rsid="00d53ba5" style:font-weight-asian="normal" style:font-weight-complex="normal"/>
    </style:style>
    <style:style style:name="T13" style:family="text">
      <style:text-properties style:font-name="Liberation Mono1" fo:font-weight="normal" officeooo:rsid="00e363af" style:font-weight-asian="normal" style:font-weight-complex="normal"/>
    </style:style>
    <style:style style:name="T14" style:family="text">
      <style:text-properties style:font-name="Liberation Mono1" fo:font-size="14pt" fo:font-weight="normal" officeooo:rsid="01002edd" style:font-name-asian="Songti SC" style:font-size-asian="14pt" style:font-weight-asian="normal" style:font-name-complex="Arial Unicode MS1" style:font-size-complex="14pt" style:font-weight-complex="normal"/>
    </style:style>
    <style:style style:name="T15" style:family="text">
      <style:text-properties style:font-name="Liberation Mono1" fo:font-size="14pt" fo:font-weight="normal" officeooo:rsid="0100597a" style:font-name-asian="Songti SC" style:font-size-asian="14pt" style:font-weight-asian="normal" style:font-name-complex="Arial Unicode MS1" style:font-size-complex="14pt" style:font-weight-complex="normal"/>
    </style:style>
    <style:style style:name="T16" style:family="text">
      <style:text-properties style:font-name="Liberation Mono1" fo:font-size="9pt" fo:font-weight="normal" style:font-size-asian="9pt" style:font-weight-asian="normal" style:font-size-complex="9pt" style:font-weight-complex="normal"/>
    </style:style>
    <style:style style:name="T17" style:family="text">
      <style:text-properties style:font-name="Liberation Mono1" fo:font-size="9pt" fo:font-weight="normal" officeooo:rsid="0100597a" style:font-size-asian="9pt" style:font-weight-asian="normal" style:font-size-complex="9pt" style:font-weight-complex="normal"/>
    </style:style>
    <style:style style:name="T18" style:family="text">
      <style:text-properties style:font-name="Liberation Mono1" fo:font-size="9pt" officeooo:rsid="00ec2012" style:font-name-asian="Songti SC" style:font-size-asian="9pt" style:font-weight-asian="bold" style:font-name-complex="Arial Unicode MS1" style:font-size-complex="9pt" style:font-weight-complex="bold"/>
    </style:style>
    <style:style style:name="T19" style:family="text">
      <style:text-properties style:font-name="Liberation Mono1" fo:font-size="9pt" officeooo:rsid="01002edd" style:font-name-asian="Songti SC" style:font-size-asian="9pt" style:font-weight-asian="bold" style:font-name-complex="Arial Unicode MS1" style:font-size-complex="9pt" style:font-weight-complex="bold"/>
    </style:style>
    <style:style style:name="T20" style:family="text">
      <style:text-properties style:font-name="Liberation Mono1" officeooo:rsid="01626cb4"/>
    </style:style>
    <style:style style:name="T21" style:family="text">
      <style:text-properties fo:color="#808080" loext:opacity="100%" style:font-name="Liberation Mono1" officeooo:rsid="016cdf65" style:font-size-asian="10pt" style:font-size-complex="10pt"/>
    </style:style>
    <style:style style:name="T22" style:family="text">
      <style:text-properties fo:color="#808080" loext:opacity="100%" style:font-name="Liberation Mono1" fo:font-weight="bold" style:font-weight-asian="bold" style:font-weight-complex="bold"/>
    </style:style>
    <style:style style:name="T23" style:family="text">
      <style:text-properties fo:color="#808080" loext:opacity="100%" style:font-name="Liberation Mono1" fo:font-weight="bold" officeooo:rsid="002f5c2c" style:font-weight-asian="bold" style:font-weight-complex="bold"/>
    </style:style>
    <style:style style:name="T24" style:family="text">
      <style:text-properties fo:color="#808080" loext:opacity="100%" style:font-name="Liberation Mono1" fo:font-weight="bold" officeooo:rsid="00ec2012" style:font-name-asian="Songti SC" style:font-weight-asian="bold" style:font-name-complex="Arial Unicode MS1" style:font-weight-complex="bold"/>
    </style:style>
    <style:style style:name="T25" style:family="text">
      <style:text-properties fo:color="#808080" loext:opacity="100%" style:font-name="Liberation Mono1" fo:font-size="9pt" fo:language="es" fo:country="MX" officeooo:rsid="002878d2" style:font-size-asian="9pt" style:font-size-complex="9pt"/>
    </style:style>
    <style:style style:name="T26" style:family="text">
      <style:text-properties fo:color="#808080" loext:opacity="100%" style:font-name="Liberation Mono1" fo:language="es" fo:country="MX" fo:font-weight="bold" officeooo:rsid="00769d0a" style:font-name-asian="Liberation Mono" style:font-style-asian="normal" style:font-weight-asian="bold" style:font-name-complex="Liberation Mono" style:font-style-complex="normal" style:font-weight-complex="bold"/>
    </style:style>
    <style:style style:name="T27" style:family="text">
      <style:text-properties fo:color="#808080" loext:opacity="100%" style:font-name="Liberation Mono1" fo:language="es" fo:country="MX" fo:font-weight="bold" officeooo:rsid="010fdf3c" style:font-weight-asian="bold" style:font-weight-complex="bold"/>
    </style:style>
    <style:style style:name="T28" style:family="text">
      <style:text-properties fo:color="#808080" loext:opacity="100%" style:font-name="Liberation Mono1" fo:font-size="11pt" fo:language="es" fo:country="MX" fo:font-weight="bold" officeooo:rsid="007d276c" style:font-size-asian="11pt" style:font-weight-asian="bold" style:font-size-complex="11pt" style:font-weight-complex="bold"/>
    </style:style>
    <style:style style:name="T29" style:family="text">
      <style:text-properties officeooo:rsid="002f5c2c"/>
    </style:style>
    <style:style style:name="T30" style:family="text">
      <style:text-properties fo:color="#4169e1" loext:opacity="100%" fo:font-weight="bold" officeooo:rsid="00750d64" style:font-weight-asian="bold" style:font-weight-complex="bold"/>
    </style:style>
    <style:style style:name="T31" style:family="text">
      <style:text-properties fo:color="#4169e1" loext:opacity="100%" fo:font-weight="bold" officeooo:rsid="01671562" style:font-weight-asian="bold" style:font-weight-complex="bold"/>
    </style:style>
    <style:style style:name="T32" style:family="text">
      <style:text-properties fo:color="#4169e1" loext:opacity="100%" fo:font-weight="bold" officeooo:rsid="00ec2012" style:font-name-asian="Songti SC" style:font-weight-asian="bold" style:font-name-complex="Arial Unicode MS1" style:font-weight-complex="bold"/>
    </style:style>
    <style:style style:name="T33" style:family="text">
      <style:text-properties fo:color="#4169e1" loext:opacity="100%" fo:font-weight="bold" officeooo:rsid="01625bbb" style:font-name-asian="Songti SC" style:font-weight-asian="bold" style:font-name-complex="Arial Unicode MS1" style:font-weight-complex="bold"/>
    </style:style>
    <style:style style:name="T34" style:family="text">
      <style:text-properties style:font-name="sans-serif" fo:font-size="10pt" fo:font-style="normal" officeooo:rsid="001f8c35" style:font-size-asian="10pt" style:font-style-asian="normal" style:font-size-complex="10pt" style:font-style-complex="normal"/>
    </style:style>
    <style:style style:name="T35" style:family="text">
      <style:text-properties style:font-name="sans-serif" fo:font-size="10pt" fo:font-style="normal" officeooo:rsid="000ea4fb" style:font-size-asian="10pt" style:font-style-asian="normal" style:font-size-complex="10pt" style:font-style-complex="normal"/>
    </style:style>
    <style:style style:name="T36" style:family="text">
      <style:text-properties style:font-name="sans-serif" fo:font-size="10pt" fo:font-style="normal" officeooo:rsid="001cb62c" style:font-size-asian="10pt" style:font-style-asian="normal" style:font-size-complex="10pt" style:font-style-complex="normal"/>
    </style:style>
    <style:style style:name="T37" style:family="text">
      <style:text-properties style:font-name="sans-serif" fo:font-size="10pt" fo:font-style="normal" officeooo:rsid="000dcd2c" style:font-size-asian="10pt" style:font-style-asian="normal" style:font-size-complex="10pt" style:font-style-complex="normal"/>
    </style:style>
    <style:style style:name="T38" style:family="text">
      <style:text-properties style:font-name="sans-serif" fo:font-size="10pt" fo:font-style="normal" officeooo:rsid="01453938" style:font-size-asian="10pt" style:font-style-asian="normal" style:font-size-complex="10pt" style:font-style-complex="normal"/>
    </style:style>
    <style:style style:name="T39" style:family="text">
      <style:text-properties fo:font-variant="normal" fo:text-transform="none" fo:color="#000000" loext:opacity="100%" style:font-name="sans-serif" fo:font-size="11pt" fo:letter-spacing="normal" fo:font-style="normal" fo:font-weight="normal" officeooo:rsid="002611b9" style:font-size-asian="11pt" style:font-size-complex="11pt"/>
    </style:style>
    <style:style style:name="T40" style:family="text">
      <style:text-properties fo:font-variant="normal" fo:text-transform="none" fo:color="#000000" loext:opacity="100%" style:font-name="sans-serif" fo:font-size="11pt" fo:letter-spacing="normal" fo:font-style="normal" fo:font-weight="normal" officeooo:rsid="0029e174" style:font-size-asian="11pt" style:font-size-complex="11pt"/>
    </style:style>
    <style:style style:name="T41" style:family="text">
      <style:text-properties fo:font-variant="normal" fo:text-transform="none" fo:color="#000000" loext:opacity="100%" style:font-name="sans-serif" fo:font-size="11pt" fo:letter-spacing="normal" fo:font-style="normal" fo:font-weight="normal" officeooo:rsid="002c4b6d" style:font-size-asian="11pt" style:font-size-complex="11pt"/>
    </style:style>
    <style:style style:name="T42" style:family="text">
      <style:text-properties fo:font-variant="normal" fo:text-transform="none" fo:color="#000000" loext:opacity="100%" style:font-name="sans-serif" fo:font-size="11pt" fo:letter-spacing="normal" fo:font-style="normal" fo:font-weight="normal" officeooo:rsid="005dd3f8" style:font-size-asian="11pt" style:font-size-complex="11pt"/>
    </style:style>
    <style:style style:name="T43" style:family="text">
      <style:text-properties fo:font-variant="normal" fo:text-transform="none" fo:color="#000000" loext:opacity="100%" style:font-name="sans-serif" fo:font-size="11pt" fo:letter-spacing="normal" fo:font-style="normal" fo:font-weight="normal" officeooo:rsid="00eb013e" style:font-size-asian="11pt" style:font-size-complex="11pt"/>
    </style:style>
    <style:style style:name="T44" style:family="text">
      <style:text-properties fo:font-variant="normal" fo:text-transform="none" fo:color="#000000" loext:opacity="100%" style:font-name="sans-serif" fo:font-size="11pt" fo:letter-spacing="normal" fo:font-style="normal" fo:font-weight="normal" officeooo:rsid="00f8709a" style:font-size-asian="11pt" style:font-size-complex="11pt"/>
    </style:style>
    <style:style style:name="T45" style:family="text">
      <style:text-properties fo:font-variant="normal" fo:text-transform="none" fo:color="#000000" loext:opacity="100%" style:font-name="sans-serif" fo:font-size="11pt" fo:letter-spacing="normal" fo:font-style="normal" fo:font-weight="normal" officeooo:rsid="00ff41ad" style:font-size-asian="11pt" style:font-size-complex="11pt"/>
    </style:style>
    <style:style style:name="T46" style:family="text">
      <style:text-properties fo:font-variant="normal" fo:text-transform="none" fo:color="#000000" loext:opacity="100%" style:font-name="sans-serif" fo:font-size="11pt" fo:letter-spacing="normal" fo:font-style="normal" fo:font-weight="normal" officeooo:rsid="0024ff00" style:font-size-asian="11pt" style:font-size-complex="11pt"/>
    </style:style>
    <style:style style:name="T47" style:family="text">
      <style:text-properties fo:font-variant="normal" fo:text-transform="none" fo:color="#000000" loext:opacity="100%" style:font-name="sans-serif" fo:font-size="11pt" fo:letter-spacing="normal" fo:font-style="normal" fo:font-weight="normal" officeooo:rsid="00e996e9" style:font-size-asian="11pt" style:font-size-complex="11pt"/>
    </style:style>
    <style:style style:name="T48" style:family="text">
      <style:text-properties fo:font-variant="normal" fo:text-transform="none" fo:color="#000000" loext:opacity="100%" style:font-name="sans-serif" fo:font-size="11pt" fo:letter-spacing="normal" fo:font-style="normal" fo:font-weight="normal" officeooo:rsid="00e7c02d" style:font-size-asian="11pt" style:font-size-complex="11pt"/>
    </style:style>
    <style:style style:name="T49" style:family="text">
      <style:text-properties fo:font-variant="normal" fo:text-transform="none" fo:color="#000000" loext:opacity="100%" style:font-name="sans-serif" fo:font-size="11pt" fo:letter-spacing="normal" fo:font-style="normal" fo:font-weight="normal" officeooo:rsid="00f69409" style:font-size-asian="11pt" style:font-size-complex="11pt"/>
    </style:style>
    <style:style style:name="T50" style:family="text">
      <style:text-properties fo:font-variant="normal" fo:text-transform="none" fo:color="#000000" loext:opacity="100%" style:font-name="sans-serif" fo:font-size="11pt" fo:letter-spacing="normal" fo:font-style="normal" fo:font-weight="normal" officeooo:rsid="009a5674" style:font-size-asian="11pt" style:font-size-complex="11pt"/>
    </style:style>
    <style:style style:name="T51" style:family="text">
      <style:text-properties fo:font-variant="normal" fo:text-transform="none" fo:color="#000000" loext:opacity="100%" style:font-name="sans-serif" fo:font-size="11pt" fo:letter-spacing="normal" fo:font-style="normal" fo:font-weight="normal" officeooo:rsid="00a763d3" style:font-size-asian="11pt" style:font-size-complex="11pt"/>
    </style:style>
    <style:style style:name="T52" style:family="text">
      <style:text-properties fo:font-variant="normal" fo:text-transform="none" fo:color="#000000" loext:opacity="100%" style:font-name="sans-serif" fo:font-size="11pt" fo:letter-spacing="normal" fo:font-style="normal" fo:font-weight="normal" officeooo:rsid="00e80bc9" style:font-size-asian="11pt" style:font-size-complex="11pt"/>
    </style:style>
    <style:style style:name="T53" style:family="text">
      <style:text-properties fo:font-variant="normal" fo:text-transform="none" fo:color="#000000" loext:opacity="100%" style:font-name="sans-serif" fo:font-size="11pt" fo:letter-spacing="normal" fo:font-style="normal" fo:font-weight="normal" officeooo:rsid="00e6309e" style:font-size-asian="11pt" style:font-size-complex="11pt"/>
    </style:style>
    <style:style style:name="T54" style:family="text">
      <style:text-properties fo:font-variant="normal" fo:text-transform="none" fo:color="#000000" loext:opacity="100%" style:font-name="sans-serif" fo:font-size="11pt" fo:letter-spacing="normal" fo:font-style="normal" fo:font-weight="normal" officeooo:rsid="01354804" style:font-size-asian="11pt" style:font-size-complex="11pt"/>
    </style:style>
    <style:style style:name="T55" style:family="text">
      <style:text-properties fo:font-variant="normal" fo:text-transform="none" fo:color="#000000" loext:opacity="100%" style:font-name="sans-serif" fo:font-size="11pt" fo:letter-spacing="normal" fo:font-style="normal" fo:font-weight="normal" officeooo:rsid="01371cf1" style:font-size-asian="11pt" style:font-size-complex="11pt"/>
    </style:style>
    <style:style style:name="T56" style:family="text">
      <style:text-properties fo:font-variant="normal" fo:text-transform="none" fo:color="#000000" loext:opacity="100%" style:font-name="sans-serif" fo:font-size="11pt" fo:letter-spacing="normal" fo:font-style="normal" fo:font-weight="normal" officeooo:rsid="00ab4183" style:font-size-asian="11pt" style:font-size-complex="11pt"/>
    </style:style>
    <style:style style:name="T57" style:family="text">
      <style:text-properties fo:font-variant="normal" fo:text-transform="none" fo:color="#000000" loext:opacity="100%" style:font-name="sans-serif" fo:font-size="11pt" fo:letter-spacing="normal" fo:font-style="normal" fo:font-weight="normal" officeooo:rsid="013da1da" style:font-size-asian="11pt" style:font-size-complex="11pt"/>
    </style:style>
    <style:style style:name="T58" style:family="text">
      <style:text-properties fo:font-variant="normal" fo:text-transform="none" fo:color="#000000" loext:opacity="100%" style:font-name="sans-serif" fo:font-size="11pt" fo:letter-spacing="normal" fo:font-style="normal" fo:font-weight="normal" officeooo:rsid="013f79c6" style:font-size-asian="11pt" style:font-size-complex="11pt"/>
    </style:style>
    <style:style style:name="T59" style:family="text">
      <style:text-properties fo:font-variant="normal" fo:text-transform="none" fo:color="#000000" loext:opacity="100%" style:font-name="sans-serif" fo:font-size="11pt" fo:letter-spacing="normal" fo:font-style="normal" fo:font-weight="normal" officeooo:rsid="01527e5d" style:font-size-asian="11pt" style:font-size-complex="11pt"/>
    </style:style>
    <style:style style:name="T60" style:family="text">
      <style:text-properties fo:font-variant="normal" fo:text-transform="none" fo:color="#000000" loext:opacity="100%" style:font-name="sans-serif" fo:font-size="11pt" fo:letter-spacing="normal" fo:font-style="normal" fo:font-weight="normal" officeooo:rsid="015a9f4e" style:font-size-asian="11pt" style:font-size-complex="11pt"/>
    </style:style>
    <style:style style:name="T61" style:family="text">
      <style:text-properties fo:font-variant="normal" fo:text-transform="none" fo:color="#000000" loext:opacity="100%" style:font-name="sans-serif" fo:font-size="11pt" fo:letter-spacing="normal" fo:font-style="normal" fo:font-weight="normal" officeooo:rsid="018a9ff9" style:font-size-asian="11pt" style:font-size-complex="11pt"/>
    </style:style>
    <style:style style:name="T62" style:family="text">
      <style:text-properties fo:font-variant="normal" fo:text-transform="none" fo:color="#000000" loext:opacity="100%" style:font-name="sans-serif" fo:font-size="11pt" fo:letter-spacing="normal" fo:font-style="normal" fo:font-weight="normal" officeooo:rsid="018c9812" style:font-size-asian="11pt" style:font-size-complex="11pt"/>
    </style:style>
    <style:style style:name="T63" style:family="text">
      <style:text-properties fo:font-variant="normal" fo:text-transform="none" fo:color="#000000" loext:opacity="100%" style:font-name="sans-serif" fo:font-size="11pt" fo:letter-spacing="normal" fo:font-style="normal" fo:font-weight="normal" officeooo:rsid="010705a2" style:font-size-asian="11pt" style:font-style-asian="normal" style:font-size-complex="11pt" style:font-style-complex="normal"/>
    </style:style>
    <style:style style:name="T64" style:family="text">
      <style:text-properties fo:font-variant="normal" fo:text-transform="none" fo:color="#000000" loext:opacity="100%" style:font-name="sans-serif" fo:font-size="11pt" fo:letter-spacing="normal" fo:font-style="normal" fo:font-weight="normal" officeooo:rsid="01097faa" style:font-size-asian="11pt" style:font-style-asian="normal" style:font-size-complex="11pt" style:font-style-complex="normal"/>
    </style:style>
    <style:style style:name="T65" style:family="text">
      <style:text-properties fo:font-variant="normal" fo:text-transform="none" fo:color="#000000" loext:opacity="100%" style:font-name="sans-serif" fo:font-size="11pt" fo:letter-spacing="normal" fo:font-style="normal" fo:font-weight="normal" officeooo:rsid="00aa94ce" style:font-size-asian="11pt" style:font-style-asian="normal" style:font-size-complex="11pt" style:font-style-complex="normal"/>
    </style:style>
    <style:style style:name="T66" style:family="text">
      <style:text-properties fo:font-variant="normal" fo:text-transform="none" fo:color="#000000" loext:opacity="100%" style:font-name="sans-serif" fo:font-size="11pt" fo:letter-spacing="normal" fo:font-style="normal" fo:font-weight="normal" officeooo:rsid="0024ff00" style:font-size-asian="11pt" style:font-style-asian="normal" style:font-size-complex="11pt" style:font-style-complex="normal"/>
    </style:style>
    <style:style style:name="T67" style:family="text">
      <style:text-properties fo:font-variant="normal" fo:text-transform="none" fo:color="#000000" loext:opacity="100%" style:font-name="sans-serif" fo:font-size="11pt" fo:letter-spacing="normal" fo:font-style="normal" fo:font-weight="normal" officeooo:rsid="00eb013e" style:font-size-asian="11pt" style:font-style-asian="normal" style:font-size-complex="11pt" style:font-style-complex="normal"/>
    </style:style>
    <style:style style:name="T68" style:family="text">
      <style:text-properties fo:font-variant="normal" fo:text-transform="none" fo:color="#000000" loext:opacity="100%" style:font-name="sans-serif" fo:font-size="11pt" fo:letter-spacing="normal" fo:font-style="normal" fo:font-weight="normal" officeooo:rsid="0080a225" style:font-size-asian="11pt" style:font-style-asian="normal" style:font-size-complex="11pt" style:font-style-complex="normal"/>
    </style:style>
    <style:style style:name="T69" style:family="text">
      <style:text-properties fo:font-variant="normal" fo:text-transform="none" fo:color="#000000" loext:opacity="100%" style:font-name="sans-serif" fo:font-size="11pt" fo:letter-spacing="normal" fo:font-style="normal" fo:font-weight="normal" officeooo:rsid="00fd930a" style:font-size-asian="11pt" style:font-style-asian="normal" style:font-size-complex="11pt" style:font-style-complex="normal"/>
    </style:style>
    <style:style style:name="T70" style:family="text">
      <style:text-properties fo:font-variant="normal" fo:text-transform="none" fo:color="#000000" loext:opacity="100%" style:font-name="sans-serif" fo:font-size="11pt" fo:letter-spacing="normal" fo:font-style="normal" fo:font-weight="normal" officeooo:rsid="00ba40fb" style:font-size-asian="11pt" style:font-style-asian="normal" style:font-size-complex="11pt" style:font-style-complex="normal"/>
    </style:style>
    <style:style style:name="T71" style:family="text">
      <style:text-properties fo:font-variant="normal" fo:text-transform="none" fo:color="#000000" loext:opacity="100%" style:font-name="sans-serif" fo:font-size="11pt" fo:letter-spacing="normal" fo:font-style="normal" fo:font-weight="normal" officeooo:rsid="002c4b6d" style:font-size-asian="11pt" style:font-style-asian="normal" style:font-size-complex="11pt" style:font-style-complex="normal"/>
    </style:style>
    <style:style style:name="T72" style:family="text">
      <style:text-properties fo:font-variant="normal" fo:text-transform="none" fo:color="#000000" loext:opacity="100%" style:font-name="sans-serif" fo:font-size="11pt" fo:letter-spacing="normal" fo:font-style="normal" fo:font-weight="normal" officeooo:rsid="01354804" style:font-size-asian="11pt" style:font-style-asian="normal" style:font-size-complex="11pt" style:font-style-complex="normal"/>
    </style:style>
    <style:style style:name="T73" style:family="text">
      <style:text-properties fo:font-variant="normal" fo:text-transform="none" fo:color="#000000" loext:opacity="100%" style:font-name="sans-serif" fo:font-size="11pt" fo:letter-spacing="normal" fo:font-style="normal" fo:font-weight="normal" officeooo:rsid="01371cf1" style:font-size-asian="11pt" style:font-style-asian="normal" style:font-size-complex="11pt" style:font-style-complex="normal"/>
    </style:style>
    <style:style style:name="T74" style:family="text">
      <style:text-properties fo:font-variant="normal" fo:text-transform="none" fo:color="#000000" loext:opacity="100%" style:font-name="sans-serif" fo:font-size="11pt" fo:letter-spacing="normal" fo:font-style="normal" fo:font-weight="normal" officeooo:rsid="01527e5d" style:font-size-asian="11pt" style:font-style-asian="normal" style:font-size-complex="11pt" style:font-style-complex="normal"/>
    </style:style>
    <style:style style:name="T75" style:family="text">
      <style:text-properties fo:font-variant="normal" fo:text-transform="none" fo:color="#000000" loext:opacity="100%" style:font-name="sans-serif" fo:font-size="11pt" fo:letter-spacing="normal" fo:font-style="normal" fo:font-weight="normal" officeooo:rsid="018ce257" style:font-size-asian="11pt" style:font-style-asian="normal" style:font-size-complex="11pt" style:font-style-complex="normal"/>
    </style:style>
    <style:style style:name="T76" style:family="text">
      <style:text-properties fo:font-variant="normal" fo:text-transform="none" fo:color="#000000" loext:opacity="100%" style:font-name="sans-serif" fo:font-size="11pt" fo:letter-spacing="normal" fo:font-style="normal" fo:font-weight="normal" officeooo:rsid="018e939c" style:font-size-asian="11pt" style:font-style-asian="normal" style:font-size-complex="11pt" style:font-style-complex="normal"/>
    </style:style>
    <style:style style:name="T77" style:family="text">
      <style:text-properties fo:font-variant="normal" fo:text-transform="none" fo:color="#000000" loext:opacity="100%" style:font-name="sans-serif" fo:font-size="11pt" fo:letter-spacing="normal" fo:language="es" fo:country="MX" fo:font-style="normal" fo:font-weight="normal" officeooo:rsid="00204cb3" style:font-size-asian="11pt" style:font-size-complex="11pt"/>
    </style:style>
    <style:style style:name="T78" style:family="text">
      <style:text-properties fo:font-variant="normal" fo:text-transform="none" fo:color="#000000" loext:opacity="100%" style:font-name="sans-serif" fo:font-size="11pt" fo:letter-spacing="normal" fo:language="es" fo:country="MX" fo:font-style="normal" fo:font-weight="normal" officeooo:rsid="00247672" style:font-size-asian="11pt" style:font-size-complex="11pt"/>
    </style:style>
    <style:style style:name="T79" style:family="text">
      <style:text-properties fo:font-variant="normal" fo:text-transform="none" fo:color="#000000" loext:opacity="100%" style:font-name="sans-serif" fo:font-size="11pt" fo:letter-spacing="normal" fo:language="es" fo:country="MX" fo:font-style="normal" fo:font-weight="normal" officeooo:rsid="005e0767" style:font-size-asian="11pt" style:font-size-complex="11pt"/>
    </style:style>
    <style:style style:name="T80" style:family="text">
      <style:text-properties fo:font-variant="normal" fo:text-transform="none" fo:color="#000000" loext:opacity="100%" style:font-name="sans-serif" fo:font-size="11pt" fo:letter-spacing="normal" fo:language="es" fo:country="MX" fo:font-style="normal" fo:font-weight="normal" officeooo:rsid="005f40ef" style:font-size-asian="11pt" style:font-size-complex="11pt"/>
    </style:style>
    <style:style style:name="T81" style:family="text">
      <style:text-properties fo:font-variant="normal" fo:text-transform="none" fo:color="#000000" loext:opacity="100%" style:font-name="sans-serif" fo:font-size="11pt" fo:letter-spacing="normal" fo:language="es" fo:country="MX" fo:font-style="normal" fo:font-weight="normal" officeooo:rsid="00613328" style:font-size-asian="11pt" style:font-size-complex="11pt"/>
    </style:style>
    <style:style style:name="T82" style:family="text">
      <style:text-properties fo:font-variant="normal" fo:text-transform="none" fo:color="#000000" loext:opacity="100%" style:font-name="sans-serif" fo:font-size="11pt" fo:letter-spacing="normal" fo:language="es" fo:country="MX" fo:font-style="normal" fo:font-weight="normal" officeooo:rsid="0062786f" style:font-size-asian="11pt" style:font-size-complex="11pt"/>
    </style:style>
    <style:style style:name="T83" style:family="text">
      <style:text-properties fo:font-variant="normal" fo:text-transform="none" fo:color="#000000" loext:opacity="100%" style:font-name="sans-serif" fo:font-size="11pt" fo:letter-spacing="normal" fo:language="es" fo:country="MX" fo:font-style="normal" fo:font-weight="normal" officeooo:rsid="0064d9ba" style:font-size-asian="11pt" style:font-size-complex="11pt"/>
    </style:style>
    <style:style style:name="T84" style:family="text">
      <style:text-properties fo:font-variant="normal" fo:text-transform="none" fo:color="#000000" loext:opacity="100%" style:font-name="sans-serif" fo:font-size="11pt" fo:letter-spacing="normal" fo:language="es" fo:country="MX" fo:font-style="normal" fo:font-weight="normal" officeooo:rsid="0065e491" style:font-size-asian="11pt" style:font-size-complex="11pt"/>
    </style:style>
    <style:style style:name="T85" style:family="text">
      <style:text-properties fo:font-variant="normal" fo:text-transform="none" fo:color="#000000" loext:opacity="100%" style:font-name="sans-serif" fo:font-size="11pt" fo:letter-spacing="normal" fo:language="es" fo:country="MX" fo:font-style="normal" fo:font-weight="normal" officeooo:rsid="0068dc3e" style:font-size-asian="11pt" style:font-size-complex="11pt"/>
    </style:style>
    <style:style style:name="T86" style:family="text">
      <style:text-properties fo:font-variant="normal" fo:text-transform="none" fo:color="#000000" loext:opacity="100%" style:font-name="sans-serif" fo:font-size="11pt" fo:letter-spacing="normal" fo:language="es" fo:country="MX" fo:font-style="normal" fo:font-weight="normal" officeooo:rsid="0069b289" style:font-size-asian="11pt" style:font-size-complex="11pt"/>
    </style:style>
    <style:style style:name="T87" style:family="text">
      <style:text-properties fo:font-variant="normal" fo:text-transform="none" fo:color="#000000" loext:opacity="100%" style:font-name="sans-serif" fo:font-size="11pt" fo:letter-spacing="normal" fo:language="es" fo:country="MX" fo:font-style="normal" fo:font-weight="normal" officeooo:rsid="006b8c19" style:font-size-asian="11pt" style:font-size-complex="11pt"/>
    </style:style>
    <style:style style:name="T88" style:family="text">
      <style:text-properties fo:font-variant="normal" fo:text-transform="none" fo:color="#000000" loext:opacity="100%" style:font-name="sans-serif" fo:font-size="11pt" fo:letter-spacing="normal" fo:language="es" fo:country="MX" fo:font-style="normal" fo:font-weight="normal" officeooo:rsid="006c87aa" style:font-size-asian="11pt" style:font-size-complex="11pt"/>
    </style:style>
    <style:style style:name="T89" style:family="text">
      <style:text-properties fo:font-variant="normal" fo:text-transform="none" fo:color="#000000" loext:opacity="100%" style:font-name="sans-serif" fo:font-size="11pt" fo:letter-spacing="normal" fo:language="es" fo:country="MX" fo:font-style="normal" fo:font-weight="normal" officeooo:rsid="006cae2e" style:font-size-asian="11pt" style:font-size-complex="11pt"/>
    </style:style>
    <style:style style:name="T90" style:family="text">
      <style:text-properties fo:font-variant="normal" fo:text-transform="none" fo:color="#000000" loext:opacity="100%" style:font-name="sans-serif" fo:font-size="11pt" fo:letter-spacing="normal" fo:language="es" fo:country="MX" fo:font-style="normal" fo:font-weight="normal" officeooo:rsid="0082724a" style:font-size-asian="11pt" style:font-size-complex="11pt"/>
    </style:style>
    <style:style style:name="T91" style:family="text">
      <style:text-properties fo:font-variant="normal" fo:text-transform="none" fo:color="#000000" loext:opacity="100%" style:font-name="sans-serif" fo:font-size="11pt" fo:letter-spacing="normal" fo:language="es" fo:country="MX" fo:font-style="normal" fo:font-weight="normal" officeooo:rsid="00849395" style:font-size-asian="11pt" style:font-size-complex="11pt"/>
    </style:style>
    <style:style style:name="T92" style:family="text">
      <style:text-properties fo:font-variant="normal" fo:text-transform="none" fo:color="#000000" loext:opacity="100%" style:font-name="sans-serif" fo:font-size="11pt" fo:letter-spacing="normal" fo:language="es" fo:country="MX" fo:font-style="normal" fo:font-weight="normal" officeooo:rsid="002611b9" style:font-size-asian="11pt" style:font-size-complex="11pt"/>
    </style:style>
    <style:style style:name="T93" style:family="text">
      <style:text-properties fo:font-variant="normal" fo:text-transform="none" fo:color="#000000" loext:opacity="100%" style:font-name="sans-serif" fo:font-size="11pt" fo:letter-spacing="normal" fo:language="es" fo:country="MX" fo:font-style="normal" fo:font-weight="normal" officeooo:rsid="00ac8221" style:font-size-asian="11pt" style:font-size-complex="11pt"/>
    </style:style>
    <style:style style:name="T94" style:family="text">
      <style:text-properties fo:font-variant="normal" fo:text-transform="none" fo:color="#000000" loext:opacity="100%" style:font-name="sans-serif" fo:font-size="11pt" fo:letter-spacing="normal" fo:language="es" fo:country="MX" fo:font-style="normal" fo:font-weight="normal" officeooo:rsid="00acbeac" style:font-size-asian="11pt" style:font-size-complex="11pt"/>
    </style:style>
    <style:style style:name="T95" style:family="text">
      <style:text-properties fo:font-variant="normal" fo:text-transform="none" fo:color="#000000" loext:opacity="100%" style:font-name="sans-serif" fo:font-size="11pt" fo:letter-spacing="normal" fo:language="es" fo:country="MX" fo:font-style="normal" fo:font-weight="normal" officeooo:rsid="00f8e5a9" style:font-size-asian="11pt" style:font-size-complex="11pt"/>
    </style:style>
    <style:style style:name="T96" style:family="text">
      <style:text-properties fo:font-variant="normal" fo:text-transform="none" fo:color="#000000" loext:opacity="100%" style:font-name="sans-serif" fo:font-size="11pt" fo:letter-spacing="normal" fo:language="es" fo:country="MX" fo:font-style="normal" fo:font-weight="normal" officeooo:rsid="00ff42fd" style:font-size-asian="11pt" style:font-size-complex="11pt"/>
    </style:style>
    <style:style style:name="T97" style:family="text">
      <style:text-properties fo:font-variant="normal" fo:text-transform="none" fo:color="#000000" loext:opacity="100%" style:font-name="sans-serif" fo:font-size="11pt" fo:letter-spacing="normal" fo:language="es" fo:country="MX" fo:font-style="normal" fo:font-weight="normal" officeooo:rsid="010fdf3c" style:font-size-asian="11pt" style:font-size-complex="11pt"/>
    </style:style>
    <style:style style:name="T98" style:family="text">
      <style:text-properties fo:font-variant="normal" fo:text-transform="none" fo:color="#000000" loext:opacity="100%" style:font-name="sans-serif" fo:font-size="11pt" fo:letter-spacing="normal" fo:language="es" fo:country="MX" fo:font-style="normal" fo:font-weight="normal" officeooo:rsid="011637c6" style:font-size-asian="11pt" style:font-size-complex="11pt"/>
    </style:style>
    <style:style style:name="T99" style:family="text">
      <style:text-properties fo:font-variant="normal" fo:text-transform="none" fo:color="#000000" loext:opacity="100%" style:font-name="sans-serif" fo:font-size="11pt" fo:letter-spacing="normal" fo:language="es" fo:country="MX" fo:font-style="normal" fo:font-weight="normal" officeooo:rsid="0117be9e" style:font-size-asian="11pt" style:font-size-complex="11pt"/>
    </style:style>
    <style:style style:name="T100" style:family="text">
      <style:text-properties fo:font-variant="normal" fo:text-transform="none" fo:color="#000000" loext:opacity="100%" style:font-name="sans-serif" fo:font-size="11pt" fo:letter-spacing="normal" fo:language="es" fo:country="MX" fo:font-style="normal" fo:font-weight="normal" officeooo:rsid="0118bb56" style:font-size-asian="11pt" style:font-size-complex="11pt"/>
    </style:style>
    <style:style style:name="T101" style:family="text">
      <style:text-properties fo:font-variant="normal" fo:text-transform="none" fo:color="#000000" loext:opacity="100%" style:font-name="sans-serif" fo:font-size="11pt" fo:letter-spacing="normal" fo:language="es" fo:country="MX" fo:font-style="normal" fo:font-weight="normal" officeooo:rsid="011abca5" style:font-size-asian="11pt" style:font-size-complex="11pt"/>
    </style:style>
    <style:style style:name="T102" style:family="text">
      <style:text-properties fo:font-variant="normal" fo:text-transform="none" fo:color="#000000" loext:opacity="100%" style:font-name="sans-serif" fo:font-size="11pt" fo:letter-spacing="normal" fo:language="es" fo:country="MX" fo:font-style="normal" fo:font-weight="normal" officeooo:rsid="011c6a2a" style:font-size-asian="11pt" style:font-size-complex="11pt"/>
    </style:style>
    <style:style style:name="T103" style:family="text">
      <style:text-properties fo:font-variant="normal" fo:text-transform="none" fo:color="#000000" loext:opacity="100%" style:font-name="sans-serif" fo:font-size="11pt" fo:letter-spacing="normal" fo:language="es" fo:country="MX" fo:font-style="normal" fo:font-weight="normal" officeooo:rsid="011dc880" style:font-size-asian="11pt" style:font-size-complex="11pt"/>
    </style:style>
    <style:style style:name="T104" style:family="text">
      <style:text-properties fo:font-variant="normal" fo:text-transform="none" fo:color="#000000" loext:opacity="100%" style:font-name="sans-serif" fo:font-size="11pt" fo:letter-spacing="normal" fo:language="es" fo:country="MX" fo:font-style="normal" fo:font-weight="normal" officeooo:rsid="01204244" style:font-size-asian="11pt" style:font-size-complex="11pt"/>
    </style:style>
    <style:style style:name="T105" style:family="text">
      <style:text-properties fo:font-variant="normal" fo:text-transform="none" fo:color="#000000" loext:opacity="100%" style:font-name="sans-serif" fo:font-size="11pt" fo:letter-spacing="normal" fo:language="es" fo:country="MX" fo:font-style="normal" fo:font-weight="normal" officeooo:rsid="0122e5be" style:font-size-asian="11pt" style:font-size-complex="11pt"/>
    </style:style>
    <style:style style:name="T106" style:family="text">
      <style:text-properties fo:font-variant="normal" fo:text-transform="none" fo:color="#000000" loext:opacity="100%" style:font-name="sans-serif" fo:font-size="11pt" fo:letter-spacing="normal" fo:language="es" fo:country="MX" fo:font-style="normal" fo:font-weight="normal" officeooo:rsid="0125c1ad" style:font-size-asian="11pt" style:font-size-complex="11pt"/>
    </style:style>
    <style:style style:name="T107" style:family="text">
      <style:text-properties fo:font-variant="normal" fo:text-transform="none" fo:color="#000000" loext:opacity="100%" style:font-name="sans-serif" fo:font-size="11pt" fo:letter-spacing="normal" fo:language="es" fo:country="MX" fo:font-style="normal" fo:font-weight="normal" officeooo:rsid="0126aa00" style:font-size-asian="11pt" style:font-size-complex="11pt"/>
    </style:style>
    <style:style style:name="T108" style:family="text">
      <style:text-properties fo:font-variant="normal" fo:text-transform="none" fo:color="#000000" loext:opacity="100%" style:font-name="sans-serif" fo:font-size="11pt" fo:letter-spacing="normal" fo:language="es" fo:country="MX" fo:font-style="normal" fo:font-weight="normal" officeooo:rsid="012818e6" style:font-size-asian="11pt" style:font-size-complex="11pt"/>
    </style:style>
    <style:style style:name="T109" style:family="text">
      <style:text-properties fo:font-variant="normal" fo:text-transform="none" fo:color="#000000" loext:opacity="100%" style:font-name="sans-serif" fo:font-size="11pt" fo:letter-spacing="normal" fo:language="es" fo:country="MX" fo:font-style="normal" fo:font-weight="normal" officeooo:rsid="012c2699" style:font-size-asian="11pt" style:font-size-complex="11pt"/>
    </style:style>
    <style:style style:name="T110" style:family="text">
      <style:text-properties fo:font-variant="normal" fo:text-transform="none" fo:color="#000000" loext:opacity="100%" style:font-name="sans-serif" fo:font-size="11pt" fo:letter-spacing="normal" fo:language="es" fo:country="MX" fo:font-style="normal" fo:font-weight="normal" officeooo:rsid="012e7161" style:font-size-asian="11pt" style:font-size-complex="11pt"/>
    </style:style>
    <style:style style:name="T111" style:family="text">
      <style:text-properties fo:font-variant="normal" fo:text-transform="none" fo:color="#000000" loext:opacity="100%" style:font-name="sans-serif" fo:font-size="11pt" fo:letter-spacing="normal" fo:language="es" fo:country="MX" fo:font-style="normal" fo:font-weight="normal" officeooo:rsid="012eaf15" style:font-size-asian="11pt" style:font-size-complex="11pt"/>
    </style:style>
    <style:style style:name="T112" style:family="text">
      <style:text-properties fo:font-variant="normal" fo:text-transform="none" fo:color="#000000" loext:opacity="100%" style:font-name="sans-serif" fo:font-size="11pt" fo:letter-spacing="normal" fo:language="es" fo:country="MX" fo:font-style="normal" fo:font-weight="normal" officeooo:rsid="013fe32e" style:font-size-asian="11pt" style:font-size-complex="11pt"/>
    </style:style>
    <style:style style:name="T113" style:family="text">
      <style:text-properties fo:font-variant="normal" fo:text-transform="none" fo:color="#000000" loext:opacity="100%" style:font-name="sans-serif" fo:font-size="11pt" fo:letter-spacing="normal" fo:language="es" fo:country="MX" fo:font-style="normal" fo:font-weight="normal" officeooo:rsid="013ffcf7" style:font-size-asian="11pt" style:font-size-complex="11pt"/>
    </style:style>
    <style:style style:name="T114" style:family="text">
      <style:text-properties fo:font-variant="normal" fo:text-transform="none" fo:color="#000000" loext:opacity="100%" style:font-name="sans-serif" fo:font-size="11pt" fo:letter-spacing="normal" fo:language="es" fo:country="MX" fo:font-style="normal" fo:font-weight="normal" officeooo:rsid="01425a29" style:font-size-asian="11pt" style:font-size-complex="11pt"/>
    </style:style>
    <style:style style:name="T115" style:family="text">
      <style:text-properties fo:font-variant="normal" fo:text-transform="none" fo:color="#000000" loext:opacity="100%" style:font-name="sans-serif" fo:font-size="11pt" fo:letter-spacing="normal" fo:language="es" fo:country="MX" fo:font-style="normal" fo:font-weight="normal" officeooo:rsid="01792a0f" style:font-size-asian="11pt" style:font-size-complex="11pt"/>
    </style:style>
    <style:style style:name="T116" style:family="text">
      <style:text-properties fo:font-variant="normal" fo:text-transform="none" fo:color="#000000" loext:opacity="100%" style:font-name="sans-serif" fo:font-size="11pt" fo:letter-spacing="normal" fo:language="es" fo:country="MX" fo:font-style="normal" fo:font-weight="normal" officeooo:rsid="0117be9e" style:font-size-asian="11pt" style:font-style-asian="normal" style:font-size-complex="11pt" style:font-style-complex="normal"/>
    </style:style>
    <style:style style:name="T117" style:family="text">
      <style:text-properties fo:font-variant="normal" fo:text-transform="none" fo:color="#000000" loext:opacity="100%" style:font-name="sans-serif" fo:font-size="11pt" fo:letter-spacing="normal" fo:language="es" fo:country="MX" fo:font-style="normal" fo:font-weight="normal" officeooo:rsid="002611b9" style:font-size-asian="11pt" style:font-style-asian="italic" style:font-size-complex="11pt" style:font-style-complex="italic"/>
    </style:style>
    <style:style style:name="T118" style:family="text">
      <style:text-properties fo:font-variant="normal" fo:text-transform="none" fo:color="#000000" loext:opacity="100%" style:font-name="sans-serif" fo:font-size="11pt" fo:letter-spacing="normal" fo:language="es" fo:country="MX" fo:font-style="normal" fo:font-weight="normal" officeooo:rsid="0118bb56" style:font-size-asian="11pt" style:font-style-asian="italic" style:font-size-complex="11pt" style:font-style-complex="italic"/>
    </style:style>
    <style:style style:name="T119" style:family="text">
      <style:text-properties fo:font-variant="normal" fo:text-transform="none" fo:color="#000000" loext:opacity="100%" style:font-name="sans-serif" fo:font-size="11pt" fo:letter-spacing="normal" fo:language="es" fo:country="MX" fo:font-style="normal" fo:font-weight="normal" officeooo:rsid="00849395" style:font-size-asian="11pt" style:font-style-asian="italic" style:font-size-complex="11pt" style:font-style-complex="italic"/>
    </style:style>
    <style:style style:name="T120" style:family="text">
      <style:text-properties fo:font-variant="normal" fo:text-transform="none" fo:color="#000000" loext:opacity="100%" style:font-name="sans-serif" fo:font-size="11pt" fo:letter-spacing="normal" fo:language="es" fo:country="MX" fo:font-style="normal" fo:font-weight="normal" officeooo:rsid="019325d3" style:font-size-asian="11pt" style:font-style-asian="italic" style:font-size-complex="11pt" style:font-style-complex="italic"/>
    </style:style>
    <style:style style:name="T121" style:family="text">
      <style:text-properties fo:font-variant="normal" fo:text-transform="none" fo:color="#000000" loext:opacity="100%" style:font-name="sans-serif" fo:font-size="11pt" fo:letter-spacing="normal" fo:language="es" fo:country="MX" fo:font-style="normal" fo:font-weight="normal" officeooo:rsid="004b1916" style:font-name-asian="Liberation Mono" style:font-size-asian="11pt" style:font-name-complex="Liberation Mono" style:font-size-complex="11pt"/>
    </style:style>
    <style:style style:name="T122" style:family="text">
      <style:text-properties fo:font-variant="normal" fo:text-transform="none" fo:color="#000000" loext:opacity="100%" style:font-name="sans-serif" fo:font-size="11pt" fo:letter-spacing="normal" fo:language="es" fo:country="MX" fo:font-style="normal" fo:font-weight="normal" officeooo:rsid="004ce827" style:font-name-asian="Liberation Mono" style:font-size-asian="11pt" style:font-name-complex="Liberation Mono" style:font-size-complex="11pt"/>
    </style:style>
    <style:style style:name="T123" style:family="text">
      <style:text-properties fo:font-variant="normal" fo:text-transform="none" fo:color="#000000" loext:opacity="100%" style:font-name="sans-serif" fo:font-size="11pt" fo:letter-spacing="normal" fo:language="es" fo:country="MX" fo:font-style="normal" fo:font-weight="normal" officeooo:rsid="00519deb" style:font-name-asian="Liberation Mono" style:font-size-asian="11pt" style:font-name-complex="Liberation Mono" style:font-size-complex="11pt"/>
    </style:style>
    <style:style style:name="T124" style:family="text">
      <style:text-properties fo:font-variant="normal" fo:text-transform="none" fo:color="#000000" loext:opacity="100%" style:font-name="sans-serif" fo:font-size="11pt" fo:letter-spacing="normal" fo:language="es" fo:country="MX" fo:font-style="normal" fo:font-weight="normal" officeooo:rsid="005213e2" style:font-name-asian="Liberation Mono" style:font-size-asian="11pt" style:font-name-complex="Liberation Mono" style:font-size-complex="11pt"/>
    </style:style>
    <style:style style:name="T125" style:family="text">
      <style:text-properties fo:font-variant="normal" fo:text-transform="none" fo:color="#000000" loext:opacity="100%" style:font-name="sans-serif" fo:font-size="11pt" fo:letter-spacing="normal" fo:language="es" fo:country="MX" fo:font-style="normal" fo:font-weight="normal" officeooo:rsid="005ca1d2" style:font-name-asian="Liberation Mono" style:font-size-asian="11pt" style:font-name-complex="Liberation Mono" style:font-size-complex="11pt"/>
    </style:style>
    <style:style style:name="T126" style:family="text">
      <style:text-properties fo:font-variant="normal" fo:text-transform="none" fo:color="#000000" loext:opacity="100%" style:font-name="sans-serif" fo:font-size="11pt" fo:letter-spacing="normal" fo:language="es" fo:country="MX" fo:font-style="normal" fo:font-weight="normal" officeooo:rsid="0118bb56" style:font-name-asian="Liberation Mono" style:font-size-asian="11pt" style:font-style-asian="italic" style:font-name-complex="Liberation Mono" style:font-size-complex="11pt" style:font-style-complex="italic"/>
    </style:style>
    <style:style style:name="T127" style:family="text">
      <style:text-properties fo:font-variant="normal" fo:text-transform="none" fo:color="#000000" loext:opacity="100%" style:font-name="sans-serif" fo:font-size="11pt" fo:letter-spacing="normal" fo:language="es" fo:country="MX" fo:font-style="italic" fo:font-weight="normal" officeooo:rsid="011abca5" style:font-size-asian="11pt" style:font-style-asian="italic" style:font-size-complex="11pt" style:font-style-complex="italic"/>
    </style:style>
    <style:style style:name="T128" style:family="text">
      <style:text-properties fo:font-variant="normal" fo:text-transform="none" fo:color="#000000" loext:opacity="100%" style:font-name="sans-serif" fo:font-size="11pt" fo:letter-spacing="normal" fo:font-style="italic" fo:font-weight="normal" officeooo:rsid="0024ff00" style:font-size-asian="11pt" style:font-size-complex="11pt"/>
    </style:style>
    <style:style style:name="T129" style:family="text">
      <style:text-properties fo:font-variant="normal" fo:text-transform="none" fo:color="#000000" loext:opacity="100%" style:font-name="sans-serif" fo:letter-spacing="normal" fo:font-style="normal" fo:font-weight="normal"/>
    </style:style>
    <style:style style:name="T130" style:family="text">
      <style:text-properties fo:font-variant="normal" fo:text-transform="none" fo:color="#000000" loext:opacity="100%" style:font-name="sans-serif" fo:letter-spacing="normal" fo:font-style="normal" fo:font-weight="normal" officeooo:rsid="0013c741"/>
    </style:style>
    <style:style style:name="T131" style:family="text">
      <style:text-properties fo:font-variant="normal" fo:text-transform="none" fo:color="#000000" loext:opacity="100%" style:font-name="sans-serif" fo:letter-spacing="normal" fo:font-style="normal" fo:font-weight="normal" officeooo:rsid="00419436"/>
    </style:style>
    <style:style style:name="T132" style:family="text">
      <style:text-properties fo:font-variant="normal" fo:text-transform="none" fo:color="#000000" loext:opacity="100%" style:font-name="sans-serif" fo:letter-spacing="normal" fo:font-style="normal" fo:font-weight="normal" officeooo:rsid="01081dd2"/>
    </style:style>
    <style:style style:name="T133" style:family="text">
      <style:text-properties fo:font-variant="normal" fo:text-transform="none" fo:color="#000000" loext:opacity="100%" style:font-name="sans-serif" fo:letter-spacing="normal" fo:font-style="normal" fo:font-weight="normal" officeooo:rsid="00acfa86"/>
    </style:style>
    <style:style style:name="T134" style:family="text">
      <style:text-properties fo:font-variant="normal" fo:text-transform="none" fo:color="#000000" loext:opacity="100%" style:font-name="sans-serif" fo:letter-spacing="normal" fo:font-style="normal" fo:font-weight="normal" officeooo:rsid="002c7f30"/>
    </style:style>
    <style:style style:name="T135" style:family="text">
      <style:text-properties fo:font-variant="normal" fo:text-transform="none" fo:color="#000000" loext:opacity="100%" style:font-name="sans-serif" fo:letter-spacing="normal" fo:font-style="normal" fo:font-weight="normal" officeooo:rsid="009a3413"/>
    </style:style>
    <style:style style:name="T136" style:family="text">
      <style:text-properties fo:font-variant="normal" fo:text-transform="none" fo:color="#000000" loext:opacity="100%" style:font-name="sans-serif" fo:letter-spacing="normal" fo:language="es" fo:country="ES" fo:font-style="normal" fo:font-weight="normal" officeooo:rsid="003b8490" style:font-weight-asian="bold" style:font-weight-complex="bold"/>
    </style:style>
    <style:style style:name="T137" style:family="text">
      <style:text-properties fo:font-variant="normal" fo:text-transform="none" fo:color="#000000" loext:opacity="100%" style:font-name="sans-serif" fo:letter-spacing="normal" fo:language="es" fo:country="ES" fo:font-style="normal" fo:font-weight="normal" officeooo:rsid="00a424de" style:font-weight-asian="bold" style:font-weight-complex="bold"/>
    </style:style>
    <style:style style:name="T138" style:family="text">
      <style:text-properties fo:font-variant="normal" fo:text-transform="none" fo:color="#000000" loext:opacity="100%" style:font-name="sans-serif" fo:letter-spacing="normal" fo:language="es" fo:country="ES" fo:font-style="normal" fo:font-weight="normal" officeooo:rsid="003ca86e" style:font-weight-asian="bold" style:font-weight-complex="bold"/>
    </style:style>
    <style:style style:name="T139" style:family="text">
      <style:text-properties fo:font-variant="normal" fo:text-transform="none" fo:color="#000000" loext:opacity="100%" style:font-name="sans-serif" fo:letter-spacing="normal" fo:language="es" fo:country="ES" fo:font-style="normal" fo:font-weight="normal" officeooo:rsid="00a7d388" style:font-weight-asian="bold" style:font-weight-complex="bold"/>
    </style:style>
    <style:style style:name="T140" style:family="text">
      <style:text-properties fo:font-variant="normal" fo:text-transform="none" fo:color="#000000" loext:opacity="100%" style:font-name="sans-serif" fo:letter-spacing="normal" fo:language="es" fo:country="ES" fo:font-style="normal" fo:font-weight="normal" officeooo:rsid="00b1c787" style:font-weight-asian="bold" style:font-weight-complex="bold"/>
    </style:style>
    <style:style style:name="T141" style:family="text">
      <style:text-properties fo:font-variant="normal" fo:text-transform="none" fo:color="#000000" loext:opacity="100%" style:font-name="sans-serif" fo:letter-spacing="normal" fo:language="es" fo:country="ES" fo:font-style="normal" fo:font-weight="normal" officeooo:rsid="018a9832" style:font-weight-asian="bold" style:font-weight-complex="bold"/>
    </style:style>
    <style:style style:name="T142" style:family="text">
      <style:text-properties fo:font-variant="normal" fo:text-transform="none" fo:color="#000000" loext:opacity="100%" style:font-name="Liberation Sans1" fo:font-size="11pt" fo:letter-spacing="normal" fo:language="es" fo:country="MX" fo:font-style="normal" fo:font-weight="normal" style:font-size-asian="11pt" style:font-size-complex="11pt"/>
    </style:style>
    <style:style style:name="T143" style:family="text">
      <style:text-properties fo:font-variant="normal" fo:text-transform="none" fo:color="#000000" loext:opacity="100%" style:font-name="Liberation Sans1" fo:font-size="11pt" fo:letter-spacing="normal" fo:language="es" fo:country="MX" fo:font-style="normal" fo:font-weight="normal" officeooo:rsid="0073489f" style:font-size-asian="11pt" style:font-size-complex="11pt"/>
    </style:style>
    <style:style style:name="T144" style:family="text">
      <style:text-properties fo:font-variant="normal" fo:text-transform="none" fo:color="#000000" loext:opacity="100%" style:font-name="Liberation Sans1" fo:font-size="11pt" fo:letter-spacing="normal" fo:language="es" fo:country="MX" fo:font-style="normal" fo:font-weight="normal" officeooo:rsid="007418f1" style:font-size-asian="11pt" style:font-size-complex="11pt"/>
    </style:style>
    <style:style style:name="T145" style:family="text">
      <style:text-properties fo:font-variant="normal" fo:text-transform="none" fo:color="#000000" loext:opacity="100%" style:font-name="Liberation Sans1" fo:font-size="11pt" fo:letter-spacing="normal" fo:language="es" fo:country="MX" fo:font-style="normal" fo:font-weight="normal" officeooo:rsid="00309b40" style:font-size-asian="11pt" style:font-size-complex="11pt"/>
    </style:style>
    <style:style style:name="T146" style:family="text">
      <style:text-properties fo:font-variant="normal" fo:text-transform="none" fo:color="#000000" loext:opacity="100%" style:font-name="Liberation Sans1" fo:font-size="11pt" fo:letter-spacing="normal" fo:language="es" fo:country="MX" fo:font-style="normal" fo:font-weight="normal" officeooo:rsid="001a2fbb" style:font-size-asian="11pt" style:font-size-complex="11pt"/>
    </style:style>
    <style:style style:name="T147" style:family="text">
      <style:text-properties fo:font-variant="normal" fo:text-transform="none" fo:color="#000000" loext:opacity="100%" style:font-name="Liberation Sans1" fo:font-size="11pt" fo:letter-spacing="normal" fo:language="es" fo:country="MX" fo:font-style="normal" fo:font-weight="normal" officeooo:rsid="001cbdc8" style:font-size-asian="11pt" style:font-size-complex="11pt"/>
    </style:style>
    <style:style style:name="T148" style:family="text">
      <style:text-properties fo:font-variant="normal" fo:text-transform="none" fo:color="#000000" loext:opacity="100%" style:font-name="Liberation Sans1" fo:font-size="11pt" fo:letter-spacing="normal" fo:language="es" fo:country="MX" fo:font-style="normal" fo:font-weight="normal" officeooo:rsid="001f369e" style:font-size-asian="11pt" style:font-size-complex="11pt"/>
    </style:style>
    <style:style style:name="T149" style:family="text">
      <style:text-properties fo:font-variant="normal" fo:text-transform="none" fo:color="#000000" loext:opacity="100%" style:font-name="Liberation Sans1" fo:font-size="11pt" fo:letter-spacing="normal" fo:language="es" fo:country="MX" fo:font-style="normal" fo:font-weight="normal" officeooo:rsid="001da194" style:font-size-asian="11pt" style:font-size-complex="11pt"/>
    </style:style>
    <style:style style:name="T150" style:family="text">
      <style:text-properties fo:font-variant="normal" fo:text-transform="none" fo:color="#000000" loext:opacity="100%" style:font-name="Liberation Sans1" fo:font-size="11pt" fo:letter-spacing="normal" fo:language="es" fo:country="MX" fo:font-style="normal" fo:font-weight="normal" officeooo:rsid="00802291" style:font-size-asian="11pt" style:font-size-complex="11pt"/>
    </style:style>
    <style:style style:name="T151" style:family="text">
      <style:text-properties fo:font-variant="normal" fo:text-transform="none" fo:color="#000000" loext:opacity="100%" style:font-name="Liberation Sans1" fo:font-size="11pt" fo:letter-spacing="normal" fo:language="es" fo:country="MX" fo:font-style="normal" fo:font-weight="normal" officeooo:rsid="00102428" style:font-size-asian="11pt" style:font-size-complex="11pt"/>
    </style:style>
    <style:style style:name="T152" style:family="text">
      <style:text-properties fo:font-variant="normal" fo:text-transform="none" fo:color="#000000" loext:opacity="100%" style:font-name="Liberation Sans1" fo:font-size="11pt" fo:letter-spacing="normal" fo:language="es" fo:country="MX" fo:font-style="normal" fo:font-weight="normal" officeooo:rsid="0022aed8" style:font-size-asian="11pt" style:font-size-complex="11pt"/>
    </style:style>
    <style:style style:name="T153" style:family="text">
      <style:text-properties fo:font-variant="normal" fo:text-transform="none" fo:color="#000000" loext:opacity="100%" style:font-name="Liberation Sans1" fo:font-size="11pt" fo:letter-spacing="normal" fo:language="es" fo:country="MX" fo:font-style="normal" fo:font-weight="normal" officeooo:rsid="00ac5da6" style:font-size-asian="11pt" style:font-size-complex="11pt"/>
    </style:style>
    <style:style style:name="T154" style:family="text">
      <style:text-properties fo:font-variant="normal" fo:text-transform="none" fo:color="#000000" loext:opacity="100%" style:font-name="Liberation Sans1" fo:font-size="11pt" fo:letter-spacing="normal" fo:language="es" fo:country="MX" fo:font-style="normal" fo:font-weight="normal" officeooo:rsid="009f3ff5" style:font-size-asian="11pt" style:font-size-complex="11pt"/>
    </style:style>
    <style:style style:name="T155" style:family="text">
      <style:text-properties fo:font-variant="normal" fo:text-transform="none" fo:color="#000000" loext:opacity="100%" style:font-name="Liberation Sans1" fo:font-size="11pt" fo:letter-spacing="normal" fo:language="es" fo:country="MX" fo:font-style="normal" fo:font-weight="normal" officeooo:rsid="00c7fff0" style:font-size-asian="11pt" style:font-size-complex="11pt"/>
    </style:style>
    <style:style style:name="T156" style:family="text">
      <style:text-properties fo:font-variant="normal" fo:text-transform="none" fo:color="#000000" loext:opacity="100%" style:font-name="Liberation Sans1" fo:font-size="11pt" fo:letter-spacing="normal" fo:language="es" fo:country="MX" fo:font-style="normal" fo:font-weight="normal" officeooo:rsid="00a10bb2" style:font-size-asian="11pt" style:font-size-complex="11pt"/>
    </style:style>
    <style:style style:name="T157" style:family="text">
      <style:text-properties fo:font-variant="normal" fo:text-transform="none" fo:color="#000000" loext:opacity="100%" style:font-name="Liberation Sans1" fo:font-size="11pt" fo:letter-spacing="normal" fo:language="es" fo:country="MX" fo:font-style="normal" fo:font-weight="normal" officeooo:rsid="00a7f29f" style:font-size-asian="11pt" style:font-size-complex="11pt"/>
    </style:style>
    <style:style style:name="T158" style:family="text">
      <style:text-properties fo:font-variant="normal" fo:text-transform="none" fo:color="#000000" loext:opacity="100%" style:font-name="Liberation Sans1" fo:font-size="11pt" fo:letter-spacing="normal" fo:language="es" fo:country="MX" fo:font-style="normal" fo:font-weight="normal" officeooo:rsid="001293b1" style:font-size-asian="11pt" style:font-size-complex="11pt"/>
    </style:style>
    <style:style style:name="T159" style:family="text">
      <style:text-properties fo:font-variant="normal" fo:text-transform="none" fo:color="#000000" loext:opacity="100%" style:font-name="Liberation Sans1" fo:font-size="11pt" fo:letter-spacing="normal" fo:language="es" fo:country="MX" fo:font-style="normal" fo:font-weight="normal" officeooo:rsid="0056eeac" style:font-size-asian="11pt" style:font-size-complex="11pt"/>
    </style:style>
    <style:style style:name="T160" style:family="text">
      <style:text-properties fo:font-variant="normal" fo:text-transform="none" fo:color="#000000" loext:opacity="100%" style:font-name="Liberation Sans1" fo:font-size="11pt" fo:letter-spacing="normal" fo:language="es" fo:country="MX" fo:font-style="normal" fo:font-weight="normal" officeooo:rsid="0013a837" style:font-size-asian="11pt" style:font-size-complex="11pt"/>
    </style:style>
    <style:style style:name="T161" style:family="text">
      <style:text-properties fo:font-variant="normal" fo:text-transform="none" fo:color="#000000" loext:opacity="100%" style:font-name="Liberation Sans1" fo:font-size="11pt" fo:letter-spacing="normal" fo:language="es" fo:country="MX" fo:font-style="normal" fo:font-weight="normal" officeooo:rsid="011c25b8" style:font-size-asian="11pt" style:font-size-complex="11pt"/>
    </style:style>
    <style:style style:name="T162" style:family="text">
      <style:text-properties fo:font-variant="normal" fo:text-transform="none" fo:color="#000000" loext:opacity="100%" style:font-name="Liberation Sans1" fo:font-size="11pt" fo:letter-spacing="normal" fo:language="es" fo:country="MX" fo:font-style="normal" fo:font-weight="normal" officeooo:rsid="01081dd2" style:font-size-asian="11pt" style:font-size-complex="11pt"/>
    </style:style>
    <style:style style:name="T163" style:family="text">
      <style:text-properties fo:font-variant="normal" fo:text-transform="none" fo:color="#000000" loext:opacity="100%" style:font-name="Liberation Sans1" fo:font-size="11pt" fo:letter-spacing="normal" fo:language="es" fo:country="MX" fo:font-style="normal" fo:font-weight="normal" officeooo:rsid="00acfa86" style:font-size-asian="11pt" style:font-size-complex="11pt"/>
    </style:style>
    <style:style style:name="T164" style:family="text">
      <style:text-properties fo:font-variant="normal" fo:text-transform="none" fo:color="#000000" loext:opacity="100%" style:font-name="Liberation Sans1" fo:font-size="11pt" fo:letter-spacing="normal" fo:language="es" fo:country="MX" fo:font-style="normal" fo:font-weight="normal" officeooo:rsid="002c7f30" style:font-size-asian="11pt" style:font-size-complex="11pt"/>
    </style:style>
    <style:style style:name="T165" style:family="text">
      <style:text-properties fo:font-variant="normal" fo:text-transform="none" fo:color="#000000" loext:opacity="100%" style:font-name="Liberation Sans1" fo:font-size="11pt" fo:letter-spacing="normal" fo:language="es" fo:country="MX" fo:font-style="normal" fo:font-weight="normal" officeooo:rsid="004ce827" style:font-size-asian="11pt" style:font-size-complex="11pt"/>
    </style:style>
    <style:style style:name="T166" style:family="text">
      <style:text-properties fo:font-variant="normal" fo:text-transform="none" fo:color="#000000" loext:opacity="100%" style:font-name="Liberation Sans1" fo:font-size="11pt" fo:letter-spacing="normal" fo:language="es" fo:country="MX" fo:font-style="normal" fo:font-weight="normal" officeooo:rsid="010828bf" style:font-size-asian="11pt" style:font-size-complex="11pt"/>
    </style:style>
    <style:style style:name="T167" style:family="text">
      <style:text-properties fo:font-variant="normal" fo:text-transform="none" fo:color="#000000" loext:opacity="100%" style:font-name="Liberation Sans1" fo:font-size="11pt" fo:letter-spacing="normal" fo:language="es" fo:country="MX" fo:font-style="normal" fo:font-weight="normal" officeooo:rsid="0049833f" style:font-size-asian="11pt" style:font-size-complex="11pt"/>
    </style:style>
    <style:style style:name="T168" style:family="text">
      <style:text-properties fo:font-variant="normal" fo:text-transform="none" fo:color="#000000" loext:opacity="100%" style:font-name="Liberation Sans1" fo:font-size="11pt" fo:letter-spacing="normal" fo:language="es" fo:country="MX" fo:font-style="normal" fo:font-weight="normal" officeooo:rsid="00ae4172" style:font-size-asian="11pt" style:font-size-complex="11pt"/>
    </style:style>
    <style:style style:name="T169" style:family="text">
      <style:text-properties fo:font-variant="normal" fo:text-transform="none" fo:color="#000000" loext:opacity="100%" style:font-name="Liberation Sans1" fo:font-size="11pt" fo:letter-spacing="normal" fo:language="es" fo:country="MX" fo:font-style="normal" fo:font-weight="normal" officeooo:rsid="0029427a" style:font-size-asian="11pt" style:font-size-complex="11pt"/>
    </style:style>
    <style:style style:name="T170" style:family="text">
      <style:text-properties fo:font-variant="normal" fo:text-transform="none" fo:color="#000000" loext:opacity="100%" style:font-name="Liberation Sans1" fo:font-size="11pt" fo:letter-spacing="normal" fo:language="es" fo:country="MX" fo:font-style="normal" fo:font-weight="normal" officeooo:rsid="00218e90" style:font-size-asian="11pt" style:font-size-complex="11pt"/>
    </style:style>
    <style:style style:name="T171" style:family="text">
      <style:text-properties fo:font-variant="normal" fo:text-transform="none" fo:color="#000000" loext:opacity="100%" style:font-name="Liberation Sans1" fo:font-size="11pt" fo:letter-spacing="normal" fo:language="es" fo:country="MX" fo:font-style="normal" fo:font-weight="normal" officeooo:rsid="00363b9f" style:font-size-asian="11pt" style:font-size-complex="11pt"/>
    </style:style>
    <style:style style:name="T172" style:family="text">
      <style:text-properties fo:font-variant="normal" fo:text-transform="none" fo:color="#000000" loext:opacity="100%" style:font-name="Liberation Sans1" fo:font-size="11pt" fo:letter-spacing="normal" fo:language="es" fo:country="MX" fo:font-style="normal" fo:font-weight="normal" officeooo:rsid="00474661" style:font-size-asian="11pt" style:font-size-complex="11pt"/>
    </style:style>
    <style:style style:name="T173" style:family="text">
      <style:text-properties fo:font-variant="normal" fo:text-transform="none" fo:color="#000000" loext:opacity="100%" style:font-name="Liberation Sans1" fo:font-size="11pt" fo:letter-spacing="normal" fo:language="es" fo:country="MX" fo:font-style="normal" fo:font-weight="normal" officeooo:rsid="004b1916" style:font-size-asian="11pt" style:font-size-complex="11pt"/>
    </style:style>
    <style:style style:name="T174" style:family="text">
      <style:text-properties fo:font-variant="normal" fo:text-transform="none" fo:color="#000000" loext:opacity="100%" style:font-name="Liberation Sans1" fo:font-size="11pt" fo:letter-spacing="normal" fo:language="es" fo:country="MX" fo:font-style="normal" fo:font-weight="normal" officeooo:rsid="00326a26" style:font-size-asian="11pt" style:font-size-complex="11pt"/>
    </style:style>
    <style:style style:name="T175" style:family="text">
      <style:text-properties fo:font-variant="normal" fo:text-transform="none" fo:color="#000000" loext:opacity="100%" style:font-name="Liberation Sans1" fo:font-size="11pt" fo:letter-spacing="normal" fo:language="es" fo:country="MX" fo:font-style="normal" fo:font-weight="normal" officeooo:rsid="00402cb2" style:font-size-asian="11pt" style:font-size-complex="11pt"/>
    </style:style>
    <style:style style:name="T176" style:family="text">
      <style:text-properties fo:font-variant="normal" fo:text-transform="none" fo:color="#000000" loext:opacity="100%" style:font-name="Liberation Sans1" fo:font-size="11pt" fo:letter-spacing="normal" fo:language="es" fo:country="MX" fo:font-style="normal" fo:font-weight="normal" officeooo:rsid="00247672" style:font-size-asian="11pt" style:font-size-complex="11pt"/>
    </style:style>
    <style:style style:name="T177" style:family="text">
      <style:text-properties fo:font-variant="normal" fo:text-transform="none" fo:color="#000000" loext:opacity="100%" style:font-name="Liberation Sans1" fo:font-size="11pt" fo:letter-spacing="normal" fo:language="es" fo:country="MX" fo:font-style="normal" fo:font-weight="normal" officeooo:rsid="005213e2" style:font-size-asian="11pt" style:font-size-complex="11pt"/>
    </style:style>
    <style:style style:name="T178" style:family="text">
      <style:text-properties fo:font-variant="normal" fo:text-transform="none" fo:color="#000000" loext:opacity="100%" style:font-name="Liberation Sans1" fo:font-size="11pt" fo:letter-spacing="normal" fo:language="es" fo:country="MX" fo:font-style="normal" fo:font-weight="normal" officeooo:rsid="00519deb" style:font-size-asian="11pt" style:font-size-complex="11pt"/>
    </style:style>
    <style:style style:name="T179" style:family="text">
      <style:text-properties fo:font-variant="normal" fo:text-transform="none" fo:color="#000000" loext:opacity="100%" style:font-name="Liberation Sans1" fo:font-size="11pt" fo:letter-spacing="normal" fo:language="es" fo:country="MX" fo:font-style="normal" fo:font-weight="normal" officeooo:rsid="00524a62" style:font-size-asian="11pt" style:font-size-complex="11pt"/>
    </style:style>
    <style:style style:name="T180" style:family="text">
      <style:text-properties fo:font-variant="normal" fo:text-transform="none" fo:color="#000000" loext:opacity="100%" style:font-name="Liberation Sans1" fo:font-size="11pt" fo:letter-spacing="normal" fo:language="es" fo:country="MX" fo:font-style="normal" fo:font-weight="normal" officeooo:rsid="0057b90a" style:font-size-asian="11pt" style:font-size-complex="11pt"/>
    </style:style>
    <style:style style:name="T181" style:family="text">
      <style:text-properties fo:font-variant="normal" fo:text-transform="none" fo:color="#000000" loext:opacity="100%" style:font-name="Liberation Sans1" fo:font-size="11pt" fo:letter-spacing="normal" fo:language="es" fo:country="MX" fo:font-style="normal" fo:font-weight="normal" officeooo:rsid="00591f09" style:font-size-asian="11pt" style:font-size-complex="11pt"/>
    </style:style>
    <style:style style:name="T182" style:family="text">
      <style:text-properties fo:font-variant="normal" fo:text-transform="none" fo:color="#000000" loext:opacity="100%" style:font-name="Liberation Sans1" fo:font-size="11pt" fo:letter-spacing="normal" fo:language="es" fo:country="MX" fo:font-style="normal" fo:font-weight="normal" officeooo:rsid="005a1370" style:font-size-asian="11pt" style:font-size-complex="11pt"/>
    </style:style>
    <style:style style:name="T183" style:family="text">
      <style:text-properties fo:font-variant="normal" fo:text-transform="none" fo:color="#000000" loext:opacity="100%" style:font-name="Liberation Sans1" fo:font-size="11pt" fo:letter-spacing="normal" fo:language="es" fo:country="MX" fo:font-style="normal" fo:font-weight="normal" officeooo:rsid="0062786f" style:font-size-asian="11pt" style:font-size-complex="11pt"/>
    </style:style>
    <style:style style:name="T184" style:family="text">
      <style:text-properties fo:font-variant="normal" fo:text-transform="none" fo:color="#000000" loext:opacity="100%" style:font-name="Liberation Sans1" fo:font-size="11pt" fo:letter-spacing="normal" fo:language="es" fo:country="MX" fo:font-style="normal" fo:font-weight="normal" officeooo:rsid="00769d0a" style:font-size-asian="11pt" style:font-size-complex="11pt"/>
    </style:style>
    <style:style style:name="T185" style:family="text">
      <style:text-properties fo:font-variant="normal" fo:text-transform="none" fo:color="#000000" loext:opacity="100%" style:font-name="Liberation Sans1" fo:font-size="11pt" fo:letter-spacing="normal" fo:language="es" fo:country="MX" fo:font-style="normal" fo:font-weight="normal" officeooo:rsid="007cb5bc" style:font-size-asian="11pt" style:font-size-complex="11pt"/>
    </style:style>
    <style:style style:name="T186" style:family="text">
      <style:text-properties fo:font-variant="normal" fo:text-transform="none" fo:color="#000000" loext:opacity="100%" style:font-name="Liberation Sans1" fo:font-size="11pt" fo:letter-spacing="normal" fo:language="es" fo:country="MX" fo:font-style="normal" fo:font-weight="normal" officeooo:rsid="0042f669" style:font-size-asian="11pt" style:font-size-complex="11pt"/>
    </style:style>
    <style:style style:name="T187" style:family="text">
      <style:text-properties fo:font-variant="normal" fo:text-transform="none" fo:color="#000000" loext:opacity="100%" style:font-name="Liberation Sans1" fo:font-size="11pt" fo:letter-spacing="normal" fo:language="es" fo:country="MX" fo:font-style="normal" fo:font-weight="normal" officeooo:rsid="00230b51" style:font-size-asian="11pt" style:font-size-complex="11pt"/>
    </style:style>
    <style:style style:name="T188" style:family="text">
      <style:text-properties fo:font-variant="normal" fo:text-transform="none" fo:color="#000000" loext:opacity="100%" style:font-name="Liberation Sans1" fo:font-size="11pt" fo:letter-spacing="normal" fo:language="es" fo:country="MX" fo:font-style="normal" fo:font-weight="normal" officeooo:rsid="007ec1cd" style:font-size-asian="11pt" style:font-size-complex="11pt"/>
    </style:style>
    <style:style style:name="T189" style:family="text">
      <style:text-properties fo:font-variant="normal" fo:text-transform="none" fo:color="#000000" loext:opacity="100%" style:font-name="Liberation Sans1" fo:font-size="11pt" fo:letter-spacing="normal" fo:language="es" fo:country="MX" fo:font-style="normal" fo:font-weight="normal" officeooo:rsid="007352b6" style:font-size-asian="11pt" style:font-size-complex="11pt"/>
    </style:style>
    <style:style style:name="T190" style:family="text">
      <style:text-properties fo:font-variant="normal" fo:text-transform="none" fo:color="#000000" loext:opacity="100%" style:font-name="Liberation Sans1" fo:font-size="11pt" fo:letter-spacing="normal" fo:language="es" fo:country="MX" fo:font-style="normal" fo:font-weight="normal" officeooo:rsid="008fdbc0" style:font-size-asian="11pt" style:font-size-complex="11pt"/>
    </style:style>
    <style:style style:name="T191" style:family="text">
      <style:text-properties fo:font-variant="normal" fo:text-transform="none" fo:color="#000000" loext:opacity="100%" style:font-name="Liberation Sans1" fo:font-size="11pt" fo:letter-spacing="normal" fo:language="es" fo:country="MX" fo:font-style="normal" fo:font-weight="normal" officeooo:rsid="0090b6d5" style:font-size-asian="11pt" style:font-size-complex="11pt"/>
    </style:style>
    <style:style style:name="T192" style:family="text">
      <style:text-properties fo:font-variant="normal" fo:text-transform="none" fo:color="#000000" loext:opacity="100%" style:font-name="Liberation Sans1" fo:font-size="11pt" fo:letter-spacing="normal" fo:language="es" fo:country="MX" fo:font-style="normal" fo:font-weight="normal" officeooo:rsid="0077e8e7" style:font-size-asian="11pt" style:font-size-complex="11pt"/>
    </style:style>
    <style:style style:name="T193" style:family="text">
      <style:text-properties fo:font-variant="normal" fo:text-transform="none" fo:color="#000000" loext:opacity="100%" style:font-name="Liberation Sans1" fo:font-size="11pt" fo:letter-spacing="normal" fo:language="es" fo:country="MX" fo:font-style="normal" fo:font-weight="normal" officeooo:rsid="0093e883" style:font-size-asian="11pt" style:font-size-complex="11pt"/>
    </style:style>
    <style:style style:name="T194" style:family="text">
      <style:text-properties fo:font-variant="normal" fo:text-transform="none" fo:color="#000000" loext:opacity="100%" style:font-name="Liberation Sans1" fo:font-size="11pt" fo:letter-spacing="normal" fo:language="es" fo:country="MX" fo:font-style="normal" fo:font-weight="normal" officeooo:rsid="0096cae8" style:font-size-asian="11pt" style:font-size-complex="11pt"/>
    </style:style>
    <style:style style:name="T195" style:family="text">
      <style:text-properties fo:font-variant="normal" fo:text-transform="none" fo:color="#000000" loext:opacity="100%" style:font-name="Liberation Sans1" fo:font-size="11pt" fo:letter-spacing="normal" fo:language="es" fo:country="MX" fo:font-style="normal" fo:font-weight="normal" officeooo:rsid="0098b424" style:font-size-asian="11pt" style:font-size-complex="11pt"/>
    </style:style>
    <style:style style:name="T196" style:family="text">
      <style:text-properties fo:font-variant="normal" fo:text-transform="none" fo:color="#000000" loext:opacity="100%" style:font-name="Liberation Sans1" fo:font-size="11pt" fo:letter-spacing="normal" fo:language="es" fo:country="MX" fo:font-style="normal" fo:font-weight="normal" officeooo:rsid="00a1fecc" style:font-size-asian="11pt" style:font-size-complex="11pt"/>
    </style:style>
    <style:style style:name="T197" style:family="text">
      <style:text-properties fo:font-variant="normal" fo:text-transform="none" fo:color="#000000" loext:opacity="100%" style:font-name="Liberation Sans1" fo:font-size="11pt" fo:letter-spacing="normal" fo:language="es" fo:country="MX" fo:font-style="normal" fo:font-weight="normal" officeooo:rsid="002611b9" style:font-size-asian="11pt" style:font-size-complex="11pt"/>
    </style:style>
    <style:style style:name="T198" style:family="text">
      <style:text-properties fo:font-variant="normal" fo:text-transform="none" fo:color="#000000" loext:opacity="100%" style:font-name="Liberation Sans1" fo:font-size="11pt" fo:letter-spacing="normal" fo:language="es" fo:country="MX" fo:font-style="normal" fo:font-weight="normal" officeooo:rsid="00ce8b14" style:font-size-asian="11pt" style:font-size-complex="11pt"/>
    </style:style>
    <style:style style:name="T199" style:family="text">
      <style:text-properties fo:font-variant="normal" fo:text-transform="none" fo:color="#000000" loext:opacity="100%" style:font-name="Liberation Sans1" fo:font-size="11pt" fo:letter-spacing="normal" fo:language="es" fo:country="MX" fo:font-style="normal" fo:font-weight="normal" officeooo:rsid="00d14b1e" style:font-size-asian="11pt" style:font-size-complex="11pt"/>
    </style:style>
    <style:style style:name="T200" style:family="text">
      <style:text-properties fo:font-variant="normal" fo:text-transform="none" fo:color="#000000" loext:opacity="100%" style:font-name="Liberation Sans1" fo:font-size="11pt" fo:letter-spacing="normal" fo:language="es" fo:country="MX" fo:font-style="normal" fo:font-weight="normal" officeooo:rsid="00d1fe01" style:font-size-asian="11pt" style:font-size-complex="11pt"/>
    </style:style>
    <style:style style:name="T201" style:family="text">
      <style:text-properties fo:font-variant="normal" fo:text-transform="none" fo:color="#000000" loext:opacity="100%" style:font-name="Liberation Sans1" fo:font-size="11pt" fo:letter-spacing="normal" fo:language="es" fo:country="MX" fo:font-style="normal" fo:font-weight="normal" officeooo:rsid="00e7c02d" style:font-size-asian="11pt" style:font-size-complex="11pt"/>
    </style:style>
    <style:style style:name="T202" style:family="text">
      <style:text-properties fo:font-variant="normal" fo:text-transform="none" fo:color="#000000" loext:opacity="100%" style:font-name="Liberation Sans1" fo:font-size="11pt" fo:letter-spacing="normal" fo:language="es" fo:country="MX" fo:font-style="normal" fo:font-weight="normal" officeooo:rsid="0117be9e" style:font-size-asian="11pt" style:font-size-complex="11pt"/>
    </style:style>
    <style:style style:name="T203" style:family="text">
      <style:text-properties fo:font-variant="normal" fo:text-transform="none" fo:color="#000000" loext:opacity="100%" style:font-name="Liberation Sans1" fo:font-size="11pt" fo:letter-spacing="normal" fo:language="es" fo:country="MX" fo:font-style="normal" fo:font-weight="normal" officeooo:rsid="01180f14" style:font-size-asian="11pt" style:font-size-complex="11pt"/>
    </style:style>
    <style:style style:name="T204" style:family="text">
      <style:text-properties fo:font-variant="normal" fo:text-transform="none" fo:color="#000000" loext:opacity="100%" style:font-name="Liberation Sans1" fo:font-size="11pt" fo:letter-spacing="normal" fo:language="es" fo:country="MX" fo:font-style="normal" fo:font-weight="normal" officeooo:rsid="0118bb56" style:font-size-asian="11pt" style:font-size-complex="11pt"/>
    </style:style>
    <style:style style:name="T205" style:family="text">
      <style:text-properties fo:font-variant="normal" fo:text-transform="none" fo:color="#000000" loext:opacity="100%" style:font-name="Liberation Sans1" fo:font-size="11pt" fo:letter-spacing="normal" fo:language="es" fo:country="MX" fo:font-style="normal" fo:font-weight="normal" officeooo:rsid="011eadec" style:font-size-asian="11pt" style:font-size-complex="11pt"/>
    </style:style>
    <style:style style:name="T206" style:family="text">
      <style:text-properties fo:font-variant="normal" fo:text-transform="none" fo:color="#000000" loext:opacity="100%" style:font-name="Liberation Sans1" fo:font-size="11pt" fo:letter-spacing="normal" fo:language="es" fo:country="MX" fo:font-style="normal" fo:font-weight="normal" officeooo:rsid="01281b63" style:font-size-asian="11pt" style:font-size-complex="11pt"/>
    </style:style>
    <style:style style:name="T207" style:family="text">
      <style:text-properties fo:font-variant="normal" fo:text-transform="none" fo:color="#000000" loext:opacity="100%" style:font-name="Liberation Sans1" fo:font-size="11pt" fo:letter-spacing="normal" fo:language="es" fo:country="MX" fo:font-style="normal" fo:font-weight="normal" officeooo:rsid="014ef076" style:font-size-asian="11pt" style:font-size-complex="11pt"/>
    </style:style>
    <style:style style:name="T208" style:family="text">
      <style:text-properties fo:font-variant="normal" fo:text-transform="none" fo:color="#000000" loext:opacity="100%" style:font-name="Liberation Sans1" fo:font-size="11pt" fo:letter-spacing="normal" fo:language="es" fo:country="MX" fo:font-style="normal" fo:font-weight="normal" officeooo:rsid="00719fec" style:font-size-asian="11pt" style:font-size-complex="11pt"/>
    </style:style>
    <style:style style:name="T209" style:family="text">
      <style:text-properties fo:font-variant="normal" fo:text-transform="none" fo:color="#000000" loext:opacity="100%" style:font-name="Liberation Sans1" fo:font-size="11pt" fo:letter-spacing="normal" fo:language="es" fo:country="MX" fo:font-style="normal" fo:font-weight="normal" officeooo:rsid="0189ca9e" style:font-size-asian="11pt" style:font-size-complex="11pt"/>
    </style:style>
    <style:style style:name="T210" style:family="text">
      <style:text-properties fo:font-variant="normal" fo:text-transform="none" fo:color="#000000" loext:opacity="100%" style:font-name="Liberation Sans1" fo:font-size="11pt" fo:letter-spacing="normal" fo:language="es" fo:country="MX" fo:font-style="normal" fo:font-weight="normal" officeooo:rsid="01a0ba02" style:font-size-asian="11pt" style:font-size-complex="11pt"/>
    </style:style>
    <style:style style:name="T211" style:family="text">
      <style:text-properties fo:font-variant="normal" fo:text-transform="none" fo:color="#000000" loext:opacity="100%" style:font-name="Liberation Sans1" fo:font-size="11pt" fo:letter-spacing="normal" fo:language="es" fo:country="MX" fo:font-style="normal" fo:font-weight="normal" officeooo:rsid="01a50f4e" style:font-size-asian="11pt" style:font-size-complex="11pt"/>
    </style:style>
    <style:style style:name="T212" style:family="text">
      <style:text-properties fo:font-variant="normal" fo:text-transform="none" fo:color="#000000" loext:opacity="100%" style:font-name="Liberation Sans1" fo:font-size="11pt" fo:letter-spacing="normal" fo:language="es" fo:country="MX" fo:font-style="normal" fo:font-weight="normal" style:font-size-asian="11pt" style:font-style-asian="normal" style:font-size-complex="11pt" style:font-style-complex="normal"/>
    </style:style>
    <style:style style:name="T213" style:family="text">
      <style:text-properties fo:font-variant="normal" fo:text-transform="none" fo:color="#000000" loext:opacity="100%" style:font-name="Liberation Sans1" fo:font-size="11pt" fo:letter-spacing="normal" fo:language="es" fo:country="MX" fo:font-style="normal" fo:font-weight="normal" officeooo:rsid="003f92bd" style:font-size-asian="11pt" style:font-style-asian="normal" style:font-size-complex="11pt" style:font-style-complex="normal"/>
    </style:style>
    <style:style style:name="T214" style:family="text">
      <style:text-properties fo:font-variant="normal" fo:text-transform="none" fo:color="#000000" loext:opacity="100%" style:font-name="Liberation Sans1" fo:font-size="11pt" fo:letter-spacing="normal" fo:language="es" fo:country="MX" fo:font-style="normal" fo:font-weight="normal" officeooo:rsid="00d18cd1" style:font-size-asian="11pt" style:font-style-asian="normal" style:font-size-complex="11pt" style:font-style-complex="normal"/>
    </style:style>
    <style:style style:name="T215" style:family="text">
      <style:text-properties fo:font-variant="normal" fo:text-transform="none" fo:color="#000000" loext:opacity="100%" style:font-name="Liberation Sans1" fo:font-size="11pt" fo:letter-spacing="normal" fo:language="es" fo:country="MX" fo:font-style="normal" fo:font-weight="normal" officeooo:rsid="004fc186" style:font-size-asian="11pt" style:font-style-asian="normal" style:font-size-complex="11pt" style:font-style-complex="normal"/>
    </style:style>
    <style:style style:name="T216" style:family="text">
      <style:text-properties fo:font-variant="normal" fo:text-transform="none" fo:color="#000000" loext:opacity="100%" style:font-name="Liberation Sans1" fo:font-size="11pt" fo:letter-spacing="normal" fo:language="es" fo:country="MX" fo:font-style="normal" fo:font-weight="normal" officeooo:rsid="00150155" style:font-size-asian="11pt" style:font-style-asian="normal" style:font-size-complex="11pt" style:font-style-complex="normal"/>
    </style:style>
    <style:style style:name="T217" style:family="text">
      <style:text-properties fo:font-variant="normal" fo:text-transform="none" fo:color="#000000" loext:opacity="100%" style:font-name="Liberation Sans1" fo:font-size="11pt" fo:letter-spacing="normal" fo:language="es" fo:country="MX" fo:font-style="normal" fo:font-weight="normal" officeooo:rsid="0041a6db" style:font-size-asian="11pt" style:font-style-asian="normal" style:font-size-complex="11pt" style:font-style-complex="normal"/>
    </style:style>
    <style:style style:name="T218" style:family="text">
      <style:text-properties fo:font-variant="normal" fo:text-transform="none" fo:color="#000000" loext:opacity="100%" style:font-name="Liberation Sans1" fo:font-size="11pt" fo:letter-spacing="normal" fo:language="es" fo:country="MX" fo:font-style="normal" fo:font-weight="normal" officeooo:rsid="00745fc1" style:font-size-asian="11pt" style:font-style-asian="normal" style:font-size-complex="11pt" style:font-style-complex="normal"/>
    </style:style>
    <style:style style:name="T219" style:family="text">
      <style:text-properties fo:font-variant="normal" fo:text-transform="none" fo:color="#000000" loext:opacity="100%" style:font-name="Liberation Sans1" fo:font-size="11pt" fo:letter-spacing="normal" fo:language="es" fo:country="MX" fo:font-style="normal" fo:font-weight="normal" officeooo:rsid="00866cc8" style:font-size-asian="11pt" style:font-style-asian="normal" style:font-size-complex="11pt" style:font-style-complex="normal"/>
    </style:style>
    <style:style style:name="T220" style:family="text">
      <style:text-properties fo:font-variant="normal" fo:text-transform="none" fo:color="#000000" loext:opacity="100%" style:font-name="Liberation Sans1" fo:font-size="11pt" fo:letter-spacing="normal" fo:language="es" fo:country="MX" fo:font-style="normal" fo:font-weight="normal" officeooo:rsid="00f51255" style:font-size-asian="11pt" style:font-style-asian="normal" style:font-size-complex="11pt" style:font-style-complex="normal"/>
    </style:style>
    <style:style style:name="T221" style:family="text">
      <style:text-properties fo:font-variant="normal" fo:text-transform="none" fo:color="#000000" loext:opacity="100%" style:font-name="Liberation Sans1" fo:font-size="11pt" fo:letter-spacing="normal" fo:language="es" fo:country="MX" fo:font-style="normal" fo:font-weight="normal" officeooo:rsid="00f8cea1" style:font-size-asian="11pt" style:font-style-asian="normal" style:font-size-complex="11pt" style:font-style-complex="normal"/>
    </style:style>
    <style:style style:name="T222" style:family="text">
      <style:text-properties fo:font-variant="normal" fo:text-transform="none" fo:color="#000000" loext:opacity="100%" style:font-name="Liberation Sans1" fo:font-size="11pt" fo:letter-spacing="normal" fo:language="es" fo:country="MX" fo:font-style="normal" fo:font-weight="normal" officeooo:rsid="00f8133b" style:font-size-asian="11pt" style:font-style-asian="normal" style:font-size-complex="11pt" style:font-style-complex="normal"/>
    </style:style>
    <style:style style:name="T223" style:family="text">
      <style:text-properties fo:font-variant="normal" fo:text-transform="none" fo:color="#000000" loext:opacity="100%" style:font-name="Liberation Sans1" fo:font-size="11pt" fo:letter-spacing="normal" fo:language="es" fo:country="MX" fo:font-style="normal" fo:font-weight="normal" officeooo:rsid="007b3959" style:font-size-asian="11pt" style:font-style-asian="normal" style:font-size-complex="11pt" style:font-style-complex="normal"/>
    </style:style>
    <style:style style:name="T224" style:family="text">
      <style:text-properties fo:font-variant="normal" fo:text-transform="none" fo:color="#000000" loext:opacity="100%" style:font-name="Liberation Sans1" fo:font-size="11pt" fo:letter-spacing="normal" fo:language="es" fo:country="MX" fo:font-style="normal" fo:font-weight="normal" officeooo:rsid="0088212e" style:font-size-asian="11pt" style:font-style-asian="normal" style:font-size-complex="11pt" style:font-style-complex="normal"/>
    </style:style>
    <style:style style:name="T225" style:family="text">
      <style:text-properties fo:font-variant="normal" fo:text-transform="none" fo:color="#000000" loext:opacity="100%" style:font-name="Liberation Sans1" fo:font-size="11pt" fo:letter-spacing="normal" fo:language="es" fo:country="MX" fo:font-style="normal" fo:font-weight="normal" officeooo:rsid="00a03415" style:font-size-asian="11pt" style:font-style-asian="normal" style:font-size-complex="11pt" style:font-style-complex="normal"/>
    </style:style>
    <style:style style:name="T226" style:family="text">
      <style:text-properties fo:font-variant="normal" fo:text-transform="none" fo:color="#000000" loext:opacity="100%" style:font-name="Liberation Sans1" fo:font-size="11pt" fo:letter-spacing="normal" fo:language="es" fo:country="MX" fo:font-style="normal" fo:font-weight="normal" officeooo:rsid="010dc5bd" style:font-size-asian="11pt" style:font-style-asian="normal" style:font-size-complex="11pt" style:font-style-complex="normal"/>
    </style:style>
    <style:style style:name="T227" style:family="text">
      <style:text-properties fo:font-variant="normal" fo:text-transform="none" fo:color="#000000" loext:opacity="100%" style:font-name="Liberation Sans1" fo:font-size="11pt" fo:letter-spacing="normal" fo:language="es" fo:country="MX" fo:font-style="normal" fo:font-weight="normal" officeooo:rsid="014f317c" style:font-size-asian="11pt" style:font-style-asian="normal" style:font-size-complex="11pt" style:font-style-complex="normal"/>
    </style:style>
    <style:style style:name="T228" style:family="text">
      <style:text-properties fo:font-variant="normal" fo:text-transform="none" fo:color="#000000" loext:opacity="100%" style:font-name="Liberation Sans1" fo:font-size="11pt" fo:letter-spacing="normal" fo:language="es" fo:country="MX" fo:font-style="normal" fo:font-weight="normal" officeooo:rsid="01112a93" style:font-size-asian="11pt" style:font-weight-asian="normal" style:font-size-complex="11pt" style:font-weight-complex="normal"/>
    </style:style>
    <style:style style:name="T229" style:family="text">
      <style:text-properties fo:font-variant="normal" fo:text-transform="none" fo:color="#000000" loext:opacity="100%" style:font-name="Liberation Sans1" fo:font-size="11pt" fo:letter-spacing="normal" fo:language="es" fo:country="MX" fo:font-style="normal" fo:font-weight="normal" officeooo:rsid="0118bb56" style:font-size-asian="11pt" style:font-weight-asian="normal" style:font-size-complex="11pt" style:font-weight-complex="normal"/>
    </style:style>
    <style:style style:name="T230" style:family="text">
      <style:text-properties fo:font-variant="normal" fo:text-transform="none" fo:color="#000000" loext:opacity="100%" style:font-name="Liberation Sans1" fo:font-size="11pt" fo:letter-spacing="normal" fo:language="es" fo:country="MX" fo:font-style="normal" fo:font-weight="normal" officeooo:rsid="0117be9e" style:font-size-asian="11pt" style:font-weight-asian="normal" style:font-size-complex="11pt" style:font-weight-complex="normal"/>
    </style:style>
    <style:style style:name="T231" style:family="text">
      <style:text-properties fo:font-variant="normal" fo:text-transform="none" fo:color="#000000" loext:opacity="100%" style:font-name="Liberation Sans1" fo:font-size="11pt" fo:letter-spacing="normal" fo:language="es" fo:country="MX" fo:font-style="normal" fo:font-weight="normal" officeooo:rsid="002611b9" style:font-size-asian="11pt" style:font-weight-asian="normal" style:font-size-complex="11pt" style:font-weight-complex="normal"/>
    </style:style>
    <style:style style:name="T232" style:family="text">
      <style:text-properties fo:font-variant="normal" fo:text-transform="none" fo:color="#000000" loext:opacity="100%" style:font-name="Liberation Sans1" fo:font-size="11pt" fo:letter-spacing="normal" fo:language="es" fo:country="MX" fo:font-style="normal" fo:font-weight="normal" officeooo:rsid="012818e6" style:font-size-asian="11pt" style:font-weight-asian="normal" style:font-size-complex="11pt" style:font-weight-complex="normal"/>
    </style:style>
    <style:style style:name="T233" style:family="text">
      <style:text-properties fo:font-variant="normal" fo:text-transform="none" fo:color="#000000" loext:opacity="100%" style:font-name="Liberation Sans1" fo:font-size="11pt" fo:letter-spacing="normal" fo:language="es" fo:country="MX" fo:font-style="normal" fo:font-weight="normal" officeooo:rsid="01281b63" style:font-size-asian="11pt" style:font-weight-asian="normal" style:font-size-complex="11pt" style:font-weight-complex="normal"/>
    </style:style>
    <style:style style:name="T234" style:family="text">
      <style:text-properties fo:font-variant="normal" fo:text-transform="none" fo:color="#000000" loext:opacity="100%" style:font-name="Liberation Sans1" fo:font-size="11pt" fo:letter-spacing="normal" fo:language="es" fo:country="MX" fo:font-style="normal" fo:font-weight="normal" officeooo:rsid="000b0e86" style:font-size-asian="11pt" style:font-style-asian="italic" style:font-size-complex="11pt" style:font-style-complex="italic"/>
    </style:style>
    <style:style style:name="T235" style:family="text">
      <style:text-properties fo:font-variant="normal" fo:text-transform="none" fo:color="#000000" loext:opacity="100%" style:font-name="Liberation Sans1" fo:font-size="11pt" fo:letter-spacing="normal" fo:language="es" fo:country="MX" fo:font-style="normal" fo:font-weight="normal" officeooo:rsid="006cae2e" style:font-size-asian="11pt" style:font-style-asian="italic" style:font-size-complex="11pt" style:font-style-complex="italic"/>
    </style:style>
    <style:style style:name="T236" style:family="text">
      <style:text-properties fo:font-variant="normal" fo:text-transform="none" fo:color="#000000" loext:opacity="100%" style:font-name="Liberation Sans1" fo:font-size="11pt" fo:letter-spacing="normal" fo:language="es" fo:country="MX" fo:font-style="normal" fo:font-weight="normal" officeooo:rsid="00849395" style:font-size-asian="11pt" style:font-style-asian="italic" style:font-size-complex="11pt" style:font-style-complex="italic"/>
    </style:style>
    <style:style style:name="T237" style:family="text">
      <style:text-properties fo:font-variant="normal" fo:text-transform="none" fo:color="#000000" loext:opacity="100%" style:font-name="Liberation Sans1" fo:font-size="11pt" fo:letter-spacing="normal" fo:language="es" fo:country="MX" fo:font-style="normal" fo:font-weight="normal" officeooo:rsid="0117be9e" style:font-size-asian="11pt" style:font-style-asian="italic" style:font-size-complex="11pt" style:font-style-complex="italic"/>
    </style:style>
    <style:style style:name="T238" style:family="text">
      <style:text-properties fo:font-variant="normal" fo:text-transform="none" fo:color="#000000" loext:opacity="100%" style:font-name="Liberation Sans1" fo:font-size="11pt" fo:letter-spacing="normal" fo:language="es" fo:country="MX" fo:font-style="normal" fo:font-weight="normal" officeooo:rsid="012eaf15" style:font-size-asian="11pt" style:font-style-asian="italic" style:font-size-complex="11pt" style:font-style-complex="italic"/>
    </style:style>
    <style:style style:name="T239" style:family="text">
      <style:text-properties fo:font-variant="normal" fo:text-transform="none" fo:color="#000000" loext:opacity="100%" style:font-name="Liberation Sans1" fo:font-size="11pt" fo:letter-spacing="normal" fo:language="es" fo:country="MX" fo:font-style="normal" fo:font-weight="normal" officeooo:rsid="019325d3" style:font-size-asian="11pt" style:font-style-asian="italic" style:font-size-complex="11pt" style:font-style-complex="italic"/>
    </style:style>
    <style:style style:name="T240" style:family="text">
      <style:text-properties fo:font-variant="normal" fo:text-transform="none" fo:color="#000000" loext:opacity="100%" style:font-name="Liberation Sans1" fo:font-size="11pt" fo:letter-spacing="normal" fo:language="es" fo:country="MX" fo:font-style="normal" fo:font-weight="normal" officeooo:rsid="000b0e86" style:font-size-asian="11pt" style:font-style-asian="italic" style:font-weight-asian="normal" style:font-size-complex="11pt" style:font-style-complex="italic" style:font-weight-complex="normal"/>
    </style:style>
    <style:style style:name="T241" style:family="text">
      <style:text-properties fo:font-variant="normal" fo:text-transform="none" fo:color="#000000" loext:opacity="100%" style:font-name="Liberation Sans1" fo:font-size="11pt" fo:letter-spacing="normal" fo:language="es" fo:country="MX" fo:font-style="normal" fo:font-weight="normal" officeooo:rsid="01281b63" style:font-size-asian="11pt" style:font-style-asian="italic" style:font-weight-asian="normal" style:font-size-complex="11pt" style:font-style-complex="italic" style:font-weight-complex="normal"/>
    </style:style>
    <style:style style:name="T242" style:family="text">
      <style:text-properties fo:font-variant="normal" fo:text-transform="none" fo:color="#000000" loext:opacity="100%" style:font-name="Liberation Sans1" fo:font-size="11pt" fo:letter-spacing="normal" fo:language="es" fo:country="MX" fo:font-style="normal" fo:font-weight="normal" officeooo:rsid="0128d4c1" style:font-size-asian="11pt" style:font-style-asian="italic" style:font-weight-asian="normal" style:font-size-complex="11pt" style:font-style-complex="italic" style:font-weight-complex="normal"/>
    </style:style>
    <style:style style:name="T243" style:family="text">
      <style:text-properties fo:font-variant="normal" fo:text-transform="none" fo:color="#000000" loext:opacity="100%" style:font-name="Liberation Sans1" fo:font-size="11pt" fo:letter-spacing="normal" fo:language="es" fo:country="MX" fo:font-style="normal" fo:font-weight="normal" officeooo:rsid="001f369e" style:font-size-asian="11pt" style:font-weight-asian="bold" style:font-size-complex="11pt" style:font-weight-complex="bold"/>
    </style:style>
    <style:style style:name="T244" style:family="text">
      <style:text-properties fo:font-variant="normal" fo:text-transform="none" fo:color="#000000" loext:opacity="100%" style:font-name="Liberation Sans1" fo:font-size="11pt" fo:letter-spacing="normal" fo:language="es" fo:country="MX" fo:font-style="normal" fo:font-weight="normal" officeooo:rsid="0118bb56" style:font-size-asian="11pt" style:font-weight-asian="bold" style:font-size-complex="11pt" style:font-weight-complex="bold"/>
    </style:style>
    <style:style style:name="T245" style:family="text">
      <style:text-properties fo:font-variant="normal" fo:text-transform="none" fo:color="#000000" loext:opacity="100%" style:font-name="Liberation Sans1" fo:font-size="11pt" fo:letter-spacing="normal" fo:language="es" fo:country="MX" fo:font-style="normal" fo:font-weight="normal" officeooo:rsid="0024f9f2" style:font-name-asian="Liberation Mono" style:font-size-asian="11pt" style:font-name-complex="Liberation Mono" style:font-size-complex="11pt"/>
    </style:style>
    <style:style style:name="T246" style:family="text">
      <style:text-properties fo:font-variant="normal" fo:text-transform="none" fo:color="#000000" loext:opacity="100%" style:font-name="Liberation Sans1" fo:font-size="11pt" fo:letter-spacing="normal" fo:language="es" fo:country="MX" fo:font-style="normal" fo:font-weight="normal" officeooo:rsid="00407023" style:font-name-asian="Liberation Mono" style:font-size-asian="11pt" style:font-name-complex="Liberation Mono" style:font-size-complex="11pt"/>
    </style:style>
    <style:style style:name="T247" style:family="text">
      <style:text-properties fo:font-variant="normal" fo:text-transform="none" fo:color="#000000" loext:opacity="100%" style:font-name="Liberation Sans1" fo:font-size="11pt" fo:letter-spacing="normal" fo:language="es" fo:country="MX" fo:font-style="normal" fo:font-weight="normal" officeooo:rsid="00efc20a" style:font-name-asian="Liberation Mono" style:font-size-asian="11pt" style:font-name-complex="Liberation Mono" style:font-size-complex="11pt"/>
    </style:style>
    <style:style style:name="T248" style:family="text">
      <style:text-properties fo:font-variant="normal" fo:text-transform="none" fo:color="#000000" loext:opacity="100%" style:font-name="Liberation Sans1" fo:font-size="11pt" fo:letter-spacing="normal" fo:language="es" fo:country="MX" fo:font-style="normal" fo:font-weight="normal" officeooo:rsid="00f07082" style:font-name-asian="Liberation Mono" style:font-size-asian="11pt" style:font-name-complex="Liberation Mono" style:font-size-complex="11pt"/>
    </style:style>
    <style:style style:name="T249" style:family="text">
      <style:text-properties fo:font-variant="normal" fo:text-transform="none" fo:color="#000000" loext:opacity="100%" style:font-name="Liberation Sans1" fo:font-size="11pt" fo:letter-spacing="normal" fo:language="es" fo:country="MX" fo:font-style="normal" fo:font-weight="normal" officeooo:rsid="0049833f" style:font-name-asian="Liberation Mono" style:font-size-asian="11pt" style:font-name-complex="Liberation Mono" style:font-size-complex="11pt"/>
    </style:style>
    <style:style style:name="T250" style:family="text">
      <style:text-properties fo:font-variant="normal" fo:text-transform="none" fo:color="#000000" loext:opacity="100%" style:font-name="Liberation Sans1" fo:font-size="11pt" fo:letter-spacing="normal" fo:language="es" fo:country="MX" fo:font-style="normal" fo:font-weight="normal" officeooo:rsid="00474661" style:font-name-asian="Liberation Mono" style:font-size-asian="11pt" style:font-name-complex="Liberation Mono" style:font-size-complex="11pt"/>
    </style:style>
    <style:style style:name="T251" style:family="text">
      <style:text-properties fo:font-variant="normal" fo:text-transform="none" fo:color="#000000" loext:opacity="100%" style:font-name="Liberation Sans1" fo:font-size="11pt" fo:letter-spacing="normal" fo:language="es" fo:country="MX" fo:font-style="normal" fo:font-weight="normal" officeooo:rsid="00519deb" style:font-name-asian="Liberation Mono" style:font-size-asian="11pt" style:font-name-complex="Liberation Mono" style:font-size-complex="11pt"/>
    </style:style>
    <style:style style:name="T252" style:family="text">
      <style:text-properties fo:font-variant="normal" fo:text-transform="none" fo:color="#000000" loext:opacity="100%" style:font-name="Liberation Sans1" fo:font-size="11pt" fo:letter-spacing="normal" fo:language="es" fo:country="MX" fo:font-style="normal" fo:font-weight="normal" officeooo:rsid="00363b9f" style:font-name-asian="Liberation Mono" style:font-size-asian="11pt" style:font-name-complex="Liberation Mono" style:font-size-complex="11pt"/>
    </style:style>
    <style:style style:name="T253" style:family="text">
      <style:text-properties fo:font-variant="normal" fo:text-transform="none" fo:color="#000000" loext:opacity="100%" style:font-name="Liberation Sans1" fo:font-size="11pt" fo:letter-spacing="normal" fo:language="es" fo:country="MX" fo:font-style="normal" fo:font-weight="normal" officeooo:rsid="0037c4d2" style:font-name-asian="Liberation Mono" style:font-size-asian="11pt" style:font-name-complex="Liberation Mono" style:font-size-complex="11pt"/>
    </style:style>
    <style:style style:name="T254" style:family="text">
      <style:text-properties fo:font-variant="normal" fo:text-transform="none" fo:color="#000000" loext:opacity="100%" style:font-name="Liberation Sans1" fo:font-size="11pt" fo:letter-spacing="normal" fo:language="es" fo:country="MX" fo:font-style="normal" fo:font-weight="normal" officeooo:rsid="0049019c" style:font-name-asian="Liberation Mono" style:font-size-asian="11pt" style:font-name-complex="Liberation Mono" style:font-size-complex="11pt"/>
    </style:style>
    <style:style style:name="T255" style:family="text">
      <style:text-properties fo:font-variant="normal" fo:text-transform="none" fo:color="#000000" loext:opacity="100%" style:font-name="Liberation Sans1" fo:font-size="11pt" fo:letter-spacing="normal" fo:language="es" fo:country="MX" fo:font-style="normal" fo:font-weight="normal" officeooo:rsid="005213e2" style:font-name-asian="Liberation Mono" style:font-size-asian="11pt" style:font-name-complex="Liberation Mono" style:font-size-complex="11pt"/>
    </style:style>
    <style:style style:name="T256" style:family="text">
      <style:text-properties fo:font-variant="normal" fo:text-transform="none" fo:color="#000000" loext:opacity="100%" style:font-name="Liberation Sans1" fo:font-size="11pt" fo:letter-spacing="normal" fo:language="es" fo:country="MX" fo:font-style="normal" fo:font-weight="normal" officeooo:rsid="00406c9f" style:font-name-asian="Liberation Mono" style:font-size-asian="11pt" style:font-name-complex="Liberation Mono" style:font-size-complex="11pt"/>
    </style:style>
    <style:style style:name="T257" style:family="text">
      <style:text-properties fo:font-variant="normal" fo:text-transform="none" fo:color="#000000" loext:opacity="100%" style:font-name="Liberation Sans1" fo:font-size="11pt" fo:letter-spacing="normal" fo:language="es" fo:country="MX" fo:font-style="normal" fo:font-weight="normal" officeooo:rsid="00591f09" style:font-name-asian="Liberation Mono" style:font-size-asian="11pt" style:font-name-complex="Liberation Mono" style:font-size-complex="11pt"/>
    </style:style>
    <style:style style:name="T258" style:family="text">
      <style:text-properties fo:font-variant="normal" fo:text-transform="none" fo:color="#000000" loext:opacity="100%" style:font-name="Liberation Sans1" fo:font-size="11pt" fo:letter-spacing="normal" fo:language="es" fo:country="MX" fo:font-style="normal" fo:font-weight="normal" officeooo:rsid="005a1370" style:font-name-asian="Liberation Mono" style:font-size-asian="11pt" style:font-name-complex="Liberation Mono" style:font-size-complex="11pt"/>
    </style:style>
    <style:style style:name="T259" style:family="text">
      <style:text-properties fo:font-variant="normal" fo:text-transform="none" fo:color="#000000" loext:opacity="100%" style:font-name="Liberation Sans1" fo:font-size="11pt" fo:letter-spacing="normal" fo:language="es" fo:country="MX" fo:font-style="normal" fo:font-weight="normal" officeooo:rsid="005ca1d2" style:font-name-asian="Liberation Mono" style:font-size-asian="11pt" style:font-name-complex="Liberation Mono" style:font-size-complex="11pt"/>
    </style:style>
    <style:style style:name="T260" style:family="text">
      <style:text-properties fo:font-variant="normal" fo:text-transform="none" fo:color="#000000" loext:opacity="100%" style:font-name="Liberation Sans1" fo:font-size="11pt" fo:letter-spacing="normal" fo:language="es" fo:country="MX" fo:font-style="normal" fo:font-weight="normal" officeooo:rsid="007cb5bc" style:font-name-asian="Liberation Mono" style:font-size-asian="11pt" style:font-name-complex="Liberation Mono" style:font-size-complex="11pt"/>
    </style:style>
    <style:style style:name="T261" style:family="text">
      <style:text-properties fo:font-variant="normal" fo:text-transform="none" fo:color="#000000" loext:opacity="100%" style:font-name="Liberation Sans1" fo:font-size="11pt" fo:letter-spacing="normal" fo:language="es" fo:country="MX" fo:font-style="normal" fo:font-weight="normal" officeooo:rsid="0088212e" style:font-name-asian="Liberation Mono" style:font-size-asian="11pt" style:font-name-complex="Liberation Mono" style:font-size-complex="11pt"/>
    </style:style>
    <style:style style:name="T262" style:family="text">
      <style:text-properties fo:font-variant="normal" fo:text-transform="none" fo:color="#000000" loext:opacity="100%" style:font-name="Liberation Sans1" fo:font-size="11pt" fo:letter-spacing="normal" fo:language="es" fo:country="MX" fo:font-style="normal" fo:font-weight="normal" officeooo:rsid="008d1de3" style:font-name-asian="Liberation Mono" style:font-size-asian="11pt" style:font-name-complex="Liberation Mono" style:font-size-complex="11pt"/>
    </style:style>
    <style:style style:name="T263" style:family="text">
      <style:text-properties fo:font-variant="normal" fo:text-transform="none" fo:color="#000000" loext:opacity="100%" style:font-name="Liberation Sans1" fo:font-size="11pt" fo:letter-spacing="normal" fo:language="es" fo:country="MX" fo:font-style="normal" fo:font-weight="normal" officeooo:rsid="0090b6d5" style:font-name-asian="Liberation Mono" style:font-size-asian="11pt" style:font-name-complex="Liberation Mono" style:font-size-complex="11pt"/>
    </style:style>
    <style:style style:name="T264" style:family="text">
      <style:text-properties fo:font-variant="normal" fo:text-transform="none" fo:color="#000000" loext:opacity="100%" style:font-name="Liberation Sans1" fo:font-size="11pt" fo:letter-spacing="normal" fo:language="es" fo:country="MX" fo:font-style="normal" fo:font-weight="normal" officeooo:rsid="00911bff" style:font-name-asian="Liberation Mono" style:font-size-asian="11pt" style:font-name-complex="Liberation Mono" style:font-size-complex="11pt"/>
    </style:style>
    <style:style style:name="T265" style:family="text">
      <style:text-properties fo:font-variant="normal" fo:text-transform="none" fo:color="#000000" loext:opacity="100%" style:font-name="Liberation Sans1" fo:font-size="11pt" fo:letter-spacing="normal" fo:language="es" fo:country="MX" fo:font-style="normal" fo:font-weight="normal" officeooo:rsid="0093a7c8" style:font-name-asian="Liberation Mono" style:font-size-asian="11pt" style:font-name-complex="Liberation Mono" style:font-size-complex="11pt"/>
    </style:style>
    <style:style style:name="T266" style:family="text">
      <style:text-properties fo:font-variant="normal" fo:text-transform="none" fo:color="#000000" loext:opacity="100%" style:font-name="Liberation Sans1" fo:font-size="11pt" fo:letter-spacing="normal" fo:language="es" fo:country="MX" fo:font-style="normal" fo:font-weight="normal" officeooo:rsid="0093bd5f" style:font-name-asian="Liberation Mono" style:font-size-asian="11pt" style:font-name-complex="Liberation Mono" style:font-size-complex="11pt"/>
    </style:style>
    <style:style style:name="T267" style:family="text">
      <style:text-properties fo:font-variant="normal" fo:text-transform="none" fo:color="#000000" loext:opacity="100%" style:font-name="Liberation Sans1" fo:font-size="11pt" fo:letter-spacing="normal" fo:language="es" fo:country="MX" fo:font-style="normal" fo:font-weight="normal" officeooo:rsid="0093e883" style:font-name-asian="Liberation Mono" style:font-size-asian="11pt" style:font-name-complex="Liberation Mono" style:font-size-complex="11pt"/>
    </style:style>
    <style:style style:name="T268" style:family="text">
      <style:text-properties fo:font-variant="normal" fo:text-transform="none" fo:color="#000000" loext:opacity="100%" style:font-name="Liberation Sans1" fo:font-size="11pt" fo:letter-spacing="normal" fo:language="es" fo:country="MX" fo:font-style="normal" fo:font-weight="normal" officeooo:rsid="0098b424" style:font-name-asian="Liberation Mono" style:font-size-asian="11pt" style:font-name-complex="Liberation Mono" style:font-size-complex="11pt"/>
    </style:style>
    <style:style style:name="T269" style:family="text">
      <style:text-properties fo:font-variant="normal" fo:text-transform="none" fo:color="#000000" loext:opacity="100%" style:font-name="Liberation Sans1" fo:font-size="11pt" fo:letter-spacing="normal" fo:language="es" fo:country="MX" fo:font-style="normal" fo:font-weight="normal" officeooo:rsid="00a100d6" style:font-name-asian="Liberation Mono" style:font-size-asian="11pt" style:font-name-complex="Liberation Mono" style:font-size-complex="11pt"/>
    </style:style>
    <style:style style:name="T270" style:family="text">
      <style:text-properties fo:font-variant="normal" fo:text-transform="none" fo:color="#000000" loext:opacity="100%" style:font-name="Liberation Sans1" fo:font-size="11pt" fo:letter-spacing="normal" fo:language="es" fo:country="MX" fo:font-style="normal" fo:font-weight="normal" officeooo:rsid="00a1fecc" style:font-name-asian="Liberation Mono" style:font-size-asian="11pt" style:font-name-complex="Liberation Mono" style:font-size-complex="11pt"/>
    </style:style>
    <style:style style:name="T271" style:family="text">
      <style:text-properties fo:font-variant="normal" fo:text-transform="none" fo:color="#000000" loext:opacity="100%" style:font-name="Liberation Sans1" fo:font-size="11pt" fo:letter-spacing="normal" fo:language="es" fo:country="MX" fo:font-style="normal" fo:font-weight="normal" officeooo:rsid="00b6909b" style:font-name-asian="Liberation Mono" style:font-size-asian="11pt" style:font-name-complex="Liberation Mono" style:font-size-complex="11pt"/>
    </style:style>
    <style:style style:name="T272" style:family="text">
      <style:text-properties fo:font-variant="normal" fo:text-transform="none" fo:color="#000000" loext:opacity="100%" style:font-name="Liberation Sans1" fo:font-size="11pt" fo:letter-spacing="normal" fo:language="es" fo:country="MX" fo:font-style="normal" fo:font-weight="normal" officeooo:rsid="00bf8895" style:font-name-asian="Liberation Mono" style:font-size-asian="11pt" style:font-name-complex="Liberation Mono" style:font-size-complex="11pt"/>
    </style:style>
    <style:style style:name="T273" style:family="text">
      <style:text-properties fo:font-variant="normal" fo:text-transform="none" fo:color="#000000" loext:opacity="100%" style:font-name="Liberation Sans1" fo:font-size="11pt" fo:letter-spacing="normal" fo:language="es" fo:country="MX" fo:font-style="normal" fo:font-weight="normal" officeooo:rsid="00d1fe01" style:font-name-asian="Liberation Mono" style:font-size-asian="11pt" style:font-name-complex="Liberation Mono" style:font-size-complex="11pt"/>
    </style:style>
    <style:style style:name="T274" style:family="text">
      <style:text-properties fo:font-variant="normal" fo:text-transform="none" fo:color="#000000" loext:opacity="100%" style:font-name="Liberation Sans1" fo:font-size="11pt" fo:letter-spacing="normal" fo:language="es" fo:country="MX" fo:font-style="normal" fo:font-weight="normal" officeooo:rsid="014b8572" style:font-name-asian="Liberation Mono" style:font-size-asian="11pt" style:font-name-complex="Liberation Mono" style:font-size-complex="11pt"/>
    </style:style>
    <style:style style:name="T275" style:family="text">
      <style:text-properties fo:font-variant="normal" fo:text-transform="none" fo:color="#000000" loext:opacity="100%" style:font-name="Liberation Sans1" fo:font-size="11pt" fo:letter-spacing="normal" fo:language="es" fo:country="MX" fo:font-style="normal" fo:font-weight="normal" officeooo:rsid="01b3529b" style:font-name-asian="Liberation Mono" style:font-size-asian="11pt" style:font-name-complex="Liberation Mono" style:font-size-complex="11pt"/>
    </style:style>
    <style:style style:name="T276" style:family="text">
      <style:text-properties fo:font-variant="normal" fo:text-transform="none" fo:color="#000000" loext:opacity="100%" style:font-name="Liberation Sans1" fo:font-size="11pt" fo:letter-spacing="normal" fo:language="es" fo:country="MX" fo:font-style="normal" fo:font-weight="normal" officeooo:rsid="0041a6db" style:font-name-asian="Liberation Mono" style:font-size-asian="11pt" style:font-style-asian="normal" style:font-name-complex="Liberation Mono" style:font-size-complex="11pt" style:font-style-complex="normal"/>
    </style:style>
    <style:style style:name="T277" style:family="text">
      <style:text-properties fo:font-variant="normal" fo:text-transform="none" fo:color="#000000" loext:opacity="100%" style:font-name="Liberation Sans1" fo:font-size="11pt" fo:letter-spacing="normal" fo:language="es" fo:country="MX" fo:font-style="normal" fo:font-weight="normal" officeooo:rsid="00f51255" style:font-name-asian="Liberation Mono" style:font-size-asian="11pt" style:font-style-asian="normal" style:font-name-complex="Liberation Mono" style:font-size-complex="11pt" style:font-style-complex="normal"/>
    </style:style>
    <style:style style:name="T278" style:family="text">
      <style:text-properties fo:font-variant="normal" fo:text-transform="none" fo:color="#000000" loext:opacity="100%" style:font-name="Liberation Sans1" fo:font-size="11pt" fo:letter-spacing="normal" fo:language="es" fo:country="MX" fo:font-style="normal" fo:font-weight="normal" officeooo:rsid="00d18cd1" style:font-name-asian="Liberation Mono" style:font-size-asian="11pt" style:font-style-asian="normal" style:font-name-complex="Liberation Mono" style:font-size-complex="11pt" style:font-style-complex="normal"/>
    </style:style>
    <style:style style:name="T279" style:family="text">
      <style:text-properties fo:font-variant="normal" fo:text-transform="none" fo:color="#000000" loext:opacity="100%" style:font-name="Liberation Sans1" fo:font-size="11pt" fo:letter-spacing="normal" fo:language="es" fo:country="MX" fo:font-style="normal" fo:font-weight="normal" officeooo:rsid="00f8f57e" style:font-name-asian="Liberation Mono" style:font-size-asian="11pt" style:font-style-asian="normal" style:font-name-complex="Liberation Mono" style:font-size-complex="11pt" style:font-style-complex="normal"/>
    </style:style>
    <style:style style:name="T280" style:family="text">
      <style:text-properties fo:font-variant="normal" fo:text-transform="none" fo:color="#000000" loext:opacity="100%" style:font-name="Liberation Sans1" fo:font-size="11pt" fo:letter-spacing="normal" fo:language="es" fo:country="MX" fo:font-style="normal" fo:font-weight="normal" officeooo:rsid="0088212e" style:font-name-asian="Liberation Mono" style:font-size-asian="11pt" style:font-style-asian="normal" style:font-name-complex="Liberation Mono" style:font-size-complex="11pt" style:font-style-complex="normal"/>
    </style:style>
    <style:style style:name="T281" style:family="text">
      <style:text-properties fo:font-variant="normal" fo:text-transform="none" fo:color="#000000" loext:opacity="100%" style:font-name="Liberation Sans1" fo:font-size="11pt" fo:letter-spacing="normal" fo:language="es" fo:country="MX" fo:font-style="normal" fo:font-weight="normal" officeooo:rsid="0093a7c8" style:font-name-asian="Liberation Mono" style:font-size-asian="11pt" style:font-style-asian="normal" style:font-name-complex="Liberation Mono" style:font-size-complex="11pt" style:font-style-complex="normal"/>
    </style:style>
    <style:style style:name="T282" style:family="text">
      <style:text-properties fo:font-variant="normal" fo:text-transform="none" fo:color="#000000" loext:opacity="100%" style:font-name="Liberation Sans1" fo:font-size="11pt" fo:letter-spacing="normal" fo:language="es" fo:country="MX" fo:font-style="normal" fo:font-weight="normal" officeooo:rsid="009d26a2" style:font-name-asian="Liberation Mono" style:font-size-asian="11pt" style:font-style-asian="normal" style:font-name-complex="Liberation Mono" style:font-size-complex="11pt" style:font-style-complex="normal"/>
    </style:style>
    <style:style style:name="T283" style:family="text">
      <style:text-properties fo:font-variant="normal" fo:text-transform="none" fo:color="#000000" loext:opacity="100%" style:font-name="Liberation Sans1" fo:font-size="11pt" fo:letter-spacing="normal" fo:language="es" fo:country="MX" fo:font-style="normal" fo:font-weight="normal" officeooo:rsid="00a03415" style:font-name-asian="Liberation Mono" style:font-size-asian="11pt" style:font-style-asian="normal" style:font-name-complex="Liberation Mono" style:font-size-complex="11pt" style:font-style-complex="normal"/>
    </style:style>
    <style:style style:name="T284" style:family="text">
      <style:text-properties fo:font-variant="normal" fo:text-transform="none" fo:color="#000000" loext:opacity="100%" style:font-name="Liberation Sans1" fo:font-size="11pt" fo:letter-spacing="normal" fo:language="es" fo:country="MX" fo:font-style="normal" fo:font-weight="normal" officeooo:rsid="00a100d6" style:font-name-asian="Liberation Mono" style:font-size-asian="11pt" style:font-style-asian="normal" style:font-name-complex="Liberation Mono" style:font-size-complex="11pt" style:font-style-complex="normal"/>
    </style:style>
    <style:style style:name="T285" style:family="text">
      <style:text-properties fo:font-variant="normal" fo:text-transform="none" fo:color="#000000" loext:opacity="100%" style:font-name="Liberation Sans1" fo:font-size="11pt" fo:letter-spacing="normal" fo:language="es" fo:country="MX" fo:font-style="normal" fo:font-weight="normal" officeooo:rsid="00b344dc" style:font-name-asian="Liberation Mono" style:font-size-asian="11pt" style:font-style-asian="normal" style:font-name-complex="Liberation Mono" style:font-size-complex="11pt" style:font-style-complex="normal"/>
    </style:style>
    <style:style style:name="T286" style:family="text">
      <style:text-properties fo:font-variant="normal" fo:text-transform="none" fo:color="#000000" loext:opacity="100%" style:font-name="Liberation Sans1" fo:font-size="11pt" fo:letter-spacing="normal" fo:language="es" fo:country="MX" fo:font-style="normal" fo:font-weight="normal" officeooo:rsid="00b6909b" style:font-name-asian="Liberation Mono" style:font-size-asian="11pt" style:font-style-asian="normal" style:font-name-complex="Liberation Mono" style:font-size-complex="11pt" style:font-style-complex="normal"/>
    </style:style>
    <style:style style:name="T287" style:family="text">
      <style:text-properties fo:font-variant="normal" fo:text-transform="none" fo:color="#000000" loext:opacity="100%" style:font-name="Liberation Sans1" fo:font-size="11pt" fo:letter-spacing="normal" fo:language="es" fo:country="MX" fo:font-style="normal" fo:font-weight="normal" officeooo:rsid="00b858b1" style:font-name-asian="Liberation Mono" style:font-size-asian="11pt" style:font-style-asian="normal" style:font-name-complex="Liberation Mono" style:font-size-complex="11pt" style:font-style-complex="normal"/>
    </style:style>
    <style:style style:name="T288" style:family="text">
      <style:text-properties fo:font-variant="normal" fo:text-transform="none" fo:color="#000000" loext:opacity="100%" style:font-name="Liberation Sans1" fo:font-size="11pt" fo:letter-spacing="normal" fo:language="es" fo:country="MX" fo:font-style="normal" fo:font-weight="normal" officeooo:rsid="00cd2717" style:font-name-asian="Liberation Mono" style:font-size-asian="11pt" style:font-style-asian="normal" style:font-name-complex="Liberation Mono" style:font-size-complex="11pt" style:font-style-complex="normal"/>
    </style:style>
    <style:style style:name="T289" style:family="text">
      <style:text-properties fo:font-variant="normal" fo:text-transform="none" fo:color="#000000" loext:opacity="100%" style:font-name="Liberation Sans1" fo:font-size="11pt" fo:letter-spacing="normal" fo:language="es" fo:country="MX" fo:font-style="normal" fo:font-weight="normal" officeooo:rsid="00f572a1" style:font-name-asian="Liberation Mono" style:font-size-asian="11pt" style:font-style-asian="normal" style:font-name-complex="Liberation Mono" style:font-size-complex="11pt" style:font-style-complex="normal"/>
    </style:style>
    <style:style style:name="T290" style:family="text">
      <style:text-properties fo:font-variant="normal" fo:text-transform="none" fo:color="#000000" loext:opacity="100%" style:font-name="Liberation Sans1" fo:font-size="11pt" fo:letter-spacing="normal" fo:language="es" fo:country="MX" fo:font-style="normal" fo:font-weight="normal" officeooo:rsid="010dc5bd" style:font-name-asian="Liberation Mono" style:font-size-asian="11pt" style:font-style-asian="normal" style:font-name-complex="Liberation Mono" style:font-size-complex="11pt" style:font-style-complex="normal"/>
    </style:style>
    <style:style style:name="T291" style:family="text">
      <style:text-properties fo:font-variant="normal" fo:text-transform="none" fo:color="#000000" loext:opacity="100%" style:font-name="Liberation Sans1" fo:font-size="11pt" fo:letter-spacing="normal" fo:language="es" fo:country="MX" fo:font-style="normal" fo:font-weight="normal" officeooo:rsid="010e01f6" style:font-name-asian="Liberation Mono" style:font-size-asian="11pt" style:font-style-asian="normal" style:font-name-complex="Liberation Mono" style:font-size-complex="11pt" style:font-style-complex="normal"/>
    </style:style>
    <style:style style:name="T292" style:family="text">
      <style:text-properties fo:font-variant="normal" fo:text-transform="none" fo:color="#000000" loext:opacity="100%" style:font-name="Liberation Sans1" fo:font-size="11pt" fo:letter-spacing="normal" fo:language="es" fo:country="MX" fo:font-style="normal" fo:font-weight="normal" officeooo:rsid="013478df" style:font-name-asian="Liberation Mono" style:font-size-asian="11pt" style:font-style-asian="normal" style:font-name-complex="Liberation Mono" style:font-size-complex="11pt" style:font-style-complex="normal"/>
    </style:style>
    <style:style style:name="T293" style:family="text">
      <style:text-properties fo:font-variant="normal" fo:text-transform="none" fo:color="#000000" loext:opacity="100%" style:font-name="Liberation Sans1" fo:font-size="11pt" fo:letter-spacing="normal" fo:language="es" fo:country="MX" fo:font-style="normal" fo:font-weight="normal" officeooo:rsid="01494d3f" style:font-name-asian="Liberation Mono" style:font-size-asian="11pt" style:font-style-asian="normal" style:font-name-complex="Liberation Mono" style:font-size-complex="11pt" style:font-style-complex="normal"/>
    </style:style>
    <style:style style:name="T294" style:family="text">
      <style:text-properties fo:font-variant="normal" fo:text-transform="none" fo:color="#000000" loext:opacity="100%" style:font-name="Liberation Sans1" fo:font-size="11pt" fo:letter-spacing="normal" fo:language="es" fo:country="MX" fo:font-style="normal" fo:font-weight="normal" officeooo:rsid="014eb367" style:font-name-asian="Liberation Mono" style:font-size-asian="11pt" style:font-style-asian="normal" style:font-name-complex="Liberation Mono" style:font-size-complex="11pt" style:font-style-complex="normal"/>
    </style:style>
    <style:style style:name="T295" style:family="text">
      <style:text-properties fo:font-variant="normal" fo:text-transform="none" fo:color="#000000" loext:opacity="100%" style:font-name="Liberation Sans1" fo:font-size="11pt" fo:letter-spacing="normal" fo:language="es" fo:country="MX" fo:font-style="normal" fo:font-weight="normal" officeooo:rsid="014f317c" style:font-name-asian="Liberation Mono" style:font-size-asian="11pt" style:font-style-asian="normal" style:font-name-complex="Liberation Mono" style:font-size-complex="11pt" style:font-style-complex="normal"/>
    </style:style>
    <style:style style:name="T296" style:family="text">
      <style:text-properties fo:font-variant="normal" fo:text-transform="none" fo:color="#000000" loext:opacity="100%" style:font-name="Liberation Sans1" fo:font-size="11pt" fo:letter-spacing="normal" fo:language="es" fo:country="MX" fo:font-style="normal" fo:font-weight="normal" officeooo:rsid="0150c02d" style:font-name-asian="Liberation Mono" style:font-size-asian="11pt" style:font-style-asian="normal" style:font-name-complex="Liberation Mono" style:font-size-complex="11pt" style:font-style-complex="normal"/>
    </style:style>
    <style:style style:name="T297" style:family="text">
      <style:text-properties fo:font-variant="normal" fo:text-transform="none" fo:color="#000000" loext:opacity="100%" style:font-name="Liberation Sans1" fo:font-size="11pt" fo:letter-spacing="normal" fo:language="es" fo:country="MX" fo:font-style="normal" fo:font-weight="normal" officeooo:rsid="019df777" style:font-name-asian="Liberation Mono" style:font-size-asian="11pt" style:font-style-asian="normal" style:font-name-complex="Liberation Mono" style:font-size-complex="11pt" style:font-style-complex="normal"/>
    </style:style>
    <style:style style:name="T298" style:family="text">
      <style:text-properties fo:font-variant="normal" fo:text-transform="none" fo:color="#000000" loext:opacity="100%" style:font-name="Liberation Sans1" fo:font-size="11pt" fo:letter-spacing="normal" fo:language="es" fo:country="MX" fo:font-style="normal" fo:font-weight="normal" officeooo:rsid="019f89e2" style:font-name-asian="Liberation Mono" style:font-size-asian="11pt" style:font-style-asian="normal" style:font-name-complex="Liberation Mono" style:font-size-complex="11pt" style:font-style-complex="normal"/>
    </style:style>
    <style:style style:name="T299" style:family="text">
      <style:text-properties fo:font-variant="normal" fo:text-transform="none" fo:color="#000000" loext:opacity="100%" style:font-name="Liberation Sans1" fo:font-size="11pt" fo:letter-spacing="normal" fo:language="es" fo:country="MX" fo:font-style="normal" fo:font-weight="normal" officeooo:rsid="01b1f23a" style:font-name-asian="Liberation Mono" style:font-size-asian="11pt" style:font-style-asian="normal" style:font-name-complex="Liberation Mono" style:font-size-complex="11pt" style:font-style-complex="normal"/>
    </style:style>
    <style:style style:name="T300" style:family="text">
      <style:text-properties fo:font-variant="normal" fo:text-transform="none" fo:color="#000000" loext:opacity="100%" style:font-name="Liberation Sans1" fo:font-size="11pt" fo:letter-spacing="normal" fo:language="es" fo:country="MX" fo:font-style="normal" fo:font-weight="normal" officeooo:rsid="01281b63" style:font-name-asian="Liberation Mono" style:font-size-asian="11pt" style:font-weight-asian="normal" style:font-name-complex="Liberation Mono" style:font-size-complex="11pt" style:font-weight-complex="normal"/>
    </style:style>
    <style:style style:name="T301" style:family="text">
      <style:text-properties fo:font-variant="normal" fo:text-transform="none" fo:color="#000000" loext:opacity="100%" style:font-name="Liberation Sans1" fo:font-size="11pt" fo:letter-spacing="normal" fo:language="es" fo:country="MX" fo:font-style="normal" fo:font-weight="normal" officeooo:rsid="012a278c" style:font-name-asian="Liberation Mono" style:font-size-asian="11pt" style:font-weight-asian="normal" style:font-name-complex="Liberation Mono" style:font-size-complex="11pt" style:font-weight-complex="normal"/>
    </style:style>
    <style:style style:name="T302" style:family="text">
      <style:text-properties fo:font-variant="normal" fo:text-transform="none" fo:color="#000000" loext:opacity="100%" style:font-name="Liberation Sans1" fo:font-size="11pt" fo:letter-spacing="normal" fo:language="es" fo:country="MX" fo:font-style="normal" fo:font-weight="normal" officeooo:rsid="012eaf15" style:font-name-asian="Liberation Mono" style:font-size-asian="11pt" style:font-style-asian="italic" style:font-weight-asian="normal" style:font-name-complex="Liberation Mono" style:font-size-complex="11pt" style:font-style-complex="italic" style:font-weight-complex="normal"/>
    </style:style>
    <style:style style:name="T303" style:family="text">
      <style:text-properties fo:font-variant="normal" fo:text-transform="none" fo:color="#000000" loext:opacity="100%" style:font-name="Liberation Sans1" fo:font-size="11pt" fo:letter-spacing="normal" fo:language="es" fo:country="MX" fo:font-style="normal" fo:font-weight="normal" officeooo:rsid="0140a4e9" style:font-name-asian="Liberation Mono" style:font-size-asian="11pt" style:font-style-asian="italic" style:font-weight-asian="normal" style:font-name-complex="Liberation Mono" style:font-size-complex="11pt" style:font-style-complex="italic" style:font-weight-complex="normal"/>
    </style:style>
    <style:style style:name="T304" style:family="text">
      <style:text-properties fo:font-variant="normal" fo:text-transform="none" fo:color="#000000" loext:opacity="100%" style:font-name="Liberation Sans1" fo:font-size="11pt" fo:letter-spacing="normal" fo:language="es" fo:country="MX" fo:font-style="normal" fo:font-weight="normal" officeooo:rsid="01792a0f" style:font-name-asian="Liberation Mono" style:font-size-asian="11pt" style:font-style-asian="italic" style:font-name-complex="Liberation Mono" style:font-size-complex="11pt" style:font-style-complex="italic"/>
    </style:style>
    <style:style style:name="T305" style:family="text">
      <style:text-properties fo:font-variant="normal" fo:text-transform="none" fo:color="#000000" loext:opacity="100%" style:font-name="Liberation Sans1" fo:font-size="11pt" fo:letter-spacing="normal" fo:language="es" fo:country="MX" fo:font-style="normal" fo:font-weight="normal" officeooo:rsid="00f51255" fo:background-color="transparent" loext:char-shading-value="0" style:font-name-asian="Liberation Mono" style:font-size-asian="11pt" style:font-style-asian="normal" style:font-name-complex="Liberation Mono" style:font-size-complex="11pt" style:font-style-complex="normal"/>
    </style:style>
    <style:style style:name="T306" style:family="text">
      <style:text-properties fo:font-variant="normal" fo:text-transform="none" fo:color="#000000" loext:opacity="100%" style:font-name="Liberation Sans1" fo:font-size="11pt" fo:letter-spacing="normal" fo:language="es" fo:country="MX" fo:font-style="normal" fo:font-weight="normal" officeooo:rsid="004fc186" fo:background-color="transparent" loext:char-shading-value="0" style:font-name-asian="Liberation Mono" style:font-size-asian="11pt" style:font-style-asian="normal" style:font-name-complex="Liberation Mono" style:font-size-complex="11pt" style:font-style-complex="normal"/>
    </style:style>
    <style:style style:name="T307" style:family="text">
      <style:text-properties fo:font-variant="normal" fo:text-transform="none" fo:color="#000000" loext:opacity="100%" style:font-name="Liberation Sans1" fo:font-size="11pt" fo:letter-spacing="normal" fo:language="es" fo:country="MX" fo:font-style="normal" fo:font-weight="normal" officeooo:rsid="0093bd5f" fo:background-color="transparent" loext:char-shading-value="0" style:font-name-asian="Liberation Mono" style:font-size-asian="11pt" style:font-style-asian="normal" style:font-name-complex="Liberation Mono" style:font-size-complex="11pt" style:font-style-complex="normal"/>
    </style:style>
    <style:style style:name="T308" style:family="text">
      <style:text-properties fo:font-variant="normal" fo:text-transform="none" fo:color="#000000" loext:opacity="100%" style:font-name="Liberation Sans1" fo:font-size="11pt" fo:letter-spacing="normal" fo:language="es" fo:country="MX" fo:font-style="normal" fo:font-weight="normal" officeooo:rsid="0050b3d2" fo:background-color="transparent" loext:char-shading-value="0" style:font-name-asian="Liberation Mono" style:font-size-asian="11pt" style:font-style-asian="normal" style:font-name-complex="Liberation Mono" style:font-size-complex="11pt" style:font-style-complex="normal"/>
    </style:style>
    <style:style style:name="T309" style:family="text">
      <style:text-properties fo:font-variant="normal" fo:text-transform="none" fo:color="#000000" loext:opacity="100%" style:font-name="Liberation Sans1" fo:font-size="11pt" fo:letter-spacing="normal" fo:language="es" fo:country="MX" fo:font-style="normal" fo:font-weight="normal" officeooo:rsid="00a100d6" fo:background-color="transparent" loext:char-shading-value="0" style:font-name-asian="Liberation Mono" style:font-size-asian="11pt" style:font-style-asian="normal" style:font-name-complex="Liberation Mono" style:font-size-complex="11pt" style:font-style-complex="normal"/>
    </style:style>
    <style:style style:name="T310" style:family="text">
      <style:text-properties fo:font-variant="normal" fo:text-transform="none" fo:color="#000000" loext:opacity="100%" style:font-name="Liberation Sans1" fo:font-size="11pt" fo:letter-spacing="normal" fo:language="es" fo:country="MX" fo:font-style="normal" fo:font-weight="normal" officeooo:rsid="00f07082" fo:background-color="transparent" loext:char-shading-value="0" style:font-name-asian="Liberation Mono" style:font-size-asian="11pt" style:font-style-asian="normal" style:font-name-complex="Liberation Mono" style:font-size-complex="11pt" style:font-style-complex="normal"/>
    </style:style>
    <style:style style:name="T311" style:family="text">
      <style:text-properties fo:font-variant="normal" fo:text-transform="none" fo:color="#000000" loext:opacity="100%" style:font-name="Liberation Sans1" fo:font-size="11pt" fo:letter-spacing="normal" fo:language="es" fo:country="MX" fo:font-style="normal" fo:font-weight="normal" officeooo:rsid="009bd87d" fo:background-color="transparent" loext:char-shading-value="0" style:font-name-asian="Liberation Mono" style:font-size-asian="11pt" style:font-style-asian="normal" style:font-name-complex="Liberation Mono" style:font-size-complex="11pt" style:font-style-complex="normal"/>
    </style:style>
    <style:style style:name="T312" style:family="text">
      <style:text-properties fo:font-variant="normal" fo:text-transform="none" fo:color="#000000" loext:opacity="100%" style:font-name="Liberation Sans1" fo:font-size="11pt" fo:letter-spacing="normal" fo:language="es" fo:country="MX" fo:font-style="normal" fo:font-weight="normal" officeooo:rsid="01986bde" fo:background-color="transparent" loext:char-shading-value="0" style:font-name-asian="Liberation Mono" style:font-size-asian="11pt" style:font-style-asian="normal" style:font-name-complex="Liberation Mono" style:font-size-complex="11pt" style:font-style-complex="normal"/>
    </style:style>
    <style:style style:name="T313" style:family="text">
      <style:text-properties fo:font-variant="normal" fo:text-transform="none" fo:color="#000000" loext:opacity="100%" style:font-name="Liberation Sans1" fo:font-size="11pt" fo:letter-spacing="normal" fo:language="es" fo:country="MX" fo:font-style="normal" fo:font-weight="normal" officeooo:rsid="019a51f0" fo:background-color="transparent" loext:char-shading-value="0" style:font-name-asian="Liberation Mono" style:font-size-asian="11pt" style:font-style-asian="normal" style:font-name-complex="Liberation Mono" style:font-size-complex="11pt" style:font-style-complex="normal"/>
    </style:style>
    <style:style style:name="T314" style:family="text">
      <style:text-properties fo:font-variant="normal" fo:text-transform="none" fo:color="#000000" loext:opacity="100%" style:font-name="Liberation Sans1" fo:font-size="11pt" fo:letter-spacing="normal" fo:language="es" fo:country="MX" fo:font-style="normal" fo:font-weight="normal" officeooo:rsid="009d26a2" fo:background-color="transparent" loext:char-shading-value="0" style:font-name-asian="Liberation Mono" style:font-size-asian="11pt" style:font-style-asian="normal" style:font-name-complex="Liberation Mono" style:font-size-complex="11pt" style:font-style-complex="normal"/>
    </style:style>
    <style:style style:name="T315" style:family="text">
      <style:text-properties fo:font-variant="normal" fo:text-transform="none" fo:color="#000000" loext:opacity="100%" style:font-name="Liberation Sans1" fo:font-size="11pt" fo:letter-spacing="normal" fo:language="es" fo:country="MX" fo:font-style="normal" fo:font-weight="normal" officeooo:rsid="00a03415" fo:background-color="transparent" loext:char-shading-value="0" style:font-name-asian="Liberation Mono" style:font-size-asian="11pt" style:font-style-asian="normal" style:font-name-complex="Liberation Mono" style:font-size-complex="11pt" style:font-style-complex="normal"/>
    </style:style>
    <style:style style:name="T316" style:family="text">
      <style:text-properties fo:font-variant="normal" fo:text-transform="none" fo:color="#000000" loext:opacity="100%" style:font-name="Liberation Sans1" fo:font-size="11pt" fo:letter-spacing="normal" fo:language="es" fo:country="MX" fo:font-style="normal" fo:font-weight="normal" officeooo:rsid="019c2682" fo:background-color="transparent" loext:char-shading-value="0" style:font-name-asian="Liberation Mono" style:font-size-asian="11pt" style:font-style-asian="normal" style:font-name-complex="Liberation Mono" style:font-size-complex="11pt" style:font-style-complex="normal"/>
    </style:style>
    <style:style style:name="T317" style:family="text">
      <style:text-properties fo:font-variant="normal" fo:text-transform="none" fo:color="#000000" loext:opacity="100%" style:font-name="Liberation Sans1" fo:font-size="11pt" fo:letter-spacing="normal" fo:language="es" fo:country="MX" fo:font-style="normal" fo:font-weight="normal" officeooo:rsid="0024f9f2" fo:background-color="transparent" loext:char-shading-value="0" style:font-name-asian="Liberation Mono" style:font-size-asian="11pt" style:font-name-complex="Liberation Mono" style:font-size-complex="11pt"/>
    </style:style>
    <style:style style:name="T318" style:family="text">
      <style:text-properties fo:font-variant="normal" fo:text-transform="none" fo:color="#000000" loext:opacity="100%" style:font-name="Liberation Sans1" fo:font-size="11pt" fo:letter-spacing="normal" fo:language="es" fo:country="MX" fo:font-style="normal" fo:font-weight="normal" officeooo:rsid="004fc186" fo:background-color="transparent" loext:char-shading-value="0" style:font-name-asian="Liberation Mono" style:font-size-asian="11pt" style:font-name-complex="Liberation Mono" style:font-size-complex="11pt"/>
    </style:style>
    <style:style style:name="T319" style:family="text">
      <style:text-properties fo:font-variant="normal" fo:text-transform="none" fo:color="#000000" loext:opacity="100%" style:font-name="Liberation Sans1" fo:font-size="11pt" fo:letter-spacing="normal" fo:language="es" fo:country="MX" fo:font-style="normal" fo:font-weight="normal" officeooo:rsid="003f92bd" fo:background-color="transparent" loext:char-shading-value="0" style:font-size-asian="11pt" style:font-style-asian="normal" style:font-size-complex="11pt" style:font-style-complex="normal"/>
    </style:style>
    <style:style style:name="T320" style:family="text">
      <style:text-properties fo:font-variant="normal" fo:text-transform="none" fo:color="#000000" loext:opacity="100%" style:font-name="Liberation Sans1" fo:font-size="11pt" fo:letter-spacing="normal" fo:language="es" fo:country="MX" fo:font-style="normal" style:text-underline-style="none" fo:font-weight="normal" officeooo:rsid="001da194" style:font-size-asian="11pt" style:font-size-complex="11pt"/>
    </style:style>
    <style:style style:name="T321" style:family="text">
      <style:text-properties fo:font-variant="normal" fo:text-transform="none" fo:color="#000000" loext:opacity="100%" style:font-name="Liberation Sans1" fo:font-size="11pt" fo:letter-spacing="normal" fo:language="es" fo:country="MX" fo:font-style="normal" style:text-underline-style="none" fo:font-weight="normal" officeooo:rsid="01494d3f" fo:background-color="transparent" loext:char-shading-value="0" style:font-name-asian="Liberation Mono" style:font-size-asian="11pt" style:language-asian="zxx" style:country-asian="none" style:font-name-complex="Liberation Mono" style:font-size-complex="11pt" style:language-complex="zxx" style:country-complex="none"/>
    </style:style>
    <style:style style:name="T322" style:family="text">
      <style:text-properties fo:font-variant="normal" fo:text-transform="none" fo:color="#000000" loext:opacity="100%" style:font-name="Liberation Sans1" fo:font-size="11pt" fo:letter-spacing="normal" fo:language="es" fo:country="MX" fo:font-style="normal" style:text-underline-style="none" fo:font-weight="normal" officeooo:rsid="0041a6db" fo:background-color="transparent" loext:char-shading-value="0" style:font-name-asian="Liberation Mono" style:font-size-asian="11pt" style:language-asian="zxx" style:country-asian="none" style:font-name-complex="Liberation Mono" style:font-size-complex="11pt" style:language-complex="zxx" style:country-complex="none"/>
    </style:style>
    <style:style style:name="T323" style:family="text">
      <style:text-properties fo:font-variant="normal" fo:text-transform="none" fo:color="#000000" loext:opacity="100%" style:font-name="Liberation Sans1" fo:font-size="11pt" fo:letter-spacing="normal" fo:language="es" fo:country="MX" fo:font-style="normal" style:text-underline-style="none" fo:font-weight="normal" officeooo:rsid="00a03415" fo:background-color="transparent" loext:char-shading-value="0" style:font-name-asian="Liberation Mono" style:font-size-asian="11pt" style:language-asian="zxx" style:country-asian="none" style:font-name-complex="Liberation Mono" style:font-size-complex="11pt" style:language-complex="zxx" style:country-complex="none"/>
    </style:style>
    <style:style style:name="T324" style:family="text">
      <style:text-properties fo:font-variant="normal" fo:text-transform="none" fo:color="#000000" loext:opacity="100%" style:font-name="Liberation Sans1" fo:font-size="11pt" fo:letter-spacing="normal" fo:language="es" fo:country="MX" fo:font-style="normal" style:text-underline-style="none" fo:font-weight="normal" officeooo:rsid="0093a7c8" fo:background-color="transparent" loext:char-shading-value="0" style:font-name-asian="Liberation Mono" style:font-size-asian="11pt" style:language-asian="zxx" style:country-asian="none" style:font-name-complex="Liberation Mono" style:font-size-complex="11pt" style:language-complex="zxx" style:country-complex="none"/>
    </style:style>
    <style:style style:name="T325" style:family="text">
      <style:text-properties fo:font-variant="normal" fo:text-transform="none" fo:color="#000000" loext:opacity="100%" style:font-name="Liberation Sans1" fo:font-size="11pt" fo:letter-spacing="normal" fo:language="es" fo:country="MX" fo:font-style="normal" style:text-underline-style="none" fo:font-weight="normal" officeooo:rsid="01919c7e" fo:background-color="transparent" loext:char-shading-value="0" style:font-name-asian="Liberation Mono" style:font-size-asian="11pt" style:language-asian="zxx" style:country-asian="none" style:font-name-complex="Liberation Mono" style:font-size-complex="11pt" style:language-complex="zxx" style:country-complex="none"/>
    </style:style>
    <style:style style:name="T326" style:family="text">
      <style:text-properties fo:font-variant="normal" fo:text-transform="none" fo:color="#000000" loext:opacity="100%" style:font-name="Liberation Sans1" fo:font-size="11pt" fo:letter-spacing="normal" fo:language="es" fo:country="MX" fo:font-style="italic" fo:font-weight="normal" officeooo:rsid="009d26a2" style:font-name-asian="Liberation Mono" style:font-size-asian="11pt" style:font-style-asian="italic" style:font-name-complex="Liberation Mono" style:font-size-complex="11pt" style:font-style-complex="italic"/>
    </style:style>
    <style:style style:name="T327" style:family="text">
      <style:text-properties fo:font-variant="normal" fo:text-transform="none" fo:color="#000000" loext:opacity="100%" style:font-name="Liberation Sans1" fo:font-size="11pt" fo:letter-spacing="normal" fo:language="es" fo:country="MX" fo:font-style="italic" fo:font-weight="normal" officeooo:rsid="0088212e" style:font-name-asian="Liberation Mono" style:font-size-asian="11pt" style:font-style-asian="italic" style:font-name-complex="Liberation Mono" style:font-size-complex="11pt" style:font-style-complex="italic"/>
    </style:style>
    <style:style style:name="T328" style:family="text">
      <style:text-properties fo:font-variant="normal" fo:text-transform="none" fo:color="#000000" loext:opacity="100%" style:font-name="Liberation Sans1" fo:font-size="11pt" fo:letter-spacing="normal" fo:language="es" fo:country="MX" fo:font-style="italic" fo:font-weight="normal" officeooo:rsid="00a03415" style:font-name-asian="Liberation Mono" style:font-size-asian="11pt" style:font-style-asian="italic" style:font-name-complex="Liberation Mono" style:font-size-complex="11pt" style:font-style-complex="italic"/>
    </style:style>
    <style:style style:name="T329" style:family="text">
      <style:text-properties fo:font-variant="normal" fo:text-transform="none" fo:color="#000000" loext:opacity="100%" style:font-name="Liberation Sans1" fo:font-size="11pt" fo:letter-spacing="normal" fo:language="es" fo:country="MX" fo:font-style="italic" fo:font-weight="normal" officeooo:rsid="014f317c" style:font-name-asian="Liberation Mono" style:font-size-asian="11pt" style:font-style-asian="italic" style:font-name-complex="Liberation Mono" style:font-size-complex="11pt" style:font-style-complex="italic"/>
    </style:style>
    <style:style style:name="T330" style:family="text">
      <style:text-properties fo:font-variant="normal" fo:text-transform="none" fo:color="#000000" loext:opacity="100%" style:font-name="Liberation Sans1" fo:font-size="11pt" fo:letter-spacing="normal" fo:language="es" fo:country="MX" fo:font-style="italic" fo:font-weight="normal" officeooo:rsid="019df777" style:font-name-asian="Liberation Mono" style:font-size-asian="11pt" style:font-style-asian="italic" style:font-name-complex="Liberation Mono" style:font-size-complex="11pt" style:font-style-complex="italic"/>
    </style:style>
    <style:style style:name="T331" style:family="text">
      <style:text-properties fo:font-variant="normal" fo:text-transform="none" fo:color="#000000" loext:opacity="100%" style:font-name="Liberation Sans1" fo:font-size="11pt" fo:letter-spacing="normal" fo:language="es" fo:country="MX" fo:font-style="italic" fo:font-weight="normal" style:font-size-asian="11pt" style:font-style-asian="italic" style:font-size-complex="11pt" style:font-style-complex="italic"/>
    </style:style>
    <style:style style:name="T332" style:family="text">
      <style:text-properties fo:font-variant="normal" fo:text-transform="none" fo:color="#000000" loext:opacity="100%" style:font-name="Liberation Sans1" fo:font-size="11pt" fo:letter-spacing="normal" fo:language="es" fo:country="MX" fo:font-style="italic" fo:font-weight="normal" officeooo:rsid="00769d0a" style:font-size-asian="11pt" style:font-style-asian="italic" style:font-size-complex="11pt" style:font-style-complex="italic"/>
    </style:style>
    <style:style style:name="T333" style:family="text">
      <style:text-properties fo:font-variant="normal" fo:text-transform="none" fo:color="#000000" loext:opacity="100%" style:font-name="Liberation Sans1" fo:font-size="11pt" fo:letter-spacing="normal" fo:language="es" fo:country="MX" fo:font-style="italic" fo:font-weight="normal" officeooo:rsid="005a1370" style:font-size-asian="11pt" style:font-style-asian="italic" style:font-size-complex="11pt" style:font-style-complex="italic"/>
    </style:style>
    <style:style style:name="T334" style:family="text">
      <style:text-properties fo:font-variant="normal" fo:text-transform="none" fo:color="#000000" loext:opacity="100%" style:font-name="Liberation Sans1" fo:font-size="11pt" fo:letter-spacing="normal" fo:language="es" fo:country="MX" fo:font-style="italic" fo:font-weight="normal" officeooo:rsid="00a03415" style:font-size-asian="11pt" style:font-style-asian="italic" style:font-size-complex="11pt" style:font-style-complex="italic"/>
    </style:style>
    <style:style style:name="T335" style:family="text">
      <style:text-properties fo:font-variant="normal" fo:text-transform="none" fo:color="#000000" loext:opacity="100%" style:font-name="Liberation Sans1" fo:font-size="11pt" fo:letter-spacing="normal" fo:language="es" fo:country="MX" fo:font-style="italic" fo:font-weight="normal" officeooo:rsid="0118bb56" style:font-size-asian="11pt" style:font-style-asian="italic" style:font-size-complex="11pt" style:font-style-complex="italic"/>
    </style:style>
    <style:style style:name="T336" style:family="text">
      <style:text-properties fo:font-variant="normal" fo:text-transform="none" fo:color="#000000" loext:opacity="100%" style:font-name="Liberation Sans1" fo:font-size="11pt" fo:letter-spacing="normal" fo:language="es" fo:country="MX" fo:font-style="italic" fo:font-weight="normal" officeooo:rsid="0118bb56" style:font-size-asian="11pt" style:font-style-asian="italic" style:font-weight-asian="bold" style:font-size-complex="11pt" style:font-style-complex="italic" style:font-weight-complex="bold"/>
    </style:style>
    <style:style style:name="T337" style:family="text">
      <style:text-properties fo:font-variant="normal" fo:text-transform="none" fo:color="#000000" loext:opacity="100%" style:font-name="Liberation Sans1" fo:font-size="11pt" fo:letter-spacing="normal" fo:language="es" fo:country="MX" fo:font-style="italic" fo:font-weight="normal" style:font-size-asian="11pt" style:font-size-complex="11pt"/>
    </style:style>
    <style:style style:name="T338" style:family="text">
      <style:text-properties fo:font-variant="normal" fo:text-transform="none" fo:color="#000000" loext:opacity="100%" style:font-name="Liberation Sans1" fo:font-size="11pt" fo:letter-spacing="normal" fo:language="es" fo:country="MX" fo:font-style="italic" fo:font-weight="normal" officeooo:rsid="00701f3d" style:font-size-asian="11pt" style:font-size-complex="11pt"/>
    </style:style>
    <style:style style:name="T339" style:family="text">
      <style:text-properties fo:font-variant="normal" fo:text-transform="none" fo:color="#000000" loext:opacity="100%" style:font-name="Liberation Sans1" fo:font-size="11pt" fo:letter-spacing="normal" fo:language="es" fo:country="MX" fo:font-style="italic" style:text-underline-style="none" fo:font-weight="normal" officeooo:rsid="01919c7e" fo:background-color="transparent" loext:char-shading-value="0" style:font-name-asian="Liberation Mono" style:font-size-asian="11pt" style:language-asian="zxx" style:country-asian="none" style:font-style-asian="italic" style:font-name-complex="Liberation Mono" style:font-size-complex="11pt" style:language-complex="zxx" style:country-complex="none" style:font-style-complex="italic"/>
    </style:style>
    <style:style style:name="T340" style:family="text">
      <style:text-properties fo:font-variant="normal" fo:text-transform="none" fo:color="#000000" loext:opacity="100%" style:font-name="Liberation Sans1" fo:font-size="11pt" fo:letter-spacing="normal" fo:language="es" fo:country="MX" fo:font-style="italic" style:text-underline-style="none" fo:font-weight="normal" officeooo:rsid="00a03415" fo:background-color="transparent" loext:char-shading-value="0" style:font-name-asian="Liberation Mono" style:font-size-asian="11pt" style:language-asian="zxx" style:country-asian="none" style:font-style-asian="italic" style:font-name-complex="Liberation Mono" style:font-size-complex="11pt" style:language-complex="zxx" style:country-complex="none" style:font-style-complex="italic"/>
    </style:style>
    <style:style style:name="T341" style:family="text">
      <style:text-properties fo:font-variant="normal" fo:text-transform="none" fo:color="#000000" loext:opacity="100%" style:font-name="Liberation Sans1" fo:font-size="11pt" fo:letter-spacing="normal" fo:font-style="normal" fo:font-weight="normal" officeooo:rsid="00407023" style:font-size-asian="11pt" style:font-size-complex="11pt"/>
    </style:style>
    <style:style style:name="T342" style:family="text">
      <style:text-properties fo:font-variant="normal" fo:text-transform="none" fo:color="#000000" loext:opacity="100%" style:font-name="Liberation Sans1" fo:font-size="11pt" fo:letter-spacing="normal" fo:font-style="normal" fo:font-weight="normal" officeooo:rsid="001cb62c" style:font-size-asian="11pt" style:font-size-complex="11pt"/>
    </style:style>
    <style:style style:name="T343" style:family="text">
      <style:text-properties fo:font-variant="normal" fo:text-transform="none" fo:color="#000000" loext:opacity="100%" style:font-name="Liberation Sans1" fo:font-size="11pt" fo:letter-spacing="normal" fo:font-style="normal" fo:font-weight="normal" officeooo:rsid="007b3959" style:font-size-asian="11pt" style:font-size-complex="11pt"/>
    </style:style>
    <style:style style:name="T344" style:family="text">
      <style:text-properties fo:font-variant="normal" fo:text-transform="none" fo:color="#000000" loext:opacity="100%" style:font-name="Liberation Sans1" fo:font-size="11pt" fo:letter-spacing="normal" fo:font-style="normal" fo:font-weight="normal" officeooo:rsid="0093bd5f" style:font-size-asian="11pt" style:font-size-complex="11pt"/>
    </style:style>
    <style:style style:name="T345" style:family="text">
      <style:text-properties fo:font-variant="normal" fo:text-transform="none" fo:color="#000000" loext:opacity="100%" style:font-name="Liberation Sans1" fo:font-size="11pt" fo:letter-spacing="normal" fo:font-style="normal" fo:font-weight="normal" officeooo:rsid="001f369e" style:font-size-asian="11pt" style:font-size-complex="11pt"/>
    </style:style>
    <style:style style:name="T346" style:family="text">
      <style:text-properties fo:font-variant="normal" fo:text-transform="none" fo:color="#000000" loext:opacity="100%" style:font-name="Liberation Sans1" fo:font-size="11pt" fo:letter-spacing="normal" fo:font-style="normal" fo:font-weight="normal" officeooo:rsid="007cb5bc" style:font-size-asian="11pt" style:font-size-complex="11pt"/>
    </style:style>
    <style:style style:name="T347" style:family="text">
      <style:text-properties fo:font-variant="normal" fo:text-transform="none" fo:color="#000000" loext:opacity="100%" style:font-name="Liberation Sans1" fo:font-size="11pt" fo:letter-spacing="normal" fo:font-style="normal" fo:font-weight="normal" officeooo:rsid="002611b9" style:font-size-asian="11pt" style:font-size-complex="11pt"/>
    </style:style>
    <style:style style:name="T348" style:family="text">
      <style:text-properties fo:font-variant="normal" fo:text-transform="none" fo:color="#000000" loext:opacity="100%" style:font-name="Liberation Sans1" fo:font-size="11pt" fo:letter-spacing="normal" fo:font-style="normal" fo:font-weight="normal" officeooo:rsid="0080a225" style:font-size-asian="11pt" style:font-style-asian="normal" style:font-size-complex="11pt" style:font-style-complex="normal"/>
    </style:style>
    <style:style style:name="T349" style:family="text">
      <style:text-properties fo:font-variant="normal" fo:text-transform="none" fo:color="#000000" loext:opacity="100%" style:font-name="Liberation Sans1" fo:font-size="11pt" fo:letter-spacing="normal" fo:font-style="normal" style:text-underline-style="none" fo:font-weight="normal" officeooo:rsid="001cb62c" style:font-size-asian="11pt" style:font-size-complex="11pt"/>
    </style:style>
    <style:style style:name="T350" style:family="text">
      <style:text-properties fo:font-variant="normal" fo:text-transform="none" fo:color="#000000" loext:opacity="100%" style:font-name="Liberation Sans1" fo:font-size="11pt" fo:letter-spacing="normal" fo:font-style="normal" style:text-underline-style="none" fo:font-weight="normal" officeooo:rsid="008b2994" style:font-size-asian="11pt" style:font-size-complex="11pt"/>
    </style:style>
    <style:style style:name="T351" style:family="text">
      <style:text-properties fo:font-variant="normal" fo:text-transform="none" fo:color="#000000" loext:opacity="100%" style:font-name="Liberation Sans1" fo:font-size="11pt" fo:letter-spacing="normal" fo:font-style="normal" style:text-underline-style="none" fo:font-weight="normal" officeooo:rsid="007cb5bc" style:font-size-asian="11pt" style:font-size-complex="11pt"/>
    </style:style>
    <style:style style:name="T352" style:family="text">
      <style:text-properties fo:font-variant="normal" fo:text-transform="none" fo:color="#000000" loext:opacity="100%" style:font-name="Liberation Sans1" fo:font-size="18.2000007629395pt" fo:letter-spacing="normal" officeooo:rsid="0016fe59" style:font-name-asian="Songti SC" style:font-size-asian="18.2000007629395pt" style:font-name-complex="Arial Unicode MS1" style:font-size-complex="18.2000007629395pt"/>
    </style:style>
    <style:style style:name="T353" style:family="text">
      <style:text-properties fo:font-variant="normal" fo:text-transform="none" fo:color="#000000" loext:opacity="100%" style:font-name="Liberation Sans1" fo:font-size="18.2000007629395pt" fo:letter-spacing="normal" officeooo:rsid="001ad335" style:font-name-asian="Songti SC" style:font-size-asian="18.2000007629395pt" style:font-name-complex="Arial Unicode MS1" style:font-size-complex="18.2000007629395pt"/>
    </style:style>
    <style:style style:name="T354" style:family="text">
      <style:text-properties fo:font-variant="normal" fo:text-transform="none" fo:color="#000000" loext:opacity="100%" style:font-name="Liberation Sans1" fo:font-size="18.2000007629395pt" fo:letter-spacing="normal" officeooo:rsid="0035cc01" style:font-name-asian="Songti SC" style:font-size-asian="18.2000007629395pt" style:font-name-complex="Arial Unicode MS1" style:font-size-complex="18.2000007629395pt"/>
    </style:style>
    <style:style style:name="T355" style:family="text">
      <style:text-properties fo:font-variant="normal" fo:text-transform="none" fo:color="#000000" loext:opacity="100%" style:font-name="Liberation Sans1" fo:font-size="18.2000007629395pt" fo:letter-spacing="normal" officeooo:rsid="0018fa85" style:font-name-asian="Songti SC" style:font-size-asian="18.2000007629395pt" style:font-name-complex="Arial Unicode MS1" style:font-size-complex="18.2000007629395pt"/>
    </style:style>
    <style:style style:name="T356" style:family="text">
      <style:text-properties fo:font-variant="normal" fo:text-transform="none" fo:color="#000000" loext:opacity="100%" style:font-name="Liberation Sans1" fo:font-size="18.2000007629395pt" fo:letter-spacing="normal" officeooo:rsid="00236e14" style:font-name-asian="Songti SC" style:font-size-asian="18.2000007629395pt" style:font-name-complex="Arial Unicode MS1" style:font-size-complex="18.2000007629395pt"/>
    </style:style>
    <style:style style:name="T357" style:family="text">
      <style:text-properties fo:font-variant="normal" fo:text-transform="none" fo:color="#000000" loext:opacity="100%" style:font-name="Liberation Sans1" fo:font-size="18.2000007629395pt" fo:letter-spacing="normal" officeooo:rsid="0027e5c8" style:font-name-asian="Songti SC" style:font-size-asian="18.2000007629395pt" style:font-name-complex="Arial Unicode MS1" style:font-size-complex="18.2000007629395pt"/>
    </style:style>
    <style:style style:name="T358" style:family="text">
      <style:text-properties fo:font-variant="normal" fo:text-transform="none" fo:color="#000000" loext:opacity="100%" style:font-name="Liberation Sans1" fo:font-size="18.2000007629395pt" fo:letter-spacing="normal" officeooo:rsid="01383e8b" style:font-name-asian="Songti SC" style:font-size-asian="18.2000007629395pt" style:font-name-complex="Arial Unicode MS1" style:font-size-complex="18.2000007629395pt"/>
    </style:style>
    <style:style style:name="T359" style:family="text">
      <style:text-properties fo:font-variant="normal" fo:text-transform="none" fo:color="#000000" loext:opacity="100%" style:font-name="Liberation Sans1" fo:font-size="18.2000007629395pt" fo:letter-spacing="normal" officeooo:rsid="0033ff02" style:font-name-asian="PingFang SC" style:font-size-asian="18.2000007629395pt" style:font-name-complex="Arial Unicode MS1" style:font-size-complex="18.2000007629395pt"/>
    </style:style>
    <style:style style:name="T360" style:family="text">
      <style:text-properties fo:font-variant="normal" fo:text-transform="none" fo:color="#000000" loext:opacity="100%" style:font-name="Liberation Sans1" fo:letter-spacing="normal" fo:language="es" fo:country="ES" fo:font-style="normal" fo:font-weight="normal" officeooo:rsid="00265c9d" style:font-weight-asian="bold" style:font-weight-complex="bold"/>
    </style:style>
    <style:style style:name="T361" style:family="text">
      <style:text-properties fo:font-variant="normal" fo:text-transform="none" fo:color="#000000" loext:opacity="100%" style:font-name="Liberation Sans1" fo:letter-spacing="normal" fo:language="es" fo:country="ES" fo:font-style="normal" fo:font-weight="normal" officeooo:rsid="003ca86e" style:font-weight-asian="bold" style:font-weight-complex="bold"/>
    </style:style>
    <style:style style:name="T362" style:family="text">
      <style:text-properties fo:font-variant="normal" fo:text-transform="none" fo:color="#000000" loext:opacity="100%" style:font-name="Liberation Sans1" fo:letter-spacing="normal" fo:language="es" fo:country="ES" fo:font-style="normal" fo:font-weight="normal" officeooo:rsid="00a7d388" style:font-weight-asian="bold" style:font-weight-complex="bold"/>
    </style:style>
    <style:style style:name="T363" style:family="text">
      <style:text-properties fo:font-variant="normal" fo:text-transform="none" fo:color="#000000" loext:opacity="100%" style:font-name="Liberation Sans1" fo:letter-spacing="normal" fo:language="es" fo:country="ES" fo:font-style="normal" fo:font-weight="normal" officeooo:rsid="01abb93f" style:font-weight-asian="bold" style:font-weight-complex="bold"/>
    </style:style>
    <style:style style:name="T364" style:family="text">
      <style:text-properties fo:font-variant="normal" fo:text-transform="none" fo:color="#000000" loext:opacity="100%" style:font-name="Liberation Sans1" fo:letter-spacing="normal" fo:language="es" fo:country="ES" fo:font-style="normal" fo:font-weight="normal" officeooo:rsid="01aea7a9" style:font-weight-asian="bold" style:font-weight-complex="bold"/>
    </style:style>
    <style:style style:name="T365" style:family="text">
      <style:text-properties fo:font-variant="normal" fo:text-transform="none" fo:color="#000000" loext:opacity="100%" style:font-name="Liberation Sans1" fo:letter-spacing="normal" fo:language="es" fo:country="ES" fo:font-style="normal" fo:font-weight="normal" officeooo:rsid="018a9832" style:font-name-asian="Liberation Mono" style:font-weight-asian="bold" style:font-name-complex="Liberation Mono" style:font-weight-complex="bold"/>
    </style:style>
    <style:style style:name="T366" style:family="text">
      <style:text-properties fo:font-variant="normal" fo:text-transform="none" fo:color="#000000" loext:opacity="100%" style:font-name="Liberation Mono1" fo:letter-spacing="normal" fo:font-style="normal" fo:font-weight="normal"/>
    </style:style>
    <style:style style:name="T367" style:family="text">
      <style:text-properties fo:font-variant="normal" fo:text-transform="none" fo:color="#000000" loext:opacity="100%" style:font-name="Liberation Mono1" fo:letter-spacing="normal" fo:font-style="normal" fo:font-weight="normal" officeooo:rsid="005a1370"/>
    </style:style>
    <style:style style:name="T368" style:family="text">
      <style:text-properties fo:font-variant="normal" fo:text-transform="none" fo:color="#000000" loext:opacity="100%" style:font-name="Liberation Mono1" fo:letter-spacing="normal" fo:font-style="normal" fo:font-weight="normal" officeooo:rsid="00406c9f"/>
    </style:style>
    <style:style style:name="T369" style:family="text">
      <style:text-properties fo:font-variant="normal" fo:text-transform="none" fo:color="#000000" loext:opacity="100%" style:font-name="Liberation Mono1" fo:letter-spacing="normal" fo:font-style="normal" fo:font-weight="normal" officeooo:rsid="0013c741"/>
    </style:style>
    <style:style style:name="T370" style:family="text">
      <style:text-properties fo:font-variant="normal" fo:text-transform="none" fo:color="#000000" loext:opacity="100%" style:font-name="Liberation Mono1" fo:letter-spacing="normal" fo:font-style="normal" fo:font-weight="normal" officeooo:rsid="00acfa86"/>
    </style:style>
    <style:style style:name="T371" style:family="text">
      <style:text-properties fo:font-variant="normal" fo:text-transform="none" fo:color="#000000" loext:opacity="100%" style:font-name="Liberation Mono1" fo:letter-spacing="normal" fo:font-style="normal" fo:font-weight="normal" officeooo:rsid="00419436"/>
    </style:style>
    <style:style style:name="T372" style:family="text">
      <style:text-properties fo:font-variant="normal" fo:text-transform="none" fo:color="#000000" loext:opacity="100%" style:font-name="Liberation Mono1" fo:letter-spacing="normal" fo:language="es" fo:country="ES" fo:font-style="normal" fo:font-weight="normal" officeooo:rsid="003b8490" style:font-weight-asian="bold" style:font-weight-complex="bold"/>
    </style:style>
    <style:style style:name="T373" style:family="text">
      <style:text-properties fo:font-variant="normal" fo:text-transform="none" fo:color="#000000" loext:opacity="100%" style:font-name="Liberation Mono1" fo:letter-spacing="normal" fo:language="es" fo:country="ES" fo:font-style="normal" fo:font-weight="normal" officeooo:rsid="00a7d388" style:font-weight-asian="bold" style:font-weight-complex="bold"/>
    </style:style>
    <style:style style:name="T374" style:family="text">
      <style:text-properties fo:font-variant="normal" fo:text-transform="none" fo:color="#000000" loext:opacity="100%" style:font-name="Liberation Mono1" fo:letter-spacing="normal" fo:language="es" fo:country="ES" fo:font-style="normal" fo:font-weight="normal" officeooo:rsid="00ac0e75" style:font-weight-asian="bold" style:font-weight-complex="bold"/>
    </style:style>
    <style:style style:name="T375" style:family="text">
      <style:text-properties fo:font-variant="normal" fo:text-transform="none" fo:color="#000000" loext:opacity="100%" style:font-name="Liberation Mono1" fo:font-size="11pt" fo:letter-spacing="normal" fo:language="es" fo:country="MX" fo:font-style="normal" fo:font-weight="normal" officeooo:rsid="00407023" style:font-name-asian="Liberation Mono" style:font-size-asian="11pt" style:font-name-complex="Liberation Mono" style:font-size-complex="11pt"/>
    </style:style>
    <style:style style:name="T376" style:family="text">
      <style:text-properties fo:font-variant="normal" fo:text-transform="none" fo:color="#000000" loext:opacity="100%" style:font-name="Liberation Mono1" fo:font-size="11pt" fo:letter-spacing="normal" fo:language="es" fo:country="MX" fo:font-style="normal" fo:font-weight="normal" officeooo:rsid="0049833f" style:font-name-asian="Liberation Mono" style:font-size-asian="11pt" style:font-name-complex="Liberation Mono" style:font-size-complex="11pt"/>
    </style:style>
    <style:style style:name="T377" style:family="text">
      <style:text-properties fo:font-variant="normal" fo:text-transform="none" fo:color="#000000" loext:opacity="100%" style:font-name="Liberation Mono1" fo:font-size="11pt" fo:letter-spacing="normal" fo:language="es" fo:country="MX" fo:font-style="normal" fo:font-weight="normal" officeooo:rsid="00363b9f" style:font-name-asian="Liberation Mono" style:font-size-asian="11pt" style:font-name-complex="Liberation Mono" style:font-size-complex="11pt"/>
    </style:style>
    <style:style style:name="T378" style:family="text">
      <style:text-properties fo:font-variant="normal" fo:text-transform="none" fo:color="#000000" loext:opacity="100%" style:font-name="Liberation Mono1" fo:font-size="11pt" fo:letter-spacing="normal" fo:language="es" fo:country="MX" fo:font-style="normal" fo:font-weight="normal" officeooo:rsid="005213e2" style:font-name-asian="Liberation Mono" style:font-size-asian="11pt" style:font-name-complex="Liberation Mono" style:font-size-complex="11pt"/>
    </style:style>
    <style:style style:name="T379" style:family="text">
      <style:text-properties fo:font-variant="normal" fo:text-transform="none" fo:color="#000000" loext:opacity="100%" style:font-name="Liberation Mono1" fo:font-size="11pt" fo:letter-spacing="normal" fo:language="es" fo:country="MX" fo:font-style="normal" fo:font-weight="normal" officeooo:rsid="00402cb2" style:font-name-asian="Liberation Mono" style:font-size-asian="11pt" style:font-name-complex="Liberation Mono" style:font-size-complex="11pt"/>
    </style:style>
    <style:style style:name="T380" style:family="text">
      <style:text-properties fo:font-variant="normal" fo:text-transform="none" fo:color="#000000" loext:opacity="100%" style:font-name="Liberation Mono1" fo:font-size="11pt" fo:letter-spacing="normal" fo:language="es" fo:country="MX" fo:font-style="normal" fo:font-weight="normal" officeooo:rsid="00519deb" style:font-name-asian="Liberation Mono" style:font-size-asian="11pt" style:font-name-complex="Liberation Mono" style:font-size-complex="11pt"/>
    </style:style>
    <style:style style:name="T381" style:family="text">
      <style:text-properties fo:font-variant="normal" fo:text-transform="none" fo:color="#000000" loext:opacity="100%" style:font-name="Liberation Mono1" fo:font-size="11pt" fo:letter-spacing="normal" fo:language="es" fo:country="MX" fo:font-style="normal" fo:font-weight="normal" officeooo:rsid="0090b6d5" style:font-name-asian="Liberation Mono" style:font-size-asian="11pt" style:font-name-complex="Liberation Mono" style:font-size-complex="11pt"/>
    </style:style>
    <style:style style:name="T382" style:family="text">
      <style:text-properties fo:font-variant="normal" fo:text-transform="none" fo:color="#000000" loext:opacity="100%" style:font-name="Liberation Mono1" fo:font-size="11pt" fo:letter-spacing="normal" fo:language="es" fo:country="MX" fo:font-style="normal" fo:font-weight="normal" officeooo:rsid="0093e883" style:font-name-asian="Liberation Mono" style:font-size-asian="11pt" style:font-name-complex="Liberation Mono" style:font-size-complex="11pt"/>
    </style:style>
    <style:style style:name="T383" style:family="text">
      <style:text-properties fo:font-variant="normal" fo:text-transform="none" fo:color="#000000" loext:opacity="100%" style:font-name="Liberation Mono1" fo:font-size="11pt" fo:letter-spacing="normal" fo:language="es" fo:country="MX" fo:font-style="normal" fo:font-weight="normal" officeooo:rsid="0098b424" style:font-name-asian="Liberation Mono" style:font-size-asian="11pt" style:font-name-complex="Liberation Mono" style:font-size-complex="11pt"/>
    </style:style>
    <style:style style:name="T384" style:family="text">
      <style:text-properties fo:font-variant="normal" fo:text-transform="none" fo:color="#000000" loext:opacity="100%" style:font-name="Liberation Mono1" fo:font-size="11pt" fo:letter-spacing="normal" fo:language="es" fo:country="MX" fo:font-style="normal" fo:font-weight="normal" officeooo:rsid="00849395" style:font-name-asian="Liberation Mono" style:font-size-asian="11pt" style:font-style-asian="normal" style:font-name-complex="Liberation Mono" style:font-size-complex="11pt" style:font-style-complex="normal"/>
    </style:style>
    <style:style style:name="T385" style:family="text">
      <style:text-properties fo:font-variant="normal" fo:text-transform="none" fo:color="#000000" loext:opacity="100%" style:font-name="Liberation Mono1" fo:font-size="11pt" fo:letter-spacing="normal" fo:language="es" fo:country="MX" fo:font-style="normal" fo:font-weight="normal" officeooo:rsid="00849395" style:font-name-asian="Liberation Mono" style:font-size-asian="11pt" style:font-style-asian="normal" style:font-weight-asian="normal" style:font-name-complex="Liberation Mono" style:font-size-complex="11pt" style:font-style-complex="normal" style:font-weight-complex="normal"/>
    </style:style>
    <style:style style:name="T386" style:family="text">
      <style:text-properties fo:font-variant="normal" fo:text-transform="none" fo:color="#000000" loext:opacity="100%" style:font-name="Liberation Mono1" fo:font-size="11pt" fo:letter-spacing="normal" fo:language="es" fo:country="MX" fo:font-style="normal" fo:font-weight="normal" officeooo:rsid="01281b63" style:font-name-asian="Liberation Mono" style:font-size-asian="11pt" style:font-style-asian="normal" style:font-weight-asian="normal" style:font-name-complex="Liberation Mono" style:font-size-complex="11pt" style:font-style-complex="normal" style:font-weight-complex="normal"/>
    </style:style>
    <style:style style:name="T387" style:family="text">
      <style:text-properties fo:font-variant="normal" fo:text-transform="none" fo:color="#000000" loext:opacity="100%" style:font-name="Liberation Mono1" fo:font-size="11pt" fo:letter-spacing="normal" fo:language="es" fo:country="MX" fo:font-style="normal" fo:font-weight="normal" style:font-size-asian="11pt" style:font-size-complex="11pt"/>
    </style:style>
    <style:style style:name="T388" style:family="text">
      <style:text-properties fo:font-variant="normal" fo:text-transform="none" fo:color="#000000" loext:opacity="100%" style:font-name="Liberation Mono1" fo:font-size="11pt" fo:letter-spacing="normal" fo:language="es" fo:country="MX" fo:font-style="normal" fo:font-weight="normal" officeooo:rsid="0073489f" style:font-size-asian="11pt" style:font-size-complex="11pt"/>
    </style:style>
    <style:style style:name="T389" style:family="text">
      <style:text-properties fo:font-variant="normal" fo:text-transform="none" fo:color="#000000" loext:opacity="100%" style:font-name="Liberation Mono1" fo:font-size="11pt" fo:letter-spacing="normal" fo:language="es" fo:country="MX" fo:font-style="normal" fo:font-weight="normal" officeooo:rsid="001cbdc8" style:font-size-asian="11pt" style:font-size-complex="11pt"/>
    </style:style>
    <style:style style:name="T390" style:family="text">
      <style:text-properties fo:font-variant="normal" fo:text-transform="none" fo:color="#000000" loext:opacity="100%" style:font-name="Liberation Mono1" fo:font-size="11pt" fo:letter-spacing="normal" fo:language="es" fo:country="MX" fo:font-style="normal" fo:font-weight="normal" officeooo:rsid="00802291" style:font-size-asian="11pt" style:font-size-complex="11pt"/>
    </style:style>
    <style:style style:name="T391" style:family="text">
      <style:text-properties fo:font-variant="normal" fo:text-transform="none" fo:color="#000000" loext:opacity="100%" style:font-name="Liberation Mono1" fo:font-size="11pt" fo:letter-spacing="normal" fo:language="es" fo:country="MX" fo:font-style="normal" fo:font-weight="normal" officeooo:rsid="00ac5da6" style:font-size-asian="11pt" style:font-size-complex="11pt"/>
    </style:style>
    <style:style style:name="T392" style:family="text">
      <style:text-properties fo:font-variant="normal" fo:text-transform="none" fo:color="#000000" loext:opacity="100%" style:font-name="Liberation Mono1" fo:font-size="11pt" fo:letter-spacing="normal" fo:language="es" fo:country="MX" fo:font-style="normal" fo:font-weight="normal" officeooo:rsid="00c7fff0" style:font-size-asian="11pt" style:font-size-complex="11pt"/>
    </style:style>
    <style:style style:name="T393" style:family="text">
      <style:text-properties fo:font-variant="normal" fo:text-transform="none" fo:color="#000000" loext:opacity="100%" style:font-name="Liberation Mono1" fo:font-size="11pt" fo:letter-spacing="normal" fo:language="es" fo:country="MX" fo:font-style="normal" fo:font-weight="normal" officeooo:rsid="0056eeac" style:font-size-asian="11pt" style:font-size-complex="11pt"/>
    </style:style>
    <style:style style:name="T394" style:family="text">
      <style:text-properties fo:font-variant="normal" fo:text-transform="none" fo:color="#000000" loext:opacity="100%" style:font-name="Liberation Mono1" fo:font-size="11pt" fo:letter-spacing="normal" fo:language="es" fo:country="MX" fo:font-style="normal" fo:font-weight="normal" officeooo:rsid="00102428" style:font-size-asian="11pt" style:font-size-complex="11pt"/>
    </style:style>
    <style:style style:name="T395" style:family="text">
      <style:text-properties fo:font-variant="normal" fo:text-transform="none" fo:color="#000000" loext:opacity="100%" style:font-name="Liberation Mono1" fo:font-size="11pt" fo:letter-spacing="normal" fo:language="es" fo:country="MX" fo:font-style="normal" fo:font-weight="normal" officeooo:rsid="0049833f" style:font-size-asian="11pt" style:font-size-complex="11pt"/>
    </style:style>
    <style:style style:name="T396" style:family="text">
      <style:text-properties fo:font-variant="normal" fo:text-transform="none" fo:color="#000000" loext:opacity="100%" style:font-name="Liberation Mono1" fo:font-size="11pt" fo:letter-spacing="normal" fo:language="es" fo:country="MX" fo:font-style="normal" fo:font-weight="normal" officeooo:rsid="00acfa86" style:font-size-asian="11pt" style:font-size-complex="11pt"/>
    </style:style>
    <style:style style:name="T397" style:family="text">
      <style:text-properties fo:font-variant="normal" fo:text-transform="none" fo:color="#000000" loext:opacity="100%" style:font-name="Liberation Mono1" fo:font-size="11pt" fo:letter-spacing="normal" fo:language="es" fo:country="MX" fo:font-style="normal" fo:font-weight="normal" officeooo:rsid="00247672" style:font-size-asian="11pt" style:font-size-complex="11pt"/>
    </style:style>
    <style:style style:name="T398" style:family="text">
      <style:text-properties fo:font-variant="normal" fo:text-transform="none" fo:color="#000000" loext:opacity="100%" style:font-name="Liberation Mono1" fo:font-size="11pt" fo:letter-spacing="normal" fo:language="es" fo:country="MX" fo:font-style="normal" fo:font-weight="normal" officeooo:rsid="00519deb" style:font-size-asian="11pt" style:font-size-complex="11pt"/>
    </style:style>
    <style:style style:name="T399" style:family="text">
      <style:text-properties fo:font-variant="normal" fo:text-transform="none" fo:color="#000000" loext:opacity="100%" style:font-name="Liberation Mono1" fo:font-size="11pt" fo:letter-spacing="normal" fo:language="es" fo:country="MX" fo:font-style="normal" fo:font-weight="normal" officeooo:rsid="000b0e86" style:font-size-asian="11pt" style:font-size-complex="11pt"/>
    </style:style>
    <style:style style:name="T400" style:family="text">
      <style:text-properties fo:font-variant="normal" fo:text-transform="none" fo:color="#000000" loext:opacity="100%" style:font-name="Liberation Mono1" fo:font-size="11pt" fo:letter-spacing="normal" fo:language="es" fo:country="MX" fo:font-style="normal" fo:font-weight="normal" officeooo:rsid="0065e491" style:font-size-asian="11pt" style:font-size-complex="11pt"/>
    </style:style>
    <style:style style:name="T401" style:family="text">
      <style:text-properties fo:font-variant="normal" fo:text-transform="none" fo:color="#000000" loext:opacity="100%" style:font-name="Liberation Mono1" fo:font-size="11pt" fo:letter-spacing="normal" fo:language="es" fo:country="MX" fo:font-style="normal" fo:font-weight="normal" officeooo:rsid="00218e90" style:font-size-asian="11pt" style:font-size-complex="11pt"/>
    </style:style>
    <style:style style:name="T402" style:family="text">
      <style:text-properties fo:font-variant="normal" fo:text-transform="none" fo:color="#000000" loext:opacity="100%" style:font-name="Liberation Mono1" fo:font-size="11pt" fo:letter-spacing="normal" fo:language="es" fo:country="MX" fo:font-style="normal" fo:font-weight="normal" officeooo:rsid="0062786f" style:font-size-asian="11pt" style:font-size-complex="11pt"/>
    </style:style>
    <style:style style:name="T403" style:family="text">
      <style:text-properties fo:font-variant="normal" fo:text-transform="none" fo:color="#000000" loext:opacity="100%" style:font-name="Liberation Mono1" fo:font-size="11pt" fo:letter-spacing="normal" fo:language="es" fo:country="MX" fo:font-style="normal" fo:font-weight="normal" officeooo:rsid="006cae2e" style:font-size-asian="11pt" style:font-size-complex="11pt"/>
    </style:style>
    <style:style style:name="T404" style:family="text">
      <style:text-properties fo:font-variant="normal" fo:text-transform="none" fo:color="#000000" loext:opacity="100%" style:font-name="Liberation Mono1" fo:font-size="11pt" fo:letter-spacing="normal" fo:language="es" fo:country="MX" fo:font-style="normal" fo:font-weight="normal" officeooo:rsid="0077e8e7" style:font-size-asian="11pt" style:font-size-complex="11pt"/>
    </style:style>
    <style:style style:name="T405" style:family="text">
      <style:text-properties fo:font-variant="normal" fo:text-transform="none" fo:color="#000000" loext:opacity="100%" style:font-name="Liberation Mono1" fo:font-size="11pt" fo:letter-spacing="normal" fo:language="es" fo:country="MX" fo:font-style="normal" fo:font-weight="normal" officeooo:rsid="007cb5bc" style:font-size-asian="11pt" style:font-size-complex="11pt"/>
    </style:style>
    <style:style style:name="T406" style:family="text">
      <style:text-properties fo:font-variant="normal" fo:text-transform="none" fo:color="#000000" loext:opacity="100%" style:font-name="Liberation Mono1" fo:font-size="11pt" fo:letter-spacing="normal" fo:language="es" fo:country="MX" fo:font-style="normal" fo:font-weight="normal" officeooo:rsid="001f369e" style:font-size-asian="11pt" style:font-size-complex="11pt"/>
    </style:style>
    <style:style style:name="T407" style:family="text">
      <style:text-properties fo:font-variant="normal" fo:text-transform="none" fo:color="#000000" loext:opacity="100%" style:font-name="Liberation Mono1" fo:font-size="11pt" fo:letter-spacing="normal" fo:language="es" fo:country="MX" fo:font-style="normal" fo:font-weight="normal" officeooo:rsid="00230b51" style:font-size-asian="11pt" style:font-size-complex="11pt"/>
    </style:style>
    <style:style style:name="T408" style:family="text">
      <style:text-properties fo:font-variant="normal" fo:text-transform="none" fo:color="#000000" loext:opacity="100%" style:font-name="Liberation Mono1" fo:font-size="11pt" fo:letter-spacing="normal" fo:language="es" fo:country="MX" fo:font-style="normal" fo:font-weight="normal" officeooo:rsid="007ec1cd" style:font-size-asian="11pt" style:font-size-complex="11pt"/>
    </style:style>
    <style:style style:name="T409" style:family="text">
      <style:text-properties fo:font-variant="normal" fo:text-transform="none" fo:color="#000000" loext:opacity="100%" style:font-name="Liberation Mono1" fo:font-size="11pt" fo:letter-spacing="normal" fo:language="es" fo:country="MX" fo:font-style="normal" fo:font-weight="normal" officeooo:rsid="002611b9" style:font-size-asian="11pt" style:font-size-complex="11pt"/>
    </style:style>
    <style:style style:name="T410" style:family="text">
      <style:text-properties fo:font-variant="normal" fo:text-transform="none" fo:color="#000000" loext:opacity="100%" style:font-name="Liberation Mono1" fo:font-size="11pt" fo:letter-spacing="normal" fo:language="es" fo:country="MX" fo:font-style="normal" fo:font-weight="normal" officeooo:rsid="0098b424" style:font-size-asian="11pt" style:font-size-complex="11pt"/>
    </style:style>
    <style:style style:name="T411" style:family="text">
      <style:text-properties fo:font-variant="normal" fo:text-transform="none" fo:color="#000000" loext:opacity="100%" style:font-name="Liberation Mono1" fo:font-size="11pt" fo:letter-spacing="normal" fo:language="es" fo:country="MX" fo:font-style="normal" fo:font-weight="normal" officeooo:rsid="00363b9f" style:font-size-asian="11pt" style:font-size-complex="11pt"/>
    </style:style>
    <style:style style:name="T412" style:family="text">
      <style:text-properties fo:font-variant="normal" fo:text-transform="none" fo:color="#000000" loext:opacity="100%" style:font-name="Liberation Mono1" fo:font-size="11pt" fo:letter-spacing="normal" fo:language="es" fo:country="MX" fo:font-style="normal" fo:font-weight="normal" officeooo:rsid="014ef076" style:font-size-asian="11pt" style:font-size-complex="11pt"/>
    </style:style>
    <style:style style:name="T413" style:family="text">
      <style:text-properties fo:font-variant="normal" fo:text-transform="none" fo:color="#000000" loext:opacity="100%" style:font-name="Liberation Mono1" fo:font-size="11pt" fo:letter-spacing="normal" fo:language="es" fo:country="MX" fo:font-style="normal" fo:font-weight="normal" officeooo:rsid="0189ca9e" style:font-size-asian="11pt" style:font-size-complex="11pt"/>
    </style:style>
    <style:style style:name="T414" style:family="text">
      <style:text-properties fo:font-variant="normal" fo:text-transform="none" fo:color="#000000" loext:opacity="100%" style:font-name="Liberation Mono1" fo:font-size="11pt" fo:letter-spacing="normal" fo:language="es" fo:country="MX" fo:font-style="normal" fo:font-weight="normal" officeooo:rsid="01a0ba02" style:font-size-asian="11pt" style:font-size-complex="11pt"/>
    </style:style>
    <style:style style:name="T415" style:family="text">
      <style:text-properties fo:font-variant="normal" fo:text-transform="none" fo:color="#000000" loext:opacity="100%" style:font-name="Liberation Mono1" fo:font-size="11pt" fo:letter-spacing="normal" fo:language="es" fo:country="MX" fo:font-style="normal" fo:font-weight="normal" officeooo:rsid="000b0e86" style:font-size-asian="11pt" style:font-style-asian="italic" style:font-size-complex="11pt" style:font-style-complex="italic"/>
    </style:style>
    <style:style style:name="T416" style:family="text">
      <style:text-properties fo:font-variant="normal" fo:text-transform="none" fo:color="#000000" loext:opacity="100%" style:font-name="Liberation Mono1" fo:font-size="11pt" fo:letter-spacing="normal" fo:language="es" fo:country="MX" fo:font-style="normal" fo:font-weight="normal" officeooo:rsid="002611b9" style:font-size-asian="11pt" style:font-style-asian="italic" style:font-size-complex="11pt" style:font-style-complex="italic"/>
    </style:style>
    <style:style style:name="T417" style:family="text">
      <style:text-properties fo:font-variant="normal" fo:text-transform="none" fo:color="#000000" loext:opacity="100%" style:font-name="Liberation Mono1" fo:font-size="11pt" fo:letter-spacing="normal" fo:language="es" fo:country="MX" fo:font-style="normal" fo:font-weight="normal" officeooo:rsid="000b0e86" style:font-size-asian="11pt" style:font-style-asian="italic" style:font-weight-asian="normal" style:font-size-complex="11pt" style:font-style-complex="italic" style:font-weight-complex="normal"/>
    </style:style>
    <style:style style:name="T418" style:family="text">
      <style:text-properties fo:font-variant="normal" fo:text-transform="none" fo:color="#000000" loext:opacity="100%" style:font-name="Liberation Mono1" fo:font-size="11pt" fo:letter-spacing="normal" fo:language="es" fo:country="MX" fo:font-style="normal" fo:font-weight="normal" officeooo:rsid="005e0767" style:font-size-asian="11pt" style:font-style-asian="normal" style:font-size-complex="11pt" style:font-style-complex="normal"/>
    </style:style>
    <style:style style:name="T419" style:family="text">
      <style:text-properties fo:font-variant="normal" fo:text-transform="none" fo:color="#000000" loext:opacity="100%" style:font-name="Liberation Mono1" fo:font-size="11pt" fo:letter-spacing="normal" fo:language="es" fo:country="MX" fo:font-style="normal" fo:font-weight="normal" officeooo:rsid="005f40ef" style:font-size-asian="11pt" style:font-style-asian="normal" style:font-size-complex="11pt" style:font-style-complex="normal"/>
    </style:style>
    <style:style style:name="T420" style:family="text">
      <style:text-properties fo:font-variant="normal" fo:text-transform="none" fo:color="#000000" loext:opacity="100%" style:font-name="Liberation Mono1" fo:font-size="11pt" fo:letter-spacing="normal" fo:language="es" fo:country="MX" fo:font-style="normal" fo:font-weight="normal" officeooo:rsid="002611b9" style:font-size-asian="11pt" style:font-style-asian="normal" style:font-size-complex="11pt" style:font-style-complex="normal"/>
    </style:style>
    <style:style style:name="T421" style:family="text">
      <style:text-properties fo:font-variant="normal" fo:text-transform="none" fo:color="#000000" loext:opacity="100%" style:font-name="Liberation Mono1" fo:font-size="11pt" fo:letter-spacing="normal" fo:language="es" fo:country="MX" fo:font-style="normal" fo:font-weight="normal" officeooo:rsid="002611b9" style:font-size-asian="11pt" style:font-style-asian="normal" style:font-weight-asian="normal" style:font-size-complex="11pt" style:font-style-complex="normal" style:font-weight-complex="normal"/>
    </style:style>
    <style:style style:name="T422" style:family="text">
      <style:text-properties fo:font-variant="normal" fo:text-transform="none" fo:color="#000000" loext:opacity="100%" style:font-name="Liberation Mono1" fo:font-size="11pt" fo:letter-spacing="normal" fo:language="es" fo:country="MX" fo:font-style="normal" fo:font-weight="normal" officeooo:rsid="002611b9" style:font-size-asian="11pt" style:font-weight-asian="normal" style:font-size-complex="11pt" style:font-weight-complex="normal"/>
    </style:style>
    <style:style style:name="T423" style:family="text">
      <style:text-properties fo:font-variant="normal" fo:text-transform="none" fo:color="#000000" loext:opacity="100%" style:font-name="Liberation Mono1" fo:font-size="11pt" fo:letter-spacing="normal" fo:font-style="normal" fo:font-weight="normal" officeooo:rsid="001cb62c" style:font-size-asian="11pt" style:font-size-complex="11pt"/>
    </style:style>
    <style:style style:name="T424" style:family="text">
      <style:text-properties fo:font-variant="normal" fo:text-transform="none" fo:color="#000000" loext:opacity="100%" style:font-name="Liberation Mono1" fo:font-size="11pt" fo:letter-spacing="normal" fo:font-style="normal" fo:font-weight="normal" officeooo:rsid="00407023" style:font-size-asian="11pt" style:font-size-complex="11pt"/>
    </style:style>
    <style:style style:name="T425" style:family="text">
      <style:text-properties fo:font-variant="normal" fo:text-transform="none" fo:color="#000000" loext:opacity="100%" style:font-name="Liberation Mono1" fo:font-size="11pt" fo:letter-spacing="normal" fo:font-style="normal" fo:font-weight="normal" officeooo:rsid="0093bd5f" style:font-size-asian="11pt" style:font-size-complex="11pt"/>
    </style:style>
    <style:style style:name="T426" style:family="text">
      <style:text-properties fo:font-variant="normal" fo:text-transform="none" fo:color="#000000" loext:opacity="100%" style:font-name="Liberation Mono1" fo:font-size="11pt" fo:letter-spacing="normal" fo:font-style="normal" fo:font-weight="normal" officeooo:rsid="007cb5bc" style:font-size-asian="11pt" style:font-size-complex="11pt"/>
    </style:style>
    <style:style style:name="T427" style:family="text">
      <style:text-properties fo:font-variant="normal" fo:text-transform="none" fo:color="#000000" loext:opacity="100%" style:font-name="Liberation Mono1" fo:font-size="11pt" fo:letter-spacing="normal" fo:font-style="normal" fo:font-weight="normal" officeooo:rsid="002611b9" style:font-size-asian="11pt" style:font-size-complex="11pt"/>
    </style:style>
    <style:style style:name="T428" style:family="text">
      <style:text-properties fo:font-variant="normal" fo:text-transform="none" fo:color="#000000" loext:opacity="100%" style:font-name="Liberation Mono1" fo:font-size="11pt" fo:letter-spacing="normal" fo:font-style="normal" fo:font-weight="normal" officeooo:rsid="0024ff00" style:font-size-asian="11pt" style:font-style-asian="normal" style:font-size-complex="11pt" style:font-style-complex="normal"/>
    </style:style>
    <style:style style:name="T429" style:family="text">
      <style:text-properties fo:font-variant="normal" fo:text-transform="none" fo:color="#000000" loext:opacity="100%" style:font-name="Liberation Mono1" fo:font-size="11pt" fo:letter-spacing="normal" fo:font-style="normal" fo:font-weight="normal" officeooo:rsid="0080a225" style:font-size-asian="11pt" style:font-style-asian="normal" style:font-size-complex="11pt" style:font-style-complex="normal"/>
    </style:style>
    <style:style style:name="T430" style:family="text">
      <style:text-properties fo:font-variant="normal" fo:text-transform="none" fo:color="#000000" loext:opacity="100%" style:font-name="Liberation Mono1" fo:font-size="11pt" fo:letter-spacing="normal" fo:font-style="normal" style:text-underline-style="none" fo:font-weight="normal" officeooo:rsid="007cb5bc" style:font-size-asian="11pt" style:font-size-complex="11pt"/>
    </style:style>
    <style:style style:name="T431" style:family="text">
      <style:text-properties fo:font-variant="normal" fo:text-transform="none" fo:color="#000000" loext:opacity="100%" style:font-name="Liberation Mono1" fo:font-size="11pt" fo:letter-spacing="normal" fo:font-style="normal" style:text-underline-style="none" fo:font-weight="normal" officeooo:rsid="008b2994" style:font-size-asian="11pt" style:font-size-complex="11pt"/>
    </style:style>
    <style:style style:name="T432" style:family="text">
      <style:text-properties fo:font-variant="normal" fo:text-transform="none" fo:color="#000000" loext:opacity="100%" fo:font-size="11pt" fo:letter-spacing="normal" fo:language="es" fo:country="MX" fo:font-style="normal" fo:font-weight="normal" officeooo:rsid="00309b40" style:font-size-asian="11pt" style:font-size-complex="11pt"/>
    </style:style>
    <style:style style:name="T433" style:family="text">
      <style:text-properties fo:font-variant="normal" fo:text-transform="none" fo:color="#000000" loext:opacity="100%" style:font-name="Liberation Mono" fo:font-size="11pt" fo:letter-spacing="normal" fo:language="es" fo:country="MX" fo:font-style="normal" fo:font-weight="normal" officeooo:rsid="00407023" style:font-name-asian="Liberation Mono" style:font-size-asian="11pt" style:font-name-complex="Liberation Mono" style:font-size-complex="11pt"/>
    </style:style>
    <style:style style:name="T434" style:family="text">
      <style:text-properties fo:font-variant="normal" fo:text-transform="none" fo:color="#000000" loext:opacity="100%" style:font-name="Liberation Mono" fo:font-size="11pt" fo:letter-spacing="normal" fo:language="es" fo:country="MX" fo:font-style="normal" fo:font-weight="normal" officeooo:rsid="01a50f4e" style:font-name-asian="Liberation Mono" style:font-size-asian="11pt" style:font-name-complex="Liberation Mono" style:font-size-complex="11pt"/>
    </style:style>
    <style:style style:name="T435" style:family="text">
      <style:text-properties fo:font-variant="normal" fo:text-transform="none" fo:color="#000000" loext:opacity="100%" style:font-name="Liberation Sans" fo:font-size="11pt" fo:letter-spacing="normal" fo:language="es" fo:country="MX" fo:font-style="normal" fo:font-weight="normal" officeooo:rsid="014b8572" style:font-name-asian="Liberation Sans" style:font-size-asian="11pt" style:font-name-complex="Liberation Sans" style:font-size-complex="11pt"/>
    </style:style>
    <style:style style:name="T436" style:family="text">
      <style:text-properties fo:font-variant="normal" fo:text-transform="none" fo:color="#000000" loext:opacity="100%" style:font-name="SF Pro Text" fo:letter-spacing="normal" fo:font-style="normal" fo:font-weight="normal"/>
    </style:style>
    <style:style style:name="T437" style:family="text">
      <style:text-properties fo:font-variant="normal" fo:text-transform="none" fo:color="#000000" loext:opacity="100%" style:font-name="SF Pro Text" fo:letter-spacing="normal" fo:font-style="italic" fo:font-weight="normal"/>
    </style:style>
    <style:style style:name="T438" style:family="text">
      <style:text-properties fo:font-variant="normal" fo:text-transform="none" fo:color="#000000" loext:opacity="100%" style:font-name="SF Pro Text" fo:letter-spacing="normal" fo:font-style="italic" fo:font-weight="normal" officeooo:rsid="00b256c3"/>
    </style:style>
    <style:style style:name="T439"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474661" style:font-name-asian="Liberation Mono" style:font-size-asian="11pt" style:font-name-complex="Liberation Mono" style:font-size-complex="11pt"/>
    </style:style>
    <style:style style:name="T440"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style:font-size-asian="11pt" style:font-size-complex="11pt"/>
    </style:style>
    <style:style style:name="T441"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65e491" style:font-size-asian="11pt" style:font-size-complex="11pt"/>
    </style:style>
    <style:style style:name="T442"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62786f" style:font-size-asian="11pt" style:font-size-complex="11pt"/>
    </style:style>
    <style:style style:name="T443"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1f369e" style:font-size-asian="11pt" style:font-size-complex="11pt"/>
    </style:style>
    <style:style style:name="T444"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247672" style:font-size-asian="11pt" style:font-size-complex="11pt"/>
    </style:style>
    <style:style style:name="T445"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5a1370" style:font-size-asian="11pt" style:font-size-complex="11pt"/>
    </style:style>
    <style:style style:name="T446"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1cbdc8" style:font-size-asian="11pt" style:font-size-complex="11pt"/>
    </style:style>
    <style:style style:name="T447"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02611b9" style:font-size-asian="11pt" style:font-size-complex="11pt"/>
    </style:style>
    <style:style style:name="T448" style:family="text">
      <style:text-properties fo:font-variant="normal" fo:text-transform="none" fo:color="#000080" loext:opacity="100%" style:font-name="Liberation Mono1" fo:font-size="11pt" fo:letter-spacing="normal" fo:language="es" fo:country="MX" fo:font-style="normal" style:text-underline-style="solid" style:text-underline-width="auto" style:text-underline-color="font-color" fo:font-weight="normal" officeooo:rsid="014ef076" style:font-size-asian="11pt" style:font-size-complex="11pt"/>
    </style:style>
    <style:style style:name="T449" style:family="text">
      <style:text-properties fo:font-variant="normal" fo:text-transform="none" fo:color="#000080" loext:opacity="100%" style:font-name="Liberation Mono1" fo:font-size="11pt" fo:letter-spacing="normal" fo:font-style="normal" style:text-underline-style="solid" style:text-underline-width="auto" style:text-underline-color="font-color" fo:font-weight="normal" officeooo:rsid="001cb62c" style:font-size-asian="11pt" style:font-size-complex="11pt"/>
    </style:style>
    <style:style style:name="T450" style:family="text">
      <style:text-properties fo:font-variant="normal" fo:text-transform="none" fo:color="#000080" loext:opacity="100%" style:font-name="Liberation Mono1" fo:letter-spacing="normal" fo:language="es" fo:country="ES" fo:font-style="normal" style:text-underline-style="solid" style:text-underline-width="auto" style:text-underline-color="font-color" fo:font-weight="normal" officeooo:rsid="00a7d388" style:font-weight-asian="bold" style:font-weight-complex="bold"/>
    </style:style>
    <style:style style:name="T451"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1a2fbb" style:font-size-asian="11pt" style:font-size-complex="11pt"/>
    </style:style>
    <style:style style:name="T452"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1cbdc8" style:font-size-asian="11pt" style:font-size-complex="11pt"/>
    </style:style>
    <style:style style:name="T453"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5a1370" style:font-size-asian="11pt" style:font-size-complex="11pt"/>
    </style:style>
    <style:style style:name="T454"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309b40" style:font-size-asian="11pt" style:font-size-complex="11pt"/>
    </style:style>
    <style:style style:name="T455"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769d0a" style:font-size-asian="11pt" style:font-size-complex="11pt"/>
    </style:style>
    <style:style style:name="T456"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93e883" style:font-size-asian="11pt" style:font-size-complex="11pt"/>
    </style:style>
    <style:style style:name="T457"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1a50f4e" style:font-size-asian="11pt" style:font-size-complex="11pt"/>
    </style:style>
    <style:style style:name="T458"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f8cea1" style:font-size-asian="11pt" style:font-style-asian="normal" style:font-size-complex="11pt" style:font-style-complex="normal"/>
    </style:style>
    <style:style style:name="T459"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f7a045" style:font-size-asian="11pt" style:font-style-asian="normal" style:font-weight-asian="normal" style:font-size-complex="11pt" style:font-style-complex="normal" style:font-weight-complex="normal"/>
    </style:style>
    <style:style style:name="T460"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5f40ef" style:font-name-asian="Liberation Mono" style:font-size-asian="11pt" style:font-name-complex="Liberation Mono" style:font-size-complex="11pt"/>
    </style:style>
    <style:style style:name="T461"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90b6d5" style:font-name-asian="Liberation Mono" style:font-size-asian="11pt" style:font-name-complex="Liberation Mono" style:font-size-complex="11pt"/>
    </style:style>
    <style:style style:name="T462"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911bff" style:font-name-asian="Liberation Mono" style:font-size-asian="11pt" style:font-name-complex="Liberation Mono" style:font-size-complex="11pt"/>
    </style:style>
    <style:style style:name="T463"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93e883" style:font-name-asian="Liberation Mono" style:font-size-asian="11pt" style:font-name-complex="Liberation Mono" style:font-size-complex="11pt"/>
    </style:style>
    <style:style style:name="T464"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96cae8" style:font-name-asian="Liberation Mono" style:font-size-asian="11pt" style:font-name-complex="Liberation Mono" style:font-size-complex="11pt"/>
    </style:style>
    <style:style style:name="T465" style:family="text">
      <style:text-properties fo:font-variant="normal" fo:text-transform="none" fo:color="#000080" loext:opacity="100%" style:font-name="Liberation Sans1" fo:font-size="11pt" fo:letter-spacing="normal" fo:language="es" fo:country="MX" fo:font-style="normal" style:text-underline-style="solid" style:text-underline-width="auto" style:text-underline-color="font-color" fo:font-weight="normal" officeooo:rsid="008786e6" style:font-name-asian="Liberation Mono" style:font-size-asian="11pt" style:font-style-asian="normal" style:font-weight-asian="normal" style:font-name-complex="Liberation Mono" style:font-size-complex="11pt" style:font-style-complex="normal" style:font-weight-complex="normal"/>
    </style:style>
    <style:style style:name="T466"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5eace3" style:font-size-asian="11pt" style:font-size-complex="11pt"/>
    </style:style>
    <style:style style:name="T467"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5e0767" style:font-size-asian="11pt" style:font-size-complex="11pt"/>
    </style:style>
    <style:style style:name="T468"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ab4183" style:font-size-asian="11pt" style:font-size-complex="11pt"/>
    </style:style>
    <style:style style:name="T469"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82724a" style:font-size-asian="11pt" style:font-size-complex="11pt"/>
    </style:style>
    <style:style style:name="T470"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2611b9" style:font-size-asian="11pt" style:font-size-complex="11pt"/>
    </style:style>
    <style:style style:name="T471"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118bb56" style:font-size-asian="11pt" style:font-size-complex="11pt"/>
    </style:style>
    <style:style style:name="T472"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82724a" style:font-size-asian="11pt" style:font-style-asian="italic" style:font-size-complex="11pt" style:font-style-complex="italic"/>
    </style:style>
    <style:style style:name="T473"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118bb56" style:font-size-asian="11pt" style:font-style-asian="italic" style:font-size-complex="11pt" style:font-style-complex="italic"/>
    </style:style>
    <style:style style:name="T474"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2611b9" style:font-size-asian="11pt" style:font-style-asian="italic" style:font-size-complex="11pt" style:font-style-complex="italic"/>
    </style:style>
    <style:style style:name="T475" style:family="text">
      <style:text-properties fo:font-variant="normal" fo:text-transform="none" fo:color="#000080" loext:opacity="100%" style:font-name="sans-serif" fo:font-size="11pt" fo:letter-spacing="normal" fo:language="es" fo:country="MX" fo:font-style="normal" style:text-underline-style="solid" style:text-underline-width="auto" style:text-underline-color="font-color" fo:font-weight="normal" officeooo:rsid="005eace3" style:font-size-asian="11pt" style:font-style-asian="italic" style:font-size-complex="11pt" style:font-style-complex="italic"/>
    </style:style>
    <style:style style:name="T476" style:family="text">
      <style:text-properties fo:font-variant="normal" fo:text-transform="none" fo:color="#000080" loext:opacity="100%" style:font-name="sans-serif" fo:font-size="11pt" fo:letter-spacing="normal" fo:font-style="normal" fo:font-weight="normal" officeooo:rsid="013da1da" style:font-name-asian="Songti SC" style:font-size-asian="11pt" style:font-weight-asian="bold" style:font-name-complex="Arial Unicode MS1" style:font-size-complex="11pt" style:font-weight-complex="bold"/>
    </style:style>
    <style:style style:name="T477" style:family="text">
      <style:text-properties fo:font-variant="normal" fo:text-transform="none" fo:color="#808080" loext:opacity="100%" style:font-name="Liberation Mono1" fo:font-size="11pt" fo:letter-spacing="normal" fo:language="es" fo:country="MX" fo:font-style="normal" fo:font-weight="bold" officeooo:rsid="00efc20a" style:font-name-asian="Liberation Mono" style:font-size-asian="11pt" style:font-weight-asian="bold" style:font-name-complex="Liberation Mono" style:font-size-complex="11pt" style:font-weight-complex="bold"/>
    </style:style>
    <style:style style:name="T478" style:family="text">
      <style:text-properties fo:font-variant="normal" fo:text-transform="none" fo:color="#808080" loext:opacity="100%" style:font-name="Liberation Mono1" fo:font-size="11pt" fo:letter-spacing="normal" fo:language="es" fo:country="MX" fo:font-style="normal" fo:font-weight="bold" officeooo:rsid="00f572a1" style:font-name-asian="Liberation Mono" style:font-size-asian="11pt" style:font-style-asian="normal" style:font-weight-asian="bold" style:font-name-complex="Liberation Mono" style:font-size-complex="11pt" style:font-style-complex="normal" style:font-weight-complex="bold"/>
    </style:style>
    <style:style style:name="T479" style:family="text">
      <style:text-properties fo:font-variant="normal" fo:text-transform="none" fo:color="#808080" loext:opacity="100%" style:font-name="Liberation Mono1" fo:font-size="11pt" fo:letter-spacing="normal" fo:language="es" fo:country="MX" fo:font-style="normal" fo:font-weight="bold" officeooo:rsid="00f8133b" style:font-size-asian="11pt" style:font-style-asian="normal" style:font-weight-asian="bold" style:font-size-complex="11pt" style:font-style-complex="normal" style:font-weight-complex="bold"/>
    </style:style>
    <style:style style:name="T480" style:family="text">
      <style:text-properties fo:font-variant="normal" fo:text-transform="none" fo:color="#808080" loext:opacity="100%" style:font-name="Liberation Mono1" fo:font-size="11pt" fo:letter-spacing="normal" fo:language="es" fo:country="MX" fo:font-style="normal" fo:font-weight="bold" officeooo:rsid="004b1916" style:font-size-asian="11pt" style:font-weight-asian="bold" style:font-size-complex="11pt" style:font-weight-complex="bold"/>
    </style:style>
    <style:style style:name="T481" style:family="text">
      <style:text-properties fo:font-variant="normal" fo:text-transform="none" fo:color="#808080" loext:opacity="100%" style:font-name="Liberation Mono1" fo:font-size="11pt" fo:letter-spacing="normal" fo:language="es" fo:country="MX" fo:font-style="normal" fo:font-weight="bold" officeooo:rsid="002611b9" style:font-size-asian="11pt" style:font-weight-asian="bold" style:font-size-complex="11pt" style:font-weight-complex="bold"/>
    </style:style>
    <style:style style:name="T482" style:family="text">
      <style:text-properties fo:font-variant="normal" fo:text-transform="none" fo:color="#808080" loext:opacity="100%" style:font-name="Liberation Mono1" fo:font-size="11pt" fo:letter-spacing="normal" fo:language="es" fo:country="MX" fo:font-style="normal" fo:font-weight="bold" officeooo:rsid="011637c6" style:font-size-asian="11pt" style:font-weight-asian="bold" style:font-size-complex="11pt" style:font-weight-complex="bold"/>
    </style:style>
    <style:style style:name="T483" style:family="text">
      <style:text-properties fo:font-variant="normal" fo:text-transform="none" fo:color="#808080" loext:opacity="100%" style:font-name="Liberation Mono1" fo:font-size="11pt" fo:letter-spacing="normal" fo:language="es" fo:country="MX" fo:font-style="normal" fo:font-weight="bold" officeooo:rsid="0118bb56" style:font-size-asian="11pt" style:font-weight-asian="bold" style:font-size-complex="11pt" style:font-weight-complex="bold"/>
    </style:style>
    <style:style style:name="T484" style:family="text">
      <style:text-properties fo:font-variant="normal" fo:text-transform="none" fo:color="#808080" loext:opacity="100%" style:font-name="Liberation Mono1" fo:font-size="11pt" fo:letter-spacing="normal" fo:language="es" fo:country="MX" fo:font-style="normal" fo:font-weight="bold" officeooo:rsid="0126aa00" style:font-size-asian="11pt" style:font-weight-asian="bold" style:font-size-complex="11pt" style:font-weight-complex="bold"/>
    </style:style>
    <style:style style:name="T485" style:family="text">
      <style:text-properties fo:font-variant="normal" fo:text-transform="none" fo:color="#808080" loext:opacity="100%" style:font-name="Liberation Mono1" fo:font-size="11pt" fo:letter-spacing="normal" fo:language="es" fo:country="MX" fo:font-style="normal" fo:font-weight="bold" officeooo:rsid="012818e6" style:font-size-asian="11pt" style:font-weight-asian="bold" style:font-size-complex="11pt" style:font-weight-complex="bold"/>
    </style:style>
    <style:style style:name="T486" style:family="text">
      <style:text-properties fo:font-variant="normal" fo:text-transform="none" fo:color="#808080" loext:opacity="100%" style:font-name="Liberation Mono1" fo:font-size="11pt" fo:letter-spacing="normal" fo:language="es" fo:country="MX" fo:font-style="normal" fo:font-weight="normal" officeooo:rsid="002611b9" style:font-size-asian="11pt" style:font-weight-asian="normal" style:font-size-complex="11pt" style:font-weight-complex="normal"/>
    </style:style>
    <style:style style:name="T487" style:family="text">
      <style:text-properties fo:font-variant="normal" fo:text-transform="none" fo:color="#808080" loext:opacity="100%" style:font-name="Liberation Mono1" fo:font-size="11pt" fo:letter-spacing="normal" fo:language="es" fo:country="MX" fo:font-style="normal" style:text-underline-style="none" fo:font-weight="bold" officeooo:rsid="0118bb56" style:font-size-asian="11pt" style:font-weight-asian="bold" style:font-size-complex="11pt" style:font-weight-complex="bold"/>
    </style:style>
    <style:style style:name="T488" style:family="text">
      <style:text-properties fo:font-variant="normal" fo:text-transform="none" fo:color="#808080" loext:opacity="100%" style:font-name="Liberation Mono1" fo:font-size="11pt" fo:letter-spacing="normal" fo:font-style="normal" fo:font-weight="bold" officeooo:rsid="00f8709a" style:font-size-asian="11pt" style:font-weight-asian="bold" style:font-size-complex="11pt" style:font-weight-complex="bold"/>
    </style:style>
    <style:style style:name="T489" style:family="text">
      <style:text-properties fo:font-variant="normal" fo:text-transform="none" fo:color="#808080" loext:opacity="100%" style:font-name="Liberation Mono1" fo:font-size="11pt" fo:letter-spacing="normal" fo:font-style="normal" fo:font-weight="bold" officeooo:rsid="0024ff00" style:font-size-asian="11pt" style:font-weight-asian="bold" style:font-size-complex="11pt" style:font-weight-complex="bold"/>
    </style:style>
    <style:style style:name="T490" style:family="text">
      <style:text-properties fo:font-variant="normal" fo:text-transform="none" fo:color="#808080" loext:opacity="100%" style:font-name="Liberation Mono1" fo:font-size="11pt" fo:letter-spacing="normal" fo:font-style="normal" fo:font-weight="bold" officeooo:rsid="013d5da4" style:font-name-asian="Songti SC" style:font-size-asian="11pt" style:font-weight-asian="bold" style:font-name-complex="Arial Unicode MS1" style:font-size-complex="11pt" style:font-weight-complex="bold"/>
    </style:style>
    <style:style style:name="T491" style:family="text">
      <style:text-properties fo:font-variant="normal" fo:text-transform="none" fo:color="#696969" loext:opacity="100%" style:font-name="Liberation Mono1" fo:font-size="11pt" fo:letter-spacing="normal" fo:language="es" fo:country="MX" fo:font-style="normal" fo:font-weight="bold" officeooo:rsid="001f369e" style:font-size-asian="11pt" style:font-weight-asian="bold" style:font-size-complex="11pt" style:font-weight-complex="bold"/>
    </style:style>
    <style:style style:name="T492" style:family="text">
      <style:text-properties fo:font-variant="normal" fo:text-transform="none" fo:color="#191970" loext:opacity="100%" style:font-name="Liberation Mono1" fo:font-size="11pt" fo:letter-spacing="normal" fo:language="es" fo:country="MX" fo:font-style="normal" fo:font-weight="normal" style:font-size-asian="11pt" style:font-size-complex="11pt"/>
    </style:style>
    <style:style style:name="T493" style:family="text">
      <style:text-properties fo:font-variant="normal" fo:text-transform="none" fo:color="#191970" loext:opacity="100%" style:font-name="Liberation Mono1" fo:font-size="11pt" fo:letter-spacing="normal" fo:language="es" fo:country="MX" fo:font-style="normal" fo:font-weight="normal" officeooo:rsid="007352b6" style:font-size-asian="11pt" style:font-size-complex="11pt"/>
    </style:style>
    <style:style style:name="T494" style:family="text">
      <style:text-properties fo:font-variant="normal" fo:text-transform="none" fo:color="#191970" loext:opacity="100%" style:font-name="Liberation Sans1" fo:font-size="11pt" fo:letter-spacing="normal" fo:font-style="normal" style:text-underline-style="solid" style:text-underline-width="auto" style:text-underline-color="font-color" fo:font-weight="normal" officeooo:rsid="01371cf1" fo:background-color="transparent" loext:char-shading-value="0" style:font-size-asian="11pt" style:font-size-complex="11pt"/>
    </style:style>
    <style:style style:name="T495" style:family="text">
      <style:text-properties fo:font-variant="normal" fo:text-transform="none" style:use-window-font-color="true" loext:opacity="0%" style:font-name="Liberation Sans1" fo:font-size="11pt" fo:letter-spacing="normal" fo:language="es" fo:country="MX" fo:font-style="normal" fo:font-weight="normal" officeooo:rsid="00f7a045" style:font-size-asian="11pt" style:font-style-asian="normal" style:font-weight-asian="normal" style:font-size-complex="11pt" style:font-style-complex="normal" style:font-weight-complex="normal"/>
    </style:style>
    <style:style style:name="T496" style:family="text">
      <style:text-properties fo:font-variant="normal" fo:text-transform="none" style:use-window-font-color="true" loext:opacity="0%" style:font-name="Liberation Sans1" fo:font-size="11pt" fo:letter-spacing="normal" fo:language="es" fo:country="MX" fo:font-style="normal" fo:font-weight="normal" officeooo:rsid="00164b89" style:font-size-asian="11pt" style:font-style-asian="normal" style:font-weight-asian="normal" style:font-size-complex="11pt" style:font-style-complex="normal" style:font-weight-complex="normal"/>
    </style:style>
    <style:style style:name="T497" style:family="text">
      <style:text-properties fo:font-variant="normal" fo:text-transform="none" style:use-window-font-color="true" loext:opacity="0%" style:font-name="Liberation Sans1" fo:font-size="11pt" fo:letter-spacing="normal" fo:language="es" fo:country="MX" fo:font-style="normal" fo:font-weight="normal" officeooo:rsid="00c7ab70" style:font-size-asian="11pt" style:font-style-asian="normal" style:font-weight-asian="normal" style:font-size-complex="11pt" style:font-style-complex="normal" style:font-weight-complex="normal"/>
    </style:style>
    <style:style style:name="T498" style:family="text">
      <style:text-properties fo:font-variant="normal" fo:text-transform="none" style:use-window-font-color="true" loext:opacity="0%" style:font-name="Liberation Sans1" fo:font-size="11pt" fo:letter-spacing="normal" fo:language="es" fo:country="MX" fo:font-style="normal" fo:font-weight="normal" officeooo:rsid="002611b9" style:font-size-asian="11pt" style:font-size-complex="11pt"/>
    </style:style>
    <style:style style:name="T499" style:family="text">
      <style:text-properties fo:font-variant="normal" fo:text-transform="none" style:use-window-font-color="true" loext:opacity="0%" style:font-name="Liberation Sans1" fo:font-size="11pt" fo:letter-spacing="normal" fo:language="es" fo:country="MX" fo:font-style="normal" fo:font-weight="normal" officeooo:rsid="0118bb56" style:font-size-asian="11pt" style:font-size-complex="11pt"/>
    </style:style>
    <style:style style:name="T500" style:family="text">
      <style:text-properties fo:font-variant="normal" fo:text-transform="none" style:use-window-font-color="true" loext:opacity="0%" style:font-name="Liberation Sans1" fo:font-size="11pt" fo:letter-spacing="normal" fo:language="es" fo:country="MX" fo:font-style="normal" fo:font-weight="normal" officeooo:rsid="011a571f" style:font-size-asian="11pt" style:font-size-complex="11pt"/>
    </style:style>
    <style:style style:name="T501" style:family="text">
      <style:text-properties fo:font-variant="normal" fo:text-transform="none" style:use-window-font-color="true" loext:opacity="0%" style:font-name="Liberation Sans1" fo:font-size="11pt" fo:letter-spacing="normal" fo:language="es" fo:country="MX" fo:font-style="normal" fo:font-weight="normal" officeooo:rsid="013fe32e" style:font-size-asian="11pt" style:font-size-complex="11pt"/>
    </style:style>
    <style:style style:name="T502" style:family="text">
      <style:text-properties fo:font-variant="normal" fo:text-transform="none" style:use-window-font-color="true" loext:opacity="0%" style:font-name="Liberation Sans1" fo:font-size="11pt" fo:letter-spacing="normal" fo:language="es" fo:country="MX" fo:font-style="normal" fo:font-weight="normal" officeooo:rsid="0118bb56" style:font-size-asian="11pt" style:font-weight-asian="normal" style:font-size-complex="11pt" style:font-weight-complex="normal"/>
    </style:style>
    <style:style style:name="T503"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0f8cea1" style:font-size-asian="11pt" style:font-style-asian="normal" style:font-weight-asian="normal" style:font-size-complex="11pt" style:font-style-complex="normal" style:font-weight-complex="normal"/>
    </style:style>
    <style:style style:name="T504"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05eace3" style:font-size-asian="11pt" style:font-size-complex="11pt"/>
    </style:style>
    <style:style style:name="T505"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118bb56" style:font-size-asian="11pt" style:font-size-complex="11pt"/>
    </style:style>
    <style:style style:name="T506"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13fe32e" style:font-size-asian="11pt" style:font-size-complex="11pt"/>
    </style:style>
    <style:style style:name="T507"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118bb56" style:font-size-asian="11pt" style:font-style-asian="italic" style:font-size-complex="11pt" style:font-style-complex="italic"/>
    </style:style>
    <style:style style:name="T508"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118bb56" style:font-name-asian="Liberation Mono" style:font-size-asian="11pt" style:font-style-asian="italic" style:font-name-complex="Liberation Mono" style:font-size-complex="11pt" style:font-style-complex="italic"/>
    </style:style>
    <style:style style:name="T509" style:family="text">
      <style:text-properties fo:font-variant="normal" fo:text-transform="none" style:use-window-font-color="true" loext:opacity="0%" style:font-name="Liberation Sans1" fo:font-size="11pt" fo:letter-spacing="normal" fo:language="es" fo:country="MX" fo:font-style="normal" style:text-underline-style="none" fo:font-weight="normal" officeooo:rsid="011a571f" style:font-name-asian="Liberation Mono" style:font-size-asian="11pt" style:font-style-asian="italic" style:font-name-complex="Liberation Mono" style:font-size-complex="11pt" style:font-style-complex="italic"/>
    </style:style>
    <style:style style:name="T510" style:family="text">
      <style:text-properties fo:font-variant="normal" fo:text-transform="none" style:use-window-font-color="true" loext:opacity="0%" style:font-name="Liberation Sans1" fo:font-size="11pt" fo:letter-spacing="normal" fo:language="es" fo:country="MX" fo:font-style="normal" style:text-underline-style="none" fo:font-weight="bold" officeooo:rsid="00f51255" style:font-size-asian="11pt" style:font-style-asian="normal" style:font-weight-asian="bold" style:font-size-complex="11pt" style:font-style-complex="normal" style:font-weight-complex="bold"/>
    </style:style>
    <style:style style:name="T511" style:family="text">
      <style:text-properties fo:font-variant="normal" fo:text-transform="none" style:use-window-font-color="true" loext:opacity="0%" style:font-name="Liberation Sans1" fo:font-size="11pt" fo:letter-spacing="normal" fo:language="es" fo:country="MX" fo:font-style="italic" fo:font-weight="normal" officeooo:rsid="0118bb56" style:font-size-asian="11pt" style:font-style-asian="italic" style:font-weight-asian="normal" style:font-size-complex="11pt" style:font-style-complex="italic" style:font-weight-complex="normal"/>
    </style:style>
    <style:style style:name="T512" style:family="text">
      <style:text-properties fo:font-variant="normal" fo:text-transform="none" style:use-window-font-color="true" loext:opacity="0%" style:font-name="Liberation Sans1" fo:font-size="11pt" fo:letter-spacing="normal" fo:font-style="normal" style:text-underline-style="none" fo:font-weight="normal" officeooo:rsid="002611b9" style:font-size-asian="11pt" style:font-size-complex="11pt"/>
    </style:style>
    <style:style style:name="T513" style:family="text">
      <style:text-properties fo:font-variant="normal" fo:text-transform="none" style:use-window-font-color="true" loext:opacity="0%" style:font-name="Liberation Sans1" fo:font-size="11pt" fo:letter-spacing="normal" fo:font-style="normal" style:text-underline-style="none" fo:font-weight="normal" officeooo:rsid="01371cf1" fo:background-color="transparent" loext:char-shading-value="0" style:font-size-asian="11pt" style:font-size-complex="11pt"/>
    </style:style>
    <style:style style:name="T514" style:family="text">
      <style:text-properties fo:font-variant="normal" fo:text-transform="none" style:use-window-font-color="true" loext:opacity="0%" style:font-name="Liberation Sans1" fo:font-size="11pt" fo:letter-spacing="normal" fo:font-style="normal" fo:font-weight="normal" officeooo:rsid="013d5da4" style:font-name-asian="Songti SC" style:font-size-asian="11pt" style:font-weight-asian="normal" style:font-name-complex="Arial Unicode MS1" style:font-size-complex="11pt" style:font-weight-complex="normal"/>
    </style:style>
    <style:style style:name="T515" style:family="text">
      <style:text-properties fo:font-variant="normal" fo:text-transform="none" style:use-window-font-color="true" loext:opacity="0%" style:font-name="Liberation Sans1" fo:font-size="11pt" fo:letter-spacing="normal" fo:font-style="normal" fo:font-weight="normal" officeooo:rsid="018a9ff9" style:font-name-asian="Songti SC" style:font-size-asian="11pt" style:font-weight-asian="normal" style:font-name-complex="Arial Unicode MS1" style:font-size-complex="11pt" style:font-weight-complex="normal"/>
    </style:style>
    <style:style style:name="T516" style:family="text">
      <style:text-properties fo:font-variant="normal" fo:text-transform="none" style:use-window-font-color="true" loext:opacity="0%" style:font-name="sans-serif" fo:font-size="11pt" fo:letter-spacing="normal" fo:font-style="normal" fo:font-weight="normal" officeooo:rsid="00ba4934" style:font-name-asian="Songti SC" style:font-size-asian="11pt" style:font-weight-asian="bold" style:font-name-complex="Arial Unicode MS1" style:font-size-complex="11pt" style:font-weight-complex="bold"/>
    </style:style>
    <style:style style:name="T517" style:family="text">
      <style:text-properties fo:font-variant="normal" fo:text-transform="none" style:use-window-font-color="true" loext:opacity="0%" style:font-name="sans-serif" fo:font-size="11pt" fo:letter-spacing="normal" fo:font-style="normal" fo:font-weight="normal" officeooo:rsid="00bc41d6" style:font-name-asian="Songti SC" style:font-size-asian="11pt" style:font-weight-asian="bold" style:font-name-complex="Arial Unicode MS1" style:font-size-complex="11pt" style:font-weight-complex="bold"/>
    </style:style>
    <style:style style:name="T518" style:family="text">
      <style:text-properties fo:font-variant="normal" fo:text-transform="none" style:use-window-font-color="true" loext:opacity="0%" style:font-name="sans-serif" fo:font-size="11pt" fo:letter-spacing="normal" fo:font-style="normal" fo:font-weight="normal" officeooo:rsid="00d49dd1" style:font-name-asian="Songti SC" style:font-size-asian="11pt" style:font-weight-asian="bold" style:font-name-complex="Arial Unicode MS1" style:font-size-complex="11pt" style:font-weight-complex="bold"/>
    </style:style>
    <style:style style:name="T519" style:family="text">
      <style:text-properties fo:font-variant="normal" fo:text-transform="none" style:use-window-font-color="true" loext:opacity="0%" style:font-name="sans-serif" fo:font-size="11pt" fo:letter-spacing="normal" fo:font-style="normal" fo:font-weight="normal" officeooo:rsid="00e2e7a0" style:font-name-asian="Songti SC" style:font-size-asian="11pt" style:font-weight-asian="bold" style:font-name-complex="Arial Unicode MS1" style:font-size-complex="11pt" style:font-weight-complex="bold"/>
    </style:style>
    <style:style style:name="T520" style:family="text">
      <style:text-properties fo:font-variant="normal" fo:text-transform="none" style:use-window-font-color="true" loext:opacity="0%" style:font-name="sans-serif" fo:font-size="11pt" fo:letter-spacing="normal" fo:font-style="normal" fo:font-weight="normal" officeooo:rsid="00d63738" style:font-name-asian="Songti SC" style:font-size-asian="11pt" style:font-weight-asian="bold" style:font-name-complex="Arial Unicode MS1" style:font-size-complex="11pt" style:font-weight-complex="bold"/>
    </style:style>
    <style:style style:name="T521" style:family="text">
      <style:text-properties fo:font-variant="normal" fo:text-transform="none" style:use-window-font-color="true" loext:opacity="0%" style:font-name="sans-serif" fo:font-size="11pt" fo:letter-spacing="normal" fo:font-style="normal" fo:font-weight="normal" officeooo:rsid="00c1eb6c" style:font-name-asian="Songti SC" style:font-size-asian="11pt" style:font-weight-asian="bold" style:font-name-complex="Arial Unicode MS1" style:font-size-complex="11pt" style:font-weight-complex="bold"/>
    </style:style>
    <style:style style:name="T522" style:family="text">
      <style:text-properties fo:font-variant="normal" fo:text-transform="none" style:use-window-font-color="true" loext:opacity="0%" style:font-name="sans-serif" fo:font-size="11pt" fo:letter-spacing="normal" fo:font-style="normal" fo:font-weight="normal" officeooo:rsid="00e44b57" style:font-name-asian="Songti SC" style:font-size-asian="11pt" style:font-weight-asian="bold" style:font-name-complex="Arial Unicode MS1" style:font-size-complex="11pt" style:font-weight-complex="bold"/>
    </style:style>
    <style:style style:name="T523" style:family="text">
      <style:text-properties fo:font-variant="normal" fo:text-transform="none" style:use-window-font-color="true" loext:opacity="0%" style:font-name="sans-serif" fo:font-size="11pt" fo:letter-spacing="normal" fo:font-style="normal" fo:font-weight="normal" officeooo:rsid="00c34e27" style:font-name-asian="Songti SC" style:font-size-asian="11pt" style:font-weight-asian="bold" style:font-name-complex="Arial Unicode MS1" style:font-size-complex="11pt" style:font-weight-complex="bold"/>
    </style:style>
    <style:style style:name="T524" style:family="text">
      <style:text-properties fo:font-variant="normal" fo:text-transform="none" style:use-window-font-color="true" loext:opacity="0%" style:font-name="sans-serif" fo:font-size="11pt" fo:letter-spacing="normal" fo:font-style="normal" fo:font-weight="normal" officeooo:rsid="00d92ce5" style:font-name-asian="Songti SC" style:font-size-asian="11pt" style:font-weight-asian="bold" style:font-name-complex="Arial Unicode MS1" style:font-size-complex="11pt" style:font-weight-complex="bold"/>
    </style:style>
    <style:style style:name="T525" style:family="text">
      <style:text-properties fo:font-variant="normal" fo:text-transform="none" style:use-window-font-color="true" loext:opacity="0%" style:font-name="sans-serif" fo:font-size="11pt" fo:letter-spacing="normal" fo:font-style="normal" fo:font-weight="normal" officeooo:rsid="00d30e8d" style:font-name-asian="Songti SC" style:font-size-asian="11pt" style:font-weight-asian="bold" style:font-name-complex="Arial Unicode MS1" style:font-size-complex="11pt" style:font-weight-complex="bold"/>
    </style:style>
    <style:style style:name="T526" style:family="text">
      <style:text-properties fo:font-variant="normal" fo:text-transform="none" style:use-window-font-color="true" loext:opacity="0%" style:font-name="sans-serif" fo:font-size="11pt" fo:letter-spacing="normal" fo:font-style="normal" fo:font-weight="normal" officeooo:rsid="0108e5b4" style:font-name-asian="Songti SC" style:font-size-asian="11pt" style:font-weight-asian="bold" style:font-name-complex="Arial Unicode MS1" style:font-size-complex="11pt" style:font-weight-complex="bold"/>
    </style:style>
    <style:style style:name="T527" style:family="text">
      <style:text-properties fo:font-variant="normal" fo:text-transform="none" style:use-window-font-color="true" loext:opacity="0%" style:font-name="sans-serif" fo:font-size="11pt" fo:letter-spacing="normal" fo:font-style="normal" fo:font-weight="normal" officeooo:rsid="00dceb4d" style:font-name-asian="Songti SC" style:font-size-asian="11pt" style:font-weight-asian="bold" style:font-name-complex="Arial Unicode MS1" style:font-size-complex="11pt" style:font-weight-complex="bold"/>
    </style:style>
    <style:style style:name="T528" style:family="text">
      <style:text-properties fo:font-variant="normal" fo:text-transform="none" style:use-window-font-color="true" loext:opacity="0%" style:font-name="sans-serif" fo:font-size="11pt" fo:letter-spacing="normal" fo:font-style="normal" fo:font-weight="normal" officeooo:rsid="00db27d7" style:font-name-asian="Songti SC" style:font-size-asian="11pt" style:font-weight-asian="bold" style:font-name-complex="Arial Unicode MS1" style:font-size-complex="11pt" style:font-weight-complex="bold"/>
    </style:style>
    <style:style style:name="T529" style:family="text">
      <style:text-properties fo:font-variant="normal" fo:text-transform="none" style:use-window-font-color="true" loext:opacity="0%" style:font-name="sans-serif" fo:font-size="11pt" fo:letter-spacing="normal" fo:font-style="normal" fo:font-weight="normal" officeooo:rsid="00e249af" style:font-name-asian="Songti SC" style:font-size-asian="11pt" style:font-weight-asian="bold" style:font-name-complex="Arial Unicode MS1" style:font-size-complex="11pt" style:font-weight-complex="bold"/>
    </style:style>
    <style:style style:name="T530" style:family="text">
      <style:text-properties fo:font-variant="normal" fo:text-transform="none" style:use-window-font-color="true" loext:opacity="0%" style:font-name="sans-serif" fo:font-size="11pt" fo:letter-spacing="normal" fo:font-style="normal" fo:font-weight="normal" officeooo:rsid="00d7c000" style:font-name-asian="Songti SC" style:font-size-asian="11pt" style:font-weight-asian="bold" style:font-name-complex="Arial Unicode MS1" style:font-size-complex="11pt" style:font-weight-complex="bold"/>
    </style:style>
    <style:style style:name="T531" style:family="text">
      <style:text-properties fo:font-variant="normal" fo:text-transform="none" style:use-window-font-color="true" loext:opacity="0%" style:font-name="sans-serif" fo:font-size="11pt" fo:letter-spacing="normal" fo:font-style="normal" fo:font-weight="normal" officeooo:rsid="0138e754" style:font-name-asian="Songti SC" style:font-size-asian="11pt" style:font-weight-asian="bold" style:font-name-complex="Arial Unicode MS1" style:font-size-complex="11pt" style:font-weight-complex="bold"/>
    </style:style>
    <style:style style:name="T532" style:family="text">
      <style:text-properties fo:font-variant="normal" fo:text-transform="none" style:use-window-font-color="true" loext:opacity="0%" style:font-name="sans-serif" fo:font-size="11pt" fo:letter-spacing="normal" fo:font-style="normal" fo:font-weight="normal" officeooo:rsid="013c8ccd" style:font-name-asian="Songti SC" style:font-size-asian="11pt" style:font-weight-asian="bold" style:font-name-complex="Arial Unicode MS1" style:font-size-complex="11pt" style:font-weight-complex="bold"/>
    </style:style>
    <style:style style:name="T533" style:family="text">
      <style:text-properties fo:font-variant="normal" fo:text-transform="none" style:use-window-font-color="true" loext:opacity="0%" style:font-name="sans-serif" fo:font-size="11pt" fo:letter-spacing="normal" fo:font-style="normal" fo:font-weight="normal" officeooo:rsid="013d5da4" style:font-name-asian="Songti SC" style:font-size-asian="11pt" style:font-weight-asian="bold" style:font-name-complex="Arial Unicode MS1" style:font-size-complex="11pt" style:font-weight-complex="bold"/>
    </style:style>
    <style:style style:name="T534" style:family="text">
      <style:text-properties fo:font-variant="normal" fo:text-transform="none" style:use-window-font-color="true" loext:opacity="0%" style:font-name="sans-serif" fo:font-size="11pt" fo:letter-spacing="normal" fo:font-style="normal" fo:font-weight="normal" officeooo:rsid="013da1da" style:font-name-asian="Songti SC" style:font-size-asian="11pt" style:font-weight-asian="bold" style:font-name-complex="Arial Unicode MS1" style:font-size-complex="11pt" style:font-weight-complex="bold"/>
    </style:style>
    <style:style style:name="T535" style:family="text">
      <style:text-properties fo:font-variant="normal" fo:text-transform="none" style:use-window-font-color="true" loext:opacity="0%" style:font-name="sans-serif" fo:font-size="11pt" fo:letter-spacing="normal" fo:font-style="normal" fo:font-weight="normal" officeooo:rsid="01527e5d" style:font-name-asian="Songti SC" style:font-size-asian="11pt" style:font-weight-asian="bold" style:font-name-complex="Arial Unicode MS1" style:font-size-complex="11pt" style:font-weight-complex="bold"/>
    </style:style>
    <style:style style:name="T536" style:family="text">
      <style:text-properties fo:font-variant="normal" fo:text-transform="none" style:use-window-font-color="true" loext:opacity="0%" style:font-name="sans-serif" fo:font-size="11pt" fo:letter-spacing="normal" fo:font-style="normal" fo:font-weight="normal" officeooo:rsid="01536ec2" style:font-name-asian="Songti SC" style:font-size-asian="11pt" style:font-weight-asian="bold" style:font-name-complex="Arial Unicode MS1" style:font-size-complex="11pt" style:font-weight-complex="bold"/>
    </style:style>
    <style:style style:name="T537" style:family="text">
      <style:text-properties fo:font-variant="normal" fo:text-transform="none" style:use-window-font-color="true" loext:opacity="0%" style:font-name="sans-serif" fo:font-size="11pt" fo:letter-spacing="normal" fo:font-style="normal" fo:font-weight="normal" officeooo:rsid="01539f45" style:font-name-asian="Songti SC" style:font-size-asian="11pt" style:font-weight-asian="bold" style:font-name-complex="Arial Unicode MS1" style:font-size-complex="11pt" style:font-weight-complex="bold"/>
    </style:style>
    <style:style style:name="T538" style:family="text">
      <style:text-properties fo:font-variant="normal" fo:text-transform="none" style:use-window-font-color="true" loext:opacity="0%" style:font-name="sans-serif" fo:font-size="11pt" fo:letter-spacing="normal" fo:font-style="normal" fo:font-weight="normal" officeooo:rsid="01557052" style:font-name-asian="Songti SC" style:font-size-asian="11pt" style:font-weight-asian="bold" style:font-name-complex="Arial Unicode MS1" style:font-size-complex="11pt" style:font-weight-complex="bold"/>
    </style:style>
    <style:style style:name="T539" style:family="text">
      <style:text-properties fo:font-variant="normal" fo:text-transform="none" style:use-window-font-color="true" loext:opacity="0%" style:font-name="sans-serif" fo:font-size="11pt" fo:letter-spacing="normal" fo:font-style="normal" fo:font-weight="normal" officeooo:rsid="015a9f4e" style:font-name-asian="Songti SC" style:font-size-asian="11pt" style:font-weight-asian="bold" style:font-name-complex="Arial Unicode MS1" style:font-size-complex="11pt" style:font-weight-complex="bold"/>
    </style:style>
    <style:style style:name="T540" style:family="text">
      <style:text-properties fo:font-variant="normal" fo:text-transform="none" style:use-window-font-color="true" loext:opacity="0%" style:font-name="sans-serif" fo:font-size="11pt" fo:letter-spacing="normal" fo:font-style="normal" fo:font-weight="normal" officeooo:rsid="01626cb4" style:font-name-asian="Songti SC" style:font-size-asian="11pt" style:font-weight-asian="bold" style:font-name-complex="Arial Unicode MS1" style:font-size-complex="11pt" style:font-weight-complex="bold"/>
    </style:style>
    <style:style style:name="T541" style:family="text">
      <style:text-properties fo:font-variant="normal" fo:text-transform="none" style:use-window-font-color="true" loext:opacity="0%" style:font-name="sans-serif" fo:font-size="11pt" fo:letter-spacing="normal" fo:font-style="normal" fo:font-weight="normal" officeooo:rsid="017ebed6" style:font-name-asian="Songti SC" style:font-size-asian="11pt" style:font-weight-asian="bold" style:font-name-complex="Arial Unicode MS1" style:font-size-complex="11pt" style:font-weight-complex="bold"/>
    </style:style>
    <style:style style:name="T542" style:family="text">
      <style:text-properties fo:font-variant="normal" fo:text-transform="none" style:use-window-font-color="true" loext:opacity="0%" style:font-name="sans-serif" fo:font-size="11pt" fo:letter-spacing="normal" fo:font-style="normal" fo:font-weight="normal" officeooo:rsid="018207e5" style:font-name-asian="Songti SC" style:font-size-asian="11pt" style:font-weight-asian="bold" style:font-name-complex="Arial Unicode MS1" style:font-size-complex="11pt" style:font-weight-complex="bold"/>
    </style:style>
    <style:style style:name="T543" style:family="text">
      <style:text-properties fo:font-variant="normal" fo:text-transform="none" style:use-window-font-color="true" loext:opacity="0%" style:font-name="sans-serif" fo:font-size="11pt" fo:letter-spacing="normal" fo:font-style="normal" fo:font-weight="normal" officeooo:rsid="01825cad" style:font-name-asian="Songti SC" style:font-size-asian="11pt" style:font-weight-asian="bold" style:font-name-complex="Arial Unicode MS1" style:font-size-complex="11pt" style:font-weight-complex="bold"/>
    </style:style>
    <style:style style:name="T544" style:family="text">
      <style:text-properties fo:font-variant="normal" fo:text-transform="none" style:use-window-font-color="true" loext:opacity="0%" style:font-name="sans-serif" fo:font-size="11pt" fo:letter-spacing="normal" fo:font-style="normal" fo:font-weight="normal" officeooo:rsid="00e578e5" style:font-name-asian="Songti SC" style:font-size-asian="11pt" style:font-weight-asian="bold" style:font-name-complex="Arial Unicode MS1" style:font-size-complex="11pt" style:font-weight-complex="bold"/>
    </style:style>
    <style:style style:name="T545" style:family="text">
      <style:text-properties fo:font-variant="normal" fo:text-transform="none" style:use-window-font-color="true" loext:opacity="0%" style:font-name="sans-serif" fo:font-size="11pt" fo:letter-spacing="normal" fo:font-style="normal" fo:font-weight="normal" officeooo:rsid="018a9ff9" style:font-name-asian="Songti SC" style:font-size-asian="11pt" style:font-weight-asian="bold" style:font-name-complex="Arial Unicode MS1" style:font-size-complex="11pt" style:font-weight-complex="bold"/>
    </style:style>
    <style:style style:name="T546" style:family="text">
      <style:text-properties fo:font-variant="normal" fo:text-transform="none" style:use-window-font-color="true" loext:opacity="0%" style:font-name="sans-serif" fo:font-size="11pt" fo:letter-spacing="normal" fo:font-style="normal" fo:font-weight="normal" officeooo:rsid="013da1da" style:font-name-asian="Songti SC" style:font-size-asian="11pt" style:font-style-asian="normal" style:font-weight-asian="bold" style:font-name-complex="Arial Unicode MS1" style:font-size-complex="11pt" style:font-style-complex="normal" style:font-weight-complex="bold"/>
    </style:style>
    <style:style style:name="T547" style:family="text">
      <style:text-properties fo:font-variant="normal" fo:text-transform="none" style:use-window-font-color="true" loext:opacity="0%" style:font-name="sans-serif" fo:font-size="11pt" fo:letter-spacing="normal" fo:font-style="normal" fo:font-weight="normal" officeooo:rsid="00d7c000" style:font-name-asian="Songti SC" style:font-size-asian="11pt" style:font-style-asian="normal" style:font-weight-asian="bold" style:font-name-complex="Arial Unicode MS1" style:font-size-complex="11pt" style:font-style-complex="normal" style:font-weight-complex="bold"/>
    </style:style>
    <style:style style:name="T548" style:family="text">
      <style:text-properties fo:font-variant="normal" fo:text-transform="none" style:use-window-font-color="true" loext:opacity="0%" style:font-name="sans-serif" fo:font-size="11pt" fo:letter-spacing="normal" fo:font-style="normal" fo:font-weight="normal" officeooo:rsid="00db27d7" style:font-name-asian="Songti SC" style:font-size-asian="11pt" style:font-style-asian="normal" style:font-weight-asian="bold" style:font-name-complex="Arial Unicode MS1" style:font-size-complex="11pt" style:font-style-complex="normal" style:font-weight-complex="bold"/>
    </style:style>
    <style:style style:name="T549" style:family="text">
      <style:text-properties fo:font-variant="normal" fo:text-transform="none" style:use-window-font-color="true" loext:opacity="0%" style:font-name="sans-serif" fo:font-size="11pt" fo:letter-spacing="normal" fo:font-style="italic" fo:font-weight="normal" officeooo:rsid="00d7c000" style:font-name-asian="Songti SC" style:font-size-asian="11pt" style:font-style-asian="italic" style:font-weight-asian="bold" style:font-name-complex="Arial Unicode MS1" style:font-size-complex="11pt" style:font-style-complex="italic" style:font-weight-complex="bold"/>
    </style:style>
    <style:style style:name="T550" style:family="text">
      <style:text-properties fo:font-variant="normal" fo:text-transform="none" style:use-window-font-color="true" loext:opacity="0%" style:font-name="sans-serif" fo:font-size="11pt" fo:letter-spacing="normal" fo:font-style="italic" fo:font-weight="normal" officeooo:rsid="00db27d7" style:font-name-asian="Songti SC" style:font-size-asian="11pt" style:font-style-asian="italic" style:font-weight-asian="bold" style:font-name-complex="Arial Unicode MS1" style:font-size-complex="11pt" style:font-style-complex="italic" style:font-weight-complex="bold"/>
    </style:style>
    <style:style style:name="T551" style:family="text">
      <style:text-properties fo:font-variant="normal" fo:text-transform="none" style:use-window-font-color="true" loext:opacity="0%" style:font-name="sans-serif" fo:font-size="11pt" fo:letter-spacing="normal" fo:font-style="italic" fo:font-weight="normal" officeooo:rsid="013da1da" style:font-name-asian="Songti SC" style:font-size-asian="11pt" style:font-style-asian="italic" style:font-weight-asian="bold" style:font-name-complex="Arial Unicode MS1" style:font-size-complex="11pt" style:font-style-complex="italic" style:font-weight-complex="bold"/>
    </style:style>
    <style:style style:name="T552" style:family="text">
      <style:text-properties fo:font-variant="normal" fo:text-transform="none" fo:letter-spacing="normal" fo:font-style="normal" fo:font-weight="normal"/>
    </style:style>
    <style:style style:name="T553" style:family="text">
      <style:text-properties fo:font-variant="normal" fo:text-transform="none" fo:letter-spacing="normal" fo:font-style="normal" fo:font-weight="normal" officeooo:rsid="007b053a"/>
    </style:style>
    <style:style style:name="T554" style:family="text">
      <style:text-properties fo:font-variant="normal" fo:text-transform="none" fo:letter-spacing="normal" fo:font-style="normal" fo:font-weight="normal" officeooo:rsid="001ad335" style:font-name-asian="Songti SC" style:font-weight-asian="bold" style:font-name-complex="Arial Unicode MS1" style:font-weight-complex="bold"/>
    </style:style>
    <style:style style:name="T555" style:family="text">
      <style:text-properties style:font-name="Liberation Sans1" fo:language="es" fo:country="MX" officeooo:rsid="000b0e86"/>
    </style:style>
    <style:style style:name="T556" style:family="text">
      <style:text-properties style:font-name="Liberation Sans1" fo:language="es" fo:country="MX" officeooo:rsid="0023ae37"/>
    </style:style>
    <style:style style:name="T557" style:family="text">
      <style:text-properties style:font-name="Liberation Sans1" fo:language="es" fo:country="MX" officeooo:rsid="000b0e86" style:font-style-asian="normal" style:font-style-complex="normal"/>
    </style:style>
    <style:style style:name="T558" style:family="text">
      <style:text-properties style:font-name="Liberation Sans1" fo:language="es" fo:country="MX" officeooo:rsid="0037b228" style:font-style-asian="normal" style:font-style-complex="normal"/>
    </style:style>
    <style:style style:name="T559" style:family="text">
      <style:text-properties style:font-name="Liberation Sans1" fo:language="es" fo:country="MX" officeooo:rsid="00174d15" style:font-style-asian="normal" style:font-style-complex="normal"/>
    </style:style>
    <style:style style:name="T560" style:family="text">
      <style:text-properties style:font-name="Liberation Sans1" fo:language="es" fo:country="MX" officeooo:rsid="0023ae37" style:font-style-asian="normal" style:font-style-complex="normal"/>
    </style:style>
    <style:style style:name="T561" style:family="text">
      <style:text-properties style:font-name="Liberation Sans1" fo:language="es" fo:country="MX" officeooo:rsid="000d802b" style:font-style-asian="normal" style:font-style-complex="normal"/>
    </style:style>
    <style:style style:name="T562" style:family="text">
      <style:text-properties style:font-name="Liberation Sans1" fo:language="es" fo:country="MX" officeooo:rsid="0043db75" style:font-style-asian="normal" style:font-style-complex="normal"/>
    </style:style>
    <style:style style:name="T563" style:family="text">
      <style:text-properties style:font-name="Liberation Sans1" fo:language="es" fo:country="MX" officeooo:rsid="00236e14" style:font-style-asian="normal" style:font-style-complex="normal"/>
    </style:style>
    <style:style style:name="T564" style:family="text">
      <style:text-properties style:font-name="Liberation Sans1" fo:language="es" fo:country="MX" officeooo:rsid="00e7ea3b" style:font-style-asian="normal" style:font-style-complex="normal"/>
    </style:style>
    <style:style style:name="T565" style:family="text">
      <style:text-properties style:font-name="Liberation Sans1" fo:language="es" fo:country="MX" officeooo:rsid="00337747" style:font-style-asian="normal" style:font-style-complex="normal"/>
    </style:style>
    <style:style style:name="T566" style:family="text">
      <style:text-properties style:font-name="Liberation Sans1" fo:language="es" fo:country="MX" officeooo:rsid="002aa532" style:font-style-asian="normal" style:font-style-complex="normal"/>
    </style:style>
    <style:style style:name="T567" style:family="text">
      <style:text-properties style:font-name="Liberation Sans1" fo:language="es" fo:country="MX" officeooo:rsid="0037e951" style:font-style-asian="normal" style:font-style-complex="normal"/>
    </style:style>
    <style:style style:name="T568" style:family="text">
      <style:text-properties style:font-name="Liberation Sans1" fo:language="es" fo:country="MX" officeooo:rsid="003e723f" style:font-style-asian="normal" style:font-style-complex="normal"/>
    </style:style>
    <style:style style:name="T569" style:family="text">
      <style:text-properties style:font-name="Liberation Sans1" fo:language="es" fo:country="MX" officeooo:rsid="0092f96d" style:font-style-asian="normal" style:font-style-complex="normal"/>
    </style:style>
    <style:style style:name="T570" style:family="text">
      <style:text-properties style:font-name="Liberation Sans1" fo:language="es" fo:country="MX" officeooo:rsid="009decc5" style:font-style-asian="normal" style:font-style-complex="normal"/>
    </style:style>
    <style:style style:name="T571" style:family="text">
      <style:text-properties style:font-name="Liberation Sans1" fo:language="es" fo:country="MX" officeooo:rsid="00bdce9b" style:font-style-asian="normal" style:font-style-complex="normal"/>
    </style:style>
    <style:style style:name="T572" style:family="text">
      <style:text-properties style:font-name="Liberation Sans1" fo:language="es" fo:country="MX" officeooo:rsid="00cbc7dc" style:font-style-asian="normal" style:font-style-complex="normal"/>
    </style:style>
    <style:style style:name="T573" style:family="text">
      <style:text-properties style:font-name="Liberation Sans1" fo:language="es" fo:country="MX" fo:font-style="italic" officeooo:rsid="0037e951" style:font-name-asian="Liberation Mono" style:font-style-asian="italic" style:font-name-complex="Liberation Mono" style:font-style-complex="italic"/>
    </style:style>
    <style:style style:name="T574" style:family="text">
      <style:text-properties style:font-name="Liberation Sans1" fo:language="es" fo:country="MX" fo:font-style="italic" officeooo:rsid="003ddb41" style:font-name-asian="Liberation Mono" style:font-style-asian="italic" style:font-name-complex="Liberation Mono" style:font-style-complex="italic"/>
    </style:style>
    <style:style style:name="T575" style:family="text">
      <style:text-properties style:font-name="Liberation Sans1" fo:language="es" fo:country="MX" fo:font-style="italic" officeooo:rsid="01961dcb" style:font-name-asian="Liberation Mono" style:font-style-asian="italic" style:font-name-complex="Liberation Mono" style:font-style-complex="italic"/>
    </style:style>
    <style:style style:name="T576" style:family="text">
      <style:text-properties style:font-name="Liberation Sans1" fo:language="es" fo:country="MX" fo:font-style="italic" officeooo:rsid="0037b228" style:font-name-asian="Liberation Mono" style:font-style-asian="italic" style:font-name-complex="Liberation Mono" style:font-style-complex="italic"/>
    </style:style>
    <style:style style:name="T577" style:family="text">
      <style:text-properties style:font-name="Liberation Sans1" fo:language="es" fo:country="MX" officeooo:rsid="0043db75" style:font-name-asian="Liberation Mono" style:font-style-asian="normal" style:font-name-complex="Liberation Mono" style:font-style-complex="normal"/>
    </style:style>
    <style:style style:name="T578" style:family="text">
      <style:text-properties style:font-name="Liberation Sans1" fo:language="es" fo:country="MX" officeooo:rsid="0035cc01" style:font-name-asian="Liberation Mono" style:font-style-asian="normal" style:font-name-complex="Liberation Mono" style:font-style-complex="normal"/>
    </style:style>
    <style:style style:name="T579" style:family="text">
      <style:text-properties style:font-name="Liberation Sans1" fo:language="es" fo:country="MX" officeooo:rsid="00198c82" style:font-name-asian="Liberation Mono" style:font-style-asian="normal" style:font-name-complex="Liberation Mono" style:font-style-complex="normal"/>
    </style:style>
    <style:style style:name="T580" style:family="text">
      <style:text-properties style:font-name="Liberation Sans1" fo:language="es" fo:country="MX" officeooo:rsid="00e7ea3b" style:font-name-asian="Liberation Mono" style:font-style-asian="normal" style:font-name-complex="Liberation Mono" style:font-style-complex="normal"/>
    </style:style>
    <style:style style:name="T581" style:family="text">
      <style:text-properties style:font-name="Liberation Sans1" fo:language="es" fo:country="MX" officeooo:rsid="0037b228" style:font-name-asian="Liberation Mono" style:font-style-asian="normal" style:font-name-complex="Liberation Mono" style:font-style-complex="normal"/>
    </style:style>
    <style:style style:name="T582" style:family="text">
      <style:text-properties style:font-name="Liberation Sans1" fo:language="es" fo:country="MX" officeooo:rsid="00337747" style:font-name-asian="Liberation Mono" style:font-style-asian="normal" style:font-name-complex="Liberation Mono" style:font-style-complex="normal"/>
    </style:style>
    <style:style style:name="T583" style:family="text">
      <style:text-properties style:font-name="Liberation Sans1" fo:language="es" fo:country="MX" officeooo:rsid="003e723f" style:font-name-asian="Liberation Mono" style:font-style-asian="normal" style:font-name-complex="Liberation Mono" style:font-style-complex="normal"/>
    </style:style>
    <style:style style:name="T584" style:family="text">
      <style:text-properties style:font-name="Liberation Sans1" fo:language="es" fo:country="MX" officeooo:rsid="0046e27f" style:font-name-asian="Liberation Mono" style:font-style-asian="normal" style:font-name-complex="Liberation Mono" style:font-style-complex="normal"/>
    </style:style>
    <style:style style:name="T585" style:family="text">
      <style:text-properties style:font-name="Liberation Sans1" fo:language="es" fo:country="MX" officeooo:rsid="003da318" style:font-name-asian="Liberation Mono" style:font-style-asian="normal" style:font-name-complex="Liberation Mono" style:font-style-complex="normal"/>
    </style:style>
    <style:style style:name="T586" style:family="text">
      <style:text-properties style:font-name="Liberation Sans1" fo:language="es" fo:country="MX" officeooo:rsid="0037e951" style:font-name-asian="Liberation Mono" style:font-style-asian="normal" style:font-name-complex="Liberation Mono" style:font-style-complex="normal"/>
    </style:style>
    <style:style style:name="T587" style:family="text">
      <style:text-properties style:font-name="Liberation Sans1" fo:language="es" fo:country="MX" officeooo:rsid="003ddb41" style:font-name-asian="Liberation Mono" style:font-style-asian="normal" style:font-name-complex="Liberation Mono" style:font-style-complex="normal"/>
    </style:style>
    <style:style style:name="T588" style:family="text">
      <style:text-properties style:font-name="Liberation Sans1" fo:language="es" fo:country="MX" officeooo:rsid="00769d0a" style:font-name-asian="Liberation Mono" style:font-style-asian="normal" style:font-name-complex="Liberation Mono" style:font-style-complex="normal"/>
    </style:style>
    <style:style style:name="T589" style:family="text">
      <style:text-properties style:font-name="Liberation Sans1" fo:language="es" fo:country="MX" officeooo:rsid="0092f96d" style:font-name-asian="Liberation Mono" style:font-style-asian="normal" style:font-name-complex="Liberation Mono" style:font-style-complex="normal"/>
    </style:style>
    <style:style style:name="T590" style:family="text">
      <style:text-properties style:font-name="Liberation Sans1" fo:language="es" fo:country="MX" officeooo:rsid="009decc5" style:font-name-asian="Liberation Mono" style:font-style-asian="normal" style:font-name-complex="Liberation Mono" style:font-style-complex="normal"/>
    </style:style>
    <style:style style:name="T591" style:family="text">
      <style:text-properties style:font-name="Liberation Sans1" fo:language="es" fo:country="MX" officeooo:rsid="00af175e" style:font-name-asian="Liberation Mono" style:font-style-asian="normal" style:font-name-complex="Liberation Mono" style:font-style-complex="normal"/>
    </style:style>
    <style:style style:name="T592" style:family="text">
      <style:text-properties style:font-name="Liberation Sans1" fo:language="es" fo:country="MX" officeooo:rsid="00bdce9b" style:font-name-asian="Liberation Mono" style:font-style-asian="normal" style:font-name-complex="Liberation Mono" style:font-style-complex="normal"/>
    </style:style>
    <style:style style:name="T593" style:family="text">
      <style:text-properties style:font-name="Liberation Sans1" fo:language="es" fo:country="MX" officeooo:rsid="00ca603d" style:font-name-asian="Liberation Mono" style:font-style-asian="normal" style:font-name-complex="Liberation Mono" style:font-style-complex="normal"/>
    </style:style>
    <style:style style:name="T594" style:family="text">
      <style:text-properties style:font-name="Liberation Sans1" fo:language="es" fo:country="MX" officeooo:rsid="00cbc7dc" style:font-name-asian="Liberation Mono" style:font-style-asian="normal" style:font-name-complex="Liberation Mono" style:font-style-complex="normal"/>
    </style:style>
    <style:style style:name="T595" style:family="text">
      <style:text-properties style:font-name="Liberation Sans1" fo:language="es" fo:country="MX" officeooo:rsid="00f28bb2" style:font-name-asian="Liberation Mono" style:font-style-asian="normal" style:font-name-complex="Liberation Mono" style:font-style-complex="normal"/>
    </style:style>
    <style:style style:name="T596" style:family="text">
      <style:text-properties style:font-name="Liberation Sans1" fo:language="es" fo:country="MX" officeooo:rsid="01439c69" style:font-name-asian="Liberation Mono" style:font-style-asian="normal" style:font-name-complex="Liberation Mono" style:font-style-complex="normal"/>
    </style:style>
    <style:style style:name="T597" style:family="text">
      <style:text-properties style:font-name="Liberation Sans1" fo:language="es" fo:country="MX" officeooo:rsid="0169445a" style:font-name-asian="Liberation Mono" style:font-style-asian="normal" style:font-name-complex="Liberation Mono" style:font-style-complex="normal"/>
    </style:style>
    <style:style style:name="T598" style:family="text">
      <style:text-properties style:font-name="Liberation Sans1" fo:language="es" fo:country="MX" officeooo:rsid="01b1f23a" style:font-name-asian="Liberation Mono" style:font-style-asian="normal" style:font-name-complex="Liberation Mono" style:font-style-complex="normal"/>
    </style:style>
    <style:style style:name="T599" style:family="text">
      <style:text-properties style:font-name="Liberation Sans1" fo:language="es" fo:country="MX" officeooo:rsid="016a70ec" style:font-name-asian="Liberation Mono" style:font-name-complex="Liberation Mono"/>
    </style:style>
    <style:style style:name="T600" style:family="text">
      <style:text-properties style:font-name="Liberation Sans1" fo:language="es" fo:country="MX" officeooo:rsid="016b83d1" style:font-name-asian="Liberation Mono" style:font-name-complex="Liberation Mono"/>
    </style:style>
    <style:style style:name="T601" style:family="text">
      <style:text-properties style:font-name="Liberation Sans1" fo:language="es" fo:country="MX" officeooo:rsid="0016fe59"/>
    </style:style>
    <style:style style:name="T602" style:family="text">
      <style:text-properties style:font-name="Liberation Sans1" fo:language="es" fo:country="MX" officeooo:rsid="0027e5c8"/>
    </style:style>
    <style:style style:name="T603" style:family="text">
      <style:text-properties style:font-name="Liberation Sans1" fo:language="es" fo:country="MX" officeooo:rsid="00bdce9b"/>
    </style:style>
    <style:style style:name="T604" style:family="text">
      <style:text-properties style:font-name="Liberation Sans1" fo:language="es" fo:country="MX" officeooo:rsid="010fdf3c"/>
    </style:style>
    <style:style style:name="T605" style:family="text">
      <style:text-properties style:font-name="Liberation Sans1" fo:language="es" fo:country="MX" officeooo:rsid="011488f3"/>
    </style:style>
    <style:style style:name="T606" style:family="text">
      <style:text-properties style:font-name="Liberation Sans1" fo:language="es" fo:country="MX" officeooo:rsid="0131ebd2"/>
    </style:style>
    <style:style style:name="T607" style:family="text">
      <style:text-properties style:font-name="Liberation Sans1" fo:language="es" fo:country="MX" officeooo:rsid="01383e8b"/>
    </style:style>
    <style:style style:name="T608" style:family="text">
      <style:text-properties style:font-name="Liberation Sans1" fo:language="es" fo:country="MX" officeooo:rsid="014e5a1c"/>
    </style:style>
    <style:style style:name="T609" style:family="text">
      <style:text-properties style:font-name="Liberation Sans1" fo:language="es" fo:country="MX" officeooo:rsid="016a70ec"/>
    </style:style>
    <style:style style:name="T610" style:family="text">
      <style:text-properties style:font-name="Liberation Sans1" fo:font-size="11pt" fo:language="es" fo:country="MX" style:font-size-asian="11pt" style:font-size-complex="11pt"/>
    </style:style>
    <style:style style:name="T611" style:family="text">
      <style:text-properties style:font-name="Liberation Sans1" fo:font-size="11pt" fo:language="es" fo:country="MX" officeooo:rsid="007d276c" style:font-size-asian="11pt" style:font-size-complex="11pt"/>
    </style:style>
    <style:style style:name="T612" style:family="text">
      <style:text-properties style:font-name="Liberation Sans1" fo:font-size="11pt" fo:language="es" fo:country="MX" officeooo:rsid="00719fec" style:font-size-asian="11pt" style:font-size-complex="11pt"/>
    </style:style>
    <style:style style:name="T613" style:family="text">
      <style:text-properties style:font-name="Liberation Sans1" fo:font-size="11pt" fo:language="es" fo:country="MX" officeooo:rsid="003e723f" style:font-size-asian="11pt" style:font-style-asian="normal" style:font-size-complex="11pt" style:font-style-complex="normal"/>
    </style:style>
    <style:style style:name="T614" style:family="text">
      <style:text-properties style:font-name="Liberation Sans1" fo:font-size="11pt" fo:language="es" fo:country="MX" fo:font-style="italic" style:font-size-asian="11pt" style:font-size-complex="11pt"/>
    </style:style>
    <style:style style:name="T615" style:family="text">
      <style:text-properties style:font-name="Liberation Sans1" fo:font-size="11pt" style:font-size-asian="11pt" style:font-size-complex="11pt"/>
    </style:style>
    <style:style style:name="T616" style:family="text">
      <style:text-properties style:font-name="Liberation Sans1" fo:font-weight="normal" style:font-weight-asian="normal" style:font-weight-complex="normal"/>
    </style:style>
    <style:style style:name="T617" style:family="text">
      <style:text-properties style:font-name="Liberation Sans1" fo:font-weight="normal" officeooo:rsid="00e363af" style:font-weight-asian="normal" style:font-weight-complex="normal"/>
    </style:style>
    <style:style style:name="T618" style:family="text">
      <style:text-properties style:font-name="Liberation Sans1" fo:font-weight="normal" officeooo:rsid="0100597a" style:font-weight-asian="normal" style:font-weight-complex="normal"/>
    </style:style>
    <style:style style:name="T619" style:family="text">
      <style:text-properties style:font-name="Liberation Sans1" fo:font-size="10pt" style:font-size-asian="10pt" style:font-size-complex="10pt"/>
    </style:style>
    <style:style style:name="T620" style:family="text">
      <style:text-properties style:font-name="Liberation Sans1" fo:font-size="10pt" fo:font-style="normal" style:font-size-asian="10pt" style:font-size-complex="10pt"/>
    </style:style>
    <style:style style:name="T621" style:family="text">
      <style:text-properties fo:color="#000080" loext:opacity="100%" style:font-name="Liberation Sans1" fo:language="es" fo:country="MX" style:text-underline-style="none" officeooo:rsid="000b0e86" style:font-style-asian="normal" style:font-style-complex="normal"/>
    </style:style>
    <style:style style:name="T622" style:family="text">
      <style:text-properties fo:color="#000080" loext:opacity="100%" style:font-name="Liberation Sans1" fo:language="es" fo:country="MX" style:text-underline-style="solid" style:text-underline-width="auto" style:text-underline-color="font-color" officeooo:rsid="0133f0a7" style:font-name-asian="Liberation Mono" style:font-style-asian="normal" style:font-name-complex="Liberation Mono" style:font-style-complex="normal"/>
    </style:style>
    <style:style style:name="T623" style:family="text">
      <style:text-properties fo:color="#000080" loext:opacity="100%" style:font-name="Liberation Mono1" style:text-underline-style="solid" style:text-underline-width="auto" style:text-underline-color="font-color" officeooo:rsid="01626cb4"/>
    </style:style>
    <style:style style:name="T624" style:family="text">
      <style:text-properties officeooo:rsid="006990d5" style:font-size-asian="10pt" style:font-size-complex="10pt"/>
    </style:style>
    <style:style style:name="T625" style:family="text">
      <style:text-properties officeooo:rsid="008233ac" style:font-size-asian="10pt" style:font-size-complex="10pt"/>
    </style:style>
    <style:style style:name="T626" style:family="text">
      <style:text-properties officeooo:rsid="0011b52e" style:font-size-asian="10pt" style:font-size-complex="10pt"/>
    </style:style>
    <style:style style:name="T627" style:family="text">
      <style:text-properties officeooo:rsid="00407023" style:font-size-asian="10pt" style:font-size-complex="10pt"/>
    </style:style>
    <style:style style:name="T628" style:family="text">
      <style:text-properties officeooo:rsid="01462168" style:font-size-asian="10pt" style:font-size-complex="10pt"/>
    </style:style>
    <style:style style:name="T629" style:family="text">
      <style:text-properties fo:color="#000000" loext:opacity="100%" style:font-name="sans-serif" fo:font-size="10pt" fo:language="es" fo:country="MX"/>
    </style:style>
    <style:style style:name="T630" style:family="text">
      <style:text-properties officeooo:rsid="00ec2012" style:font-name-asian="Songti SC" style:font-weight-asian="bold" style:font-name-complex="Arial Unicode MS1" style:font-weight-complex="bold"/>
    </style:style>
    <style:style style:name="T631" style:family="text">
      <style:text-properties officeooo:rsid="006c29cf" style:font-name-asian="Songti SC" style:font-weight-asian="bold" style:font-name-complex="Arial Unicode MS1" style:font-weight-complex="bold"/>
    </style:style>
    <style:style style:name="T632" style:family="text">
      <style:text-properties officeooo:rsid="0103dbd7" style:font-name-asian="Songti SC" style:font-weight-asian="bold" style:font-name-complex="Arial Unicode MS1" style:font-weight-complex="bold"/>
    </style:style>
    <style:style style:name="T633" style:family="text">
      <style:text-properties officeooo:rsid="01625bbb" style:font-name-asian="Songti SC" style:font-weight-asian="bold" style:font-name-complex="Arial Unicode MS1" style:font-weight-complex="bold"/>
    </style:style>
    <style:style style:name="T634" style:family="text">
      <style:text-properties officeooo:rsid="004fd333" style:font-name-asian="Songti SC" style:font-style-asian="normal" style:font-weight-asian="normal" style:font-name-complex="Arial Unicode MS1" style:font-style-complex="normal" style:font-weight-complex="normal"/>
    </style:style>
    <style:style style:name="T635" style:family="text">
      <style:text-properties style:font-name-asian="Songti SC" style:font-name-complex="Arial Unicode MS1"/>
    </style:style>
    <style:style style:name="T636" style:family="text">
      <style:text-properties officeooo:rsid="0010263b"/>
    </style:style>
    <style:style style:name="T637" style:family="text">
      <style:text-properties style:use-window-font-color="true" loext:opacity="0%" style:font-name="Liberation Sans1" fo:language="es" fo:country="MX" style:text-underline-style="none" officeooo:rsid="010cc679"/>
    </style:style>
    <style:style style:name="T638" style:family="text">
      <style:text-properties officeooo:rsid="01002edd"/>
    </style:style>
    <style:style style:name="T639" style:family="text">
      <style:text-properties officeooo:rsid="0100597a"/>
    </style:style>
    <style:style style:name="T640" style:family="text">
      <style:text-properties officeooo:rsid="010bcf92"/>
    </style:style>
    <style:style style:name="T641" style:family="text">
      <style:text-properties officeooo:rsid="013b56f0"/>
    </style:style>
    <style:style style:name="T642" style:family="text">
      <style:text-properties officeooo:rsid="01440a69"/>
    </style:style>
    <style:style style:name="T643" style:family="text">
      <style:text-properties officeooo:rsid="015f0275"/>
    </style:style>
    <style:style style:name="T644" style:family="text">
      <style:text-properties officeooo:rsid="0160e2ac"/>
    </style:style>
    <style:style style:name="T645" style:family="text">
      <style:text-properties officeooo:rsid="01625bbb"/>
    </style:style>
    <style:style style:name="T646" style:family="text">
      <style:text-properties officeooo:rsid="01626cb4"/>
    </style:style>
    <style:style style:name="T647" style:family="text">
      <style:text-properties officeooo:rsid="0164b9f1"/>
    </style:style>
    <style:style style:name="T648" style:family="text">
      <style:text-properties officeooo:rsid="016fb5fe"/>
    </style:style>
    <style:style style:name="T649" style:family="text">
      <style:text-properties officeooo:rsid="0171acb0"/>
    </style:style>
    <style:style style:name="T650" style:family="text">
      <style:text-properties officeooo:rsid="017364c6"/>
    </style:style>
    <style:style style:name="T651" style:family="text">
      <style:text-properties officeooo:rsid="0174c69a"/>
    </style:style>
    <style:style style:name="T652" style:family="text">
      <style:text-properties officeooo:rsid="0176ba45"/>
    </style:style>
    <style:style style:name="T653" style:family="text">
      <style:text-properties officeooo:rsid="01789c28"/>
    </style:style>
    <style:style style:name="T654" style:family="text">
      <style:text-properties officeooo:rsid="017cd1d6"/>
    </style:style>
    <style:style style:name="T655" style:family="text">
      <style:text-properties officeooo:rsid="018fea42"/>
    </style:style>
    <style:style style:name="T656" style:family="text">
      <style:text-properties officeooo:rsid="01b551ed"/>
    </style:style>
    <style:style style:name="T657" style:family="text">
      <style:text-properties officeooo:rsid="01b87a4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text:bookmark-start text:name="__RefHeading___Toc14472_1388969652"/><text:span text:style-name="T352">Funciones para crear v</text:span><text:span text:style-name="T353">ectores </text:span><text:span text:style-name="T355">de </text:span><text:span text:style-name="T358">tipo</text:span><text:span text:style-name="T355"> </text:span><text:span text:style-name="T359">doble</text:span><text:span text:style-name="T354"> o</text:span><text:span text:style-name="T355"> </text:span><text:span text:style-name="T356">para</text:span><text:span text:style-name="T355"> verificar s</text:span><text:span text:style-name="T357">i</text:span><text:span text:style-name="T355"> un vector </text:span><text:span text:style-name="T357">es de</text:span><text:span text:style-name="T356"> </text:span><text:span text:style-name="T358">tipo</text:span><text:span text:style-name="T356"> </text:span><text:span text:style-name="T359">doble</text:span><text:bookmark-end text:name="__RefHeading___Toc14472_1388969652"/></text:h>
      <text:h text:style-name="P66" text:outline-level="2"><text:bookmark-start text:name="__RefHeading___Toc14474_1388969652"/><text:span text:style-name="T553">1. </text:span><text:span text:style-name="T552">Descrip</text:span><text:span text:style-name="T554">ción</text:span><text:bookmark-end text:name="__RefHeading___Toc14474_1388969652"/></text:h>
      <text:p text:style-name="P34"><text:span text:style-name="T555">La función </text:span><text:span text:style-name="T4">double</text:span><text:span text:style-name="T5">()</text:span><text:span text:style-name="T555"> crea</text:span><text:span text:style-name="T603">rá</text:span><text:span text:style-name="T555"> </text:span><text:span text:style-name="T556">un vector </text:span><text:span text:style-name="Source_20_Text"><text:span text:style-name="T557">de </text:span></text:span><text:span text:style-name="Source_20_Text"><text:span text:style-name="T622">tipo</text:span></text:span><text:span text:style-name="Source_20_Text"><text:span text:style-name="T621"> </text:span></text:span><text:span text:style-name="Source_20_Text"><text:span text:style-name="T576">doble</text:span></text:span><text:span text:style-name="T555"> </text:span><text:span text:style-name="T607">destinado </text:span><text:span text:style-name="T637">para </text:span><text:span text:style-name="Source_20_Text"><text:span text:style-name="T577">almacenar</text:span></text:span><text:span text:style-name="Source_20_Text"><text:span text:style-name="T559"> </text:span></text:span><text:span text:style-name="Source_20_Text"><text:span text:style-name="T561">números </text:span></text:span><text:span text:style-name="Source_20_Text"><text:span text:style-name="T578">reales</text:span></text:span><text:span text:style-name="Source_20_Text"><text:span text:style-name="T579"> </text:span></text:span><text:span text:style-name="Source_20_Text"><text:span text:style-name="T598">con</text:span></text:span><text:span text:style-name="Source_20_Text"><text:span text:style-name="T590"> una precisión muy alta</text:span></text:span><text:span text:style-name="Source_20_Text"><text:span text:style-name="T601">.</text:span></text:span><text:span text:style-name="Source_20_Text"><text:span text:style-name="T556"> </text:span></text:span><text:span text:style-name="Source_20_Text"><text:span text:style-name="T604">Los vectores dobles son los únicos en </text:span></text:span><text:span text:style-name="Source_20_Text"><text:span text:style-name="T27">R</text:span></text:span><text:span text:style-name="Source_20_Text"><text:span text:style-name="T604"> </text:span></text:span><text:span text:style-name="Source_20_Text"><text:span text:style-name="T609">que permiten realizar operaciones aritméticas con</text:span></text:span><text:span text:style-name="Source_20_Text"><text:span text:style-name="T604"> números reales</text:span></text:span><text:span text:style-name="Source_20_Text"><text:span text:style-name="T605">, </text:span></text:span><text:span text:style-name="Source_20_Text"><text:span text:style-name="T606">también </text:span></text:span><text:span text:style-name="Source_20_Text"><text:span text:style-name="T599">llamados</text:span></text:span><text:span text:style-name="Source_20_Text"><text:span text:style-name="T606"> valores continuos </text:span></text:span><text:span text:style-name="Source_20_Text"><text:span text:style-name="T608">o </text:span></text:span><text:span text:style-name="Source_20_Text"><text:span text:style-name="T600">con</text:span></text:span><text:span text:style-name="Source_20_Text"><text:span text:style-name="T599"> precisión</text:span></text:span><text:span text:style-name="Source_20_Text"><text:span text:style-name="T608"> decimal</text:span></text:span><text:span text:style-name="Source_20_Text"><text:span text:style-name="T604">. </text:span></text:span><text:span text:style-name="Source_20_Text"><text:span text:style-name="T602">Para más información véase la sección </text:span></text:span><text:span text:style-name="Source_20_Text"><text:span text:style-name="T575">Almacenamiento de números reales</text:span></text:span><text:span text:style-name="Source_20_Text"><text:span text:style-name="T562">. </text:span></text:span><text:span text:style-name="Source_20_Text"><text:span text:style-name="T563">La función </text:span></text:span><text:span text:style-name="Source_20_Text"><text:span text:style-name="T8">as.</text:span></text:span><text:span text:style-name="Source_20_Text"><text:span text:style-name="T6">double</text:span></text:span><text:span text:style-name="Source_20_Text"><text:span text:style-name="T8">()</text:span></text:span><text:span text:style-name="Source_20_Text"><text:span text:style-name="T563"> </text:span></text:span><text:span text:style-name="Source_20_Text"><text:span text:style-name="T569">intenta</text:span></text:span><text:span text:style-name="Source_20_Text"><text:span text:style-name="T571">rá</text:span></text:span><text:span text:style-name="Source_20_Text"><text:span text:style-name="T569"> </text:span></text:span><text:span text:style-name="Source_20_Text"><text:span text:style-name="T596">convertir</text:span></text:span><text:span text:style-name="Source_20_Text"><text:span text:style-name="T589"> un</text:span></text:span><text:span text:style-name="Source_20_Text"><text:span text:style-name="T564"> </text:span></text:span><text:span text:style-name="Source_20_Text"><text:span text:style-name="T589">objeto</text:span></text:span><text:span text:style-name="Source_20_Text"><text:span text:style-name="T580"> </text:span></text:span><text:span text:style-name="Source_20_Text"><text:span text:style-name="T593">a</text:span></text:span><text:span text:style-name="Source_20_Text"><text:span text:style-name="T580"> </text:span></text:span><text:span text:style-name="Source_20_Text"><text:span text:style-name="T590">un vector </text:span></text:span><text:span text:style-name="Source_20_Text"><text:span text:style-name="T570">de</text:span></text:span><text:span text:style-name="Source_20_Text"><text:span text:style-name="T581"> </text:span></text:span><text:span text:style-name="Source_20_Text"><text:span text:style-name="T590">precisión </text:span></text:span><text:span text:style-name="Source_20_Text"><text:span text:style-name="T591">doble</text:span></text:span><text:span text:style-name="Source_20_Text"><text:span text:style-name="T563">. </text:span></text:span><text:span text:style-name="Source_20_Text"><text:span text:style-name="T582">Por su parte</text:span></text:span><text:span text:style-name="Source_20_Text"><text:span text:style-name="T563">, </text:span></text:span><text:span text:style-name="Source_20_Text"><text:span text:style-name="T565">la función</text:span></text:span><text:span text:style-name="Source_20_Text"><text:span text:style-name="T563"> </text:span></text:span><text:span text:style-name="Source_20_Text"><text:span text:style-name="T8">is.</text:span></text:span><text:span text:style-name="Source_20_Text"><text:span text:style-name="T6">double</text:span></text:span><text:span text:style-name="Source_20_Text"><text:span text:style-name="T9">()</text:span></text:span><text:span text:style-name="Source_20_Text"><text:span text:style-name="T566"> verifica</text:span></text:span><text:span text:style-name="Source_20_Text"><text:span text:style-name="T572">rá</text:span></text:span><text:span text:style-name="Source_20_Text"><text:span text:style-name="T566"> si un objeto es de tipo </text:span></text:span><text:span text:style-name="Source_20_Text"><text:span text:style-name="T581">doble</text:span></text:span><text:span text:style-name="Source_20_Text"><text:span text:style-name="T566">.</text:span></text:span></text:p>
      <text:p text:style-name="P33"><text:span text:style-name="Source_20_Text"><text:span text:style-name="T557">La función </text:span></text:span><text:span text:style-name="Source_20_Text"><text:span text:style-name="T6">single</text:span></text:span><text:span text:style-name="Source_20_Text"><text:span text:style-name="T10">()</text:span></text:span><text:span text:style-name="Source_20_Text"><text:span text:style-name="T558"> </text:span></text:span><text:span text:style-name="Source_20_Text"><text:span text:style-name="T557">crea</text:span></text:span><text:span text:style-name="Source_20_Text"><text:span text:style-name="T571">rá</text:span></text:span><text:span text:style-name="Source_20_Text"><text:span text:style-name="T557"> </text:span></text:span><text:span text:style-name="Source_20_Text"><text:span text:style-name="T558">también </text:span></text:span><text:span text:style-name="Source_20_Text"><text:span text:style-name="T560">un vector</text:span></text:span><text:span text:style-name="Source_20_Text"><text:span text:style-name="T557"> de </text:span></text:span><text:span text:style-name="Source_20_Text"><text:span text:style-name="T622">tipo</text:span></text:span><text:span text:style-name="Source_20_Text"><text:span text:style-name="T621"> </text:span></text:span><text:span text:style-name="Source_20_Text"><text:span text:style-name="T576">doble</text:span></text:span><text:span text:style-name="Source_20_Text"><text:span text:style-name="T581"> para </text:span></text:span><text:span text:style-name="Source_20_Text"><text:span text:style-name="T583">almacenamiento de</text:span></text:span><text:span text:style-name="Source_20_Text"><text:span text:style-name="T581"> números reales, pero añad</text:span></text:span><text:span text:style-name="Source_20_Text"><text:span text:style-name="T592">irá </text:span></text:span><text:span text:style-name="Source_20_Text"><text:span text:style-name="T584">un</text:span></text:span><text:span text:style-name="Source_20_Text"><text:span text:style-name="T581"> atributo </text:span></text:span><text:span text:style-name="Source_20_Text"><text:span text:style-name="T585">que </text:span></text:span><text:span text:style-name="Source_20_Text"><text:span text:style-name="T584">permitirá</text:span></text:span><text:span text:style-name="Source_20_Text"><text:span text:style-name="T586"> </text:span></text:span><text:span text:style-name="Source_20_Text"><text:span text:style-name="T587">identificar al vector como un</text:span></text:span><text:span text:style-name="Source_20_Text"><text:span text:style-name="T583">o de</text:span></text:span><text:span text:style-name="Source_20_Text"><text:span text:style-name="T586"> tipo </text:span></text:span><text:span text:style-name="Source_20_Text"><text:span text:style-name="T573">simple </text:span></text:span><text:span text:style-name="Source_20_Text"><text:span text:style-name="T594">a nivel interno</text:span></text:span><text:span text:style-name="Source_20_Text"><text:span text:style-name="T588"> del código </text:span></text:span><text:span text:style-name="Source_20_Text"><text:span text:style-name="T597">de</text:span></text:span><text:span text:style-name="Source_20_Text"><text:span text:style-name="T588"> </text:span></text:span><text:span text:style-name="Source_20_Text"><text:span text:style-name="T26">R</text:span></text:span><text:span text:style-name="Source_20_Text"><text:span text:style-name="T586">. </text:span></text:span><text:span text:style-name="Source_20_Text"><text:span text:style-name="T587">Para más información, véase la sección </text:span></text:span><text:span text:style-name="Source_20_Text"><text:span text:style-name="T574">Detalles</text:span></text:span><text:span text:style-name="Source_20_Text"><text:span text:style-name="T587">.</text:span></text:span><text:span text:style-name="Source_20_Text"><text:span text:style-name="T581"> </text:span></text:span><text:span text:style-name="Source_20_Text"><text:span text:style-name="T563">La función </text:span></text:span><text:span text:style-name="Source_20_Text"><text:span text:style-name="T8">as.</text:span></text:span><text:span text:style-name="Source_20_Text"><text:span text:style-name="T7">single</text:span></text:span><text:span text:style-name="Source_20_Text"><text:span text:style-name="T8">()</text:span></text:span><text:span text:style-name="Source_20_Text"><text:span text:style-name="T563"> </text:span></text:span><text:span text:style-name="Source_20_Text"><text:span text:style-name="T571">intentará </text:span></text:span><text:span text:style-name="Source_20_Text"><text:span text:style-name="T579">coacciona</text:span></text:span><text:span text:style-name="Source_20_Text"><text:span text:style-name="T592">r</text:span></text:span><text:span text:style-name="Source_20_Text"><text:span text:style-name="T563"> </text:span></text:span><text:span text:style-name="Source_20_Text"><text:span text:style-name="T564">cualquier </text:span></text:span><text:span text:style-name="Source_20_Text"><text:span text:style-name="T592">objeto</text:span></text:span><text:span text:style-name="Source_20_Text"><text:span text:style-name="T580"> hacia </text:span></text:span><text:span text:style-name="Source_20_Text"><text:span text:style-name="T592">un vector de</text:span></text:span><text:span text:style-name="Source_20_Text"><text:span text:style-name="T563"> </text:span></text:span><text:span text:style-name="Source_20_Text"><text:span text:style-name="T595">modo</text:span></text:span><text:span text:style-name="Source_20_Text"><text:span text:style-name="T563"> </text:span></text:span><text:span text:style-name="Source_20_Text"><text:span text:style-name="T581">doble</text:span></text:span><text:span text:style-name="Source_20_Text"><text:span text:style-name="T563"> </text:span></text:span><text:span text:style-name="Source_20_Text"><text:span text:style-name="T567">y añad</text:span></text:span><text:span text:style-name="Source_20_Text"><text:span text:style-name="T571">irá</text:span></text:span><text:span text:style-name="Source_20_Text"><text:span text:style-name="T567"> </text:span></text:span><text:span text:style-name="Source_20_Text"><text:span text:style-name="T583">el</text:span></text:span><text:span text:style-name="Source_20_Text"><text:span text:style-name="T567"> atributo </text:span></text:span><text:span text:style-name="Source_20_Text"><text:span text:style-name="T568">mencionado.</text:span></text:span></text:p>
      <text:table-of-content text:style-name="Sect1"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Contenido</text:p>
          </text:index-title>
          <text:p text:style-name="P69"><text:a xlink:type="simple" xlink:href="#__RefHeading___Toc14472_1388969652" text:style-name="Index_20_Link" text:visited-style-name="Index_20_Link"><text:span text:style-name="T619">Funciones para crear vectores de tipo doble o para verificar si un vector es de tipo doble<text:tab/>1</text:span></text:a></text:p>
          <text:p text:style-name="P70"><text:a xlink:type="simple" xlink:href="#__RefHeading___Toc14474_1388969652" text:style-name="Index_20_Link" text:visited-style-name="Index_20_Link"><text:span text:style-name="T620">1. Descripción</text:span></text:a><text:a xlink:type="simple" xlink:href="#__RefHeading___Toc14474_1388969652" text:style-name="Index_20_Link" text:visited-style-name="Index_20_Link"><text:span text:style-name="T619"><text:tab/>1</text:span></text:a></text:p>
          <text:p text:style-name="P70"><text:a xlink:type="simple" xlink:href="#__RefHeading___Toc14476_1388969652" text:style-name="Index_20_Link" text:visited-style-name="Index_20_Link"><text:span text:style-name="T619">2. Forma de uso o sintaxis<text:tab/>2</text:span></text:a></text:p>
          <text:p text:style-name="P70"><text:a xlink:type="simple" xlink:href="#__RefHeading___Toc14478_1388969652" text:style-name="Index_20_Link" text:visited-style-name="Index_20_Link"><text:span text:style-name="T619">3. Argumentos<text:tab/>2</text:span></text:a></text:p>
          <text:p text:style-name="P70"><text:a xlink:type="simple" xlink:href="#__RefHeading___Toc14480_1388969652" text:style-name="Index_20_Link" text:visited-style-name="Index_20_Link"><text:span text:style-name="T619">4. Detalles<text:tab/>2</text:span></text:a></text:p>
          <text:p text:style-name="P70"><text:a xlink:type="simple" xlink:href="#__RefHeading___Toc14482_1388969652" text:style-name="Index_20_Link" text:visited-style-name="Index_20_Link"><text:span text:style-name="T619">5. Valor devuelto<text:tab/>3</text:span></text:a></text:p>
          <text:p text:style-name="P70"><text:a xlink:type="simple" xlink:href="#__RefHeading___Toc14484_1388969652" text:style-name="Index_20_Link" text:visited-style-name="Index_20_Link"><text:span text:style-name="T619">7. Almacenamiento de valores reales<text:tab/>4</text:span></text:a></text:p>
          <text:p text:style-name="P70"><text:a xlink:type="simple" xlink:href="#__RefHeading___Toc33908_1552819450" text:style-name="Index_20_Link" text:visited-style-name="Index_20_Link"><text:span text:style-name="T619">8. Nota sobre el despliegue en pantalla de valores de punto flotante<text:tab/>5</text:span></text:a></text:p>
          <text:p text:style-name="P70"><text:a xlink:type="simple" xlink:href="#__RefHeading___Toc14486_1388969652" text:style-name="Index_20_Link" text:visited-style-name="Index_20_Link"><text:span text:style-name="T619">9. Nota sobre las denominaciones del tipo de datos<text:tab/>5</text:span></text:a></text:p>
          <text:p text:style-name="P70"><text:a xlink:type="simple" xlink:href="#__RefHeading___Toc14488_1388969652" text:style-name="Index_20_Link" text:visited-style-name="Index_20_Link"><text:span text:style-name="T619">10. Referencias<text:tab/>6</text:span></text:a></text:p>
          <text:p text:style-name="P70"><text:a xlink:type="simple" xlink:href="#__RefHeading___Toc14490_1388969652" text:style-name="Index_20_Link" text:visited-style-name="Index_20_Link"><text:span text:style-name="T619">11. Véase también<text:tab/>6</text:span></text:a></text:p>
          <text:p text:style-name="P70"><text:a xlink:type="simple" xlink:href="#__RefHeading___Toc14492_1388969652" text:style-name="Index_20_Link" text:visited-style-name="Index_20_Link"><text:span text:style-name="T619">12. Ejemplos<text:tab/>7</text:span></text:a></text:p>
          <text:p text:style-name="P70"><text:a xlink:type="simple" xlink:href="#__RefHeading___Toc7351_3544477882" text:style-name="Index_20_Link" text:visited-style-name="Index_20_Link"><text:span text:style-name="T619">13. Código fuente<text:tab/>7</text:span></text:a></text:p>
          <text:p text:style-name="P71"><text:a xlink:type="simple" xlink:href="#__RefHeading___Toc25205_601986801" text:style-name="Index_20_Link" text:visited-style-name="Index_20_Link"><text:span text:style-name="T619">1. double()<text:tab/>7</text:span></text:a></text:p>
          <text:p text:style-name="P71"><text:a xlink:type="simple" xlink:href="#__RefHeading___Toc7309_360516831" text:style-name="Index_20_Link" text:visited-style-name="Index_20_Link"><text:span text:style-name="T619">2. as.double()<text:tab/>7</text:span></text:a></text:p>
          <text:p text:style-name="P71"><text:a xlink:type="simple" xlink:href="#__RefHeading___Toc7311_360516831" text:style-name="Index_20_Link" text:visited-style-name="Index_20_Link"><text:span text:style-name="T619">3. is.double()<text:tab/>7</text:span></text:a></text:p>
          <text:p text:style-name="P71"><text:a xlink:type="simple" xlink:href="#__RefHeading___Toc25207_601986801" text:style-name="Index_20_Link" text:visited-style-name="Index_20_Link"><text:span text:style-name="T619">4. single()<text:tab/>7</text:span></text:a></text:p>
          <text:p text:style-name="P71"><text:a xlink:type="simple" xlink:href="#__RefHeading___Toc7309_3605168311" text:style-name="Index_20_Link" text:visited-style-name="Index_20_Link"><text:span text:style-name="T619">5. as.single()<text:tab/>7</text:span></text:a></text:p>
          <text:p text:style-name="P70"><text:a xlink:type="simple" xlink:href="#__RefHeading___Toc7353_3544477882" text:style-name="Index_20_Link" text:visited-style-name="Index_20_Link"><text:span text:style-name="T619">14. Sobre la traducción<text:tab/>7</text:span></text:a></text:p>
        </text:index-body>
      </text:table-of-content>
      <text:p text:style-name="P32"><text:span text:style-name="Source_20_Text"><text:span text:style-name="T613"/></text:span></text:p>
      <text:h text:style-name="P45" text:outline-level="2"><text:bookmark-start text:name="__RefHeading___Toc14476_1388969652"/>2. <text:span text:style-name="T642">Forma de uso o sintaxis</text:span><text:bookmark-end text:name="__RefHeading___Toc14476_1388969652"/></text:h>
      <text:p text:style-name="P35"><text:tab/>double(length = 0)</text:p>
      <text:p text:style-name="P37"><text:tab/>as.double(x, ...)</text:p>
      <text:p text:style-name="P37"><text:tab/>is.double(x)</text:p>
      <text:p text:style-name="P62"><text:tab/></text:p>
      <text:p text:style-name="P37"><text:tab/>single(length = 0)</text:p>
      <text:p text:style-name="P36"><text:soft-page-break/><text:tab/>as.single(x, ...)</text:p>
      <text:h text:style-name="P42" text:outline-level="2"><text:bookmark-start text:name="__RefHeading___Toc14478_1388969652"/>3. Argumentos<text:bookmark-end text:name="__RefHeading___Toc14478_1388969652"/></text:h>
      <text:p text:style-name="P11">Tabl<text:span text:style-name="T640">a</text:span> <text:sequence text:ref-name="refTable0" text:name="Table" text:formula="ooow:Table+1" style:num-format="1">1</text:sequence>. Argumentos para las funciones de creación o coacción al tipo doble</text:p>
      <table:table table:name="Table2" table:style-name="Table2">
        <table:table-column table:style-name="Table2.A"/>
        <table:table-column table:style-name="Table2.B"/>
        <table:table-column table:style-name="Table2.C"/>
        <table:table-row table:style-name="TableLine140154845705232">
          <table:table-cell table:style-name="Table2.A1" office:value-type="string">
            <text:p text:style-name="P4">Argumento</text:p>
          </table:table-cell>
          <table:table-cell table:style-name="Table2.A1" office:value-type="string">
            <text:p text:style-name="P5">Valor esperado</text:p>
          </table:table-cell>
          <table:table-cell table:style-name="Table2.A1" office:value-type="string">
            <text:p text:style-name="P5">Descripción</text:p>
          </table:table-cell>
        </table:table-row>
        <table:table-row table:style-name="TableLine140154784334176">
          <table:table-cell table:style-name="Table2.A2" office:value-type="string">
            <text:p text:style-name="Table_20_Contents"><text:span text:style-name="Source_20_Text"><text:span text:style-name="T3">length</text:span></text:span></text:p>
            <text:p text:style-name="P15"><text:span text:style-name="Source_20_Text"><text:span text:style-name="T25">extensión</text:span></text:span></text:p>
          </table:table-cell>
          <table:table-cell table:style-name="Table2.B2" office:value-type="string">
            <text:p text:style-name="P8">Un valor entero <text:span text:style-name="T636">mayor o igual a cero</text:span>.</text:p>
          </table:table-cell>
          <table:table-cell table:style-name="Table2.B2" office:value-type="string">
            <text:p text:style-name="P51"><text:span text:style-name="T34">Determina l</text:span><text:span text:style-name="T35">a e</text:span><text:span text:style-name="T36">xtensión deseada del vector, es decir, el número de elementos que almacenará. </text:span><text:span text:style-name="T37">El argumento de extensión aceptará números </text:span><text:span text:style-name="T38">mayores o iguales a cero</text:span><text:span text:style-name="T37">. Los valores continuos o con decimales serán convertidos a entero</text:span><text:span text:style-name="T34">s</text:span><text:span text:style-name="T37"> y la aportación de más de dos valores devolverá un mensaje de error.</text:span></text:p>
          </table:table-cell>
        </table:table-row>
        <table:table-row table:style-name="TableLine140154784387392">
          <table:table-cell table:style-name="Table2.A2" office:value-type="string">
            <text:p text:style-name="Table_20_Contents"><text:span text:style-name="Source_20_Text"><text:span text:style-name="T3">x</text:span></text:span></text:p>
            <text:p text:style-name="P15"><text:span text:style-name="Source_20_Text"><text:span text:style-name="T25">x</text:span></text:span></text:p>
          </table:table-cell>
          <table:table-cell table:style-name="Table2.B2" office:value-type="string">
            <text:p text:style-name="P8">Un objeto.</text:p>
          </table:table-cell>
          <table:table-cell table:style-name="Table2.B2" office:value-type="string">
            <text:p text:style-name="P9"><text:span text:style-name="T624">Un objeto </text:span><text:span text:style-name="T628">que será</text:span><text:span text:style-name="T624"> </text:span><text:span text:style-name="T625">coaccionado</text:span><text:span text:style-name="T624"> </text:span><text:span text:style-name="T626">o verificado </text:span><text:span text:style-name="T624">como vector de tipo </text:span><text:span text:style-name="T627">doble</text:span><text:span text:style-name="T624">.</text:span></text:p>
          </table:table-cell>
        </table:table-row>
        <table:table-row table:style-name="Table2.4">
          <table:table-cell table:style-name="Table2.A4" office:value-type="string">
            <text:p text:style-name="Table_20_Contents"><text:span text:style-name="Source_20_Text"><text:span text:style-name="T629">...</text:span></text:span></text:p>
            <text:p text:style-name="P15"><text:span text:style-name="Source_20_Text"><text:span text:style-name="T25">más.argumentos</text:span></text:span></text:p>
          </table:table-cell>
          <table:table-cell table:style-name="Table2.A4" office:value-type="string">
            <text:p text:style-name="P7">Otros argumentos.</text:p>
          </table:table-cell>
          <table:table-cell table:style-name="Table2.A4" office:value-type="string">
            <text:p text:style-name="P6">Otros argumentos que serán pasados desde o hacia otras funciones.</text:p>
          </table:table-cell>
        </table:table-row>
      </table:table>
      <text:h text:style-name="P43" text:outline-level="2"><text:bookmark-start text:name="__RefHeading___Toc14480_1388969652"/>4. Detalles<text:bookmark-end text:name="__RefHeading___Toc14480_1388969652"/></text:h>
      <text:p text:style-name="P28"><text:span text:style-name="Source_20_Text"><text:span text:style-name="T143">Las funciones </text:span></text:span><text:span text:style-name="Source_20_Text"><text:span text:style-name="T375">double</text:span></text:span><text:span text:style-name="Source_20_Text"><text:span text:style-name="T388">()</text:span></text:span><text:span text:style-name="Source_20_Text"><text:span text:style-name="T143"> y </text:span></text:span><text:span text:style-name="Source_20_Text"><text:span text:style-name="T388">as.</text:span></text:span><text:span text:style-name="Source_20_Text"><text:span text:style-name="T375">double</text:span></text:span><text:span text:style-name="Source_20_Text"><text:span text:style-name="T388">()</text:span></text:span><text:span text:style-name="Source_20_Text"><text:span text:style-name="T143"> crea</text:span></text:span><text:span text:style-name="Source_20_Text"><text:span text:style-name="T144">rán</text:span></text:span><text:span text:style-name="Source_20_Text"><text:span text:style-name="T143"> vectores de </text:span></text:span><text:span text:style-name="Source_20_Text"><text:span text:style-name="T326">precisión</text:span></text:span><text:span text:style-name="Source_20_Text"><text:span text:style-name="T143"> </text:span></text:span><text:span text:style-name="Source_20_Text"><text:span text:style-name="T332">doble</text:span></text:span><text:span text:style-name="Source_20_Text"><text:span text:style-name="T184">, es decir, vectores cuyo </text:span></text:span><text:span text:style-name="Source_20_Text"><text:span text:style-name="T455">modo específico </text:span></text:span><text:span text:style-name="Source_20_Text"><text:span text:style-name="T457">de almacenamiento</text:span></text:span><text:span text:style-name="Source_20_Text"><text:span text:style-name="T184"> tendrá </text:span></text:span><text:span text:style-name="Source_20_Text"><text:span text:style-name="T272">la etiqueta</text:span></text:span><text:span text:style-name="Source_20_Text"><text:span text:style-name="T143"> </text:span></text:span><text:span text:style-name="Source_20_Text"><text:span text:style-name="T432">"</text:span></text:span><text:span text:style-name="Source_20_Text"><text:span text:style-name="T433">double</text:span></text:span><text:span text:style-name="Source_20_Text"><text:span text:style-name="T432">"</text:span></text:span><text:span text:style-name="Source_20_Text"><text:span text:style-name="T145"> </text:span></text:span><text:span text:style-name="Source_20_Text"><text:span text:style-name="T211">y cuyo </text:span></text:span><text:span text:style-name="Source_20_Text"><text:span text:style-name="T457">modo general de almacenamiento</text:span></text:span><text:span text:style-name="Source_20_Text"><text:span text:style-name="T211"> tendrá la etiqueta </text:span></text:span><text:span text:style-name="Source_20_Text"><text:span text:style-name="T432">"</text:span></text:span><text:span text:style-name="Source_20_Text"><text:span text:style-name="T434">numeric</text:span></text:span><text:span text:style-name="Source_20_Text"><text:span text:style-name="T432">"</text:span></text:span><text:span text:style-name="Source_20_Text"><text:span text:style-name="T145">.</text:span></text:span><text:span text:style-name="Source_20_Text"><text:span text:style-name="T143"> </text:span></text:span><text:span text:style-name="Source_20_Text"><text:span text:style-name="T146">El </text:span></text:span><text:span text:style-name="Source_20_Text"><text:span text:style-name="T460">modo</text:span></text:span><text:span text:style-name="Source_20_Text"><text:span text:style-name="T451"> </text:span></text:span><text:span text:style-name="Source_20_Text"><text:span text:style-name="T464">específico</text:span></text:span><text:span text:style-name="Source_20_Text"><text:span text:style-name="T454"> </text:span></text:span><text:span text:style-name="Source_20_Text"><text:span text:style-name="T432">"</text:span></text:span><text:span text:style-name="Source_20_Text"><text:span text:style-name="T433">double</text:span></text:span><text:span text:style-name="Source_20_Text"><text:span text:style-name="T432">"</text:span></text:span><text:span text:style-name="Source_20_Text"><text:span text:style-name="T145"> </text:span></text:span><text:span text:style-name="Source_20_Text"><text:span text:style-name="T261">es</text:span></text:span><text:span text:style-name="Source_20_Text"><text:span text:style-name="T245"> </text:span></text:span><text:span text:style-name="Source_20_Text"><text:span text:style-name="T246">el</text:span></text:span><text:span text:style-name="Source_20_Text"><text:span text:style-name="T245"> ú</text:span></text:span><text:span text:style-name="Source_20_Text"><text:span text:style-name="T265">nico </text:span></text:span><text:span text:style-name="Source_20_Text"><text:span text:style-name="T271">en</text:span></text:span><text:span text:style-name="Source_20_Text"><text:span text:style-name="T247"> </text:span></text:span><text:span text:style-name="Source_20_Text"><text:span text:style-name="T477">R</text:span></text:span><text:span text:style-name="Source_20_Text"><text:span text:style-name="T245"> </text:span></text:span><text:span text:style-name="Source_20_Text"><text:span text:style-name="T266">destinado </text:span></text:span><text:span text:style-name="Source_20_Text"><text:span text:style-name="T269">a</text:span></text:span><text:span text:style-name="Source_20_Text"><text:span text:style-name="T248"> </text:span></text:span><text:span text:style-name="Source_20_Text"><text:span text:style-name="T281">representar números reales</text:span></text:span><text:span text:style-name="Source_20_Text"><text:span text:style-name="T277">.</text:span></text:span><text:span text:style-name="Source_20_Text"><text:span text:style-name="T305"> </text:span></text:span><text:span text:style-name="Source_20_Text"><text:span text:style-name="T306">E</text:span></text:span><text:span text:style-name="Source_20_Text"><text:span text:style-name="T305">ste formato </text:span></text:span><text:span text:style-name="Source_20_Text"><text:span text:style-name="T306">permit</text:span></text:span><text:span text:style-name="Source_20_Text"><text:span text:style-name="T307">irá</text:span></text:span><text:span text:style-name="Source_20_Text"><text:span text:style-name="T306"> almacenar elementos </text:span></text:span><text:span text:style-name="Source_20_Text"><text:span text:style-name="T308">con</text:span></text:span><text:span text:style-name="Source_20_Text"><text:span text:style-name="T306"> valores que represent</text:span></text:span><text:span text:style-name="Source_20_Text"><text:span text:style-name="T309">e</text:span></text:span><text:span text:style-name="Source_20_Text"><text:span text:style-name="T306">n</text:span></text:span><text:span text:style-name="Source_20_Text"><text:span text:style-name="T310"> </text:span></text:span><text:span text:style-name="Source_20_Text"><text:span text:style-name="T317">número</text:span></text:span><text:span text:style-name="Source_20_Text"><text:span text:style-name="T318">s</text:span></text:span><text:span text:style-name="Source_20_Text"><text:span text:style-name="T317"> </text:span></text:span><text:span text:style-name="Source_20_Text"><text:span text:style-name="T321">reales</text:span></text:span><text:span text:style-name="Source_20_Text"><text:span text:style-name="T322"> </text:span></text:span><text:span text:style-name="Source_20_Text"><text:span text:style-name="T323">del</text:span></text:span><text:span text:style-name="Source_20_Text"><text:span text:style-name="T324"> sistema de numeración decimal </text:span></text:span><text:span text:style-name="Source_20_Text"><text:span text:style-name="T322">hasta cierto nivel de </text:span></text:span><text:span text:style-name="Source_20_Text"><text:span text:style-name="T339">exactitud</text:span></text:span><text:span text:style-name="Source_20_Text"><text:span text:style-name="T325"> y</text:span></text:span><text:span text:style-name="Source_20_Text"><text:span text:style-name="T322"> </text:span></text:span><text:span text:style-name="Source_20_Text"><text:span text:style-name="T340">precisión</text:span></text:span><text:span text:style-name="Source_20_Text"><text:span text:style-name="T319">. </text:span></text:span><text:span text:style-name="Source_20_Text"><text:span text:style-name="T311">La </text:span></text:span><text:span text:style-name="Source_20_Text"><text:span text:style-name="T312">e</text:span></text:span><text:span text:style-name="Source_20_Text"><text:span text:style-name="T313">x</text:span></text:span><text:span text:style-name="Source_20_Text"><text:span text:style-name="T312">actitud</text:span></text:span><text:span text:style-name="Source_20_Text"><text:span text:style-name="T311"> de un formato de almacenamiento se refiere </text:span></text:span><text:span text:style-name="Source_20_Text"><text:span text:style-name="T312">a la correspondencia entre la cifra almacenada internamente y la cifra representada en pantalla, mientras que la precisión alude </text:span></text:span><text:span text:style-name="Source_20_Text"><text:span text:style-name="T311">al número de dígitos significativos que pueden </text:span></text:span><text:span text:style-name="Source_20_Text"><text:span text:style-name="T314">ser representados </text:span></text:span><text:span text:style-name="Source_20_Text"><text:span text:style-name="T316">en pantalla</text:span></text:span><text:span text:style-name="Source_20_Text"><text:span text:style-name="T314">, así como </text:span></text:span><text:span text:style-name="Source_20_Text"><text:span text:style-name="T315">al</text:span></text:span><text:span text:style-name="Source_20_Text"><text:span text:style-name="T314"> número de dígitos a los cuales puede redondearse un </text:span></text:span><text:span text:style-name="Source_20_Text"><text:span text:style-name="T315">número, </text:span></text:span><text:span text:style-name="Source_20_Text"><text:span text:style-name="T316">pero cuyo almacenamiento no siempre será exacto</text:span></text:span><text:span text:style-name="Source_20_Text"><text:span text:style-name="T314">. E</text:span></text:span><text:span text:style-name="Source_20_Text"><text:span text:style-name="T282">n este sentido, </text:span></text:span><text:span text:style-name="Source_20_Text"><text:span text:style-name="T283">la </text:span></text:span><text:span text:style-name="Source_20_Text"><text:span text:style-name="T328">precisión doble</text:span></text:span><text:span text:style-name="Source_20_Text"><text:span text:style-name="T283"> </text:span></text:span><text:span text:style-name="Source_20_Text"><text:span text:style-name="T293">indica</text:span></text:span><text:span text:style-name="Source_20_Text"><text:span text:style-name="T283"> que</text:span></text:span><text:span text:style-name="Source_20_Text"><text:span text:style-name="T223"> este formato </text:span></text:span><text:span text:style-name="Source_20_Text"><text:span text:style-name="T284">cuenta con hasta</text:span></text:span><text:span text:style-name="Source_20_Text"><text:span text:style-name="T223"> </text:span></text:span><text:span text:style-name="Source_20_Text"><text:span text:style-name="T225">64 </text:span></text:span><text:span text:style-name="Source_20_Text"><text:span text:style-name="T334">bits</text:span></text:span><text:span text:style-name="Source_20_Text"><text:span text:style-name="T225"> o dígitos </text:span></text:span><text:span text:style-name="Source_20_Text"><text:span text:style-name="T226">binarios</text:span></text:span><text:span text:style-name="Source_20_Text"><text:span text:style-name="T224"> </text:span></text:span><text:span text:style-name="Source_20_Text"><text:span text:style-name="T223">para </text:span></text:span><text:span text:style-name="Source_20_Text"><text:span text:style-name="T297">almacenar</text:span></text:span><text:span text:style-name="Source_20_Text"><text:span text:style-name="T223"> </text:span></text:span><text:span text:style-name="Source_20_Text"><text:span text:style-name="T290">números reales </text:span></text:span><text:span text:style-name="Source_20_Text"><text:span text:style-name="T292">del</text:span></text:span><text:span text:style-name="Source_20_Text"><text:span text:style-name="T290"> sistema decimal </text:span></text:span><text:span text:style-name="Source_20_Text"><text:span text:style-name="T291">con hasta 1</text:span></text:span><text:span text:style-name="Source_20_Text"><text:span text:style-name="T295">5</text:span></text:span><text:span text:style-name="Source_20_Text"><text:span text:style-name="T291"> cifras significativas </text:span></text:span><text:span text:style-name="Source_20_Text"><text:span text:style-name="T294">exactas</text:span></text:span><text:span text:style-name="Source_20_Text"><text:span text:style-name="T224">, </text:span></text:span><text:span text:style-name="Source_20_Text"><text:span text:style-name="T225">lo </text:span></text:span><text:span text:style-name="Source_20_Text"><text:span text:style-name="T286">que</text:span></text:span><text:span text:style-name="Source_20_Text"><text:span text:style-name="T225"> </text:span></text:span><text:span text:style-name="Source_20_Text"><text:span text:style-name="T287">implica el</text:span></text:span><text:span text:style-name="Source_20_Text"><text:span text:style-name="T225"> </text:span></text:span><text:span text:style-name="Source_20_Text"><text:span text:style-name="T285">doble</text:span></text:span><text:span text:style-name="Source_20_Text"><text:span text:style-name="T225"> </text:span></text:span><text:span text:style-name="Source_20_Text"><text:span text:style-name="T285">de</text:span></text:span><text:span text:style-name="Source_20_Text"><text:span text:style-name="T225"> capacidad de representación </text:span></text:span><text:span text:style-name="Source_20_Text"><text:span text:style-name="T288">con respecto al </text:span></text:span><text:span text:style-name="Source_20_Text"><text:span text:style-name="T299">antiguo</text:span></text:span><text:span text:style-name="Source_20_Text"><text:span text:style-name="T225"> formato </text:span></text:span><text:span text:style-name="Source_20_Text"><text:span text:style-name="T327">simple </text:span></text:span><text:span text:style-name="Source_20_Text"><text:span text:style-name="T283">de </text:span></text:span><text:span text:style-name="Source_20_Text"><text:span text:style-name="T280">32 </text:span></text:span><text:span text:style-name="Source_20_Text"><text:span text:style-name="T327">bits, </text:span></text:span><text:span text:style-name="Source_20_Text"><text:span text:style-name="T329">el cual </text:span></text:span><text:span text:style-name="Source_20_Text"><text:span text:style-name="T295">no </text:span></text:span><text:span text:style-name="Source_20_Text"><text:span text:style-name="T296">se utiliza</text:span></text:span><text:span text:style-name="Source_20_Text"><text:span text:style-name="T289"> en </text:span></text:span><text:span text:style-name="Source_20_Text"><text:span text:style-name="T478">R</text:span></text:span><text:span text:style-name="Source_20_Text"><text:span text:style-name="T223">. </text:span></text:span><text:span text:style-name="Source_20_Text"><text:span text:style-name="T227">A partir del dígito 16, los valores </text:span></text:span><text:span text:style-name="Source_20_Text"><text:span text:style-name="T298">podrán ser</text:span></text:span><text:span text:style-name="Source_20_Text"><text:span text:style-name="T227"> almacenados de forma inexacta. El límite máximo de </text:span></text:span><text:span text:style-name="Source_20_Text"><text:span text:style-name="T295">cifras significativas</text:span></text:span><text:span text:style-name="Source_20_Text"><text:span text:style-name="T227"> para cualquier número </text:span></text:span><text:span text:style-name="Source_20_Text"><text:span text:style-name="T297">doble</text:span></text:span><text:span text:style-name="Source_20_Text"><text:span text:style-name="T227"> </text:span></text:span><text:span text:style-name="Source_20_Text"><text:span text:style-name="T295">es</text:span></text:span><text:span text:style-name="Source_20_Text"><text:span text:style-name="T227"> de 22 dígitos.</text:span></text:span><text:span text:style-name="Source_20_Text"><text:span text:style-name="T213"> </text:span></text:span><text:span text:style-name="Source_20_Text"><text:span text:style-name="T214">Para una explicación </text:span></text:span><text:span text:style-name="Source_20_Text"><text:span text:style-name="T215">general</text:span></text:span><text:span text:style-name="Source_20_Text"><text:span text:style-name="T214"> </text:span></text:span><text:span text:style-name="Source_20_Text"><text:span text:style-name="T278">sobre</text:span></text:span><text:span text:style-name="Source_20_Text"><text:span text:style-name="T214"> </text:span></text:span><text:span text:style-name="Source_20_Text"><text:span text:style-name="T216">el almacenamiento de </text:span></text:span><text:span text:style-name="Source_20_Text"><text:span text:style-name="T217">números reales en</text:span></text:span><text:span text:style-name="Source_20_Text"><text:span text:style-name="T216"> computación</text:span></text:span><text:span text:style-name="Source_20_Text"><text:span text:style-name="T214"> v</text:span></text:span><text:span text:style-name="Source_20_Text"><text:span text:style-name="T218">éase </text:span></text:span><text:span text:style-name="Source_20_Text"><text:span text:style-name="T214">primero</text:span></text:span><text:span text:style-name="Source_20_Text"><text:span text:style-name="T218"> la sección </text:span></text:span><text:span text:style-name="Source_20_Text"><text:span text:style-name="T330">Almacenamiento de números reales</text:span></text:span><text:span text:style-name="Source_20_Text"><text:span text:style-name="T219">. </text:span></text:span><text:span text:style-name="Source_20_Text"><text:span text:style-name="T220">Los </text:span></text:span><text:span text:style-name="Source_20_Text"><text:span text:style-name="T277">vectores</text:span></text:span><text:span text:style-name="Source_20_Text"><text:span text:style-name="T220"> </text:span></text:span><text:span text:style-name="Source_20_Text"><text:span text:style-name="T276">dobles</text:span></text:span><text:span text:style-name="Source_20_Text"><text:span text:style-name="T220"> son un </text:span></text:span><text:span text:style-name="Source_20_Text"><text:span text:style-name="T458">tipo de vector</text:span></text:span><text:span text:style-name="Source_20_Text"><text:span text:style-name="T221"> atómico o </text:span></text:span><text:span text:style-name="Source_20_Text"><text:span text:style-name="T284">fundamental</text:span></text:span><text:span text:style-name="Source_20_Text"><text:span text:style-name="T220"> </text:span></text:span><text:span text:style-name="Source_20_Text"><text:span text:style-name="T279">de</text:span></text:span><text:span text:style-name="Source_20_Text"><text:span text:style-name="T222"> </text:span></text:span><text:span text:style-name="Source_20_Text"><text:span text:style-name="T479">R</text:span></text:span><text:span text:style-name="Source_20_Text"><text:span text:style-name="T220"> </text:span></text:span><text:span text:style-name="Source_20_Text"><text:span text:style-name="T495">y son </text:span></text:span><text:span text:style-name="Source_20_Text"><text:span text:style-name="T496">también</text:span></text:span><text:span text:style-name="Source_20_Text"><text:span text:style-name="T495"> un</text:span></text:span><text:span text:style-name="Source_20_Text"><text:span text:style-name="T497">a</text:span></text:span><text:span text:style-name="Source_20_Text"><text:span text:style-name="T495"> </text:span></text:span><text:span text:style-name="Source_20_Text"><text:span text:style-name="T465">clase</text:span></text:span><text:span text:style-name="Source_20_Text"><text:span text:style-name="T459"> de objeto</text:span></text:span><text:span text:style-name="Source_20_Text"><text:span text:style-name="T503"> del lenguaje</text:span></text:span><text:span text:style-name="Source_20_Text"><text:span text:style-name="T510">.</text:span></text:span></text:p>
      <text:p text:style-name="P47"><text:span text:style-name="T341">La función </text:span><text:span text:style-name="T423">double</text:span><text:span text:style-name="T424">()</text:span><text:span text:style-name="T342"> crea</text:span><text:span text:style-name="T341">rá</text:span><text:span text:style-name="T342"> un vector de precisión doble </text:span><text:span text:style-name="T343">con el número de elementos</text:span><text:span text:style-name="T342"> especificad</text:span><text:span text:style-name="T343">os </text:span><text:span text:style-name="T344">en el argumento de extensión, </text:span><text:span text:style-name="T425">length</text:span><text:span text:style-name="T342">. Los elementos del vector </text:span><text:span text:style-name="T345">creado</text:span><text:span text:style-name="T342"> </text:span><text:span text:style-name="T341">serán</text:span><text:span text:style-name="T342"> todos iguales a cero </text:span><text:span text:style-name="T346">(</text:span><text:span text:style-name="T426">0</text:span><text:span text:style-name="T346">)</text:span><text:span text:style-name="T342">. </text:span><text:span text:style-name="T346">La función</text:span><text:span text:style-name="T342"> </text:span><text:span text:style-name="T449">numeric</text:span><text:span text:style-name="T430">()</text:span><text:span text:style-name="T349"> </text:span><text:span text:style-name="T350">creará igualmente un vector de precisión doble y </text:span><text:span text:style-name="T351">es idéntica a </text:span><text:span text:style-name="T431">double()</text:span><text:span text:style-name="T350">.</text:span></text:p>
      <text:p text:style-name="P20"><text:span text:style-name="Source_20_Text"><text:span text:style-name="T387">as.double</text:span></text:span><text:span text:style-name="Source_20_Text"><text:span text:style-name="T404">()</text:span></text:span><text:span text:style-name="Source_20_Text"><text:span text:style-name="T142"> </text:span></text:span><text:span text:style-name="Source_20_Text"><text:span text:style-name="T147">es una función genérica </text:span></text:span><text:span text:style-name="Source_20_Text"><text:span text:style-name="T190">que </text:span></text:span><text:span text:style-name="Source_20_Text"><text:span text:style-name="T263">intentará coaccionar los elementos del objeto aportado en el argumento </text:span></text:span><text:span text:style-name="Source_20_Text"><text:span text:style-name="T381">x</text:span></text:span><text:span text:style-name="Source_20_Text"><text:span text:style-name="T263"> a </text:span></text:span><text:span text:style-name="Source_20_Text"><text:span text:style-name="T267">un vector con el</text:span></text:span><text:span text:style-name="Source_20_Text"><text:span text:style-name="T263"> modo doble</text:span></text:span><text:span text:style-name="Source_20_Text"><text:span text:style-name="T191">.</text:span></text:span><text:span text:style-name="Source_20_Text"><text:span text:style-name="T147"> </text:span></text:span><text:span text:style-name="Source_20_Text"><text:span text:style-name="T446">as.numeric</text:span></text:span><text:span text:style-name="Source_20_Text"><text:span text:style-name="T404">()</text:span></text:span><text:span text:style-name="Source_20_Text"><text:span text:style-name="T192"> </text:span></text:span><text:span text:style-name="Source_20_Text"><text:span text:style-name="T185">e</text:span></text:span><text:span text:style-name="Source_20_Text"><text:span text:style-name="T147">s idéntica a </text:span></text:span><text:span text:style-name="Source_20_Text"><text:span text:style-name="T193">e</text:span></text:span><text:span text:style-name="Source_20_Text"><text:span text:style-name="T185">sta </text:span></text:span><text:span text:style-name="Source_20_Text"><text:span text:style-name="T193">función</text:span></text:span><text:span text:style-name="Source_20_Text"><text:span text:style-name="T147">. </text:span></text:span><text:span text:style-name="Source_20_Text"><text:span text:style-name="T193">En caso de que la coacción tenga éxito, las </text:span></text:span><text:span text:style-name="Source_20_Text"><text:span text:style-name="T260">funciones</text:span></text:span><text:span text:style-name="Source_20_Text"><text:span text:style-name="T147"> </text:span></text:span><text:span text:style-name="Source_20_Text"><text:span text:style-name="T193">referidas </text:span></text:span><text:span text:style-name="Source_20_Text"><text:span text:style-name="T270">devolverán</text:span></text:span><text:span text:style-name="Source_20_Text"><text:span text:style-name="T147"> un </text:span></text:span><text:span text:style-name="Source_20_Text"><text:span text:style-name="T264">vector</text:span></text:span><text:span text:style-name="Source_20_Text"><text:span text:style-name="T147"> de </text:span></text:span><text:span text:style-name="Source_20_Text"><text:span text:style-name="T462">modo </text:span></text:span><text:span text:style-name="Source_20_Text"><text:span text:style-name="T463">específico</text:span></text:span><text:span text:style-name="Source_20_Text"><text:span text:style-name="T147"> </text:span></text:span><text:span text:style-name="Source_20_Text"><text:span text:style-name="T389">"double"</text:span></text:span><text:span text:style-name="Source_20_Text"><text:span text:style-name="T147"> </text:span></text:span><text:span text:style-name="Source_20_Text"><text:span text:style-name="T193">y de </text:span></text:span><text:span text:style-name="Source_20_Text"><text:span text:style-name="T456">modo genérico</text:span></text:span><text:span text:style-name="Source_20_Text"><text:span text:style-name="T193"> </text:span></text:span><text:span text:style-name="Source_20_Text"><text:span text:style-name="T389">"</text:span></text:span><text:span text:style-name="Source_20_Text"><text:span text:style-name="T382">numeric</text:span></text:span><text:span text:style-name="Source_20_Text"><text:span text:style-name="T389">"</text:span></text:span><text:span text:style-name="Source_20_Text"><text:span text:style-name="T147">.</text:span></text:span></text:p>
      <text:p text:style-name="P18"><text:soft-page-break/><text:span text:style-name="Source_20_Text"><text:span text:style-name="T185">La función </text:span></text:span><text:span text:style-name="Source_20_Text"><text:span text:style-name="T387">is.double</text:span></text:span><text:span text:style-name="Source_20_Text"><text:span text:style-name="T408">()</text:span></text:span><text:span text:style-name="Source_20_Text"><text:span text:style-name="T142"> </text:span></text:span><text:span text:style-name="Source_20_Text"><text:span text:style-name="T185">compr</text:span></text:span><text:span text:style-name="Source_20_Text"><text:span text:style-name="T188">obará</text:span></text:span><text:span text:style-name="Source_20_Text"><text:span text:style-name="T147"> </text:span></text:span><text:span text:style-name="Source_20_Text"><text:span text:style-name="T260">si el objeto coincide con</text:span></text:span><text:span text:style-name="Source_20_Text"><text:span text:style-name="T147"> el </text:span></text:span><text:span text:style-name="Source_20_Text"><text:span text:style-name="T461">modo </text:span></text:span><text:span text:style-name="Source_20_Text"><text:span text:style-name="T463">específico</text:span></text:span><text:span text:style-name="Source_20_Text"><text:span text:style-name="T452"> </text:span></text:span><text:span text:style-name="Source_20_Text"><text:span text:style-name="T320">doble</text:span></text:span><text:span text:style-name="Source_20_Text"><text:span text:style-name="T147"> </text:span></text:span><text:span text:style-name="Source_20_Text"><text:span text:style-name="T149">(</text:span></text:span><text:span text:style-name="Source_20_Text"><text:span text:style-name="T389">"double"</text:span></text:span><text:span text:style-name="Source_20_Text"><text:span text:style-name="T149">)</text:span></text:span><text:span text:style-name="Source_20_Text"><text:span text:style-name="T147">.</text:span></text:span></text:p>
      <text:p text:style-name="P26"><text:span text:style-name="T491">R</text:span><text:span text:style-name="T148"> no cuenta con el tipo de datos de precisión </text:span><text:span text:style-name="T186">simple. </text:span><text:span text:style-name="T196">Por ello,</text:span><text:span text:style-name="T148"> </text:span><text:span text:style-name="T185">t</text:span><text:span text:style-name="T148">odos los números reales </text:span><text:span text:style-name="T185">serán</text:span><text:span text:style-name="T148"> almacenados </text:span><text:span text:style-name="T201">siempre</text:span><text:span text:style-name="T148"> en el formato de precisión doble. </text:span><text:span text:style-name="T198">Si bien</text:span><text:span text:style-name="T185"> l</text:span><text:span text:style-name="T148">a</text:span><text:span text:style-name="T187">s</text:span><text:span text:style-name="T148"> funci</text:span><text:span text:style-name="T187">ones</text:span><text:span text:style-name="T148"> </text:span><text:span text:style-name="T406">as.single</text:span><text:span text:style-name="T405">()</text:span><text:span text:style-name="T148"> y </text:span><text:span text:style-name="T406">single</text:span><text:span text:style-name="T405">()</text:span><text:span text:style-name="T148"> son idénticas a </text:span><text:span text:style-name="T406">as.double</text:span><text:span text:style-name="T405">()</text:span><text:span text:style-name="T148"> y </text:span><text:span text:style-name="T407">double</text:span><text:span text:style-name="T405">()</text:span><text:span text:style-name="T185">, </text:span><text:span text:style-name="T148">las primeras fija</text:span><text:span text:style-name="T196">rán</text:span><text:span text:style-name="T148"> </text:span><text:span text:style-name="T194">un</text:span><text:span text:style-name="T148"> atributo </text:span><text:span text:style-name="Source_20_Text"><text:span text:style-name="T389">"</text:span></text:span><text:span text:style-name="T406">Csingle</text:span><text:span text:style-name="Source_20_Text"><text:span text:style-name="T389">"</text:span></text:span><text:span text:style-name="T148"> </text:span><text:span text:style-name="T194">a los vectores creados, el cual </text:span><text:span text:style-name="T196">podrá ser</text:span><text:span text:style-name="T148"> utilizado en las interfases </text:span><text:span text:style-name="T194">internas </text:span><text:span text:style-name="T148">de </text:span><text:span text:style-name="T443">C</text:span><text:span text:style-name="T148"> y </text:span><text:span text:style-name="T443">Fortran</text:span><text:span text:style-name="T610"> </text:span><text:span text:style-name="T611">de </text:span><text:span text:style-name="T28">R</text:span><text:span text:style-name="T243">.</text:span></text:p>
      <text:p text:style-name="P14"><text:span text:style-name="T136">La función </text:span><text:span text:style-name="T372">c()</text:span><text:span text:style-name="T136"> podrá combinar valores </text:span><text:span text:style-name="T141">numéricos</text:span><text:span text:style-name="T136"> </text:span><text:span text:style-name="T137">que</text:span><text:span text:style-name="T138"> estén </text:span><text:span text:style-name="Source_20_Text"><text:span text:style-name="T137">separados por comas </text:span></text:span><text:span text:style-name="Source_20_Text"><text:span text:style-name="T141">y los interpretará como valores dobles</text:span></text:span><text:span text:style-name="Source_20_Text"><text:span text:style-name="T139">, </text:span></text:span><text:span text:style-name="Source_20_Text"><text:span text:style-name="T140">por ejemplo: </text:span></text:span><text:span text:style-name="Source_20_Text"><text:span text:style-name="T374">c(1, 2, 3)</text:span></text:span><text:span text:style-name="Source_20_Text"><text:span text:style-name="T360">. </text:span></text:span><text:span text:style-name="Source_20_Text"><text:span text:style-name="T361">El resultado de la combinación </text:span></text:span><text:span text:style-name="Source_20_Text"><text:span text:style-name="T363">de </text:span></text:span><text:span text:style-name="Source_20_Text"><text:span text:style-name="T365">números</text:span></text:span><text:span text:style-name="Source_20_Text"><text:span text:style-name="T361"> creará un vector de tipo </text:span></text:span><text:span text:style-name="Source_20_Text"><text:span text:style-name="T365">doble</text:span></text:span><text:span text:style-name="Source_20_Text"><text:span text:style-name="T361">. </text:span></text:span><text:span text:style-name="Source_20_Text"><text:span text:style-name="T362">Para mayor información sobre </text:span></text:span><text:span text:style-name="Source_20_Text"><text:span text:style-name="T364">la </text:span></text:span><text:span text:style-name="Source_20_Text"><text:span text:style-name="T362">combinación de elementos para crear vectores de un determinado tipo véase la página de ayuda de la función </text:span></text:span><text:span text:style-name="Source_20_Text"><text:span text:style-name="T450">c</text:span></text:span><text:span text:style-name="Source_20_Text"><text:span text:style-name="T373">()</text:span></text:span><text:span text:style-name="Source_20_Text"><text:span text:style-name="T362">.</text:span></text:span></text:p>
      <text:h text:style-name="P43" text:outline-level="2"><text:bookmark-start text:name="__RefHeading___Toc14482_1388969652"/>5. Valor devuelto<text:bookmark-end text:name="__RefHeading___Toc14482_1388969652"/></text:h>
      <text:p text:style-name="P25"><text:span text:style-name="Source_20_Text"><text:span text:style-name="T150">La función </text:span></text:span><text:span text:style-name="Source_20_Text"><text:span text:style-name="T376">double</text:span></text:span><text:span text:style-name="Source_20_Text"><text:span text:style-name="T390">()</text:span></text:span><text:span text:style-name="Source_20_Text"><text:span text:style-name="T151"> </text:span></text:span><text:span text:style-name="Source_20_Text"><text:span text:style-name="T152">creará y </text:span></text:span><text:span text:style-name="Source_20_Text"><text:span text:style-name="T153">devolverá</text:span></text:span><text:span text:style-name="Source_20_Text"><text:span text:style-name="T151"> un vector </text:span></text:span><text:span text:style-name="Source_20_Text"><text:span text:style-name="T249">doble</text:span></text:span><text:span text:style-name="Source_20_Text"><text:span text:style-name="T151"> </text:span></text:span><text:span text:style-name="Source_20_Text"><text:span text:style-name="T153">con el</text:span></text:span><text:span text:style-name="Source_20_Text"><text:span text:style-name="T154"> número de elementos </text:span></text:span><text:span text:style-name="Source_20_Text"><text:span text:style-name="T151">especificad</text:span></text:span><text:span text:style-name="Source_20_Text"><text:span text:style-name="T154">o </text:span></text:span><text:span text:style-name="Source_20_Text"><text:span text:style-name="T155">en</text:span></text:span><text:span text:style-name="Source_20_Text"><text:span text:style-name="T153"> el argumento de extensión, </text:span></text:span><text:span text:style-name="Source_20_Text"><text:span text:style-name="T391">length</text:span></text:span><text:span text:style-name="Source_20_Text"><text:span text:style-name="T154">. </text:span></text:span><text:span text:style-name="Source_20_Text"><text:span text:style-name="T156">Al momento de su creación, cada elemento del vector será igual a cero </text:span></text:span><text:span text:style-name="Source_20_Text"><text:span text:style-name="T155">(</text:span></text:span><text:span text:style-name="Source_20_Text"><text:span text:style-name="T392">0</text:span></text:span><text:span text:style-name="Source_20_Text"><text:span text:style-name="T155">)</text:span></text:span><text:span text:style-name="Source_20_Text"><text:span text:style-name="T156">. </text:span></text:span><text:span text:style-name="Source_20_Text"><text:span text:style-name="T153">Luego, l</text:span></text:span><text:span text:style-name="Source_20_Text"><text:span text:style-name="T156">os vectores </text:span></text:span><text:span text:style-name="Source_20_Text"><text:span text:style-name="T249">dobles</text:span></text:span><text:span text:style-name="Source_20_Text"><text:span text:style-name="T156"> </text:span></text:span><text:span text:style-name="Source_20_Text"><text:span text:style-name="T157">podrán ser</text:span></text:span><text:span text:style-name="Source_20_Text"><text:span text:style-name="T156"> usados para almacenar </text:span></text:span><text:span text:style-name="Source_20_Text"><text:span text:style-name="T158">valores </text:span></text:span><text:span text:style-name="Source_20_Text"><text:span text:style-name="T249">de números reales,</text:span></text:span><text:span text:style-name="Source_20_Text"><text:span text:style-name="T158"> positivos o negativos, </text:span></text:span><text:span text:style-name="Source_20_Text"><text:span text:style-name="T159">así como valores no disponibles (</text:span></text:span><text:span text:style-name="Source_20_Text"><text:span text:style-name="T393">NA</text:span></text:span><text:span text:style-name="Source_20_Text"><text:span text:style-name="T159">), </text:span></text:span><text:span text:style-name="Source_20_Text"><text:span text:style-name="T195">y valores numéricos especiales como el cero con signo (</text:span></text:span><text:span text:style-name="Source_20_Text"><text:span text:style-name="T410">+0</text:span></text:span><text:span text:style-name="Source_20_Text"><text:span text:style-name="T195">, </text:span></text:span><text:span text:style-name="Source_20_Text"><text:span text:style-name="T410">-0</text:span></text:span><text:span text:style-name="Source_20_Text"><text:span text:style-name="T195">), las operaciones matemáticas no definidas </text:span></text:span><text:span text:style-name="Source_20_Text"><text:span text:style-name="T435">—</text:span></text:span><text:span text:style-name="Source_20_Text"><text:span text:style-name="T199">como </text:span></text:span><text:span text:style-name="Source_20_Text"><text:span text:style-name="T274">la división de</text:span></text:span><text:span text:style-name="Source_20_Text"><text:span text:style-name="T199"> cero entre cero</text:span></text:span><text:span text:style-name="Source_20_Text"><text:span text:style-name="T435">—</text:span></text:span><text:span text:style-name="Source_20_Text"><text:span text:style-name="T195"> (</text:span></text:span><text:span text:style-name="Source_20_Text"><text:span text:style-name="T410">NaN</text:span></text:span><text:span text:style-name="Source_20_Text"><text:span text:style-name="T195">), el infinito positivo (</text:span></text:span><text:span text:style-name="Source_20_Text"><text:span text:style-name="T410">+Inf</text:span></text:span><text:span text:style-name="Source_20_Text"><text:span text:style-name="T195">, </text:span></text:span><text:span text:style-name="Source_20_Text"><text:span text:style-name="T410">Inf</text:span></text:span><text:span text:style-name="Source_20_Text"><text:span text:style-name="T195">) y el infinito negativo (</text:span></text:span><text:span text:style-name="Source_20_Text"><text:span text:style-name="T410">-Inf</text:span></text:span><text:span text:style-name="Source_20_Text"><text:span text:style-name="T195">)</text:span></text:span><text:span text:style-name="Source_20_Text"><text:span text:style-name="T156">. </text:span></text:span><text:span text:style-name="Source_20_Text"><text:span text:style-name="T209">La forma más directa de asignar valores a un vector doble recién creado es por medio de la indización y el operador de asignación, por ejemplo: </text:span></text:span><text:span text:style-name="Source_20_Text"><text:span text:style-name="T413">vector.doble[2] &lt;- 3.14159</text:span></text:span><text:span text:style-name="Source_20_Text"><text:span text:style-name="T209">, que asignará al elemento número dos </text:span></text:span><text:span text:style-name="Source_20_Text"><text:span text:style-name="T210">del </text:span></text:span><text:span text:style-name="Source_20_Text"><text:span text:style-name="T275">objeto</text:span></text:span><text:span text:style-name="Source_20_Text"><text:span text:style-name="T210"> llamado </text:span></text:span><text:span text:style-name="Source_20_Text"><text:span text:style-name="T414">vector.doble</text:span></text:span><text:span text:style-name="Source_20_Text"><text:span text:style-name="T209"> el valor 3.14159.</text:span></text:span></text:p>
      <text:p text:style-name="P21"><text:span text:style-name="T228">La función </text:span><text:span text:style-name="T394">as.</text:span><text:span text:style-name="T395">double</text:span><text:span text:style-name="T396">()</text:span><text:span text:style-name="T151"> intenta</text:span><text:span text:style-name="T160">rá</text:span><text:span text:style-name="T151"> </text:span><text:span text:style-name="T161">coaccionar</text:span><text:span text:style-name="T151"> </text:span><text:span text:style-name="T162">al</text:span><text:span text:style-name="T163"> objeto </text:span><text:span text:style-name="T164">referido en el</text:span><text:span text:style-name="T163"> argumento x</text:span><text:span text:style-name="T151"> para convertir </text:span><text:span text:style-name="T165">sus elementos</text:span><text:span text:style-name="T151"> </text:span><text:span text:style-name="T166">a</text:span><text:span text:style-name="T165">l</text:span><text:span text:style-name="T151"> </text:span><text:span text:style-name="T195">modo específico</text:span><text:span text:style-name="T151"> </text:span><text:span text:style-name="T167">doble</text:span><text:span text:style-name="T151"> </text:span><text:span text:style-name="T168">y, </text:span><text:span text:style-name="T165">en caso de tener éxito,</text:span><text:span text:style-name="T169"> devolverá</text:span><text:span text:style-name="T168"> </text:span><text:span text:style-name="T165">al objeto </text:span><text:span text:style-name="T168">como un vector de este tipo</text:span><text:span text:style-name="T77"> </text:span><text:span text:style-name="Source_20_Text"><text:span text:style-name="T149">(</text:span></text:span><text:span text:style-name="Source_20_Text"><text:span text:style-name="T389">"double"</text:span></text:span><text:span text:style-name="Source_20_Text"><text:span text:style-name="T149">)</text:span></text:span><text:span text:style-name="T77">. </text:span><text:span text:style-name="T170">Las cadenas de caracteres que </text:span><text:span text:style-name="T164">contengan </text:span><text:span text:style-name="T171">representaciones </text:span><text:span text:style-name="T172">de números</text:span><text:span text:style-name="T171"> del sistema</text:span><text:span text:style-name="T170"> decimal o hexadecimal (</text:span><text:span text:style-name="T173">las cuales comienzan</text:span><text:span text:style-name="T170"> con </text:span><text:span text:style-name="T401">0x</text:span><text:span text:style-name="T170"> o </text:span><text:span text:style-name="T401">0X</text:span><text:span text:style-name="T170">) </text:span><text:span text:style-name="T171">entre</text:span><text:span text:style-name="T170"> espacios en blanco </text:span><text:span text:style-name="T174">iniciales o finales </text:span><text:span text:style-name="T170">se </text:span><text:span text:style-name="T164">podrán</text:span><text:span text:style-name="T170"> convertir </text:span><text:span text:style-name="T171">a valores </text:span><text:span text:style-name="T173">dobles</text:span><text:span text:style-name="T170">. </text:span><text:span text:style-name="T171">No obstante, cada cadena de caracteres deberá contener una sola representación numérica sin espacios intercalados, de lo contrario </text:span><text:span text:style-name="T175">esos </text:span><text:span text:style-name="T171">elementos serán coaccionados como valores no disponibles (</text:span><text:span text:style-name="T411">NA</text:span><text:span text:style-name="T171">).</text:span><text:span text:style-name="T176"> </text:span><text:span text:style-name="T173">Además, las cadenas de caracteres que contengan el nombre de valores </text:span><text:span text:style-name="T200">numéricos</text:span><text:span text:style-name="T173"> especiales </text:span><text:span text:style-name="T177">de</text:span><text:span text:style-name="T173"> </text:span><text:span text:style-name="T480">R</text:span><text:span text:style-name="T173"> como, por ejemplo,</text:span><text:span text:style-name="T176"> </text:span><text:span text:style-name="Source_20_Text"><text:span text:style-name="T397">"NA"</text:span></text:span><text:span text:style-name="T78">, </text:span><text:span text:style-name="Source_20_Text"><text:span text:style-name="T397">"NaN"</text:span></text:span><text:span text:style-name="T78">, </text:span><text:span text:style-name="Source_20_Text"><text:span text:style-name="T397">"Inf"</text:span></text:span><text:span text:style-name="Source_20_Text"><text:span text:style-name="T176"> </text:span></text:span><text:span text:style-name="T176">e </text:span><text:span text:style-name="T195">incluso, </text:span><text:span text:style-name="Source_20_Text"><text:span text:style-name="T397">"infinity"</text:span></text:span><text:span text:style-name="Source_20_Text"><text:span text:style-name="T78">, </text:span></text:span><text:span text:style-name="Source_20_Text"><text:span text:style-name="T121">también serán </text:span></text:span><text:span text:style-name="Source_20_Text"><text:span text:style-name="T122">co</text:span></text:span><text:span text:style-name="Source_20_Text"><text:span text:style-name="T123">nvertidas </text:span></text:span><text:span text:style-name="Source_20_Text"><text:span text:style-name="T124">a </text:span></text:span><text:span text:style-name="Source_20_Text"><text:span text:style-name="T125">sus respectivos</text:span></text:span><text:span text:style-name="Source_20_Text"><text:span text:style-name="T124"> valores especiales</text:span></text:span><text:span text:style-name="Source_20_Text"><text:span text:style-name="T123">.</text:span></text:span><text:span text:style-name="Source_20_Text"><text:span text:style-name="T252"> La función </text:span></text:span><text:span text:style-name="Source_20_Text"><text:span text:style-name="T377">as.</text:span></text:span><text:span text:style-name="Source_20_Text"><text:span text:style-name="T378">double</text:span></text:span><text:span text:style-name="Source_20_Text"><text:span text:style-name="T377">()</text:span></text:span><text:span text:style-name="Source_20_Text"><text:span text:style-name="T251"> elimina</text:span></text:span><text:span text:style-name="Source_20_Text"><text:span text:style-name="T252">rá</text:span></text:span><text:span text:style-name="Source_20_Text"><text:span text:style-name="T251"> los atributos </text:span></text:span><text:span text:style-name="Source_20_Text"><text:span text:style-name="T253">de los objetos coaccionados</text:span></text:span><text:span text:style-name="Source_20_Text"><text:span text:style-name="T251">, </text:span></text:span><text:span text:style-name="Source_20_Text"><text:span text:style-name="T268">incluyendo</text:span></text:span><text:span text:style-name="Source_20_Text"><text:span text:style-name="T251"> los nombres,</text:span></text:span><text:span text:style-name="Source_20_Text"><text:span text:style-name="T250"> </text:span></text:span><text:span text:style-name="Source_20_Text"><text:span text:style-name="T254">tal como lo </text:span></text:span><text:span text:style-name="Source_20_Text"><text:span text:style-name="T255">hace</text:span></text:span><text:span text:style-name="Source_20_Text"><text:span text:style-name="T250"> </text:span></text:span><text:span text:style-name="Source_20_Text"><text:span text:style-name="T439">as.vector</text:span></text:span><text:span text:style-name="Source_20_Text"><text:span text:style-name="T379">()</text:span></text:span><text:span text:style-name="Source_20_Text"><text:span text:style-name="T251">. </text:span></text:span><text:span text:style-name="Source_20_Text"><text:span text:style-name="T268">Si desea que</text:span></text:span><text:span text:style-name="Source_20_Text"><text:span text:style-name="T251"> un objeto </text:span></text:span><text:span text:style-name="Source_20_Text"><text:span text:style-name="T380">x</text:span></text:span><text:span text:style-name="Source_20_Text"><text:span text:style-name="T251"> </text:span></text:span><text:span text:style-name="Source_20_Text"><text:span text:style-name="T262">adopte el</text:span></text:span><text:span text:style-name="Source_20_Text"><text:span text:style-name="T251"> </text:span></text:span><text:span text:style-name="Source_20_Text"><text:span text:style-name="T262">modo </text:span></text:span><text:span text:style-name="Source_20_Text"><text:span text:style-name="T268">de almacenamiento específico</text:span></text:span><text:span text:style-name="Source_20_Text"><text:span text:style-name="T251"> </text:span></text:span><text:span text:style-name="Source_20_Text"><text:span text:style-name="T255">doble</text:span></text:span><text:span text:style-name="Source_20_Text"><text:span text:style-name="T251"> sin </text:span></text:span><text:span text:style-name="Source_20_Text"><text:span text:style-name="T268">que pierda sus atributos (es decir, sin </text:span></text:span><text:span text:style-name="Source_20_Text"><text:span text:style-name="T273">necesariamente</text:span></text:span><text:span text:style-name="Source_20_Text"><text:span text:style-name="T268"> convertirlo a un objeto de tipo vector)</text:span></text:span><text:span text:style-name="Source_20_Text"><text:span text:style-name="T251"> </text:span></text:span><text:span text:style-name="Source_20_Text"><text:span text:style-name="T256">asigne la etiqueta del tipo </text:span></text:span><text:span text:style-name="Source_20_Text"><text:span text:style-name="T268">doble</text:span></text:span><text:span text:style-name="Source_20_Text"><text:span text:style-name="T256"> a </text:span></text:span><text:span text:style-name="Source_20_Text"><text:span text:style-name="T268">la función que modifica el modo de</text:span></text:span><text:span text:style-name="Source_20_Text"><text:span text:style-name="T256"> almacenamiento </text:span></text:span><text:span text:style-name="Source_20_Text"><text:span text:style-name="T259">específico </text:span></text:span><text:span text:style-name="Source_20_Text"><text:span text:style-name="T268">del objeto </text:span></text:span><text:span text:style-name="Source_20_Text"><text:span text:style-name="T383">x</text:span></text:span><text:span text:style-name="Source_20_Text"><text:span text:style-name="T256">, como en</text:span></text:span><text:span text:style-name="Source_20_Text"><text:span text:style-name="T253">:</text:span></text:span><text:span text:style-name="Source_20_Text"><text:span text:style-name="T251"> </text:span></text:span><text:span text:style-name="Source_20_Text"><text:span text:style-name="T380">storage.mode(x) &lt;- "</text:span></text:span><text:span text:style-name="Source_20_Text"><text:span text:style-name="T378">double</text:span></text:span><text:span text:style-name="Source_20_Text"><text:span text:style-name="T380">"</text:span></text:span><text:span text:style-name="Source_20_Text"><text:span text:style-name="T251">.</text:span></text:span></text:p>
      <text:p text:style-name="P19"><text:span text:style-name="Source_20_Text"><text:span text:style-name="T398">La función </text:span></text:span><text:span text:style-name="Source_20_Text"><text:span text:style-name="T440">as.double</text:span></text:span><text:span text:style-name="Source_20_Text"><text:span text:style-name="T398">()</text:span></text:span><text:span text:style-name="Source_20_Text"><text:span text:style-name="T142"> </text:span></text:span><text:span text:style-name="Source_20_Text"><text:span text:style-name="T178">aplicada </text:span></text:span><text:span text:style-name="Source_20_Text"><text:span text:style-name="T258">a</text:span></text:span><text:span text:style-name="Source_20_Text"><text:span text:style-name="T178"> </text:span></text:span><text:span text:style-name="Source_20_Text"><text:span text:style-name="T176">factores </text:span></text:span><text:span text:style-name="Source_20_Text"><text:span text:style-name="T251">devolverá</text:span></text:span><text:span text:style-name="Source_20_Text"><text:span text:style-name="T176"> los códigos </text:span></text:span><text:span text:style-name="Source_20_Text"><text:span text:style-name="T182">numéricos</text:span></text:span><text:span text:style-name="Source_20_Text"><text:span text:style-name="T176"> detrás de los niveles </text:span></text:span><text:span text:style-name="Source_20_Text"><text:span text:style-name="T181">o etiquetas</text:span></text:span><text:span text:style-name="Source_20_Text"><text:span text:style-name="T176"> del factor. </text:span></text:span><text:span text:style-name="Source_20_Text"><text:span text:style-name="T181">S</text:span></text:span><text:span text:style-name="Source_20_Text"><text:span text:style-name="T180">in embargo, </text:span></text:span><text:span text:style-name="Source_20_Text"><text:span text:style-name="T182">en el caso particular en el que</text:span></text:span><text:span text:style-name="Source_20_Text"><text:span text:style-name="T180"> las etiquetas del factor </text:span></text:span><text:span text:style-name="Source_20_Text"><text:span text:style-name="T257">sean</text:span></text:span><text:span text:style-name="Source_20_Text"><text:span text:style-name="T180"> </text:span></text:span><text:span text:style-name="Source_20_Text"><text:span text:style-name="T181">ellas mismas </text:span></text:span><text:span text:style-name="Source_20_Text"><text:span text:style-name="T180">valores numéricos</text:span></text:span><text:span text:style-name="Source_20_Text"><text:span text:style-name="T181"> y </text:span></text:span><text:span text:style-name="Source_20_Text"><text:span text:style-name="T257">la</text:span></text:span><text:span text:style-name="Source_20_Text"><text:span text:style-name="T181"> usuaria desee preservar el valor numérico de las etiquetas </text:span></text:span><text:span text:style-name="Source_20_Text"><text:span text:style-name="T182">al convertir los elementos del factor al tipo doble</text:span></text:span><text:span text:style-name="Source_20_Text"><text:span text:style-name="T181">, </text:span></text:span><text:span text:style-name="Source_20_Text"><text:span text:style-name="T182">se </text:span></text:span><text:span text:style-name="Source_20_Text"><text:span text:style-name="T181">deberá, </text:span></text:span><text:span text:style-name="Source_20_Text"><text:span text:style-name="T182">entonces,</text:span></text:span><text:span text:style-name="Source_20_Text"><text:span text:style-name="T181"> extraer primero los valores </text:span></text:span><text:soft-page-break/><text:span text:style-name="Source_20_Text"><text:span text:style-name="T181">numéricos de las etiquetas en forma carácter y, luego, </text:span></text:span><text:span text:style-name="Source_20_Text"><text:span text:style-name="T182">convertirlos a formato doble.</text:span></text:span><text:span text:style-name="Source_20_Text"><text:span text:style-name="T179"> </text:span></text:span><text:span text:style-name="Source_20_Text"><text:span text:style-name="T176">Véase </text:span></text:span><text:span text:style-name="Source_20_Text"><text:span text:style-name="T182">la sección de </text:span></text:span><text:span text:style-name="Source_20_Text"><text:span text:style-name="T333">Ejemplos</text:span></text:span><text:span text:style-name="Source_20_Text"><text:span text:style-name="T182"> así como la página de ayuda de la función</text:span></text:span><text:span text:style-name="Source_20_Text"><text:span text:style-name="T176"> </text:span></text:span><text:span text:style-name="Source_20_Text"><text:span text:style-name="T444">factor</text:span></text:span><text:span text:style-name="Source_20_Text"><text:span text:style-name="T445">(</text:span></text:span><text:span text:style-name="Source_20_Text"><text:span text:style-name="T453">)</text:span></text:span><text:span text:style-name="Source_20_Text"><text:span text:style-name="T176">.</text:span></text:span></text:p>
      <text:p text:style-name="P10"><text:span text:style-name="T366">is.</text:span><text:span text:style-name="T367">double</text:span><text:span text:style-name="T368">()</text:span><text:span text:style-name="T129"> </text:span><text:span text:style-name="T130">devolverá</text:span><text:span text:style-name="T129"> </text:span><text:span text:style-name="T130">el valor lógico verdadero (</text:span><text:span text:style-name="T369">TRUE</text:span><text:span text:style-name="T130">)</text:span><text:span text:style-name="T129"> o </text:span><text:span text:style-name="T130">falso (</text:span><text:span text:style-name="T369">FALSE</text:span><text:span text:style-name="T130">)</text:span><text:span text:style-name="T129"> dependiendo de si </text:span><text:span text:style-name="T131">e</text:span><text:span text:style-name="T132">l</text:span><text:span text:style-name="T133"> objeto </text:span><text:span text:style-name="T134">referido en el</text:span><text:span text:style-name="T133"> argumento </text:span><text:span text:style-name="T370">x</text:span><text:span text:style-name="T129"> </text:span><text:span text:style-name="T135">tiene el modo de almacenamiento específico doble</text:span><text:span text:style-name="T129">. </text:span><text:span text:style-name="T131">Tome en cuenta que esta función verifica el tipo de almacenamiento del </text:span><text:span text:style-name="T135">objeto</text:span><text:span text:style-name="T131">, no si </text:span><text:span text:style-name="T135">se trata de un vector doble exactamente.</text:span><text:span text:style-name="T131"> En el caso de los factores</text:span><text:span text:style-name="T129">, </text:span><text:span text:style-name="T131">que asocian números enteros a valores categóricos, </text:span><text:span text:style-name="T371">is.</text:span><text:span text:style-name="T367">double</text:span><text:span text:style-name="T371">()</text:span><text:span text:style-name="T131"> devolverá el valor lógico falso</text:span><text:span text:style-name="T130"> (</text:span><text:span text:style-name="T369">FALSE</text:span><text:span text:style-name="T130">)</text:span><text:span text:style-name="T129">.</text:span></text:p>
      <text:h text:style-name="P43" text:outline-level="2"><text:bookmark-start text:name="__RefHeading___Toc14484_1388969652"/>7. <text:span text:style-name="T641">Almacenamiento de valores reales</text:span><text:bookmark-end text:name="__RefHeading___Toc14484_1388969652"/></text:h>
      <text:p text:style-name="P59"><text:span text:style-name="T545">E</text:span><text:span text:style-name="T533">n </text:span><text:span text:style-name="T490">R</text:span><text:span text:style-name="T514">, </text:span><text:span text:style-name="T515">l</text:span><text:span text:style-name="T532">os valores reales </text:span><text:span text:style-name="T533">o continuos </text:span><text:span text:style-name="T532">son almacenados en el formato de punto flotante de precisión doble. </text:span><text:span text:style-name="T516">E</text:span><text:span text:style-name="T517">n computación, la aritmética de punto o coma flotante </text:span><text:span text:style-name="T536">es una aproximación sistemática a la aritmética de los números reales</text:span><text:span text:style-name="T540"> </text:span><text:span text:style-name="T536">basada en</text:span><text:span text:style-name="T517"> la representación </text:span><text:span text:style-name="T536">de un subconjunto finito</text:span><text:span text:style-name="T519"> </text:span><text:span text:style-name="T536">del continuo de los números reales</text:span><text:span text:style-name="T536"><draw:frame draw:style-name="fr1" draw:name="Object11" text:anchor-type="as-char" svg:y="-0.295cm" svg:width="0.526cm" svg:height="0.385cm" draw:z-index="2"><draw:object xlink:href="./Object 11" xlink:type="simple" xlink:show="embed" xlink:actuate="onLoad"/><draw:image xlink:href="./ObjectReplacements/Object 11" xlink:type="simple" xlink:show="embed" xlink:actuate="onLoad"/></draw:frame></text:span><text:span text:style-name="T520">.</text:span><text:span text:style-name="T532"> </text:span><text:span text:style-name="T537">Dicha representación consiste</text:span><text:span text:style-name="T517"> en </text:span><text:span text:style-name="T518">un formato de</text:span><text:span text:style-name="T517"> notación científica </text:span><text:span text:style-name="T518">con </text:span><text:span text:style-name="T519">precisión </text:span><text:span text:style-name="T537">limitada </text:span><text:span text:style-name="T538">aunque capaz de conceptualizar valores especiales, como el infinito</text:span><text:span text:style-name="T520">.</text:span><text:span text:style-name="T521"> </text:span><text:span text:style-name="T522">L</text:span><text:span text:style-name="T523">a aritmética de punto flotante permite compensa</text:span><text:span text:style-name="T522">r</text:span><text:span text:style-name="T523"> </text:span><text:span text:style-name="T534">cierta</text:span><text:span text:style-name="T531"> pérdida </text:span><text:span text:style-name="T534">en</text:span><text:span text:style-name="T531"> </text:span><text:span text:style-name="T532">exactitud</text:span><text:span text:style-name="T523"> </text:span><text:span text:style-name="T531">al momento de representar una cifra </text:span><text:span text:style-name="T532">muy precisa</text:span><text:span text:style-name="T523"> con la </text:span><text:span text:style-name="T534">utilización de</text:span><text:span text:style-name="T523"> un rango </text:span><text:span text:style-name="T532">de magnitudes </text:span><text:span text:style-name="T534">numéricas</text:span><text:span text:style-name="T523"> </text:span><text:span text:style-name="T531">más</text:span><text:span text:style-name="T524"> ampli</text:span><text:span text:style-name="T532">as </text:span><text:span text:style-name="T534">que, </text:span><text:span text:style-name="T545">por ejemplo,</text:span><text:span text:style-name="T534"> el </text:span><text:span text:style-name="T476">almacenamiento entero</text:span><text:span text:style-name="T532">.</text:span><text:span text:style-name="T523"> </text:span></text:p>
      <text:p text:style-name="P58"><text:span text:style-name="T525">Un número </text:span><text:span text:style-name="T543">(</text:span><text:span text:style-name="T543"><draw:frame draw:style-name="fr1" draw:name="Object8" text:anchor-type="as-char" svg:y="-0.377cm" svg:width="0.432cm" svg:height="0.467cm" draw:z-index="3"><draw:object xlink:href="./Object 8" xlink:type="simple" xlink:show="embed" xlink:actuate="onLoad"/><draw:image xlink:href="./ObjectReplacements/Object 8" xlink:type="simple" xlink:show="embed" xlink:actuate="onLoad"/></draw:frame></text:span><text:span text:style-name="T543">)</text:span><text:span text:style-name="T525"> en punto flotante </text:span><text:span text:style-name="T524">se</text:span><text:span text:style-name="T525"> representa por un </text:span><text:span text:style-name="T518">coeficiente </text:span><text:span text:style-name="T543">(</text:span><text:span text:style-name="T518"><draw:frame draw:style-name="fr1" draw:name="Object3" text:anchor-type="as-char" svg:y="-0.377cm" svg:width="0.48cm" svg:height="0.531cm" draw:z-index="4"><draw:object xlink:href="./Object 3" xlink:type="simple" xlink:show="embed" xlink:actuate="onLoad"/><draw:image xlink:href="./ObjectReplacements/Object 3" xlink:type="simple" xlink:show="embed" xlink:actuate="onLoad"/></draw:frame></text:span><text:span text:style-name="T543">)</text:span><text:span text:style-name="T525"> </text:span><text:span text:style-name="T518">con </text:span><text:span text:style-name="T542">signo </text:span><text:span text:style-name="T545">positivo o negativo</text:span><text:span text:style-name="T542"> </text:span><text:span text:style-name="T543">(</text:span><text:span text:style-name="T543"><draw:frame draw:style-name="fr1" draw:name="Object5" text:anchor-type="as-char" svg:y="-0.377cm" svg:width="1.275cm" svg:height="0.467cm" draw:z-index="5"><draw:object xlink:href="./Object 5" xlink:type="simple" xlink:show="embed" xlink:actuate="onLoad"/><draw:image xlink:href="./ObjectReplacements/Object 5" xlink:type="simple" xlink:show="embed" xlink:actuate="onLoad"/></draw:frame></text:span><text:span text:style-name="T543">) de un número limitado de dígitos (</text:span><text:span text:style-name="T543"><draw:frame draw:style-name="fr1" draw:name="Object7" text:anchor-type="as-char" svg:y="-0.377cm" svg:width="0.466cm" svg:height="0.467cm" draw:z-index="6"><draw:object xlink:href="./Object 7" xlink:type="simple" xlink:show="embed" xlink:actuate="onLoad"/><draw:image xlink:href="./ObjectReplacements/Object 7" xlink:type="simple" xlink:show="embed" xlink:actuate="onLoad"/></draw:frame></text:span><text:span text:style-name="T543">)</text:span><text:span text:style-name="T518"> multiplicado por un número base </text:span><text:span text:style-name="T543">o raíz (</text:span><text:span text:style-name="T518"> </text:span><text:span text:style-name="T518"><draw:frame draw:style-name="fr1" draw:name="Object4" text:anchor-type="as-char" svg:y="-0.377cm" svg:width="0.425cm" svg:height="0.467cm" draw:z-index="7"><draw:object xlink:href="./Object 4" xlink:type="simple" xlink:show="embed" xlink:actuate="onLoad"/><draw:image xlink:href="./ObjectReplacements/Object 4" xlink:type="simple" xlink:show="embed" xlink:actuate="onLoad"/></draw:frame></text:span><text:span text:style-name="T543">) </text:span><text:span text:style-name="T518">elevado </text:span><text:span text:style-name="T520">a</text:span><text:span text:style-name="T518"> un exponente </text:span><text:span text:style-name="T543">(</text:span><text:span text:style-name="T518"><draw:frame draw:style-name="fr1" draw:name="Object6" text:anchor-type="as-char" svg:y="-0.377cm" svg:width="0.407cm" svg:height="0.467cm" draw:z-index="8"><draw:object xlink:href="./Object 6" xlink:type="simple" xlink:show="embed" xlink:actuate="onLoad"/><draw:image xlink:href="./ObjectReplacements/Object 6" xlink:type="simple" xlink:show="embed" xlink:actuate="onLoad"/></draw:frame></text:span><text:span text:style-name="T543">) con </text:span><text:span text:style-name="T545">un</text:span><text:span text:style-name="T543"> número de dígitos también limitado</text:span><text:span text:style-name="T518">. La base representa al sistema de numeración en el que se interpretará el coeficiente. </text:span><text:span text:style-name="T545">Normalmente, s</text:span><text:span text:style-name="T518">e utiliza</text:span><text:span text:style-name="T545">rá</text:span><text:span text:style-name="T534"> </text:span><text:span text:style-name="T526">el sistema </text:span><text:span text:style-name="T518">binario </text:span><text:span text:style-name="T526">(base 2</text:span><text:span text:style-name="T518">) </text:span><text:span text:style-name="T541">para</text:span><text:span text:style-name="T518"> </text:span><text:span text:style-name="T543">almacenamiento interno</text:span><text:span text:style-name="T518"> </text:span><text:span text:style-name="T534">y </text:span><text:span text:style-name="T539">al</text:span><text:span text:style-name="T534"> sistema</text:span><text:span text:style-name="T518"> decimal </text:span><text:span text:style-name="T526">(base 10</text:span><text:span text:style-name="T518">)</text:span><text:span text:style-name="T535"> para despliegue </text:span><text:span text:style-name="T543">externo</text:span><text:span text:style-name="T518">.</text:span><text:span text:style-name="T528"> </text:span></text:p>
      <text:p text:style-name="P41"><draw:frame draw:style-name="fr1" draw:name="Object9" text:anchor-type="as-char" svg:y="-0.713cm" svg:width="2.297cm" svg:height="1.152cm" draw:z-index="9"><draw:object xlink:href="./Object 9" xlink:type="simple" xlink:show="embed" xlink:actuate="onLoad"/><draw:image xlink:href="./ObjectReplacements/Object 9" xlink:type="simple" xlink:show="embed" xlink:actuate="onLoad"/></draw:frame></text:p>
      <text:p text:style-name="P58"><text:span text:style-name="T528">De esta manera, e</text:span><text:span text:style-name="T530">l coeficiente </text:span><text:span text:style-name="T530"><draw:frame draw:style-name="fr1" draw:name="Object10" text:anchor-type="as-char" svg:y="-0.377cm" svg:width="0.48cm" svg:height="0.531cm" draw:z-index="10"><draw:object xlink:href="./Object 10" xlink:type="simple" xlink:show="embed" xlink:actuate="onLoad"/><draw:image xlink:href="./ObjectReplacements/Object 10" xlink:type="simple" xlink:show="embed" xlink:actuate="onLoad"/><svg:desc>formula</svg:desc></draw:frame></text:span><text:span text:style-name="T530">, también llamado </text:span><text:span text:style-name="T547">parte significativa</text:span><text:span text:style-name="T549"> </text:span><text:span text:style-name="T546">o significante</text:span><text:span text:style-name="T530">, además de ser un número con signo positivo o negativo, </text:span><text:span text:style-name="T543">podrá</text:span><text:span text:style-name="T530"> tener un separador </text:span><text:span text:style-name="T524">de partes no enteras en cualquiera de las posiciones destinadas a la representación de un dígito.</text:span></text:p>
      <text:p text:style-name="P49"><text:span text:style-name="T524">En </text:span><text:span text:style-name="T529">América Latina </text:span><text:span text:style-name="T544">y Estados Unidos</text:span><text:span text:style-name="T524"> el separador de partes no enteras es </text:span><text:span text:style-name="T529">el punto</text:span><text:span text:style-name="T524">, mientras que en </text:span><text:span text:style-name="T529">España </text:span><text:span text:style-name="T544">y algunos países de Europa</text:span><text:span text:style-name="T529"> se utiliza la coma</text:span><text:span text:style-name="T524">. </text:span><text:span text:style-name="T528">Cuando </text:span><text:span text:style-name="T544">la base del sistema de numeración es el diez</text:span><text:span text:style-name="T528">, al separador de partes no enteras se le </text:span><text:span text:style-name="T527">llama</text:span><text:span text:style-name="T528"> </text:span><text:span text:style-name="T550">punto</text:span><text:span text:style-name="T528"> o </text:span><text:span text:style-name="T551">marca</text:span><text:span text:style-name="T550"> decimal</text:span><text:span text:style-name="T528">. De esta manera, la denominación </text:span><text:span text:style-name="T550">punto flotante </text:span><text:span text:style-name="T548">se deriva de la posibilidad de que el separador de decimales (o partes no enteras en otras bases numéricas) pueda situarse en cualquiera de los dígitos disponibles para la representación del coeficiente.</text:span></text:p>
      <text:p text:style-name="P48"><text:span text:style-name="T46">Todas las plataformas </text:span><text:span text:style-name="T47">de sistema </text:span><text:span text:style-name="T42">en las que se implementa</text:span><text:span text:style-name="T46"> </text:span><text:span text:style-name="T489">R</text:span><text:span text:style-name="T46"> están </text:span><text:span text:style-name="T60">basadas en</text:span><text:span text:style-name="T46"> </text:span><text:span text:style-name="T60">la</text:span><text:span text:style-name="T48"> aritmética computacional</text:span><text:span text:style-name="T46"> </text:span><text:span text:style-name="T49">de punto flotante </text:span><text:span text:style-name="T46">conforme al estándar </text:span><text:span text:style-name="T48">internacional</text:span><text:span text:style-name="T46"> </text:span><text:span text:style-name="T50">ISO/</text:span><text:span text:style-name="T46">IEC 60559, también conocido como IEEE 754 </text:span><text:span text:style-name="T48">en Estados Unidos</text:span><text:span text:style-name="T46">. </text:span><text:span text:style-name="T39">En </text:span><text:span text:style-name="T57">dichos estándares</text:span><text:span text:style-name="T39"> </text:span><text:span text:style-name="T56">los valores de precisión doble son conocidos</text:span><text:span text:style-name="T41"> como el</text:span><text:span text:style-name="T39"> formato </text:span><text:span text:style-name="T427">binary64</text:span><text:span text:style-name="T39">.</text:span><text:span text:style-name="T46"> </text:span><text:span text:style-name="T41">B</text:span><text:span text:style-name="T46">ásicamente, </text:span><text:span text:style-name="T41">e</text:span><text:span text:style-name="T46">ste </text:span><text:span text:style-name="T42">estándar</text:span><text:span text:style-name="T46"> </text:span><text:span text:style-name="T50">especifica que </text:span><text:span text:style-name="T51">los valores de precisión doble </text:span><text:span text:style-name="T48">destinarán </text:span><text:span text:style-name="T54">un tamaño de agrupación </text:span><text:span text:style-name="T58">de </text:span><text:span text:style-name="T61">ocho</text:span><text:span text:style-name="T58"> bytes por número </text:span><text:span text:style-name="T61">guardado</text:span><text:span text:style-name="T58">, lo que </text:span><text:soft-page-break/><text:span text:style-name="T58">implica </text:span><text:span text:style-name="T61">que se usarán</text:span><text:span text:style-name="T48"> 64 </text:span><text:span text:style-name="T62">dígitos</text:span><text:span text:style-name="T48"> </text:span><text:span text:style-name="T59">binarios</text:span><text:span text:style-name="T48"> para </text:span><text:span text:style-name="T57">el almacenamiento y </text:span><text:span text:style-name="T62">(hasta)</text:span><text:span text:style-name="T57"> </text:span><text:span text:style-name="T62">22 dígitos decimales para el </text:span><text:span text:style-name="T57">despliegue en pantalla <text:s/></text:span><text:span text:style-name="T48">de un número real. </text:span><text:span text:style-name="T62">Los bits de almacenamiento</text:span><text:span text:style-name="T48"> se </text:span><text:span text:style-name="T58">distribuyen</text:span><text:span text:style-name="T48"> de la siguiente manera: un bit corresponderá al signo del coeficiente, </text:span><text:span text:style-name="T52">once</text:span><text:span text:style-name="T48"> bits corresponderán al exponente con signo de la base binaria, y los 53 bits restantes almacenarán al coeficiente </text:span><text:span text:style-name="T43">con su parte entera y fraccionaria</text:span><text:span text:style-name="T48">. </text:span><text:span text:style-name="T46"><text:s/></text:span></text:p>
      <text:p text:style-name="P50"><text:span text:style-name="T43">Dado est</text:span><text:span text:style-name="T49">e tamaño de agrupación </text:span><text:span text:style-name="T58">y las combinaciones de bits</text:span><text:span text:style-name="T46">, </text:span><text:span text:style-name="T43">los valores de precisión doble podrán representar</text:span><text:span text:style-name="T46"> un rango </text:span><text:span text:style-name="T54">numérico</text:span><text:span text:style-name="T58"> </text:span><text:span text:style-name="T41">que </text:span><text:span text:style-name="T54">en valor absoluto</text:span><text:span text:style-name="T41"> </text:span><text:span text:style-name="T58">va</text:span><text:span text:style-name="T46"> de</text:span><text:span text:style-name="T41"> </text:span><text:span text:style-name="T41"><draw:frame draw:style-name="fr1" draw:name="Object1" text:anchor-type="as-char" svg:y="-0.437cm" svg:width="1.769cm" svg:height="0.527cm" draw:z-index="0"><draw:object xlink:href="./Object 1" xlink:type="simple" xlink:show="embed" xlink:actuate="onLoad"/><draw:image xlink:href="./ObjectReplacements/Object 1" xlink:type="simple" xlink:show="embed" xlink:actuate="onLoad"/></draw:frame></text:span><text:span text:style-name="T128"><text:s/></text:span><text:span text:style-name="T46">hasta </text:span><draw:frame draw:style-name="fr1" draw:name="Object2" text:anchor-type="as-char" svg:y="-0.437cm" svg:width="1.579cm" svg:height="0.527cm" draw:z-index="1"><draw:object xlink:href="./Object 2" xlink:type="simple" xlink:show="embed" xlink:actuate="onLoad"/><draw:image xlink:href="./ObjectReplacements/Object 2" xlink:type="simple" xlink:show="embed" xlink:actuate="onLoad"/><svg:desc>formula</svg:desc></draw:frame><text:span text:style-name="T41">, </text:span><text:span text:style-name="T53">aproximadamente</text:span><text:span text:style-name="T128">. </text:span><text:span text:style-name="T63">En términos prácticos, esto significa que podrán almacenarse números reales </text:span><text:span text:style-name="T72">con signo</text:span><text:span text:style-name="T63"> </text:span><text:span text:style-name="T64">hasta </text:span><text:span text:style-name="T63">con </text:span><text:span text:style-name="T64">una exactitud</text:span><text:span text:style-name="T63"> decimal de entre 15 y 17 </text:span><text:span text:style-name="T72">cifras significativas, </text:span><text:span text:style-name="T74">dependiendo de la magnitud de la parte entera, </text:span><text:span text:style-name="T75">mientras que el resto de dígitos </text:span><text:span text:style-name="T76">(hasta el 22)</text:span><text:span text:style-name="T75"> </text:span><text:span text:style-name="T76">se usará para almacenar números subnormales,</text:span><text:span text:style-name="T69"> los cuales tienen</text:span><text:span text:style-name="T66"> valores absolutos por encima o por debajo del rango </text:span><text:span text:style-name="T63">mencionado</text:span><text:span text:style-name="T66"> anteriormente </text:span><text:span text:style-name="T73">y</text:span><text:span text:style-name="T66"> </text:span><text:span text:style-name="T69">que </text:span><text:span text:style-name="T63">serán</text:span><text:span text:style-name="T66"> </text:span><text:span text:style-name="T76">almacenados</text:span><text:span text:style-name="T66"> </text:span><text:span text:style-name="T71">con</text:span><text:span text:style-name="T66"> una </text:span><text:span text:style-name="T76">exactitud</text:span><text:span text:style-name="T66"> menor</text:span><text:span text:style-name="T63">. </text:span><text:span text:style-name="T76">Finalmente</text:span><text:span text:style-name="T65">,</text:span><text:span text:style-name="T66"> </text:span><text:span text:style-name="T76">el</text:span><text:span text:style-name="T67"> estándar </text:span><text:span text:style-name="T66">contempla </text:span><text:span text:style-name="T76">el almacenamiento y representación de </text:span><text:span text:style-name="T66">valores especiales </text:span><text:span text:style-name="T68">para muchas de las operaciones matemáticas no definidas (</text:span><text:span text:style-name="T428">NaN</text:span><text:span text:style-name="T68">)</text:span><text:span text:style-name="T66">, </text:span><text:span text:style-name="T69">los valores</text:span><text:span text:style-name="T66"> menos </text:span><text:span text:style-name="T70">y más</text:span><text:span text:style-name="T66"> infinito </text:span><text:span text:style-name="T68">(</text:span><text:span text:style-name="T429">-Inf</text:span><text:span text:style-name="T348">, </text:span><text:span text:style-name="T429">Inf</text:span><text:span text:style-name="T68">)</text:span><text:span text:style-name="T66"> y </text:span><text:span text:style-name="T67">a los valores</text:span><text:span text:style-name="T66"> </text:span><text:span text:style-name="T70">menos</text:span><text:span text:style-name="T66"> y </text:span><text:span text:style-name="T70">más</text:span><text:span text:style-name="T66"> cero </text:span><text:span text:style-name="T68">(</text:span><text:span text:style-name="T429">-0</text:span><text:span text:style-name="T68">, </text:span><text:span text:style-name="T429">+0</text:span><text:span text:style-name="T68">)</text:span><text:span text:style-name="T66">.</text:span></text:p>
      <text:p text:style-name="P46"><text:span text:style-name="T39">Advierta que, </text:span><text:span text:style-name="T43">en última instancia</text:span><text:span text:style-name="T39">, </text:span><text:span text:style-name="T41">el manejo de</text:span><text:span text:style-name="T39"> los números de</text:span><text:span text:style-name="T42"> </text:span><text:span text:style-name="T39">precisión </text:span><text:span text:style-name="T42">doble</text:span><text:span text:style-name="T39"> </text:span><text:span text:style-name="T42">depende</text:span><text:span text:style-name="T44">rá</text:span><text:span text:style-name="T39"> </text:span><text:span text:style-name="T42">d</text:span><text:span text:style-name="T39">e l</text:span><text:span text:style-name="T58">as características del</text:span><text:span text:style-name="T39"> procesador </text:span><text:span text:style-name="T45">y </text:span><text:span text:style-name="T40">coprocesador matemático (CPU-FPU por sus siglas en inglés)</text:span><text:span text:style-name="T39"> y </text:span><text:span text:style-name="T43">d</text:span><text:span text:style-name="T39">el compilador </text:span><text:span text:style-name="T44">de </text:span><text:span text:style-name="T59">la computadora</text:span><text:span text:style-name="T44"> donde se </text:span><text:span text:style-name="T45">instale</text:span><text:span text:style-name="T44"> </text:span><text:span text:style-name="T488">R</text:span><text:span text:style-name="T39">. Véa</text:span><text:span text:style-name="T55">n</text:span><text:span text:style-name="T39">se</text:span><text:span text:style-name="T512"> </text:span><text:span text:style-name="T513">las </text:span><text:span text:style-name="T494">características numéricas de la maquina</text:span><text:span text:style-name="T347"> </text:span><text:span text:style-name="T39">para información </text:span><text:span text:style-name="T41">detallada</text:span><text:span text:style-name="T39"> sobre </text:span><text:span text:style-name="T43">los</text:span><text:span text:style-name="T39"> límites </text:span><text:span text:style-name="T43">de </text:span><text:span text:style-name="T58">almacenamiento</text:span><text:span text:style-name="T43"> numéric</text:span><text:span text:style-name="T58">o</text:span><text:span text:style-name="T43"> </text:span><text:span text:style-name="T58">para</text:span><text:span text:style-name="T43"> su plataforma de sistema</text:span><text:span text:style-name="T39">.</text:span></text:p>
      <text:h text:style-name="P44" text:outline-level="2"><text:bookmark-start text:name="__RefHeading___Toc33908_1552819450"/>8. <text:span text:style-name="T654">El </text:span><text:span text:style-name="T643">despliegue </text:span><text:span text:style-name="T646">en pantalla</text:span><text:span text:style-name="T643"> de valores </text:span><text:span text:style-name="T653">reales</text:span><text:bookmark-end text:name="__RefHeading___Toc33908_1552819450"/></text:h>
      <text:p text:style-name="P13"><text:span text:style-name="T22">R</text:span> desplegará<text:span text:style-name="T644"> siete</text:span> <text:span text:style-name="T652">cifras significativas</text:span> <text:span text:style-name="T644">para cualquier</text:span> <text:span text:style-name="T645">valor doble </text:span><text:span text:style-name="T649">de manera predeterminada</text:span><text:span text:style-name="T645">. </text:span><text:span text:style-name="T649">S</text:span><text:span text:style-name="T648">in embargo, independiente</text:span><text:span text:style-name="T649">mente</text:span><text:span text:style-name="T648"> de los dígitos mostrados </text:span><text:span text:style-name="T649">en pantalla, </text:span><text:span text:style-name="T648">todo número real </text:span><text:span text:style-name="T649">será</text:span><text:span text:style-name="T648"> almacenado </text:span><text:span text:style-name="T649">con </text:span><text:span text:style-name="T648">una precisión de 22 </text:span><text:span text:style-name="T652">dígitos</text:span>. Por ello, cuando se realicen operaciones con valores <text:span text:style-name="T645">dobles</text:span> el usuari<text:span text:style-name="T645">o</text:span> deberá tomar en cuenta que habrá presente un <text:span text:style-name="T649">rango</text:span> <text:span text:style-name="T649">de decimales</text:span> <text:span text:style-name="T649">que va más allá del número mostrado en pantalla</text:span>. <text:span text:style-name="T649">Esto</text:span> no implica un error de cálculo, <text:span text:style-name="T649">sino que </text:span><text:span text:style-name="T644">es consecuencia de las reglas de </text:span><text:span text:style-name="T645">la aritmética de punto flotante </text:span><text:span text:style-name="T649">para representar cifras exactas hasta cierto dígito </text:span><text:span text:style-name="T655">(usualmente el 15)</text:span><text:span text:style-name="T645">. </text:span><text:span text:style-name="T650">Debido a estas reglas</text:span><text:span text:style-name="T646">, </text:span><text:span text:style-name="T651">la comparación de </text:span><text:span text:style-name="T652">igualdad para</text:span><text:span text:style-name="T651"> dos números que en</text:span><text:span text:style-name="T646"> pantalla sea</text:span><text:span text:style-name="T651">n</text:span><text:span text:style-name="T646"> desplegado</text:span><text:span text:style-name="T651">s</text:span><text:span text:style-name="T646"> de manera idéntica </text:span><text:span text:style-name="T651">podría</text:span><text:span text:style-name="T646"> devolver un valor </text:span><text:span text:style-name="T651">lógico</text:span><text:span text:style-name="T646"> falso (</text:span><text:span text:style-name="T20">FALSE</text:span><text:span text:style-name="T646">), </text:span><text:span text:style-name="T651">pues el resto de decimales ocultos </text:span><text:span text:style-name="T652">podría no coincidir</text:span><text:span text:style-name="T651"> exactamente</text:span><text:span text:style-name="T646">. </text:span><text:span text:style-name="T651">A menudo, este nivel de precisión </text:span><text:span text:style-name="T652">no </text:span><text:span text:style-name="T656">tiene ningún significado</text:span><text:span text:style-name="T652">.</text:span><text:span text:style-name="T651"> </text:span><text:span text:style-name="T647">Por ello, </text:span><text:span text:style-name="T649">para</text:span><text:span text:style-name="T646"> realizar comprobaciones lógicas sobre la igualdad de valores </text:span><text:span text:style-name="T657">reales</text:span><text:span text:style-name="T646"> utilice preferentemente la función </text:span><text:span text:style-name="T623">all.equal</text:span><text:span text:style-name="T20">()</text:span><text:span text:style-name="T646">, la cual </text:span><text:span text:style-name="T647">comprobará</text:span><text:span text:style-name="T646"> la igualdad de </text:span><text:span text:style-name="T649">los</text:span><text:span text:style-name="T646"> valores </text:span><text:span text:style-name="T649">hasta </text:span><text:span text:style-name="T656">un</text:span><text:span text:style-name="T649"> nivel de exactitud </text:span><text:span text:style-name="T656">más </text:span><text:span text:style-name="T657">práctico</text:span><text:span text:style-name="T646">.</text:span></text:p>
      <text:h text:style-name="P43" text:outline-level="2"><text:bookmark-start text:name="__RefHeading___Toc14486_1388969652"/><text:span text:style-name="T643">9</text:span>. <text:span text:style-name="T654">L</text:span>as denominaciones <text:span text:style-name="T654">para los </text:span><text:span text:style-name="T653">valores reales</text:span><text:bookmark-end text:name="__RefHeading___Toc14486_1388969652"/></text:h>
      <text:p text:style-name="P22"><text:span text:style-name="T481">R</text:span><text:span text:style-name="T92"> </text:span><text:span text:style-name="T96">cuent</text:span><text:span text:style-name="T99">a</text:span><text:span text:style-name="T96"> con</text:span><text:span text:style-name="T92"> dos </text:span><text:span text:style-name="T116">denominaciones</text:span><text:span text:style-name="T92"> para </text:span><text:span text:style-name="T97">referirse </text:span><text:span text:style-name="T109">a</text:span><text:span text:style-name="T97"> los</text:span><text:span text:style-name="T92"> vectores </text:span><text:span text:style-name="T115">que almacenan números reales</text:span><text:span text:style-name="T92">: </text:span><text:span text:style-name="Source_20_Text"><text:span text:style-name="T415">"</text:span></text:span><text:span text:style-name="T409">double</text:span><text:span text:style-name="Source_20_Text"><text:span text:style-name="T415">"</text:span></text:span><text:span text:style-name="T92"> y </text:span><text:span text:style-name="Source_20_Text"><text:span text:style-name="T415">"</text:span></text:span><text:span text:style-name="T409">numeric</text:span><text:span text:style-name="Source_20_Text"><text:span text:style-name="T415">"</text:span></text:span><text:span text:style-name="Source_20_Text"><text:span text:style-name="T234">, </text:span></text:span><text:span text:style-name="Source_20_Text"><text:span text:style-name="T304">lo que responde</text:span></text:span><text:span text:style-name="Source_20_Text"><text:span text:style-name="T237"> a una inercia histórica</text:span></text:span><text:span text:style-name="T92">. </text:span><text:span text:style-name="T98">En las primeras versiones de </text:span><text:span text:style-name="T482">R</text:span><text:span text:style-name="T92">, </text:span><text:span text:style-name="T99">además,</text:span><text:span text:style-name="T92"> </text:span><text:span text:style-name="T98">se </text:span><text:span text:style-name="T95">usaba </text:span><text:span text:style-name="T115">también</text:span><text:span text:style-name="T99"> el</text:span><text:span text:style-name="T95"> nombre</text:span><text:span text:style-name="T92"> </text:span><text:span text:style-name="Source_20_Text"><text:span text:style-name="T415">"</text:span></text:span><text:span text:style-name="T409">real</text:span><text:span text:style-name="Source_20_Text"><text:span text:style-name="T415">"</text:span></text:span><text:span text:style-name="T197">. </text:span><text:span text:style-name="T205">Esta inercia usualmente no resulta problemática, salvo cuando </text:span><text:span text:style-name="T206">se intenta definir funciones para cada modo específico de almacenamiento.</text:span><text:span text:style-name="T205"> </text:span><text:span text:style-name="T202">La </text:span><text:soft-page-break/><text:span text:style-name="T202">confusión </text:span><text:span text:style-name="T206">podrá</text:span><text:span text:style-name="T202"> evitarse </text:span><text:span text:style-name="T203">más fácilmente</text:span><text:span text:style-name="T202"> si se distingue entre </text:span><text:span text:style-name="T335">los modos</text:span><text:span text:style-name="T204"> de almacenamiento, </text:span><text:span text:style-name="T336">los tipos </text:span><text:span text:style-name="T244">de vectores</text:span><text:span text:style-name="T502"> y, también, </text:span><text:span text:style-name="T511">las clases</text:span><text:span text:style-name="T502"> de objetos que existen en </text:span><text:span text:style-name="T483">R</text:span><text:span text:style-name="T229">.</text:span><text:span text:style-name="T230"> </text:span></text:p>
      <text:p text:style-name="P23"><text:span text:style-name="Source_20_Text"><text:span text:style-name="T415">"</text:span></text:span><text:span text:style-name="T420">double</text:span><text:span text:style-name="Source_20_Text"><text:span text:style-name="T415">"</text:span></text:span><text:span text:style-name="T92"> es el nombre </text:span><text:span text:style-name="T100">de uno de los</text:span><text:span text:style-name="T91"> </text:span><text:span text:style-name="T469">modo</text:span><text:span text:style-name="T471">s</text:span><text:span text:style-name="T470"> </text:span><text:span text:style-name="T471">específicos </text:span><text:span text:style-name="T466">de almacenamiento</text:span><text:span text:style-name="T504"> </text:span><text:span text:style-name="T505">de datos que existen en </text:span><text:span text:style-name="T487">R</text:span><text:span text:style-name="T505">, destinado para </text:span><text:span text:style-name="T506">guardar</text:span><text:span text:style-name="T505"> números reales</text:span><text:span text:style-name="T498">. </text:span><text:span text:style-name="T500">As</text:span><text:span text:style-name="T501">i</text:span><text:span text:style-name="T500">mismo</text:span><text:span text:style-name="T499">, </text:span><text:span text:style-name="Source_20_Text"><text:span text:style-name="T415">"</text:span></text:span><text:span text:style-name="Source_20_Text"><text:span text:style-name="T384">integer</text:span></text:span><text:span text:style-name="Source_20_Text"><text:span text:style-name="T415">"</text:span></text:span><text:span text:style-name="Source_20_Text"><text:span text:style-name="T234">, </text:span></text:span><text:span text:style-name="Source_20_Text"><text:span text:style-name="T117">es el nombre </text:span></text:span><text:span text:style-name="Source_20_Text"><text:span text:style-name="T118">de </text:span></text:span><text:span text:style-name="Source_20_Text"><text:span text:style-name="T126">otro</text:span></text:span><text:span text:style-name="Source_20_Text"><text:span text:style-name="T118"> de los</text:span></text:span><text:span text:style-name="Source_20_Text"><text:span text:style-name="T119"> </text:span></text:span><text:span text:style-name="Source_20_Text"><text:span text:style-name="T472">modo</text:span></text:span><text:span text:style-name="Source_20_Text"><text:span text:style-name="T473">s</text:span></text:span><text:span text:style-name="Source_20_Text"><text:span text:style-name="T474"> </text:span></text:span><text:span text:style-name="Source_20_Text"><text:span text:style-name="T473">específicos </text:span></text:span><text:span text:style-name="Source_20_Text"><text:span text:style-name="T475">de almacenamiento</text:span></text:span><text:span text:style-name="Source_20_Text"><text:span text:style-name="T507">, destinado para los </text:span></text:span><text:span text:style-name="Source_20_Text"><text:span text:style-name="T508">valores enteros. </text:span></text:span><text:span text:style-name="Source_20_Text"><text:span text:style-name="T509">En cambio,</text:span></text:span><text:span text:style-name="T498"> </text:span><text:span text:style-name="Source_20_Text"><text:span text:style-name="T399">"</text:span></text:span><text:span text:style-name="T418">n</text:span><text:span text:style-name="T420">umeric</text:span><text:span text:style-name="Source_20_Text"><text:span text:style-name="T415">"</text:span></text:span><text:span text:style-name="T92"> es el nombre de </text:span><text:span text:style-name="T90">un</text:span><text:span text:style-name="T92"> </text:span><text:span text:style-name="T468">modo</text:span><text:span text:style-name="T470"> </text:span><text:span text:style-name="T467">genérico </text:span><text:span text:style-name="T471">de almacenamiento</text:span><text:span text:style-name="T79"> </text:span><text:span text:style-name="T100">de datos, </text:span><text:span text:style-name="T91">que incluye a </text:span><text:span text:style-name="T93">los modos específicos</text:span><text:span text:style-name="T91"> </text:span><text:span text:style-name="Source_20_Text"><text:span text:style-name="T415">"</text:span></text:span><text:span text:style-name="T420">double</text:span><text:span text:style-name="Source_20_Text"><text:span text:style-name="T415">"</text:span></text:span><text:span text:style-name="Source_20_Text"><text:span text:style-name="T234"> </text:span></text:span><text:span text:style-name="Source_20_Text"><text:span text:style-name="T236">e </text:span></text:span><text:span text:style-name="Source_20_Text"><text:span text:style-name="T415">"</text:span></text:span><text:span text:style-name="Source_20_Text"><text:span text:style-name="T384">integer</text:span></text:span><text:span text:style-name="Source_20_Text"><text:span text:style-name="T415">"</text:span></text:span><text:span text:style-name="T92">. </text:span><text:span text:style-name="T104">En este sentido</text:span><text:span text:style-name="T101">, </text:span><text:span text:style-name="T112">cuando se habla d</text:span><text:span text:style-name="T101">el </text:span><text:span text:style-name="T127">tipo de vector</text:span><text:span text:style-name="T101"> </text:span><text:span text:style-name="T112">esto se refiere</text:span><text:span text:style-name="T101"> </text:span><text:span text:style-name="T104">sólo</text:span><text:span text:style-name="T101"> al modo específico de almacenamiento de datos, </text:span><text:span text:style-name="T110">nunca a su modo genérico</text:span><text:span text:style-name="T101">. </text:span></text:p>
      <text:p text:style-name="P24"><text:span text:style-name="T104">L</text:span><text:span text:style-name="T101">os vectores, además de poseer modos de almacenamiento y </text:span><text:span text:style-name="T113">de </text:span><text:span text:style-name="T101">ser de un determinado tipo, son también objetos del lenguaje. </text:span><text:span text:style-name="T104">L</text:span><text:span text:style-name="T101">os </text:span><text:span text:style-name="T104">objetos</text:span><text:span text:style-name="T101"> </text:span><text:span text:style-name="T104">consisten en</text:span><text:span text:style-name="T101"> entidades abstractas que representan </text:span><text:span text:style-name="T102">a </text:span><text:span text:style-name="T104">entidades</text:span><text:span text:style-name="T102"> </text:span><text:span text:style-name="T104">concretas </text:span><text:span text:style-name="T102">del mundo real. </text:span><text:span text:style-name="T104">Como abstracciones, poseen solo algun</text:span><text:span text:style-name="T106">o</text:span><text:span text:style-name="T104">s </text:span><text:span text:style-name="T106">atributos</text:span><text:span text:style-name="T104"> dependiendo de la entidad a la que represent</text:span><text:span text:style-name="T105">e</text:span><text:span text:style-name="T104">n</text:span><text:span text:style-name="T102">.</text:span><text:span text:style-name="T93"> </text:span><text:span text:style-name="T106">La clase de un objeto </text:span><text:span text:style-name="T107">en </text:span><text:span text:style-name="T484">R</text:span><text:span text:style-name="T106"> </text:span><text:span text:style-name="T107">consist</text:span><text:span text:style-name="T108">irá</text:span><text:span text:style-name="T106">, entonces, </text:span><text:span text:style-name="T107">en </text:span><text:span text:style-name="T106">el </text:span><text:span text:style-name="T108">sub</text:span><text:span text:style-name="T106">conjunto de atributos que determina al tipo de objeto que busca representarse</text:span><text:span text:style-name="T104">. Uno de los atributos más importantes de cualquier objeto son los</text:span><text:span text:style-name="T103"> métodos y funciones </text:span><text:span text:style-name="T104">específic</text:span><text:span text:style-name="T106">a</text:span><text:span text:style-name="T104">s </text:span><text:span text:style-name="T103">que pueden aplicársele. </text:span><text:span text:style-name="T108">A partir de </text:span><text:span text:style-name="T486">S4</text:span><text:span text:style-name="T231"> </text:span><text:span text:style-name="T232">(el antecedente de </text:span><text:span text:style-name="T485">R</text:span><text:span text:style-name="T232">) se definió formalmente a la clase </text:span><text:span text:style-name="Source_20_Text"><text:span text:style-name="T422">"numeric"</text:span></text:span><text:span text:style-name="Source_20_Text"><text:span text:style-name="T231"> </text:span></text:span><text:span text:style-name="Source_20_Text"><text:span text:style-name="T232">como una que aplicaría métodos solo para objetos cuyo modo específico de almacenamiento de datos fuera </text:span></text:span><text:span text:style-name="Source_20_Text"><text:span text:style-name="T417">"</text:span></text:span><text:span text:style-name="Source_20_Text"><text:span text:style-name="T421">double</text:span></text:span><text:span text:style-name="Source_20_Text"><text:span text:style-name="T417">"</text:span></text:span><text:span text:style-name="Source_20_Text"><text:span text:style-name="T240">. </text:span></text:span><text:span text:style-name="Source_20_Text"><text:span text:style-name="T233">Esto </text:span></text:span><text:span text:style-name="Source_20_Text"><text:span text:style-name="T301">supone</text:span></text:span><text:span text:style-name="Source_20_Text"><text:span text:style-name="T233"> que los </text:span></text:span><text:span text:style-name="Source_20_Text"><text:span text:style-name="T300">vectores</text:span></text:span><text:span text:style-name="Source_20_Text"><text:span text:style-name="T233"> de tipo </text:span></text:span><text:span text:style-name="Source_20_Text"><text:span text:style-name="T417">"</text:span></text:span><text:span text:style-name="Source_20_Text"><text:span text:style-name="T385">integer</text:span></text:span><text:span text:style-name="Source_20_Text"><text:span text:style-name="T417">"</text:span></text:span><text:span text:style-name="Source_20_Text"><text:span text:style-name="T240">, </text:span></text:span><text:span text:style-name="Source_20_Text"><text:span text:style-name="T241">si bien </text:span></text:span><text:span text:style-name="Source_20_Text"><text:span text:style-name="T303">cuentan con</text:span></text:span><text:span text:style-name="Source_20_Text"><text:span text:style-name="T241"> un modo de almacenamiento genérico definido como </text:span></text:span><text:span text:style-name="Source_20_Text"><text:span text:style-name="T417">"</text:span></text:span><text:span text:style-name="Source_20_Text"><text:span text:style-name="T386">numeric</text:span></text:span><text:span text:style-name="Source_20_Text"><text:span text:style-name="T417">"</text:span></text:span><text:span text:style-name="Source_20_Text"><text:span text:style-name="T240">, </text:span></text:span><text:span text:style-name="Source_20_Text"><text:span text:style-name="T303">tienen también</text:span></text:span><text:span text:style-name="Source_20_Text"><text:span text:style-name="T241"> su propia clase, </text:span></text:span><text:span text:style-name="Source_20_Text"><text:span text:style-name="T242">llamada </text:span></text:span><text:span text:style-name="Source_20_Text"><text:span text:style-name="T417">"</text:span></text:span><text:span text:style-name="Source_20_Text"><text:span text:style-name="T385">integer</text:span></text:span><text:span text:style-name="Source_20_Text"><text:span text:style-name="T417">"</text:span></text:span><text:span text:style-name="Source_20_Text"><text:span text:style-name="T240">, </text:span></text:span><text:span text:style-name="Source_20_Text"><text:span text:style-name="T302">con su conjunto de métodos propio</text:span></text:span><text:span text:style-name="Source_20_Text"><text:span text:style-name="T240">.</text:span></text:span></text:p>
      <text:p text:style-name="P27"><text:span text:style-name="T111">Ya que</text:span><text:span text:style-name="T92"> </text:span><text:span text:style-name="T481">R</text:span><text:span text:style-name="T92"> </text:span><text:span text:style-name="T81">utili</text:span><text:span text:style-name="T111">za</text:span><text:span text:style-name="T83"> </text:span><text:span text:style-name="T88">indistintamente</text:span><text:span text:style-name="T92"> </text:span><text:span text:style-name="T81">a</text:span><text:span text:style-name="T92">l </text:span><text:span text:style-name="T80">modo de almacenamiento genérico</text:span><text:span text:style-name="T92"> </text:span><text:span text:style-name="Source_20_Text"><text:span text:style-name="T92">"</text:span></text:span><text:span text:style-name="T409">numeric</text:span><text:span text:style-name="Source_20_Text"><text:span text:style-name="T92">"</text:span></text:span><text:span text:style-name="T92"> para </text:span><text:span text:style-name="T80">agrupar </text:span><text:span text:style-name="T81">en</text:span><text:span text:style-name="T80"> una categoría a los vectores almacenados con </text:span><text:span text:style-name="T84">los</text:span><text:span text:style-name="T80"> </text:span><text:span text:style-name="T81">modo</text:span><text:span text:style-name="T84">s</text:span><text:span text:style-name="T80"> de almacenamiento específico</text:span><text:span text:style-name="T92"> </text:span><text:span text:style-name="Source_20_Text"><text:span text:style-name="T415">"</text:span></text:span><text:span text:style-name="T420">double</text:span><text:span text:style-name="Source_20_Text"><text:span text:style-name="T415">"</text:span></text:span><text:span text:style-name="T92"> </text:span><text:span text:style-name="T84">e</text:span><text:span text:style-name="T92"> </text:span><text:span text:style-name="Source_20_Text"><text:span text:style-name="T415">"</text:span></text:span><text:span text:style-name="Source_20_Text"><text:span text:style-name="T419">integer</text:span></text:span><text:span text:style-name="Source_20_Text"><text:span text:style-name="T415">"</text:span></text:span><text:span text:style-name="Source_20_Text"><text:span text:style-name="T234">, </text:span></text:span><text:span text:style-name="Source_20_Text"><text:span text:style-name="T239">pero aplica solo los métodos de </text:span></text:span><text:span text:style-name="Source_20_Text"><text:span text:style-name="T117">"</text:span></text:span><text:span text:style-name="Source_20_Text"><text:span text:style-name="T416">numeric</text:span></text:span><text:span text:style-name="Source_20_Text"><text:span text:style-name="T117">" </text:span></text:span><text:span text:style-name="Source_20_Text"><text:span text:style-name="T120">para el modo </text:span></text:span><text:span text:style-name="Source_20_Text"><text:span text:style-name="T417">"</text:span></text:span><text:span text:style-name="Source_20_Text"><text:span text:style-name="T421">double</text:span></text:span><text:span text:style-name="Source_20_Text"><text:span text:style-name="T417">"</text:span></text:span><text:span text:style-name="Source_20_Text"><text:span text:style-name="T240">,</text:span></text:span><text:span text:style-name="Source_20_Text"><text:span text:style-name="T234"> </text:span></text:span><text:span text:style-name="Source_20_Text"><text:span text:style-name="T238">les usuaries podrían encontrarse en la situación de no estar segures de qué funciones son válidas para un objeto numérico.</text:span></text:span><text:span text:style-name="T92"> </text:span><text:span text:style-name="T81">Esto, además de</text:span><text:span text:style-name="T92"> </text:span><text:span text:style-name="T81">diferir</text:span><text:span text:style-name="T80"> de la forma en la que se utilizaba </text:span><text:span text:style-name="T82">el </text:span><text:span text:style-name="T94">modo</text:span><text:span text:style-name="T82"> </text:span><text:span text:style-name="Source_20_Text"><text:span text:style-name="T415">"</text:span></text:span><text:span text:style-name="T402">numeric</text:span><text:span text:style-name="Source_20_Text"><text:span text:style-name="T415">"</text:span></text:span><text:span text:style-name="T80"> en</text:span><text:span text:style-name="T92"> </text:span><text:span text:style-name="T486">S4</text:span><text:span text:style-name="T92">, </text:span><text:span text:style-name="T82">añade la posibilidad de </text:span><text:span text:style-name="T89">tomar</text:span><text:span text:style-name="T82"> a un vector </text:span><text:span text:style-name="T83">de tipo</text:span><text:span text:style-name="T82"> entero </text:span><text:span text:style-name="T89">como</text:span><text:span text:style-name="T82"> a uno </text:span><text:span text:style-name="T83">de tipo</text:span><text:span text:style-name="T82"> doble, o viceversa. Para evitar confusiones, consulte siempre el modo de almacenamiento específico con la función </text:span><text:span text:style-name="T442">storage.mode</text:span><text:span text:style-name="T402">()</text:span><text:span text:style-name="T183">.</text:span><text:span text:style-name="T197"> </text:span><text:span text:style-name="T114">Por otra parte</text:span><text:span text:style-name="T92">, </text:span><text:span text:style-name="T85">la función</text:span><text:span text:style-name="T92"> </text:span><text:span text:style-name="T447">is.numeri</text:span><text:span text:style-name="T441">c</text:span><text:span text:style-name="T400">()</text:span><text:span text:style-name="T92"> </text:span><text:span text:style-name="T89">devolverá el valor lógico verdadero (</text:span><text:span text:style-name="T403">TRUE</text:span><text:span text:style-name="T89">)</text:span><text:span text:style-name="T84"> </text:span><text:span text:style-name="T86">si </text:span><text:span text:style-name="T89">el objeto especificado en su argumento x </text:span><text:span text:style-name="T86">se trata de un vector entero o </text:span><text:span text:style-name="T111">de uno</text:span><text:span text:style-name="T86"> doble</text:span><text:span text:style-name="T89">, pues comprobará</text:span><text:span text:style-name="T92"> </text:span><text:span text:style-name="T86">e</text:span><text:span text:style-name="T92">l mo</text:span><text:span text:style-name="T84">do de almacenamiento genérico </text:span><text:span text:style-name="T86">del objeto, mientras que</text:span><text:span text:style-name="T92"> </text:span><text:span text:style-name="T447">as.numeric</text:span><text:span text:style-name="T400">()</text:span><text:span text:style-name="T92"> </text:span><text:span text:style-name="T89">transformará, de </text:span><text:span text:style-name="T94">tener éxito</text:span><text:span text:style-name="T89">, los valores de un objeto a números reales</text:span><text:span text:style-name="T86"> </text:span><text:span text:style-name="T89">y</text:span><text:span text:style-name="T87"> </text:span><text:span text:style-name="T89">asignará</text:span><text:span text:style-name="T86"> modo de almacenamiento específico </text:span><text:span text:style-name="Source_20_Text"><text:span text:style-name="T415">"</text:span></text:span><text:span text:style-name="T420">double</text:span><text:span text:style-name="Source_20_Text"><text:span text:style-name="T415">"</text:span></text:span><text:span text:style-name="Source_20_Text"><text:span text:style-name="T234"> </text:span></text:span><text:span text:style-name="Source_20_Text"><text:span text:style-name="T235">al objeto coaccionado.</text:span></text:span></text:p>
      <text:h text:style-name="P68" text:outline-level="2"><text:bookmark-start text:name="__RefHeading___Toc14488_1388969652"/><text:span text:style-name="T645">10</text:span>. Referencias<text:bookmark-end text:name="__RefHeading___Toc14488_1388969652"/></text:h>
      <text:p text:style-name="P12"><text:span text:style-name="T436">Becker, Richard A., John M. Chambers, y Allan R. Wilks. </text:span><text:span text:style-name="T437">The New S Language: </text:span><text:span text:style-name="T438">A Programming Environment for Data Analysis and Graphics</text:span><text:span text:style-name="T436">. Wadsworth &amp; Brookscole. Boca Raton, FL: CRC Press, 1988.</text:span></text:p>
      <text:p text:style-name="P65"><text:span text:style-name="T142">Burns, Patrick. “Falling into the Floating-Point Trap”. En </text:span><text:span text:style-name="T331">The R Inferno</text:span><text:span text:style-name="T212">. Durham, NC: Lulu Press, 2012. pp. 9-11.</text:span></text:p>
      <text:p text:style-name="P30"><text:span text:style-name="T142">“IEEE 754-1985”. En </text:span><text:span text:style-name="T337">Wikipedia </text:span><text:span text:style-name="T338">(inglés)</text:span><text:span text:style-name="T142">, el 12 de abril de 2021. </text:span><text:a xlink:type="simple" xlink:href="https://en.wikipedia.org/w/index.php?title=IEEE_754-1985&amp;oldid=1017309702" text:style-name="Internet_20_link" text:visited-style-name="Visited_20_Internet_20_Link"><text:span text:style-name="T610">https://en.wikipedia.org/w/index.php?title=IEEE_754-1985&amp;oldid=1017309702</text:span></text:a><text:span text:style-name="T142">.</text:span></text:p>
      <text:p text:style-name="P29"><text:soft-page-break/><text:span text:style-name="T142">“IEEE 754-2008 revisión”. En </text:span><text:span text:style-name="T337">Wikipedia, la enciclopedia libre</text:span><text:span text:style-name="T142">, el 2 de diciembre de 2020. </text:span><text:a xlink:type="simple" xlink:href="https://es.wikipedia.org/w/index.php?title=IEEE_754-2008_revisión&amp;oldid=131393030" text:style-name="Internet_20_link" text:visited-style-name="Visited_20_Internet_20_Link"><text:span text:style-name="T610">https://es.wikipedia.org/w/index.php?title=IEEE_754-2008_revisi%C3%B3n&amp;oldid=131393030</text:span></text:a><text:span text:style-name="T142">.</text:span></text:p>
      <text:p text:style-name="P29"><text:span text:style-name="T142">“Formato en coma flotante de doble precisión”. En </text:span><text:span text:style-name="T337">Wikipedia, la enciclopedia libre</text:span><text:span text:style-name="T142">, el 13 de mayo de 2021. </text:span><text:a xlink:type="simple" xlink:href="https://es.wikipedia.org/w/index.php?title=Formato_en_coma_flotante_de_doble_precisión&amp;oldid=135515203" text:style-name="Internet_20_link" text:visited-style-name="Visited_20_Internet_20_Link"><text:span text:style-name="T610">https://es.wikipedia.org/w/index.php?title=Formato_en_coma_flotante_de_doble_precisi%C3%B3n&amp;oldid=135515203</text:span></text:a><text:span text:style-name="T142">.</text:span></text:p>
      <text:p text:style-name="P31"><text:span text:style-name="T610">“Número subnormal”. En </text:span><text:span text:style-name="T614">Wikipedia, la enciclopedia libre</text:span><text:span text:style-name="T610">, el 16 de abril de 2020. </text:span><text:a xlink:type="simple" xlink:href="https://es.wikipedia.org/w/index.php?title=Número_subnormal&amp;oldid=125248864" text:style-name="Internet_20_link" text:visited-style-name="Visited_20_Internet_20_Link"><text:span text:style-name="T615">https://es.wikipedia.org/w/index.php?title=N%C3%BAmero_subnormal&amp;oldid=125248864</text:span></text:a><text:span text:style-name="T610">.</text:span></text:p>
      <text:p text:style-name="P17"><text:span text:style-name="T612">La página </text:span><text:a xlink:type="simple" xlink:href="http://754r.ucbtest.org/" text:style-name="Internet_20_link" text:visited-style-name="Visited_20_Internet_20_Link"><text:span text:style-name="T610">http://754r.ucbtest.org/</text:span></text:a><text:span text:style-name="T142">,</text:span><text:span text:style-name="T208">p</text:span><text:span text:style-name="T197">ara vínculos </text:span><text:span text:style-name="T208">con más información sobre los estándares.</text:span></text:p>
      <text:h text:style-name="P68" text:outline-level="2"><text:bookmark-start text:name="__RefHeading___Toc14490_1388969652"/>1<text:span text:style-name="T645">1</text:span>. Véase también<text:bookmark-end text:name="__RefHeading___Toc14490_1388969652"/></text:h>
      <text:p text:style-name="P16"><text:a xlink:type="simple" xlink:href="http://127.0.0.1:13258/help/library/base/help/integer" text:style-name="Internet_20_link" text:visited-style-name="Visited_20_Internet_20_Link"><text:span text:style-name="Source_20_Text"><text:span text:style-name="T492">integer</text:span></text:span></text:a><text:span text:style-name="Source_20_Text"><text:span text:style-name="T493">()</text:span></text:span><text:span text:style-name="T142">, </text:span><text:a xlink:type="simple" xlink:href="http://127.0.0.1:13258/help/library/base/help/numeric" text:style-name="Internet_20_link" text:visited-style-name="Visited_20_Internet_20_Link"><text:span text:style-name="Source_20_Text"><text:span text:style-name="T492">numeric</text:span></text:span></text:a><text:span text:style-name="Source_20_Text"><text:span text:style-name="T493">()</text:span></text:span><text:span text:style-name="T142"> </text:span><text:span text:style-name="T189">y</text:span><text:span text:style-name="T142"> </text:span><text:a xlink:type="simple" xlink:href="http://127.0.0.1:13258/help/library/base/help/storage.mode" text:style-name="Internet_20_link" text:visited-style-name="Visited_20_Internet_20_Link"><text:span text:style-name="Source_20_Text"><text:span text:style-name="T492">storage.mode</text:span></text:span></text:a><text:span text:style-name="Source_20_Text"><text:span text:style-name="T493">()</text:span></text:span><text:span text:style-name="Source_20_Text"><text:span text:style-name="T189"> </text:span></text:span><text:span text:style-name="T207">y </text:span><text:span text:style-name="T448">c</text:span><text:span text:style-name="T412">()</text:span></text:p>
      <text:h text:style-name="P68" text:outline-level="2"><text:bookmark-start text:name="__RefHeading___Toc14492_1388969652"/>1<text:span text:style-name="T645">2</text:span>. Ejemplos<text:bookmark-end text:name="__RefHeading___Toc14492_1388969652"/></text:h>
      <text:p text:style-name="P38"><text:tab/>is.double(1)</text:p>
      <text:p text:style-name="P39"><text:tab/>all(double(3) == 0)</text:p>
      <text:h text:style-name="P68" text:outline-level="2"><text:bookmark-start text:name="__RefHeading___Toc7351_3544477882"/>1<text:span text:style-name="T645">3</text:span>. Código fuente<text:bookmark-end text:name="__RefHeading___Toc7351_3544477882"/></text:h>
      <text:h text:style-name="P53" text:outline-level="3"><text:bookmark-start text:name="__RefHeading___Toc25205_601986801"/><text:span text:style-name="T616">1. </text:span><text:span text:style-name="T14">double</text:span><text:span text:style-name="T11">()</text:span><text:bookmark-end text:name="__RefHeading___Toc25205_601986801"/></text:h>
      <text:p text:style-name="P60"><text:tab/>function (length = 0L) </text:p>
      <text:p text:style-name="P60"><text:tab/><text:tab/>.Internal(vector("<text:span text:style-name="T638">double</text:span>", length))</text:p>
      <text:h text:style-name="P55" text:outline-level="3"><text:bookmark-start text:name="__RefHeading___Toc7309_360516831"/><text:span text:style-name="T617">2</text:span><text:span text:style-name="T616">. </text:span><text:span text:style-name="T12">as.</text:span><text:span text:style-name="T14">double</text:span><text:span text:style-name="T11">()</text:span><text:bookmark-end text:name="__RefHeading___Toc7309_360516831"/></text:h>
      <text:p text:style-name="P63"><text:tab/>function (x) .Primitive("as.<text:span text:style-name="T638">double</text:span>")</text:p>
      <text:h text:style-name="P55" text:outline-level="3"><text:bookmark-start text:name="__RefHeading___Toc7311_360516831"/><text:span text:style-name="T617">3</text:span><text:span text:style-name="T616">.</text:span><text:span text:style-name="T11"> </text:span><text:span text:style-name="T13">is.</text:span><text:span text:style-name="T14">double</text:span><text:span text:style-name="T11">()</text:span><text:bookmark-end text:name="__RefHeading___Toc7311_360516831"/></text:h>
      <text:p text:style-name="P57"><text:span text:style-name="T630"><text:tab/></text:span><text:span text:style-name="T18">function (x) .Primitive("is.</text:span><text:span text:style-name="T19">double</text:span><text:span text:style-name="T18">")</text:span></text:p>
      <text:h text:style-name="P54" text:outline-level="3"><text:bookmark-start text:name="__RefHeading___Toc25207_601986801"/><text:span text:style-name="T618">4</text:span><text:span text:style-name="T616">. </text:span><text:span text:style-name="T15">single</text:span><text:span text:style-name="T11">()</text:span><text:bookmark-end text:name="__RefHeading___Toc25207_601986801"/></text:h>
      <text:p text:style-name="P61"><text:tab/>function (length = 0L) </text:p>
      <text:p text:style-name="P61"><text:tab/><text:tab/><text:span text:style-name="T639">structure</text:span>(vector("<text:span text:style-name="T638">double</text:span>", length), Csingle = TRUE)</text:p>
      <text:h text:style-name="P56" text:outline-level="3"><text:bookmark-start text:name="__RefHeading___Toc7309_3605168311"/><text:span text:style-name="T618">5</text:span><text:span text:style-name="T616">. </text:span><text:span text:style-name="T12">as.</text:span><text:span text:style-name="T15">single</text:span><text:span text:style-name="T11">()</text:span><text:bookmark-end text:name="__RefHeading___Toc7309_3605168311"/></text:h>
      <text:p text:style-name="P64"><text:tab/>function (x, ...) </text:p>
      <text:p text:style-name="P52"><text:span text:style-name="T16"><text:tab/><text:tab/></text:span><text:span text:style-name="T17">UseMethod</text:span><text:span text:style-name="T16">("as.</text:span><text:span text:style-name="T17">single</text:span><text:span text:style-name="T16">")</text:span></text:p>
      <text:h text:style-name="P67" text:outline-level="2"><text:bookmark-start text:name="__RefHeading___Toc7353_3544477882"/>1<text:span text:style-name="T645">4</text:span><text:span text:style-name="T635">. Sobre la traducción</text:span><text:bookmark-end text:name="__RefHeading___Toc7353_3544477882"/></text:h>
      <text:p text:style-name="P40"><text:span text:style-name="T634">La traducci</text:span><text:span text:style-name="T630">ón al español de esta página de ayuda fue actualizada el </text:span><text:span text:style-name="T632">2</text:span><text:span text:style-name="T631">1</text:span><text:span text:style-name="T630"> de mayo de 2021 y está basada en la documentación original de </text:span><text:span text:style-name="T24">R</text:span><text:span text:style-name="T630"> en inglés para la versión </text:span><text:span text:style-name="T32">4.0.</text:span><text:span text:style-name="T33">5</text:span><text:span text:style-name="T630">. La revisión técnica todavía no ha sido realizada. Si deseas participar realizando la revisión técnica o sugiriendo mejoras gramaticales/ortográficas/estilísticas al texto </text:span><text:span text:style-name="T633">o adiciones</text:span><text:span text:style-name="T630">, por favor dirígete a la página del proyecto </text:span><text:soft-page-break/><text:span text:style-name="T630">en: </text:span><text:a xlink:type="simple" xlink:href="https://github.com/sicabi/documentacionR" text:style-name="Internet_20_link" text:visited-style-name="Visited_20_Internet_20_Link"><text:span text:style-name="T630">https://github.com/sicabi/documentacionR</text:span></text:a><text:span text:style-name="T630">. Toda contribución será atribuida a la persona que la reali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F Pro Text" svg:font-family="'SF Pro Text', 'Helvetica Neue', Helvetica, Arial, sans-serif"/>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sans-serif" fo:font-size="10pt" fo:language="es" fo:country="MX" officeooo:paragraph-rsid="00750d64"/>
    </style:style>
    <style:style style:name="MP2" style:family="paragraph" style:parent-style-name="Footer">
      <style:paragraph-properties fo:text-align="end" style:justify-single-word="false"/>
      <style:text-properties style:font-name="Liberation Sans1" fo:font-size="10pt" style:font-size-asian="10pt" style:font-size-complex="10pt"/>
    </style:style>
    <style:style style:name="MT1" style:family="text">
      <style:text-properties style:font-name="Liberation Mono1"/>
    </style:style>
    <style:style style:name="MT2" style:family="text">
      <style:text-properties style:font-name="Liberation Mono1" fo:font-style="italic" style:font-style-asian="italic" style:font-style-complex="italic"/>
    </style:style>
    <style:style style:name="MT3" style:family="text">
      <style:text-properties fo:color="#808080" loext:opacity="100%" style:font-name="Liberation Mono1" officeooo:rsid="016cdf65" style:font-size-asian="10pt" style:font-size-complex="10pt"/>
    </style:style>
    <style:style style:name="MT4" style:family="text">
      <style:text-properties officeooo:rsid="002f5c2c"/>
    </style:style>
    <style:style style:name="MT5" style:family="text">
      <style:text-properties fo:color="#808080" loext:opacity="100%" style:font-name="Liberation Mono1" fo:font-weight="bold" officeooo:rsid="002f5c2c" style:font-weight-asian="bold" style:font-weight-complex="bold"/>
    </style:style>
    <style:style style:name="MT6" style:family="text">
      <style:text-properties fo:color="#4169e1" loext:opacity="100%" fo:font-weight="bold" officeooo:rsid="00750d64" style:font-weight-asian="bold" style:font-weight-complex="bold"/>
    </style:style>
    <style:style style:name="MT7" style:family="text">
      <style:text-properties fo:color="#4169e1" loext:opacity="100%" fo:font-weight="bold" officeooo:rsid="01671562"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ouble</text:span> {<text:span text:style-name="MT2">base</text:span>}<text:tab/> <text:span text:style-name="MT3">reales</text:span><text:tab/><text:tab/><text:tab/><text:tab/><text:tab/><text:tab/><text:tab/> <text:s text:c="8"/><text:span text:style-name="MT4">Documentación de </text:span><text:span text:style-name="MT5">R</text:span><text:span text:style-name="MT4"> </text:span><text:span text:style-name="MT6">4.0.</text:span><text:span text:style-name="MT7">5</text:span></text:p>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23T16:49:38.462934691</meta:creation-date>
    <dc:date>2022-04-08T07:27:47.971373297</dc:date>
    <meta:editing-duration>P2DT6H59M5S</meta:editing-duration>
    <meta:editing-cycles>311</meta:editing-cycles>
    <meta:generator>LibreOffice/7.3.1.3$MacOSX_X86_64 LibreOffice_project/a69ca51ded25f3eefd52d7bf9a5fad8c90b87951</meta:generator>
    <meta:document-statistic meta:table-count="1" meta:image-count="0" meta:object-count="11" meta:page-count="8" meta:paragraph-count="107" meta:word-count="2981" meta:character-count="19160" meta:non-whitespace-character-count="16238"/>
  </office:meta>
</office:document-meta>
</file>

<file path=Object 1/content.xml><?xml version="1.0" encoding="utf-8"?>
<math xmlns="http://www.w3.org/1998/Math/MathML" display="block">
  <semantics>
    <mrow>
      <mn>2</mn>
      <mo stretchy="false">×</mo>
      <msup>
        <mn>10</mn>
        <mrow>
          <mo stretchy="false">−</mo>
          <mn>308</mn>
        </mrow>
      </msup>
    </mrow>
    <annotation encoding="StarMath 5.0">2 times 10^-308</annotation>
  </semantics>
</math>
</file>

<file path=Object 10/content.xml><?xml version="1.0" encoding="utf-8"?>
<math xmlns="http://www.w3.org/1998/Math/MathML" display="block">
  <semantics>
    <msub>
      <mi>f</mi>
      <mi>i</mi>
    </msub>
    <annotation encoding="StarMath 5.0">f_i</annotation>
  </semantics>
</math>
</file>

<file path=Object 11/content.xml><?xml version="1.0" encoding="utf-8"?>
<math xmlns="http://www.w3.org/1998/Math/MathML" display="block">
  <semantics>
    <mi mathvariant="normal">ℝ</mi>
    <annotation encoding="StarMath 5.0">setR </annotation>
  </semantics>
</math>
</file>

<file path=Object 2/content.xml><?xml version="1.0" encoding="utf-8"?>
<math xmlns="http://www.w3.org/1998/Math/MathML" display="block">
  <semantics>
    <mrow>
      <mn>2</mn>
      <mo stretchy="false">×</mo>
      <msup>
        <mn>10</mn>
        <mn>308</mn>
      </msup>
    </mrow>
    <annotation encoding="StarMath 5.0">2 times 10^308</annotation>
  </semantics>
</math>
</file>

<file path=Object 3/content.xml><?xml version="1.0" encoding="utf-8"?>
<math xmlns="http://www.w3.org/1998/Math/MathML" display="block">
  <semantics>
    <msub>
      <mi>f</mi>
      <mi>i</mi>
    </msub>
    <annotation encoding="StarMath 5.0">f_i</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s</mi>
      <mo stretchy="false">=</mo>
      <mrow>
        <mo stretchy="false">±</mo>
        <mn>1</mn>
      </mrow>
    </mrow>
    <annotation encoding="StarMath 5.0">s= +-1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row>
        <mi>x</mi>
        <mo stretchy="false">=</mo>
        <msup>
          <mi mathvariant="italic">sb</mi>
          <mi>e</mi>
        </msup>
      </mrow>
      <mrow>
        <munderover>
          <mo stretchy="false">∑</mo>
          <mrow>
            <mi>i</mi>
            <mo stretchy="false">=</mo>
            <mn>1</mn>
          </mrow>
          <mi>p</mi>
        </munderover>
        <mfrac>
          <msub>
            <mi>f</mi>
            <mi>i</mi>
          </msub>
          <msup>
            <mi>b</mi>
            <mi>i</mi>
          </msup>
        </mfrac>
      </mrow>
    </mrow>
    <annotation encoding="StarMath 5.0">x = sb^e sum from{i=1} to{p}{ {f_i } over {b^i} }</annotation>
  </semantics>
</math>
</file>